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86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618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2736in"/>
    </style:style>
    <style:style style:name="co7" style:family="table-column">
      <style:table-column-properties fo:break-before="auto" style:column-width="1.7028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6.2988in" svg:height="3.5429in" svg:x="13.6906in" svg:y="16.2752in">
            <draw:object draw:notify-on-update-of-ranges="Hoja1.O86:Hoja1.O86 Hoja1.O87:Hoja1.O93 Hoja1.P86:Hoja1.P86 Hoja1.P87:Hoja1.P93 Hoja1.Q86:Hoja1.Q86 Hoja1.Q87:Hoja1.Q93 Hoja1.R86:Hoja1.R86 Hoja1.R87:Hoja1.R93 Hoja1.S86:Hoja1.S86 Hoja1.S87:Hoja1.S93 Hoja1.T86:Hoja1.T86 Hoja1.T87:Hoja1.T9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9.2209in" svg:y="58.5028in">
            <draw:object draw:notify-on-update-of-ranges="Hoja1.M323:Hoja1.M329 Hoja1.N322:Hoja1.N322 Hoja1.N323:Hoja1.N329 Hoja1.O322:Hoja1.O322 Hoja1.O323:Hoja1.O329 Hoja1.P322:Hoja1.P322 Hoja1.P323:Hoja1.P3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12.2799in" svg:y="86.6783in">
            <draw:object draw:notify-on-update-of-ranges="Hoja1.N512:Hoja1.N517 Hoja1.O511:Hoja1.O511 Hoja1.O512:Hoja1.O517 Hoja1.P511:Hoja1.P511 Hoja1.P512:Hoja1.P517 Hoja1.Q511:Hoja1.Q511 Hoja1.Q512:Hoja1.Q517 Hoja1.R511:Hoja1.R511 Hoja1.R512:Hoja1.R5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10.4571in" svg:y="1.5362in">
            <draw:object draw:notify-on-update-of-ranges="Hoja1.Y29:Hoja1.Y35 Hoja1.Z28:Hoja1.Z28 Hoja1.Z29:Hoja1.Z35 Hoja1.AA28:Hoja1.AA28 Hoja1.AA29:Hoja1.AA35 Hoja1.AB28:Hoja1.AB28 Hoja1.AB29:Hoja1.AB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pdb.list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76">
            <text:p>176</text:p>
          </table:table-cell>
          <table:table-cell table:number-columns-repeated="13"/>
          <table:table-cell office:value-type="string">
            <text:p>TOP1</text:p>
          </table:table-cell>
          <table:table-cell office:value-type="string">
            <text:p>TOP10</text:p>
          </table:table-cell>
          <table:table-cell office:value-type="string">
            <text:p>TOP100</text:p>
          </table:table-cell>
          <table:table-cell office:value-type="string">
            <text:p>TOP1000</text:p>
          </table:table-cell>
          <table:table-cell office:value-type="string">
            <text:p>TOP10000</text:p>
          </table:table-cell>
          <table:table-cell table:number-columns-repeated="7"/>
        </table:table-row>
        <table:table-row table:style-name="ro2">
          <table:table-cell table:number-columns-repeated="16"/>
          <table:table-cell office:value-type="string">
            <text:p>CP_E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454545454545">
            <text:p>0.0454545455</text:p>
          </table:table-cell>
          <table:table-cell office:value-type="float" office:value="0.215909090909">
            <text:p>0.2159090909</text:p>
          </table:table-cell>
          <table:table-cell office:value-type="float" office:value="0.801136363636">
            <text:p>0.8011363636</text:p>
          </table:table-cell>
          <table:table-cell table:number-columns-repeated="7"/>
        </table:table-row>
        <table:table-row table:style-name="ro2">
          <table:table-cell office:value-type="string">
            <text:p>BFKV</text:p>
          </table:table-cell>
          <table:table-cell office:value-type="float" office:value="0.0340909090909">
            <text:p>0.0340909091</text:p>
          </table:table-cell>
          <table:table-cell office:value-type="float" office:value="0.113636363636">
            <text:p>0.1136363636</text:p>
          </table:table-cell>
          <table:table-cell office:value-type="float" office:value="0.369318181818">
            <text:p>0.3693181818</text:p>
          </table:table-cell>
          <table:table-cell office:value-type="float" office:value="0.607954545455">
            <text:p>0.6079545455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00568181818182">
            <text:p>0.0056818182</text:p>
          </table:table-cell>
          <table:table-cell office:value-type="float" office:value="0.0227272727273">
            <text:p>0.0227272727</text:p>
          </table:table-cell>
          <table:table-cell table:number-columns-repeated="5"/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511363636364">
            <text:p>0.0511363636</text:p>
          </table:table-cell>
          <table:table-cell office:value-type="float" office:value="0.3125">
            <text:p>0.3125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PYDOCK_TOT</text:p>
          </table:table-cell>
          <table:table-cell office:value-type="float" office:value="0.0568181818182">
            <text:p>0.0568181818</text:p>
          </table:table-cell>
          <table:table-cell office:value-type="float" office:value="0.181818181818">
            <text:p>0.1818181818</text:p>
          </table:table-cell>
          <table:table-cell office:value-type="float" office:value="0.403409090909">
            <text:p>0.4034090909</text:p>
          </table:table-cell>
          <table:table-cell table:number-columns-repeated="2"/>
        </table:table-row>
        <table:table-row table:style-name="ro2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0227272727273">
            <text:p>0.0227272727</text:p>
          </table:table-cell>
          <table:table-cell office:value-type="float" office:value="0.113636363636">
            <text:p>0.1136363636</text:p>
          </table:table-cell>
          <table:table-cell office:value-type="float" office:value="0.369318181818">
            <text:p>0.3693181818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AP_DOPE_HR</text:p>
          </table:table-cell>
          <table:table-cell table:number-columns-repeated="2" office:value-type="float" office:value="0.00568181818182">
            <text:p>0.0056818182</text:p>
          </table:table-cell>
          <table:table-cell office:value-type="float" office:value="0.170454545455">
            <text:p>0.1704545455</text:p>
          </table:table-cell>
          <table:table-cell table:number-columns-repeated="5"/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00568181818182">
            <text:p>0.0056818182</text:p>
          </table:table-cell>
          <table:table-cell office:value-type="float" office:value="0.0227272727273">
            <text:p>0.0227272727</text:p>
          </table:table-cell>
          <table:table-cell table:number-columns-repeated="3"/>
          <table:table-cell office:value-type="string">
            <text:p>AP_DCOMPLEX</text:p>
          </table:table-cell>
          <table:table-cell office:value-type="float" office:value="0.0397727272727">
            <text:p>0.0397727273</text:p>
          </table:table-cell>
          <table:table-cell office:value-type="float" office:value="0.119318181818">
            <text:p>0.1193181818</text:p>
          </table:table-cell>
          <table:table-cell office:value-type="float" office:value="0.329545454545">
            <text:p>0.3295454545</text:p>
          </table:table-cell>
          <table:table-cell table:number-columns-repeated="2"/>
        </table:table-row>
        <table:table-row table:style-name="ro2">
          <table:table-cell office:value-type="string">
            <text:p>BT</text:p>
          </table:table-cell>
          <table:table-cell office:value-type="float" office:value="0.0397727272727">
            <text:p>0.0397727273</text:p>
          </table:table-cell>
          <table:table-cell office:value-type="float" office:value="0.130681818182">
            <text:p>0.1306818182</text:p>
          </table:table-cell>
          <table:table-cell office:value-type="float" office:value="0.363636363636">
            <text:p>0.3636363636</text:p>
          </table:table-cell>
          <table:table-cell office:value-type="float" office:value="0.630681818182">
            <text:p>0.6306818182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0113636363636">
            <text:p>0.0113636364</text:p>
          </table:table-cell>
          <table:table-cell office:value-type="float" office:value="0.0340909090909">
            <text:p>0.0340909091</text:p>
          </table:table-cell>
          <table:table-cell table:number-columns-repeated="5"/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0568181818182">
            <text:p>0.0056818182</text:p>
          </table:table-cell>
          <table:table-cell office:value-type="float" office:value="0.0340909090909">
            <text:p>0.0340909091</text:p>
          </table:table-cell>
          <table:table-cell office:value-type="float" office:value="0.272727272727">
            <text:p>0.2727272727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CP_RMFCEN2</text:p>
          </table:table-cell>
          <table:table-cell office:value-type="float" office:value="0.0284090909091">
            <text:p>0.0284090909</text:p>
          </table:table-cell>
          <table:table-cell office:value-type="float" office:value="0.107954545455">
            <text:p>0.1079545455</text:p>
          </table:table-cell>
          <table:table-cell office:value-type="float" office:value="0.261363636364">
            <text:p>0.2613636364</text:p>
          </table:table-cell>
          <table:table-cell table:number-columns-repeated="2"/>
        </table:table-row>
        <table:table-row table:style-name="ro2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0113636363636">
            <text:p>0.0113636364</text:p>
          </table:table-cell>
          <table:table-cell office:value-type="float" office:value="0.0340909090909">
            <text:p>0.0340909091</text:p>
          </table:table-cell>
          <table:table-cell office:value-type="float" office:value="0.318181818182">
            <text:p>0.3181818182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113636363636">
            <text:p>0.0113636364</text:p>
          </table:table-cell>
          <table:table-cell office:value-type="float" office:value="0.0568181818182">
            <text:p>0.0568181818</text:p>
          </table:table-cell>
          <table:table-cell table:number-columns-repeated="5"/>
          <table:table-cell office:value-type="string">
            <text:p>CP_ZS3DC_CB</text:p>
          </table:table-cell>
          <table:table-cell office:value-type="float" office:value="0">
            <text:p>0</text:p>
          </table:table-cell>
          <table:table-cell office:value-type="float" office:value="0.00568181818182">
            <text:p>0.0056818182</text:p>
          </table:table-cell>
          <table:table-cell office:value-type="float" office:value="0.0965909090909">
            <text:p>0.0965909091</text:p>
          </table:table-cell>
          <table:table-cell office:value-type="float" office:value="0.4375">
            <text:p>0.4375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CP_TB</text:p>
          </table:table-cell>
          <table:table-cell office:value-type="float" office:value="0.0227272727273">
            <text:p>0.0227272727</text:p>
          </table:table-cell>
          <table:table-cell office:value-type="float" office:value="0.176136363636">
            <text:p>0.1761363636</text:p>
          </table:table-cell>
          <table:table-cell office:value-type="float" office:value="0.414772727273">
            <text:p>0.4147727273</text:p>
          </table:table-cell>
          <table:table-cell table:number-columns-repeated="2"/>
        </table:table-row>
        <table:table-row table:style-name="ro2">
          <table:table-cell office:value-type="string">
            <text:p>HLPL</text:p>
          </table:table-cell>
          <table:table-cell office:value-type="float" office:value="0.0738636363636">
            <text:p>0.0738636364</text:p>
          </table:table-cell>
          <table:table-cell office:value-type="float" office:value="0.164772727273">
            <text:p>0.1647727273</text:p>
          </table:table-cell>
          <table:table-cell office:value-type="float" office:value="0.397727272727">
            <text:p>0.3977272727</text:p>
          </table:table-cell>
          <table:table-cell office:value-type="float" office:value="0.670454545455">
            <text:p>0.6704545455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0113636363636">
            <text:p>0.0113636364</text:p>
          </table:table-cell>
          <table:table-cell office:value-type="float" office:value="0.0852272727273">
            <text:p>0.0852272727</text:p>
          </table:table-cell>
          <table:table-cell table:number-columns-repeated="5"/>
          <table:table-cell office:value-type="string">
            <text:p>CP_Z3DC_CB</text:p>
          </table:table-cell>
          <table:table-cell table:number-columns-repeated="2" office:value-type="float" office:value="0.00568181818182">
            <text:p>0.0056818182</text:p>
          </table:table-cell>
          <table:table-cell office:value-type="float" office:value="0.0340909090909">
            <text:p>0.0340909091</text:p>
          </table:table-cell>
          <table:table-cell office:value-type="float" office:value="0.164772727273">
            <text:p>0.1647727273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CP_SKOIP</text:p>
          </table:table-cell>
          <table:table-cell office:value-type="float" office:value="0.0511363636364">
            <text:p>0.0511363636</text:p>
          </table:table-cell>
          <table:table-cell office:value-type="float" office:value="0.136363636364">
            <text:p>0.1363636364</text:p>
          </table:table-cell>
          <table:table-cell office:value-type="float" office:value="0.397727272727">
            <text:p>0.3977272727</text:p>
          </table:table-cell>
          <table:table-cell table:number-columns-repeated="2"/>
        </table:table-row>
        <table:table-row table:style-name="ro2"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00568181818182">
            <text:p>0.0056818182</text:p>
          </table:table-cell>
          <table:table-cell office:value-type="float" office:value="0.0227272727273">
            <text:p>0.0227272727</text:p>
          </table:table-cell>
          <table:table-cell office:value-type="float" office:value="0.1875">
            <text:p>0.1875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0170454545455">
            <text:p>0.0170454545</text:p>
          </table:table-cell>
          <table:table-cell office:value-type="float" office:value="0.0738636363636">
            <text:p>0.0738636364</text:p>
          </table:table-cell>
          <table:table-cell table:number-columns-repeated="5"/>
          <table:table-cell office:value-type="string">
            <text:p>CP_ZPAIR_CB</text:p>
          </table:table-cell>
          <table:table-cell table:number-columns-repeated="2" office:value-type="float" office:value="0.00568181818182">
            <text:p>0.0056818182</text:p>
          </table:table-cell>
          <table:table-cell office:value-type="float" office:value="0.0454545454545">
            <text:p>0.0454545455</text:p>
          </table:table-cell>
          <table:table-cell office:value-type="float" office:value="0.1875">
            <text:p>0.1875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AP_GOAP_DF</text:p>
          </table:table-cell>
          <table:table-cell office:value-type="float" office:value="0.0568181818182">
            <text:p>0.0568181818</text:p>
          </table:table-cell>
          <table:table-cell office:value-type="float" office:value="0.159090909091">
            <text:p>0.1590909091</text:p>
          </table:table-cell>
          <table:table-cell office:value-type="float" office:value="0.3125">
            <text:p>0.3125</text:p>
          </table:table-cell>
          <table:table-cell table:number-columns-repeated="2"/>
        </table:table-row>
        <table:table-row table:style-name="ro2">
          <table:table-cell office:value-type="string">
            <text:p>MJ2h</text:p>
          </table:table-cell>
          <table:table-cell office:value-type="float" office:value="0.0340909090909">
            <text:p>0.0340909091</text:p>
          </table:table-cell>
          <table:table-cell office:value-type="float" office:value="0.130681818182">
            <text:p>0.1306818182</text:p>
          </table:table-cell>
          <table:table-cell office:value-type="float" office:value="0.329545454545">
            <text:p>0.3295454545</text:p>
          </table:table-cell>
          <table:table-cell office:value-type="float" office:value="0.653409090909">
            <text:p>0.6534090909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0227272727273">
            <text:p>0.0227272727</text:p>
          </table:table-cell>
          <table:table-cell office:value-type="float" office:value="0.113636363636">
            <text:p>0.1136363636</text:p>
          </table:table-cell>
          <table:table-cell table:number-columns-repeated="5"/>
          <table:table-cell office:value-type="string">
            <text:p>AP_DOPE_HR</text:p>
          </table:table-cell>
          <table:table-cell table:number-columns-repeated="2" office:value-type="float" office:value="0.00568181818182">
            <text:p>0.0056818182</text:p>
          </table:table-cell>
          <table:table-cell office:value-type="float" office:value="0.170454545455">
            <text:p>0.1704545455</text:p>
          </table:table-cell>
          <table:table-cell table:number-columns-repeated="3"/>
          <table:table-cell office:value-type="string">
            <text:p>CP_MJ2h</text:p>
          </table:table-cell>
          <table:table-cell office:value-type="float" office:value="0.0340909090909">
            <text:p>0.0340909091</text:p>
          </table:table-cell>
          <table:table-cell office:value-type="float" office:value="0.130681818182">
            <text:p>0.1306818182</text:p>
          </table:table-cell>
          <table:table-cell office:value-type="float" office:value="0.329545454545">
            <text:p>0.3295454545</text:p>
          </table:table-cell>
          <table:table-cell table:number-columns-repeated="2"/>
        </table:table-row>
        <table:table-row table:style-name="ro2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113636363636">
            <text:p>0.0113636364</text:p>
          </table:table-cell>
          <table:table-cell office:value-type="float" office:value="0.0568181818182">
            <text:p>0.0568181818</text:p>
          </table:table-cell>
          <table:table-cell office:value-type="float" office:value="0.369318181818">
            <text:p>0.3693181818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VD</text:p>
          </table:table-cell>
          <table:table-cell office:value-type="float" office:value="0.00568181818182">
            <text:p>0.0056818182</text:p>
          </table:table-cell>
          <table:table-cell office:value-type="float" office:value="0.0284090909091">
            <text:p>0.0284090909</text:p>
          </table:table-cell>
          <table:table-cell office:value-type="float" office:value="0.142045454545">
            <text:p>0.1420454545</text:p>
          </table:table-cell>
          <table:table-cell table:number-columns-repeated="5"/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0113636363636">
            <text:p>0.0113636364</text:p>
          </table:table-cell>
          <table:table-cell office:value-type="float" office:value="0.0340909090909">
            <text:p>0.0340909091</text:p>
          </table:table-cell>
          <table:table-cell table:number-columns-repeated="3"/>
          <table:table-cell office:value-type="string">
            <text:p>CP_TD</text:p>
          </table:table-cell>
          <table:table-cell office:value-type="float" office:value="0.0170454545455">
            <text:p>0.0170454545</text:p>
          </table:table-cell>
          <table:table-cell office:value-type="float" office:value="0.130681818182">
            <text:p>0.1306818182</text:p>
          </table:table-cell>
          <table:table-cell office:value-type="float" office:value="0.363636363636">
            <text:p>0.3636363636</text:p>
          </table:table-cell>
          <table:table-cell table:number-columns-repeated="2"/>
        </table:table-row>
        <table:table-row table:style-name="ro2">
          <table:table-cell office:value-type="string">
            <text:p>MJ3h</text:p>
          </table:table-cell>
          <table:table-cell office:value-type="float" office:value="0.0511363636364">
            <text:p>0.0511363636</text:p>
          </table:table-cell>
          <table:table-cell office:value-type="float" office:value="0.147727272727">
            <text:p>0.1477272727</text:p>
          </table:table-cell>
          <table:table-cell office:value-type="float" office:value="0.369318181818">
            <text:p>0.3693181818</text:p>
          </table:table-cell>
          <table:table-cell office:value-type="float" office:value="0.636363636364">
            <text:p>0.6363636364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MSBM</text:p>
          </table:table-cell>
          <table:table-cell office:value-type="float" office:value="0.00568181818182">
            <text:p>0.0056818182</text:p>
          </table:table-cell>
          <table:table-cell office:value-type="float" office:value="0.0397727272727">
            <text:p>0.0397727273</text:p>
          </table:table-cell>
          <table:table-cell office:value-type="float" office:value="0.125">
            <text:p>0.125</text:p>
          </table:table-cell>
          <table:table-cell table:number-columns-repeated="5"/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113636363636">
            <text:p>0.0113636364</text:p>
          </table:table-cell>
          <table:table-cell office:value-type="float" office:value="0.0568181818182">
            <text:p>0.0568181818</text:p>
          </table:table-cell>
          <table:table-cell table:number-columns-repeated="3"/>
          <table:table-cell office:value-type="string">
            <text:p>CP_TS</text:p>
          </table:table-cell>
          <table:table-cell office:value-type="float" office:value="0.0340909090909">
            <text:p>0.0340909091</text:p>
          </table:table-cell>
          <table:table-cell office:value-type="float" office:value="0.0852272727273">
            <text:p>0.0852272727</text:p>
          </table:table-cell>
          <table:table-cell office:value-type="float" office:value="0.289772727273">
            <text:p>0.2897727273</text:p>
          </table:table-cell>
          <table:table-cell table:number-columns-repeated="2"/>
        </table:table-row>
        <table:table-row table:style-name="ro3">
          <table:table-cell office:value-type="string">
            <text:p>MJPL</text:p>
          </table:table-cell>
          <table:table-cell office:value-type="float" office:value="0.0170454545455">
            <text:p>0.0170454545</text:p>
          </table:table-cell>
          <table:table-cell office:value-type="float" office:value="0.0568181818182">
            <text:p>0.0568181818</text:p>
          </table:table-cell>
          <table:table-cell office:value-type="float" office:value="0.238636363636">
            <text:p>0.2386363636</text:p>
          </table:table-cell>
          <table:table-cell office:value-type="float" office:value="0.556818181818">
            <text:p>0.5568181818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RO</text:p>
          </table:table-cell>
          <table:table-cell office:value-type="float" office:value="0.0170454545455">
            <text:p>0.0170454545</text:p>
          </table:table-cell>
          <table:table-cell office:value-type="float" office:value="0.0511363636364">
            <text:p>0.0511363636</text:p>
          </table:table-cell>
          <table:table-cell office:value-type="float" office:value="0.170454545455">
            <text:p>0.1704545455</text:p>
          </table:table-cell>
          <table:table-cell table:number-columns-repeated="5"/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0113636363636">
            <text:p>0.0113636364</text:p>
          </table:table-cell>
          <table:table-cell office:value-type="float" office:value="0.0852272727273">
            <text:p>0.0852272727</text:p>
          </table:table-cell>
          <table:table-cell table:number-columns-repeated="3"/>
          <table:table-cell office:value-type="string">
            <text:p>AP_dDFIRE</text:p>
          </table:table-cell>
          <table:table-cell office:value-type="float" office:value="0.0454545454545">
            <text:p>0.0454545455</text:p>
          </table:table-cell>
          <table:table-cell office:value-type="float" office:value="0.147727272727">
            <text:p>0.1477272727</text:p>
          </table:table-cell>
          <table:table-cell office:value-type="float" office:value="0.346590909091">
            <text:p>0.3465909091</text:p>
          </table:table-cell>
          <table:table-cell table:number-columns-repeated="2"/>
        </table:table-row>
        <table:table-row table:style-name="ro2">
          <table:table-cell office:value-type="string">
            <text:p>MSBM</text:p>
          </table:table-cell>
          <table:table-cell office:value-type="float" office:value="0.00568181818182">
            <text:p>0.0056818182</text:p>
          </table:table-cell>
          <table:table-cell office:value-type="float" office:value="0.0397727272727">
            <text:p>0.0397727273</text:p>
          </table:table-cell>
          <table:table-cell office:value-type="float" office:value="0.125">
            <text:p>0.125</text:p>
          </table:table-cell>
          <table:table-cell office:value-type="float" office:value="0.431818181818">
            <text:p>0.4318181818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MJPL</text:p>
          </table:table-cell>
          <table:table-cell office:value-type="float" office:value="0.0170454545455">
            <text:p>0.0170454545</text:p>
          </table:table-cell>
          <table:table-cell office:value-type="float" office:value="0.0568181818182">
            <text:p>0.0568181818</text:p>
          </table:table-cell>
          <table:table-cell office:value-type="float" office:value="0.238636363636">
            <text:p>0.2386363636</text:p>
          </table:table-cell>
          <table:table-cell table:number-columns-repeated="5"/>
          <table:table-cell office:value-type="string">
            <text:p>CP_Z3DC_MIN</text:p>
          </table:table-cell>
          <table:table-cell office:value-type="float" office:value="0">
            <text:p>0</text:p>
          </table:table-cell>
          <table:table-cell office:value-type="float" office:value="0.0113636363636">
            <text:p>0.0113636364</text:p>
          </table:table-cell>
          <table:table-cell office:value-type="float" office:value="0.0965909090909">
            <text:p>0.0965909091</text:p>
          </table:table-cell>
          <table:table-cell office:value-type="float" office:value="0.397727272727">
            <text:p>0.3977272727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AP_T2</text:p>
          </table:table-cell>
          <table:table-cell office:value-type="float" office:value="0.0284090909091">
            <text:p>0.0284090909</text:p>
          </table:table-cell>
          <table:table-cell office:value-type="float" office:value="0.147727272727">
            <text:p>0.1477272727</text:p>
          </table:table-cell>
          <table:table-cell office:value-type="float" office:value="0.363636363636">
            <text:p>0.3636363636</text:p>
          </table:table-cell>
          <table:table-cell table:number-columns-repeated="2"/>
        </table:table-row>
        <table:table-row table:style-name="ro3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0113636363636">
            <text:p>0.0113636364</text:p>
          </table:table-cell>
          <table:table-cell office:value-type="float" office:value="0.0852272727273">
            <text:p>0.0852272727</text:p>
          </table:table-cell>
          <table:table-cell office:value-type="float" office:value="0.386363636364">
            <text:p>0.3863636364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TEs</text:p>
          </table:table-cell>
          <table:table-cell office:value-type="float" office:value="0.0113636363636">
            <text:p>0.0113636364</text:p>
          </table:table-cell>
          <table:table-cell office:value-type="float" office:value="0.0568181818182">
            <text:p>0.0568181818</text:p>
          </table:table-cell>
          <table:table-cell office:value-type="float" office:value="0.3125">
            <text:p>0.3125</text:p>
          </table:table-cell>
          <table:table-cell table:number-columns-repeated="5"/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0170454545455">
            <text:p>0.0170454545</text:p>
          </table:table-cell>
          <table:table-cell office:value-type="float" office:value="0.0625">
            <text:p>0.0625</text:p>
          </table:table-cell>
          <table:table-cell office:value-type="float" office:value="0.301136363636">
            <text:p>0.3011363636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CP_HLPL</text:p>
          </table:table-cell>
          <table:table-cell office:value-type="float" office:value="0.0738636363636">
            <text:p>0.0738636364</text:p>
          </table:table-cell>
          <table:table-cell office:value-type="float" office:value="0.164772727273">
            <text:p>0.1647727273</text:p>
          </table:table-cell>
          <table:table-cell office:value-type="float" office:value="0.397727272727">
            <text:p>0.3977272727</text:p>
          </table:table-cell>
          <table:table-cell table:number-columns-repeated="2"/>
        </table:table-row>
        <table:table-row table:style-name="ro3">
          <table:table-cell office:value-type="string">
            <text:p>Qa</text:p>
          </table:table-cell>
          <table:table-cell office:value-type="float" office:value="0.0113636363636">
            <text:p>0.0113636364</text:p>
          </table:table-cell>
          <table:table-cell office:value-type="float" office:value="0.0909090909091">
            <text:p>0.0909090909</text:p>
          </table:table-cell>
          <table:table-cell office:value-type="float" office:value="0.3125">
            <text:p>0.3125</text:p>
          </table:table-cell>
          <table:table-cell office:value-type="float" office:value="0.579545454545">
            <text:p>0.5795454545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SJKG</text:p>
          </table:table-cell>
          <table:table-cell office:value-type="float" office:value="0.0113636363636">
            <text:p>0.0113636364</text:p>
          </table:table-cell>
          <table:table-cell office:value-type="float" office:value="0.0681818181818">
            <text:p>0.0681818182</text:p>
          </table:table-cell>
          <table:table-cell office:value-type="float" office:value="0.295454545455">
            <text:p>0.2954545455</text:p>
          </table:table-cell>
          <table:table-cell table:number-columns-repeated="5"/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0170454545455">
            <text:p>0.0170454545</text:p>
          </table:table-cell>
          <table:table-cell office:value-type="float" office:value="0.0738636363636">
            <text:p>0.0738636364</text:p>
          </table:table-cell>
          <table:table-cell table:number-columns-repeated="3"/>
          <table:table-cell office:value-type="string">
            <text:p>CP_Qp</text:p>
          </table:table-cell>
          <table:table-cell office:value-type="float" office:value="0.0397727272727">
            <text:p>0.0397727273</text:p>
          </table:table-cell>
          <table:table-cell office:value-type="float" office:value="0.136363636364">
            <text:p>0.1363636364</text:p>
          </table:table-cell>
          <table:table-cell office:value-type="float" office:value="0.3125">
            <text:p>0.3125</text:p>
          </table:table-cell>
          <table:table-cell table:number-columns-repeated="2"/>
        </table:table-row>
        <table:table-row table:style-name="ro3">
          <table:table-cell office:value-type="string">
            <text:p>Qm</text:p>
          </table:table-cell>
          <table:table-cell office:value-type="float" office:value="0.0227272727273">
            <text:p>0.0227272727</text:p>
          </table:table-cell>
          <table:table-cell office:value-type="float" office:value="0.102272727273">
            <text:p>0.1022727273</text:p>
          </table:table-cell>
          <table:table-cell office:value-type="float" office:value="0.301136363636">
            <text:p>0.3011363636</text:p>
          </table:table-cell>
          <table:table-cell office:value-type="float" office:value="0.551136363636">
            <text:p>0.5511363636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SKOa</text:p>
          </table:table-cell>
          <table:table-cell office:value-type="float" office:value="0.0170454545455">
            <text:p>0.0170454545</text:p>
          </table:table-cell>
          <table:table-cell office:value-type="float" office:value="0.0681818181818">
            <text:p>0.0681818182</text:p>
          </table:table-cell>
          <table:table-cell office:value-type="float" office:value="0.278409090909">
            <text:p>0.2784090909</text:p>
          </table:table-cell>
          <table:table-cell table:number-columns-repeated="5"/>
          <table:table-cell office:value-type="string">
            <text:p>CP_EPAIR_CB</text:p>
          </table:table-cell>
          <table:table-cell office:value-type="float" office:value="0">
            <text:p>0</text:p>
          </table:table-cell>
          <table:table-cell office:value-type="float" office:value="0.0227272727273">
            <text:p>0.0227272727</text:p>
          </table:table-cell>
          <table:table-cell office:value-type="float" office:value="0.0738636363636">
            <text:p>0.0738636364</text:p>
          </table:table-cell>
          <table:table-cell office:value-type="float" office:value="0.301136363636">
            <text:p>0.3011363636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CP_RMFCEN1</text:p>
          </table:table-cell>
          <table:table-cell office:value-type="float" office:value="0.0284090909091">
            <text:p>0.0284090909</text:p>
          </table:table-cell>
          <table:table-cell office:value-type="float" office:value="0.130681818182">
            <text:p>0.1306818182</text:p>
          </table:table-cell>
          <table:table-cell office:value-type="float" office:value="0.323863636364">
            <text:p>0.3238636364</text:p>
          </table:table-cell>
          <table:table-cell table:number-columns-repeated="2"/>
        </table:table-row>
        <table:table-row table:style-name="ro3">
          <table:table-cell office:value-type="string">
            <text:p>Qp</text:p>
          </table:table-cell>
          <table:table-cell office:value-type="float" office:value="0.0397727272727">
            <text:p>0.0397727273</text:p>
          </table:table-cell>
          <table:table-cell office:value-type="float" office:value="0.136363636364">
            <text:p>0.1363636364</text:p>
          </table:table-cell>
          <table:table-cell office:value-type="float" office:value="0.3125">
            <text:p>0.3125</text:p>
          </table:table-cell>
          <table:table-cell office:value-type="float" office:value="0.607954545455">
            <text:p>0.6079545455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AP_MPS</text:p>
          </table:table-cell>
          <table:table-cell office:value-type="float" office:value="0.0170454545455">
            <text:p>0.0170454545</text:p>
          </table:table-cell>
          <table:table-cell office:value-type="float" office:value="0.0738636363636">
            <text:p>0.0738636364</text:p>
          </table:table-cell>
          <table:table-cell office:value-type="float" office:value="0.244318181818">
            <text:p>0.2443181818</text:p>
          </table:table-cell>
          <table:table-cell table:number-columns-repeated="5"/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0227272727273">
            <text:p>0.0227272727</text:p>
          </table:table-cell>
          <table:table-cell office:value-type="float" office:value="0.113636363636">
            <text:p>0.1136363636</text:p>
          </table:table-cell>
          <table:table-cell table:number-columns-repeated="3"/>
          <table:table-cell office:value-type="string">
            <text:p>CP_DECK</text:p>
          </table:table-cell>
          <table:table-cell office:value-type="float" office:value="0.102272727273">
            <text:p>0.1022727273</text:p>
          </table:table-cell>
          <table:table-cell office:value-type="float" office:value="0.181818181818">
            <text:p>0.1818181818</text:p>
          </table:table-cell>
          <table:table-cell office:value-type="float" office:value="0.352272727273">
            <text:p>0.3522727273</text:p>
          </table:table-cell>
          <table:table-cell table:number-columns-repeated="2"/>
        </table:table-row>
        <table:table-row table:style-name="ro2">
          <table:table-cell office:value-type="string">
            <text:p>RO</text:p>
          </table:table-cell>
          <table:table-cell office:value-type="float" office:value="0.0170454545455">
            <text:p>0.0170454545</text:p>
          </table:table-cell>
          <table:table-cell office:value-type="float" office:value="0.0511363636364">
            <text:p>0.0511363636</text:p>
          </table:table-cell>
          <table:table-cell office:value-type="float" office:value="0.170454545455">
            <text:p>0.1704545455</text:p>
          </table:table-cell>
          <table:table-cell office:value-type="float" office:value="0.431818181818">
            <text:p>0.4318181818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AP_DOPE</text:p>
          </table:table-cell>
          <table:table-cell office:value-type="float" office:value="0.0170454545455">
            <text:p>0.0170454545</text:p>
          </table:table-cell>
          <table:table-cell office:value-type="float" office:value="0.0795454545455">
            <text:p>0.0795454545</text:p>
          </table:table-cell>
          <table:table-cell office:value-type="float" office:value="0.198863636364">
            <text:p>0.1988636364</text:p>
          </table:table-cell>
          <table:table-cell table:number-columns-repeated="5"/>
          <table:table-cell office:value-type="string">
            <text:p>CP_ES3DC_CB</text:p>
          </table:table-cell>
          <table:table-cell office:value-type="float" office:value="0.00568181818182">
            <text:p>0.0056818182</text:p>
          </table:table-cell>
          <table:table-cell office:value-type="float" office:value="0.0284090909091">
            <text:p>0.0284090909</text:p>
          </table:table-cell>
          <table:table-cell office:value-type="float" office:value="0.107954545455">
            <text:p>0.1079545455</text:p>
          </table:table-cell>
          <table:table-cell office:value-type="float" office:value="0.420454545455">
            <text:p>0.4204545455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AP_PISA</text:p>
          </table:table-cell>
          <table:table-cell office:value-type="float" office:value="0.0681818181818">
            <text:p>0.0681818182</text:p>
          </table:table-cell>
          <table:table-cell office:value-type="float" office:value="0.198863636364">
            <text:p>0.1988636364</text:p>
          </table:table-cell>
          <table:table-cell office:value-type="float" office:value="0.397727272727">
            <text:p>0.3977272727</text:p>
          </table:table-cell>
          <table:table-cell table:number-columns-repeated="2"/>
        </table:table-row>
        <table:table-row table:style-name="ro2">
          <table:table-cell office:value-type="string">
            <text:p>SJKG</text:p>
          </table:table-cell>
          <table:table-cell office:value-type="float" office:value="0.0113636363636">
            <text:p>0.0113636364</text:p>
          </table:table-cell>
          <table:table-cell office:value-type="float" office:value="0.0681818181818">
            <text:p>0.0681818182</text:p>
          </table:table-cell>
          <table:table-cell office:value-type="float" office:value="0.295454545455">
            <text:p>0.2954545455</text:p>
          </table:table-cell>
          <table:table-cell office:value-type="float" office:value="0.579545454545">
            <text:p>0.5795454545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AP_URS</text:p>
          </table:table-cell>
          <table:table-cell office:value-type="float" office:value="0.0227272727273">
            <text:p>0.0227272727</text:p>
          </table:table-cell>
          <table:table-cell office:value-type="float" office:value="0.0795454545455">
            <text:p>0.0795454545</text:p>
          </table:table-cell>
          <table:table-cell office:value-type="float" office:value="0.210227272727">
            <text:p>0.2102272727</text:p>
          </table:table-cell>
          <table:table-cell table:number-columns-repeated="5"/>
          <table:table-cell office:value-type="string">
            <text:p>VD</text:p>
          </table:table-cell>
          <table:table-cell office:value-type="float" office:value="0.00568181818182">
            <text:p>0.0056818182</text:p>
          </table:table-cell>
          <table:table-cell office:value-type="float" office:value="0.0284090909091">
            <text:p>0.0284090909</text:p>
          </table:table-cell>
          <table:table-cell office:value-type="float" office:value="0.142045454545">
            <text:p>0.1420454545</text:p>
          </table:table-cell>
          <table:table-cell table:number-columns-repeated="3"/>
          <table:table-cell office:value-type="string">
            <text:p>CP_TSC</text:p>
          </table:table-cell>
          <table:table-cell office:value-type="float" office:value="0.0681818181818">
            <text:p>0.0681818182</text:p>
          </table:table-cell>
          <table:table-cell office:value-type="float" office:value="0.181818181818">
            <text:p>0.1818181818</text:p>
          </table:table-cell>
          <table:table-cell office:value-type="float" office:value="0.426136363636">
            <text:p>0.4261363636</text:p>
          </table:table-cell>
          <table:table-cell table:number-columns-repeated="2"/>
        </table:table-row>
        <table:table-row table:style-name="ro3">
          <table:table-cell office:value-type="string">
            <text:p>SKOa</text:p>
          </table:table-cell>
          <table:table-cell office:value-type="float" office:value="0.0170454545455">
            <text:p>0.0170454545</text:p>
          </table:table-cell>
          <table:table-cell office:value-type="float" office:value="0.0681818181818">
            <text:p>0.0681818182</text:p>
          </table:table-cell>
          <table:table-cell office:value-type="float" office:value="0.278409090909">
            <text:p>0.2784090909</text:p>
          </table:table-cell>
          <table:table-cell office:value-type="float" office:value="0.545454545455">
            <text:p>0.5454545455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TS</text:p>
          </table:table-cell>
          <table:table-cell office:value-type="float" office:value="0.0340909090909">
            <text:p>0.0340909091</text:p>
          </table:table-cell>
          <table:table-cell office:value-type="float" office:value="0.0852272727273">
            <text:p>0.0852272727</text:p>
          </table:table-cell>
          <table:table-cell office:value-type="float" office:value="0.289772727273">
            <text:p>0.2897727273</text:p>
          </table:table-cell>
          <table:table-cell table:number-columns-repeated="5"/>
          <table:table-cell office:value-type="string">
            <text:p>VDW</text:p>
          </table:table-cell>
          <table:table-cell office:value-type="float" office:value="0">
            <text:p>0</text:p>
          </table:table-cell>
          <table:table-cell office:value-type="float" office:value="0.0340909090909">
            <text:p>0.0340909091</text:p>
          </table:table-cell>
          <table:table-cell office:value-type="float" office:value="0.142045454545">
            <text:p>0.1420454545</text:p>
          </table:table-cell>
          <table:table-cell office:value-type="float" office:value="0.454545454545">
            <text:p>0.4545454545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CP_RMFCA</text:p>
          </table:table-cell>
          <table:table-cell office:value-type="float" office:value="0.0625">
            <text:p>0.0625</text:p>
          </table:table-cell>
          <table:table-cell office:value-type="float" office:value="0.176136363636">
            <text:p>0.1761363636</text:p>
          </table:table-cell>
          <table:table-cell office:value-type="float" office:value="0.369318181818">
            <text:p>0.3693181818</text:p>
          </table:table-cell>
          <table:table-cell table:number-columns-repeated="2"/>
        </table:table-row>
        <table:table-row table:style-name="ro3">
          <table:table-cell office:value-type="string">
            <text:p>SKOb</text:p>
          </table:table-cell>
          <table:table-cell office:value-type="float" office:value="0.0340909090909">
            <text:p>0.0340909091</text:p>
          </table:table-cell>
          <table:table-cell office:value-type="float" office:value="0.102272727273">
            <text:p>0.1022727273</text:p>
          </table:table-cell>
          <table:table-cell office:value-type="float" office:value="0.318181818182">
            <text:p>0.3181818182</text:p>
          </table:table-cell>
          <table:table-cell office:value-type="float" office:value="0.590909090909">
            <text:p>0.5909090909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Qa</text:p>
          </table:table-cell>
          <table:table-cell office:value-type="float" office:value="0.0113636363636">
            <text:p>0.0113636364</text:p>
          </table:table-cell>
          <table:table-cell office:value-type="float" office:value="0.0909090909091">
            <text:p>0.0909090909</text:p>
          </table:table-cell>
          <table:table-cell office:value-type="float" office:value="0.3125">
            <text:p>0.3125</text:p>
          </table:table-cell>
          <table:table-cell table:number-columns-repeated="5"/>
          <table:table-cell office:value-type="string">
            <text:p>CP_E3DC_MIN</text:p>
          </table:table-cell>
          <table:table-cell office:value-type="float" office:value="0.0170454545455">
            <text:p>0.0170454545</text:p>
          </table:table-cell>
          <table:table-cell office:value-type="float" office:value="0.0340909090909">
            <text:p>0.0340909091</text:p>
          </table:table-cell>
          <table:table-cell office:value-type="float" office:value="0.147727272727">
            <text:p>0.1477272727</text:p>
          </table:table-cell>
          <table:table-cell office:value-type="float" office:value="0.448863636364">
            <text:p>0.4488636364</text:p>
          </table:table-cell>
          <table:table-cell office:value-type="float" office:value="0.801136363636">
            <text:p>0.8011363636</text:p>
          </table:table-cell>
          <table:table-cell table:number-columns-repeated="7"/>
        </table:table-row>
        <table:table-row table:style-name="ro3">
          <table:table-cell office:value-type="string">
            <text:p>TD</text:p>
          </table:table-cell>
          <table:table-cell office:value-type="float" office:value="0.0170454545455">
            <text:p>0.0170454545</text:p>
          </table:table-cell>
          <table:table-cell office:value-type="float" office:value="0.130681818182">
            <text:p>0.1306818182</text:p>
          </table:table-cell>
          <table:table-cell office:value-type="float" office:value="0.363636363636">
            <text:p>0.3636363636</text:p>
          </table:table-cell>
          <table:table-cell office:value-type="float" office:value="0.676136363636">
            <text:p>0.6761363636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TEl</text:p>
          </table:table-cell>
          <table:table-cell office:value-type="float" office:value="0.0113636363636">
            <text:p>0.0113636364</text:p>
          </table:table-cell>
          <table:table-cell office:value-type="float" office:value="0.0965909090909">
            <text:p>0.0965909091</text:p>
          </table:table-cell>
          <table:table-cell office:value-type="float" office:value="0.357954545455">
            <text:p>0.3579545455</text:p>
          </table:table-cell>
          <table:table-cell table:number-columns-repeated="5"/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0397727272727">
            <text:p>0.0397727273</text:p>
          </table:table-cell>
          <table:table-cell office:value-type="float" office:value="0.113636363636">
            <text:p>0.1136363636</text:p>
          </table:table-cell>
          <table:table-cell office:value-type="float" office:value="0.636363636364">
            <text:p>0.6363636364</text:p>
          </table:table-cell>
          <table:table-cell office:value-type="float" office:value="0.801136363636">
            <text:p>0.8011363636</text:p>
          </table:table-cell>
          <table:table-cell table:number-columns-repeated="7"/>
        </table:table-row>
        <table:table-row table:style-name="ro3">
          <table:table-cell office:value-type="string">
            <text:p>TEl</text:p>
          </table:table-cell>
          <table:table-cell office:value-type="float" office:value="0.0113636363636">
            <text:p>0.0113636364</text:p>
          </table:table-cell>
          <table:table-cell office:value-type="float" office:value="0.0965909090909">
            <text:p>0.0965909091</text:p>
          </table:table-cell>
          <table:table-cell office:value-type="float" office:value="0.357954545455">
            <text:p>0.3579545455</text:p>
          </table:table-cell>
          <table:table-cell office:value-type="float" office:value="0.602272727273">
            <text:p>0.6022727273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Qm</text:p>
          </table:table-cell>
          <table:table-cell office:value-type="float" office:value="0.0227272727273">
            <text:p>0.0227272727</text:p>
          </table:table-cell>
          <table:table-cell office:value-type="float" office:value="0.102272727273">
            <text:p>0.1022727273</text:p>
          </table:table-cell>
          <table:table-cell office:value-type="float" office:value="0.301136363636">
            <text:p>0.3011363636</text:p>
          </table:table-cell>
          <table:table-cell table:number-columns-repeated="5"/>
          <table:table-cell office:value-type="string">
            <text:p>CP_EPAIR_MIN</text:p>
          </table:table-cell>
          <table:table-cell office:value-type="float" office:value="0">
            <text:p>0</text:p>
          </table:table-cell>
          <table:table-cell office:value-type="float" office:value="0.0397727272727">
            <text:p>0.0397727273</text:p>
          </table:table-cell>
          <table:table-cell office:value-type="float" office:value="0.159090909091">
            <text:p>0.1590909091</text:p>
          </table:table-cell>
          <table:table-cell office:value-type="float" office:value="0.414772727273">
            <text:p>0.4147727273</text:p>
          </table:table-cell>
          <table:table-cell office:value-type="float" office:value="0.801136363636">
            <text:p>0.8011363636</text:p>
          </table:table-cell>
          <table:table-cell table:number-columns-repeated="7"/>
        </table:table-row>
        <table:table-row table:style-name="ro3">
          <table:table-cell office:value-type="string">
            <text:p>TEs</text:p>
          </table:table-cell>
          <table:table-cell office:value-type="float" office:value="0.0113636363636">
            <text:p>0.0113636364</text:p>
          </table:table-cell>
          <table:table-cell office:value-type="float" office:value="0.0568181818182">
            <text:p>0.0568181818</text:p>
          </table:table-cell>
          <table:table-cell office:value-type="float" office:value="0.3125">
            <text:p>0.3125</text:p>
          </table:table-cell>
          <table:table-cell office:value-type="float" office:value="0.596590909091">
            <text:p>0.5965909091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SKOb</text:p>
          </table:table-cell>
          <table:table-cell office:value-type="float" office:value="0.0340909090909">
            <text:p>0.0340909091</text:p>
          </table:table-cell>
          <table:table-cell office:value-type="float" office:value="0.102272727273">
            <text:p>0.1022727273</text:p>
          </table:table-cell>
          <table:table-cell office:value-type="float" office:value="0.318181818182">
            <text:p>0.3181818182</text:p>
          </table:table-cell>
          <table:table-cell table:number-columns-repeated="5"/>
          <table:table-cell office:value-type="string">
            <text:p>AP_GOAP_G</text:p>
          </table:table-cell>
          <table:table-cell office:value-type="float" office:value="0.00568181818182">
            <text:p>0.0056818182</text:p>
          </table:table-cell>
          <table:table-cell office:value-type="float" office:value="0.0397727272727">
            <text:p>0.0397727273</text:p>
          </table:table-cell>
          <table:table-cell office:value-type="float" office:value="0.0852272727273">
            <text:p>0.0852272727</text:p>
          </table:table-cell>
          <table:table-cell office:value-type="float" office:value="0.272727272727">
            <text:p>0.2727272727</text:p>
          </table:table-cell>
          <table:table-cell office:value-type="float" office:value="0.801136363636">
            <text:p>0.8011363636</text:p>
          </table:table-cell>
          <table:table-cell table:number-columns-repeated="7"/>
        </table:table-row>
        <table:table-row table:style-name="ro2">
          <table:table-cell office:value-type="string">
            <text:p>TS</text:p>
          </table:table-cell>
          <table:table-cell office:value-type="float" office:value="0.0340909090909">
            <text:p>0.0340909091</text:p>
          </table:table-cell>
          <table:table-cell office:value-type="float" office:value="0.0852272727273">
            <text:p>0.0852272727</text:p>
          </table:table-cell>
          <table:table-cell office:value-type="float" office:value="0.289772727273">
            <text:p>0.2897727273</text:p>
          </table:table-cell>
          <table:table-cell office:value-type="float" office:value="0.579545454545">
            <text:p>0.5795454545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CP_RMFCEN2</text:p>
          </table:table-cell>
          <table:table-cell office:value-type="float" office:value="0.0284090909091">
            <text:p>0.0284090909</text:p>
          </table:table-cell>
          <table:table-cell office:value-type="float" office:value="0.107954545455">
            <text:p>0.1079545455</text:p>
          </table:table-cell>
          <table:table-cell office:value-type="float" office:value="0.261363636364">
            <text:p>0.2613636364</text:p>
          </table:table-cell>
          <table:table-cell table:number-columns-repeated="5"/>
          <table:table-cell office:value-type="string">
            <text:p>MSBM</text:p>
          </table:table-cell>
          <table:table-cell office:value-type="float" office:value="0.00568181818182">
            <text:p>0.0056818182</text:p>
          </table:table-cell>
          <table:table-cell office:value-type="float" office:value="0.0397727272727">
            <text:p>0.0397727273</text:p>
          </table:table-cell>
          <table:table-cell office:value-type="float" office:value="0.125">
            <text:p>0.125</text:p>
          </table:table-cell>
          <table:table-cell table:number-columns-repeated="9"/>
        </table:table-row>
        <table:table-row table:style-name="ro3">
          <table:table-cell office:value-type="string">
            <text:p>VD</text:p>
          </table:table-cell>
          <table:table-cell office:value-type="float" office:value="0.00568181818182">
            <text:p>0.0056818182</text:p>
          </table:table-cell>
          <table:table-cell office:value-type="float" office:value="0.0284090909091">
            <text:p>0.0284090909</text:p>
          </table:table-cell>
          <table:table-cell office:value-type="float" office:value="0.142045454545">
            <text:p>0.1420454545</text:p>
          </table:table-cell>
          <table:table-cell office:value-type="float" office:value="0.505681818182">
            <text:p>0.5056818182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BFKV</text:p>
          </table:table-cell>
          <table:table-cell office:value-type="float" office:value="0.0340909090909">
            <text:p>0.0340909091</text:p>
          </table:table-cell>
          <table:table-cell office:value-type="float" office:value="0.113636363636">
            <text:p>0.1136363636</text:p>
          </table:table-cell>
          <table:table-cell office:value-type="float" office:value="0.369318181818">
            <text:p>0.3693181818</text:p>
          </table:table-cell>
          <table:table-cell table:number-columns-repeated="5"/>
          <table:table-cell office:value-type="string">
            <text:p>AP_calRWp</text:p>
          </table:table-cell>
          <table:table-cell office:value-type="float" office:value="0.0113636363636">
            <text:p>0.0113636364</text:p>
          </table:table-cell>
          <table:table-cell office:value-type="float" office:value="0.0454545454545">
            <text:p>0.0454545455</text:p>
          </table:table-cell>
          <table:table-cell office:value-type="float" office:value="0.153409090909">
            <text:p>0.1534090909</text:p>
          </table:table-cell>
          <table:table-cell office:value-type="float" office:value="0.607954545455">
            <text:p>0.6079545455</text:p>
          </table:table-cell>
          <table:table-cell office:value-type="float" office:value="0.801136363636">
            <text:p>0.8011363636</text:p>
          </table:table-cell>
          <table:table-cell table:number-columns-repeated="7"/>
        </table:table-row>
        <table:table-row table:style-name="ro2">
          <table:table-cell office:value-type="string">
            <text:p>CP_SKOIP</text:p>
          </table:table-cell>
          <table:table-cell office:value-type="float" office:value="0.0511363636364">
            <text:p>0.0511363636</text:p>
          </table:table-cell>
          <table:table-cell office:value-type="float" office:value="0.136363636364">
            <text:p>0.1363636364</text:p>
          </table:table-cell>
          <table:table-cell office:value-type="float" office:value="0.397727272727">
            <text:p>0.3977272727</text:p>
          </table:table-cell>
          <table:table-cell office:value-type="float" office:value="0.653409090909">
            <text:p>0.6534090909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AP_DCOMPLEX</text:p>
          </table:table-cell>
          <table:table-cell office:value-type="float" office:value="0.0397727272727">
            <text:p>0.0397727273</text:p>
          </table:table-cell>
          <table:table-cell office:value-type="float" office:value="0.119318181818">
            <text:p>0.1193181818</text:p>
          </table:table-cell>
          <table:table-cell office:value-type="float" office:value="0.329545454545">
            <text:p>0.3295454545</text:p>
          </table:table-cell>
          <table:table-cell table:number-columns-repeated="5"/>
          <table:table-cell office:value-type="string">
            <text:p>CP_ELOCAL_MIN</text:p>
          </table:table-cell>
          <table:table-cell office:value-type="float" office:value="0.0113636363636">
            <text:p>0.0113636364</text:p>
          </table:table-cell>
          <table:table-cell office:value-type="float" office:value="0.0511363636364">
            <text:p>0.0511363636</text:p>
          </table:table-cell>
          <table:table-cell office:value-type="float" office:value="0.204545454545">
            <text:p>0.2045454545</text:p>
          </table:table-cell>
          <table:table-cell office:value-type="float" office:value="0.556818181818">
            <text:p>0.5568181818</text:p>
          </table:table-cell>
          <table:table-cell office:value-type="float" office:value="0.801136363636">
            <text:p>0.8011363636</text:p>
          </table:table-cell>
          <table:table-cell table:number-columns-repeated="7"/>
        </table:table-row>
        <table:table-row table:style-name="ro2">
          <table:table-cell office:value-type="string">
            <text:p>AP_DCOMPLEX</text:p>
          </table:table-cell>
          <table:table-cell office:value-type="float" office:value="0.0397727272727">
            <text:p>0.0397727273</text:p>
          </table:table-cell>
          <table:table-cell office:value-type="float" office:value="0.119318181818">
            <text:p>0.1193181818</text:p>
          </table:table-cell>
          <table:table-cell office:value-type="float" office:value="0.329545454545">
            <text:p>0.3295454545</text:p>
          </table:table-cell>
          <table:table-cell office:value-type="float" office:value="0.630681818182">
            <text:p>0.6306818182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AP_T1</text:p>
          </table:table-cell>
          <table:table-cell office:value-type="float" office:value="0.0397727272727">
            <text:p>0.0397727273</text:p>
          </table:table-cell>
          <table:table-cell office:value-type="float" office:value="0.119318181818">
            <text:p>0.1193181818</text:p>
          </table:table-cell>
          <table:table-cell office:value-type="float" office:value="0.386363636364">
            <text:p>0.3863636364</text:p>
          </table:table-cell>
          <table:table-cell table:number-columns-repeated="5"/>
          <table:table-cell office:value-type="string">
            <text:p>RO</text:p>
          </table:table-cell>
          <table:table-cell office:value-type="float" office:value="0.0170454545455">
            <text:p>0.0170454545</text:p>
          </table:table-cell>
          <table:table-cell office:value-type="float" office:value="0.0511363636364">
            <text:p>0.0511363636</text:p>
          </table:table-cell>
          <table:table-cell office:value-type="float" office:value="0.170454545455">
            <text:p>0.1704545455</text:p>
          </table:table-cell>
          <table:table-cell table:number-columns-repeated="5"/>
          <table:table-cell office:value-type="string">
            <text:p>Top1</text:p>
          </table:table-cell>
          <table:table-cell office:value-type="string">
            <text:p>Top10</text:p>
          </table:table-cell>
          <table:table-cell office:value-type="string">
            <text:p>Top100</text:p>
          </table:table-cell>
          <table:table-cell/>
        </table:table-row>
        <table:table-row table:style-name="ro3">
          <table:table-cell office:value-type="string">
            <text:p>AP_dDFIRE</text:p>
          </table:table-cell>
          <table:table-cell office:value-type="float" office:value="0.0454545454545">
            <text:p>0.0454545455</text:p>
          </table:table-cell>
          <table:table-cell office:value-type="float" office:value="0.147727272727">
            <text:p>0.1477272727</text:p>
          </table:table-cell>
          <table:table-cell office:value-type="float" office:value="0.346590909091">
            <text:p>0.3465909091</text:p>
          </table:table-cell>
          <table:table-cell office:value-type="float" office:value="0.653409090909">
            <text:p>0.6534090909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AP_DARS</text:p>
          </table:table-cell>
          <table:table-cell office:value-type="float" office:value="0.0397727272727">
            <text:p>0.0397727273</text:p>
          </table:table-cell>
          <table:table-cell office:value-type="float" office:value="0.125">
            <text:p>0.125</text:p>
          </table:table-cell>
          <table:table-cell office:value-type="float" office:value="0.329545454545">
            <text:p>0.3295454545</text:p>
          </table:table-cell>
          <table:table-cell table:number-columns-repeated="5"/>
          <table:table-cell office:value-type="string">
            <text:p>ELE</text:p>
          </table:table-cell>
          <table:table-cell office:value-type="float" office:value="0.0113636363636">
            <text:p>0.0113636364</text:p>
          </table:table-cell>
          <table:table-cell office:value-type="float" office:value="0.0568181818182">
            <text:p>0.0568181818</text:p>
          </table:table-cell>
          <table:table-cell office:value-type="float" office:value="0.227272727273">
            <text:p>0.2272727273</text:p>
          </table:table-cell>
          <table:table-cell office:value-type="float" office:value="0.522727272727">
            <text:p>0.5227272727</text:p>
          </table:table-cell>
          <table:table-cell office:value-type="float" office:value="0.801136363636">
            <text:p>0.8011363636</text:p>
          </table:table-cell>
          <table:table-cell table:number-columns-repeated="2"/>
          <table:table-cell office:value-type="string">
            <text:p>CP_HLPL</text:p>
          </table:table-cell>
          <table:table-cell office:value-type="float" office:value="0.0738636363636">
            <text:p>0.0738636364</text:p>
          </table:table-cell>
          <table:table-cell office:value-type="float" office:value="0.164772727273">
            <text:p>0.1647727273</text:p>
          </table:table-cell>
          <table:table-cell office:value-type="float" office:value="0.397727272727">
            <text:p>0.3977272727</text:p>
          </table:table-cell>
          <table:table-cell/>
        </table:table-row>
        <table:table-row table:style-name="ro3">
          <table:table-cell office:value-type="string">
            <text:p>AP_DFIRE2</text:p>
          </table:table-cell>
          <table:table-cell office:value-type="float" office:value="0.0454545454545">
            <text:p>0.0454545455</text:p>
          </table:table-cell>
          <table:table-cell office:value-type="float" office:value="0.142045454545">
            <text:p>0.1420454545</text:p>
          </table:table-cell>
          <table:table-cell office:value-type="float" office:value="0.289772727273">
            <text:p>0.2897727273</text:p>
          </table:table-cell>
          <table:table-cell office:value-type="float" office:value="0.625">
            <text:p>0.625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BT</text:p>
          </table:table-cell>
          <table:table-cell office:value-type="float" office:value="0.0397727272727">
            <text:p>0.0397727273</text:p>
          </table:table-cell>
          <table:table-cell office:value-type="float" office:value="0.130681818182">
            <text:p>0.1306818182</text:p>
          </table:table-cell>
          <table:table-cell office:value-type="float" office:value="0.363636363636">
            <text:p>0.3636363636</text:p>
          </table:table-cell>
          <table:table-cell table:number-columns-repeated="5"/>
          <table:table-cell office:value-type="string">
            <text:p>TEs</text:p>
          </table:table-cell>
          <table:table-cell office:value-type="float" office:value="0.0113636363636">
            <text:p>0.0113636364</text:p>
          </table:table-cell>
          <table:table-cell office:value-type="float" office:value="0.0568181818182">
            <text:p>0.0568181818</text:p>
          </table:table-cell>
          <table:table-cell office:value-type="float" office:value="0.3125">
            <text:p>0.3125</text:p>
          </table:table-cell>
          <table:table-cell table:number-columns-repeated="4"/>
          <table:table-cell office:value-type="string">
            <text:p>CP_RMFCA</text:p>
          </table:table-cell>
          <table:table-cell office:value-type="float" office:value="0.0625">
            <text:p>0.0625</text:p>
          </table:table-cell>
          <table:table-cell office:value-type="float" office:value="0.176136363636">
            <text:p>0.1761363636</text:p>
          </table:table-cell>
          <table:table-cell office:value-type="float" office:value="0.369318181818">
            <text:p>0.3693181818</text:p>
          </table:table-cell>
          <table:table-cell/>
        </table:table-row>
        <table:table-row table:style-name="ro2">
          <table:table-cell office:value-type="string">
            <text:p>CP_RMFCEN1</text:p>
          </table:table-cell>
          <table:table-cell office:value-type="float" office:value="0.0284090909091">
            <text:p>0.0284090909</text:p>
          </table:table-cell>
          <table:table-cell office:value-type="float" office:value="0.130681818182">
            <text:p>0.1306818182</text:p>
          </table:table-cell>
          <table:table-cell office:value-type="float" office:value="0.323863636364">
            <text:p>0.3238636364</text:p>
          </table:table-cell>
          <table:table-cell office:value-type="float" office:value="0.664772727273">
            <text:p>0.6647727273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MJ2h</text:p>
          </table:table-cell>
          <table:table-cell office:value-type="float" office:value="0.0340909090909">
            <text:p>0.0340909091</text:p>
          </table:table-cell>
          <table:table-cell office:value-type="float" office:value="0.130681818182">
            <text:p>0.1306818182</text:p>
          </table:table-cell>
          <table:table-cell office:value-type="float" office:value="0.329545454545">
            <text:p>0.3295454545</text:p>
          </table:table-cell>
          <table:table-cell table:number-columns-repeated="5"/>
          <table:table-cell office:value-type="string">
            <text:p>MJPL</text:p>
          </table:table-cell>
          <table:table-cell office:value-type="float" office:value="0.0170454545455">
            <text:p>0.0170454545</text:p>
          </table:table-cell>
          <table:table-cell office:value-type="float" office:value="0.0568181818182">
            <text:p>0.0568181818</text:p>
          </table:table-cell>
          <table:table-cell office:value-type="float" office:value="0.238636363636">
            <text:p>0.2386363636</text:p>
          </table:table-cell>
          <table:table-cell table:number-columns-repeated="4"/>
          <table:table-cell office:value-type="string">
            <text:p>CP_TB</text:p>
          </table:table-cell>
          <table:table-cell office:value-type="float" office:value="0.0227272727273">
            <text:p>0.0227272727</text:p>
          </table:table-cell>
          <table:table-cell office:value-type="float" office:value="0.176136363636">
            <text:p>0.1761363636</text:p>
          </table:table-cell>
          <table:table-cell office:value-type="float" office:value="0.414772727273">
            <text:p>0.4147727273</text:p>
          </table:table-cell>
          <table:table-cell/>
        </table:table-row>
        <table:table-row table:style-name="ro2">
          <table:table-cell office:value-type="string">
            <text:p>CP_RMFCEN2</text:p>
          </table:table-cell>
          <table:table-cell office:value-type="float" office:value="0.0284090909091">
            <text:p>0.0284090909</text:p>
          </table:table-cell>
          <table:table-cell office:value-type="float" office:value="0.107954545455">
            <text:p>0.1079545455</text:p>
          </table:table-cell>
          <table:table-cell office:value-type="float" office:value="0.261363636364">
            <text:p>0.2613636364</text:p>
          </table:table-cell>
          <table:table-cell office:value-type="float" office:value="0.619318181818">
            <text:p>0.6193181818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TD</text:p>
          </table:table-cell>
          <table:table-cell office:value-type="float" office:value="0.0170454545455">
            <text:p>0.0170454545</text:p>
          </table:table-cell>
          <table:table-cell office:value-type="float" office:value="0.130681818182">
            <text:p>0.1306818182</text:p>
          </table:table-cell>
          <table:table-cell office:value-type="float" office:value="0.363636363636">
            <text:p>0.3636363636</text:p>
          </table:table-cell>
          <table:table-cell table:number-columns-repeated="5"/>
          <table:table-cell office:value-type="string">
            <text:p>CP_ELOCAL_CB</text:p>
          </table:table-cell>
          <table:table-cell office:value-type="float" office:value="0.0113636363636">
            <text:p>0.0113636364</text:p>
          </table:table-cell>
          <table:table-cell office:value-type="float" office:value="0.0625">
            <text:p>0.0625</text:p>
          </table:table-cell>
          <table:table-cell office:value-type="float" office:value="0.198863636364">
            <text:p>0.1988636364</text:p>
          </table:table-cell>
          <table:table-cell office:value-type="float" office:value="0.454545454545">
            <text:p>0.4545454545</text:p>
          </table:table-cell>
          <table:table-cell office:value-type="float" office:value="0.801136363636">
            <text:p>0.8011363636</text:p>
          </table:table-cell>
          <table:table-cell table:number-columns-repeated="2"/>
          <table:table-cell office:value-type="string">
            <text:p>CP_DECK</text:p>
          </table:table-cell>
          <table:table-cell office:value-type="float" office:value="0.102272727273">
            <text:p>0.1022727273</text:p>
          </table:table-cell>
          <table:table-cell office:value-type="float" office:value="0.181818181818">
            <text:p>0.1818181818</text:p>
          </table:table-cell>
          <table:table-cell office:value-type="float" office:value="0.352272727273">
            <text:p>0.3522727273</text:p>
          </table:table-cell>
          <table:table-cell/>
        </table:table-row>
        <table:table-row table:style-name="ro2">
          <table:table-cell office:value-type="string">
            <text:p>CP_RMFCA</text:p>
          </table:table-cell>
          <table:table-cell office:value-type="float" office:value="0.0625">
            <text:p>0.0625</text:p>
          </table:table-cell>
          <table:table-cell office:value-type="float" office:value="0.176136363636">
            <text:p>0.1761363636</text:p>
          </table:table-cell>
          <table:table-cell office:value-type="float" office:value="0.369318181818">
            <text:p>0.3693181818</text:p>
          </table:table-cell>
          <table:table-cell office:value-type="float" office:value="0.647727272727">
            <text:p>0.6477272727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CP_RMFCEN1</text:p>
          </table:table-cell>
          <table:table-cell office:value-type="float" office:value="0.0284090909091">
            <text:p>0.0284090909</text:p>
          </table:table-cell>
          <table:table-cell office:value-type="float" office:value="0.130681818182">
            <text:p>0.1306818182</text:p>
          </table:table-cell>
          <table:table-cell office:value-type="float" office:value="0.323863636364">
            <text:p>0.3238636364</text:p>
          </table:table-cell>
          <table:table-cell table:number-columns-repeated="5"/>
          <table:table-cell office:value-type="string">
            <text:p>CP_E3D_CB</text:p>
          </table:table-cell>
          <table:table-cell office:value-type="float" office:value="0.0113636363636">
            <text:p>0.0113636364</text:p>
          </table:table-cell>
          <table:table-cell office:value-type="float" office:value="0.0625">
            <text:p>0.0625</text:p>
          </table:table-cell>
          <table:table-cell office:value-type="float" office:value="0.221590909091">
            <text:p>0.2215909091</text:p>
          </table:table-cell>
          <table:table-cell office:value-type="float" office:value="0.471590909091">
            <text:p>0.4715909091</text:p>
          </table:table-cell>
          <table:table-cell office:value-type="float" office:value="0.801136363636">
            <text:p>0.8011363636</text:p>
          </table:table-cell>
          <table:table-cell table:number-columns-repeated="2"/>
          <table:table-cell office:value-type="string">
            <text:p>PYDOCK</text:p>
          </table:table-cell>
          <table:table-cell office:value-type="float" office:value="0.0568181818182">
            <text:p>0.0568181818</text:p>
          </table:table-cell>
          <table:table-cell office:value-type="float" office:value="0.181818181818">
            <text:p>0.1818181818</text:p>
          </table:table-cell>
          <table:table-cell office:value-type="float" office:value="0.403409090909">
            <text:p>0.4034090909</text:p>
          </table:table-cell>
          <table:table-cell/>
        </table:table-row>
        <table:table-row table:style-name="ro3">
          <table:table-cell office:value-type="string">
            <text:p>CP_TB</text:p>
          </table:table-cell>
          <table:table-cell office:value-type="float" office:value="0.0227272727273">
            <text:p>0.0227272727</text:p>
          </table:table-cell>
          <table:table-cell office:value-type="float" office:value="0.176136363636">
            <text:p>0.1761363636</text:p>
          </table:table-cell>
          <table:table-cell office:value-type="float" office:value="0.414772727273">
            <text:p>0.4147727273</text:p>
          </table:table-cell>
          <table:table-cell office:value-type="float" office:value="0.681818181818">
            <text:p>0.6818181818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Qp</text:p>
          </table:table-cell>
          <table:table-cell office:value-type="float" office:value="0.0397727272727">
            <text:p>0.0397727273</text:p>
          </table:table-cell>
          <table:table-cell office:value-type="float" office:value="0.136363636364">
            <text:p>0.1363636364</text:p>
          </table:table-cell>
          <table:table-cell office:value-type="float" office:value="0.3125">
            <text:p>0.3125</text:p>
          </table:table-cell>
          <table:table-cell table:number-columns-repeated="5"/>
          <table:table-cell office:value-type="string">
            <text:p>CP_E3D_MIN</text:p>
          </table:table-cell>
          <table:table-cell office:value-type="float" office:value="0.0170454545455">
            <text:p>0.0170454545</text:p>
          </table:table-cell>
          <table:table-cell office:value-type="float" office:value="0.0625">
            <text:p>0.0625</text:p>
          </table:table-cell>
          <table:table-cell office:value-type="float" office:value="0.232954545455">
            <text:p>0.2329545455</text:p>
          </table:table-cell>
          <table:table-cell office:value-type="float" office:value="0.579545454545">
            <text:p>0.5795454545</text:p>
          </table:table-cell>
          <table:table-cell office:value-type="float" office:value="0.801136363636">
            <text:p>0.8011363636</text:p>
          </table:table-cell>
          <table:table-cell table:number-columns-repeated="2"/>
          <table:table-cell office:value-type="string">
            <text:p>CP_TSC</text:p>
          </table:table-cell>
          <table:table-cell office:value-type="float" office:value="0.0681818181818">
            <text:p>0.0681818182</text:p>
          </table:table-cell>
          <table:table-cell office:value-type="float" office:value="0.181818181818">
            <text:p>0.1818181818</text:p>
          </table:table-cell>
          <table:table-cell office:value-type="float" office:value="0.426136363636">
            <text:p>0.4261363636</text:p>
          </table:table-cell>
          <table:table-cell/>
        </table:table-row>
        <table:table-row table:style-name="ro2">
          <table:table-cell office:value-type="string">
            <text:p>CP_TSC</text:p>
          </table:table-cell>
          <table:table-cell office:value-type="float" office:value="0.0681818181818">
            <text:p>0.0681818182</text:p>
          </table:table-cell>
          <table:table-cell office:value-type="float" office:value="0.181818181818">
            <text:p>0.1818181818</text:p>
          </table:table-cell>
          <table:table-cell office:value-type="float" office:value="0.426136363636">
            <text:p>0.4261363636</text:p>
          </table:table-cell>
          <table:table-cell office:value-type="float" office:value="0.676136363636">
            <text:p>0.6761363636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CP_SKOIP</text:p>
          </table:table-cell>
          <table:table-cell office:value-type="float" office:value="0.0511363636364">
            <text:p>0.0511363636</text:p>
          </table:table-cell>
          <table:table-cell office:value-type="float" office:value="0.136363636364">
            <text:p>0.1363636364</text:p>
          </table:table-cell>
          <table:table-cell office:value-type="float" office:value="0.397727272727">
            <text:p>0.3977272727</text:p>
          </table:table-cell>
          <table:table-cell table:number-columns-repeated="5"/>
          <table:table-cell office:value-type="string">
            <text:p>SJKG</text:p>
          </table:table-cell>
          <table:table-cell office:value-type="float" office:value="0.0113636363636">
            <text:p>0.0113636364</text:p>
          </table:table-cell>
          <table:table-cell office:value-type="float" office:value="0.0681818181818">
            <text:p>0.0681818182</text:p>
          </table:table-cell>
          <table:table-cell office:value-type="float" office:value="0.295454545455">
            <text:p>0.2954545455</text:p>
          </table:table-cell>
          <table:table-cell table:number-columns-repeated="4"/>
          <table:table-cell office:value-type="string">
            <text:p>AP_PISA</text:p>
          </table:table-cell>
          <table:table-cell office:value-type="float" office:value="0.0681818181818">
            <text:p>0.0681818182</text:p>
          </table:table-cell>
          <table:table-cell office:value-type="float" office:value="0.198863636364">
            <text:p>0.1988636364</text:p>
          </table:table-cell>
          <table:table-cell office:value-type="float" office:value="0.397727272727">
            <text:p>0.3977272727</text:p>
          </table:table-cell>
          <table:table-cell/>
        </table:table-row>
        <table:table-row table:style-name="ro3">
          <table:table-cell office:value-type="string">
            <text:p>AP_T1</text:p>
          </table:table-cell>
          <table:table-cell office:value-type="float" office:value="0.0397727272727">
            <text:p>0.0397727273</text:p>
          </table:table-cell>
          <table:table-cell office:value-type="float" office:value="0.119318181818">
            <text:p>0.1193181818</text:p>
          </table:table-cell>
          <table:table-cell office:value-type="float" office:value="0.386363636364">
            <text:p>0.3863636364</text:p>
          </table:table-cell>
          <table:table-cell office:value-type="float" office:value="0.653409090909">
            <text:p>0.6534090909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AP_DFIRE2</text:p>
          </table:table-cell>
          <table:table-cell office:value-type="float" office:value="0.0454545454545">
            <text:p>0.0454545455</text:p>
          </table:table-cell>
          <table:table-cell office:value-type="float" office:value="0.142045454545">
            <text:p>0.1420454545</text:p>
          </table:table-cell>
          <table:table-cell office:value-type="float" office:value="0.289772727273">
            <text:p>0.2897727273</text:p>
          </table:table-cell>
          <table:table-cell table:number-columns-repeated="5"/>
          <table:table-cell office:value-type="string">
            <text:p>SKOa</text:p>
          </table:table-cell>
          <table:table-cell office:value-type="float" office:value="0.0170454545455">
            <text:p>0.0170454545</text:p>
          </table:table-cell>
          <table:table-cell office:value-type="float" office:value="0.0681818181818">
            <text:p>0.0681818182</text:p>
          </table:table-cell>
          <table:table-cell office:value-type="float" office:value="0.278409090909">
            <text:p>0.2784090909</text:p>
          </table:table-cell>
          <table:table-cell table:number-columns-repeated="9"/>
        </table:table-row>
        <table:table-row table:style-name="ro2">
          <table:table-cell office:value-type="string">
            <text:p>AP_T2</text:p>
          </table:table-cell>
          <table:table-cell office:value-type="float" office:value="0.0284090909091">
            <text:p>0.0284090909</text:p>
          </table:table-cell>
          <table:table-cell office:value-type="float" office:value="0.147727272727">
            <text:p>0.1477272727</text:p>
          </table:table-cell>
          <table:table-cell office:value-type="float" office:value="0.363636363636">
            <text:p>0.3636363636</text:p>
          </table:table-cell>
          <table:table-cell office:value-type="float" office:value="0.642045454545">
            <text:p>0.6420454545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MJ3h</text:p>
          </table:table-cell>
          <table:table-cell office:value-type="float" office:value="0.0511363636364">
            <text:p>0.0511363636</text:p>
          </table:table-cell>
          <table:table-cell office:value-type="float" office:value="0.147727272727">
            <text:p>0.1477272727</text:p>
          </table:table-cell>
          <table:table-cell office:value-type="float" office:value="0.369318181818">
            <text:p>0.3693181818</text:p>
          </table:table-cell>
          <table:table-cell table:number-columns-repeated="5"/>
          <table:table-cell office:value-type="string">
            <text:p>AP_MPS</text:p>
          </table:table-cell>
          <table:table-cell office:value-type="float" office:value="0.0170454545455">
            <text:p>0.0170454545</text:p>
          </table:table-cell>
          <table:table-cell office:value-type="float" office:value="0.0738636363636">
            <text:p>0.0738636364</text:p>
          </table:table-cell>
          <table:table-cell office:value-type="float" office:value="0.244318181818">
            <text:p>0.2443181818</text:p>
          </table:table-cell>
          <table:table-cell table:number-columns-repeated="9"/>
        </table:table-row>
        <table:table-row table:style-name="ro3">
          <table:table-cell office:value-type="string">
            <text:p>AP_DOPE</text:p>
          </table:table-cell>
          <table:table-cell office:value-type="float" office:value="0.0170454545455">
            <text:p>0.0170454545</text:p>
          </table:table-cell>
          <table:table-cell office:value-type="float" office:value="0.0795454545455">
            <text:p>0.0795454545</text:p>
          </table:table-cell>
          <table:table-cell office:value-type="float" office:value="0.198863636364">
            <text:p>0.1988636364</text:p>
          </table:table-cell>
          <table:table-cell office:value-type="float" office:value="0.596590909091">
            <text:p>0.5965909091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AP_dDFIRE</text:p>
          </table:table-cell>
          <table:table-cell office:value-type="float" office:value="0.0454545454545">
            <text:p>0.0454545455</text:p>
          </table:table-cell>
          <table:table-cell office:value-type="float" office:value="0.147727272727">
            <text:p>0.1477272727</text:p>
          </table:table-cell>
          <table:table-cell office:value-type="float" office:value="0.346590909091">
            <text:p>0.3465909091</text:p>
          </table:table-cell>
          <table:table-cell table:number-columns-repeated="5"/>
          <table:table-cell office:value-type="string">
            <text:p>AP_DOPE</text:p>
          </table:table-cell>
          <table:table-cell office:value-type="float" office:value="0.0170454545455">
            <text:p>0.0170454545</text:p>
          </table:table-cell>
          <table:table-cell office:value-type="float" office:value="0.0795454545455">
            <text:p>0.0795454545</text:p>
          </table:table-cell>
          <table:table-cell office:value-type="float" office:value="0.198863636364">
            <text:p>0.1988636364</text:p>
          </table:table-cell>
          <table:table-cell table:number-columns-repeated="9"/>
        </table:table-row>
        <table:table-row table:style-name="ro2">
          <table:table-cell office:value-type="string">
            <text:p>AP_DOPE_HR</text:p>
          </table:table-cell>
          <table:table-cell table:number-columns-repeated="2" office:value-type="float" office:value="0.00568181818182">
            <text:p>0.0056818182</text:p>
          </table:table-cell>
          <table:table-cell office:value-type="float" office:value="0.170454545455">
            <text:p>0.1704545455</text:p>
          </table:table-cell>
          <table:table-cell office:value-type="float" office:value="0.534090909091">
            <text:p>0.5340909091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AP_T2</text:p>
          </table:table-cell>
          <table:table-cell office:value-type="float" office:value="0.0284090909091">
            <text:p>0.0284090909</text:p>
          </table:table-cell>
          <table:table-cell office:value-type="float" office:value="0.147727272727">
            <text:p>0.1477272727</text:p>
          </table:table-cell>
          <table:table-cell office:value-type="float" office:value="0.363636363636">
            <text:p>0.3636363636</text:p>
          </table:table-cell>
          <table:table-cell table:number-columns-repeated="5"/>
          <table:table-cell office:value-type="string">
            <text:p>AP_URS</text:p>
          </table:table-cell>
          <table:table-cell office:value-type="float" office:value="0.0227272727273">
            <text:p>0.0227272727</text:p>
          </table:table-cell>
          <table:table-cell office:value-type="float" office:value="0.0795454545455">
            <text:p>0.0795454545</text:p>
          </table:table-cell>
          <table:table-cell office:value-type="float" office:value="0.210227272727">
            <text:p>0.2102272727</text:p>
          </table:table-cell>
          <table:table-cell table:number-columns-repeated="9"/>
        </table:table-row>
        <table:table-row table:style-name="ro2">
          <table:table-cell office:value-type="string">
            <text:p>AP_DARS</text:p>
          </table:table-cell>
          <table:table-cell office:value-type="float" office:value="0.0397727272727">
            <text:p>0.0397727273</text:p>
          </table:table-cell>
          <table:table-cell office:value-type="float" office:value="0.125">
            <text:p>0.125</text:p>
          </table:table-cell>
          <table:table-cell office:value-type="float" office:value="0.329545454545">
            <text:p>0.3295454545</text:p>
          </table:table-cell>
          <table:table-cell office:value-type="float" office:value="0.596590909091">
            <text:p>0.5965909091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HLPL</text:p>
          </table:table-cell>
          <table:table-cell office:value-type="float" office:value="0.0738636363636">
            <text:p>0.0738636364</text:p>
          </table:table-cell>
          <table:table-cell office:value-type="float" office:value="0.164772727273">
            <text:p>0.1647727273</text:p>
          </table:table-cell>
          <table:table-cell office:value-type="float" office:value="0.397727272727">
            <text:p>0.3977272727</text:p>
          </table:table-cell>
          <table:table-cell table:number-columns-repeated="5"/>
          <table:table-cell office:value-type="string">
            <text:p>AP_GOAP_ALL</text:p>
          </table:table-cell>
          <table:table-cell office:value-type="float" office:value="0.0454545454545">
            <text:p>0.0454545455</text:p>
          </table:table-cell>
          <table:table-cell office:value-type="float" office:value="0.0795454545455">
            <text:p>0.0795454545</text:p>
          </table:table-cell>
          <table:table-cell office:value-type="float" office:value="0.181818181818">
            <text:p>0.1818181818</text:p>
          </table:table-cell>
          <table:table-cell office:value-type="float" office:value="0.448863636364">
            <text:p>0.4488636364</text:p>
          </table:table-cell>
          <table:table-cell office:value-type="float" office:value="0.801136363636">
            <text:p>0.8011363636</text:p>
          </table:table-cell>
          <table:table-cell table:number-columns-repeated="7"/>
        </table:table-row>
        <table:table-row table:style-name="ro2">
          <table:table-cell office:value-type="string">
            <text:p>AP_URS</text:p>
          </table:table-cell>
          <table:table-cell office:value-type="float" office:value="0.0227272727273">
            <text:p>0.0227272727</text:p>
          </table:table-cell>
          <table:table-cell office:value-type="float" office:value="0.0795454545455">
            <text:p>0.0795454545</text:p>
          </table:table-cell>
          <table:table-cell office:value-type="float" office:value="0.210227272727">
            <text:p>0.2102272727</text:p>
          </table:table-cell>
          <table:table-cell office:value-type="float" office:value="0.505681818182">
            <text:p>0.5056818182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CP_RMFCA</text:p>
          </table:table-cell>
          <table:table-cell office:value-type="float" office:value="0.0625">
            <text:p>0.0625</text:p>
          </table:table-cell>
          <table:table-cell office:value-type="float" office:value="0.176136363636">
            <text:p>0.1761363636</text:p>
          </table:table-cell>
          <table:table-cell office:value-type="float" office:value="0.369318181818">
            <text:p>0.3693181818</text:p>
          </table:table-cell>
          <table:table-cell table:number-columns-repeated="5"/>
          <table:table-cell office:value-type="string">
            <text:p>DESOLV</text:p>
          </table:table-cell>
          <table:table-cell office:value-type="float" office:value="0.0170454545455">
            <text:p>0.0170454545</text:p>
          </table:table-cell>
          <table:table-cell office:value-type="float" office:value="0.0852272727273">
            <text:p>0.0852272727</text:p>
          </table:table-cell>
          <table:table-cell office:value-type="float" office:value="0.284090909091">
            <text:p>0.2840909091</text:p>
          </table:table-cell>
          <table:table-cell office:value-type="float" office:value="0.5625">
            <text:p>0.5625</text:p>
          </table:table-cell>
          <table:table-cell office:value-type="float" office:value="0.801136363636">
            <text:p>0.8011363636</text:p>
          </table:table-cell>
          <table:table-cell table:number-columns-repeated="7"/>
        </table:table-row>
        <table:table-row table:style-name="ro2">
          <table:table-cell office:value-type="string">
            <text:p>AP_MPS</text:p>
          </table:table-cell>
          <table:table-cell office:value-type="float" office:value="0.0170454545455">
            <text:p>0.0170454545</text:p>
          </table:table-cell>
          <table:table-cell office:value-type="float" office:value="0.0738636363636">
            <text:p>0.0738636364</text:p>
          </table:table-cell>
          <table:table-cell office:value-type="float" office:value="0.244318181818">
            <text:p>0.2443181818</text:p>
          </table:table-cell>
          <table:table-cell office:value-type="float" office:value="0.551136363636">
            <text:p>0.5511363636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CP_TB</text:p>
          </table:table-cell>
          <table:table-cell office:value-type="float" office:value="0.0227272727273">
            <text:p>0.0227272727</text:p>
          </table:table-cell>
          <table:table-cell office:value-type="float" office:value="0.176136363636">
            <text:p>0.1761363636</text:p>
          </table:table-cell>
          <table:table-cell office:value-type="float" office:value="0.414772727273">
            <text:p>0.4147727273</text:p>
          </table:table-cell>
          <table:table-cell table:number-columns-repeated="5"/>
          <table:table-cell office:value-type="string">
            <text:p>TS</text:p>
          </table:table-cell>
          <table:table-cell office:value-type="float" office:value="0.0340909090909">
            <text:p>0.0340909091</text:p>
          </table:table-cell>
          <table:table-cell office:value-type="float" office:value="0.0852272727273">
            <text:p>0.0852272727</text:p>
          </table:table-cell>
          <table:table-cell office:value-type="float" office:value="0.289772727273">
            <text:p>0.2897727273</text:p>
          </table:table-cell>
          <table:table-cell table:number-columns-repeated="9"/>
        </table:table-row>
        <table:table-row table:style-name="ro3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0170454545455">
            <text:p>0.0170454545</text:p>
          </table:table-cell>
          <table:table-cell office:value-type="float" office:value="0.0738636363636">
            <text:p>0.0738636364</text:p>
          </table:table-cell>
          <table:table-cell office:value-type="float" office:value="0.289772727273">
            <text:p>0.2897727273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PYDOCK</text:p>
          </table:table-cell>
          <table:table-cell office:value-type="float" office:value="0.0568181818182">
            <text:p>0.0568181818</text:p>
          </table:table-cell>
          <table:table-cell office:value-type="float" office:value="0.176136363636">
            <text:p>0.1761363636</text:p>
          </table:table-cell>
          <table:table-cell office:value-type="float" office:value="0.409090909091">
            <text:p>0.4090909091</text:p>
          </table:table-cell>
          <table:table-cell table:number-columns-repeated="5"/>
          <table:table-cell office:value-type="string">
            <text:p>Qa</text:p>
          </table:table-cell>
          <table:table-cell office:value-type="float" office:value="0.0113636363636">
            <text:p>0.0113636364</text:p>
          </table:table-cell>
          <table:table-cell office:value-type="float" office:value="0.0909090909091">
            <text:p>0.0909090909</text:p>
          </table:table-cell>
          <table:table-cell office:value-type="float" office:value="0.3125">
            <text:p>0.3125</text:p>
          </table:table-cell>
          <table:table-cell table:number-columns-repeated="9"/>
        </table:table-row>
        <table:table-row table:style-name="ro2">
          <table:table-cell office:value-type="string">
            <text:p>CP_DECK</text:p>
          </table:table-cell>
          <table:table-cell office:value-type="float" office:value="0.102272727273">
            <text:p>0.1022727273</text:p>
          </table:table-cell>
          <table:table-cell office:value-type="float" office:value="0.181818181818">
            <text:p>0.1818181818</text:p>
          </table:table-cell>
          <table:table-cell office:value-type="float" office:value="0.352272727273">
            <text:p>0.3522727273</text:p>
          </table:table-cell>
          <table:table-cell office:value-type="float" office:value="0.625">
            <text:p>0.625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CP_TSC</text:p>
          </table:table-cell>
          <table:table-cell office:value-type="float" office:value="0.0681818181818">
            <text:p>0.0681818182</text:p>
          </table:table-cell>
          <table:table-cell office:value-type="float" office:value="0.181818181818">
            <text:p>0.1818181818</text:p>
          </table:table-cell>
          <table:table-cell office:value-type="float" office:value="0.426136363636">
            <text:p>0.4261363636</text:p>
          </table:table-cell>
          <table:table-cell table:number-columns-repeated="5"/>
          <table:table-cell office:value-type="string">
            <text:p>CP_ES3DC_MIN</text:p>
          </table:table-cell>
          <table:table-cell office:value-type="float" office:value="0.0454545454545">
            <text:p>0.0454545455</text:p>
          </table:table-cell>
          <table:table-cell office:value-type="float" office:value="0.0909090909091">
            <text:p>0.0909090909</text:p>
          </table:table-cell>
          <table:table-cell office:value-type="float" office:value="0.232954545455">
            <text:p>0.2329545455</text:p>
          </table:table-cell>
          <table:table-cell office:value-type="float" office:value="0.568181818182">
            <text:p>0.5681818182</text:p>
          </table:table-cell>
          <table:table-cell office:value-type="float" office:value="0.801136363636">
            <text:p>0.8011363636</text:p>
          </table:table-cell>
          <table:table-cell table:number-columns-repeated="7"/>
        </table:table-row>
        <table:table-row table:style-name="ro3">
          <table:table-cell office:value-type="string">
            <text:p>AP_PISA</text:p>
          </table:table-cell>
          <table:table-cell office:value-type="float" office:value="0.0681818181818">
            <text:p>0.0681818182</text:p>
          </table:table-cell>
          <table:table-cell office:value-type="float" office:value="0.198863636364">
            <text:p>0.1988636364</text:p>
          </table:table-cell>
          <table:table-cell office:value-type="float" office:value="0.397727272727">
            <text:p>0.3977272727</text:p>
          </table:table-cell>
          <table:table-cell office:value-type="float" office:value="0.659090909091">
            <text:p>0.6590909091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CP_DECK</text:p>
          </table:table-cell>
          <table:table-cell office:value-type="float" office:value="0.102272727273">
            <text:p>0.1022727273</text:p>
          </table:table-cell>
          <table:table-cell office:value-type="float" office:value="0.181818181818">
            <text:p>0.1818181818</text:p>
          </table:table-cell>
          <table:table-cell office:value-type="float" office:value="0.352272727273">
            <text:p>0.3522727273</text:p>
          </table:table-cell>
          <table:table-cell table:number-columns-repeated="5"/>
          <table:table-cell office:value-type="string">
            <text:p>TEl</text:p>
          </table:table-cell>
          <table:table-cell office:value-type="float" office:value="0.0113636363636">
            <text:p>0.0113636364</text:p>
          </table:table-cell>
          <table:table-cell office:value-type="float" office:value="0.0965909090909">
            <text:p>0.0965909091</text:p>
          </table:table-cell>
          <table:table-cell office:value-type="float" office:value="0.357954545455">
            <text:p>0.3579545455</text:p>
          </table:table-cell>
          <table:table-cell table:number-columns-repeated="9"/>
        </table:table-row>
        <table:table-row table:style-name="ro3">
          <table:table-cell office:value-type="string">
            <text:p>PYDOCK</text:p>
          </table:table-cell>
          <table:table-cell office:value-type="float" office:value="0.0568181818182">
            <text:p>0.0568181818</text:p>
          </table:table-cell>
          <table:table-cell office:value-type="float" office:value="0.176136363636">
            <text:p>0.1761363636</text:p>
          </table:table-cell>
          <table:table-cell office:value-type="float" office:value="0.409090909091">
            <text:p>0.4090909091</text:p>
          </table:table-cell>
          <table:table-cell office:value-type="float" office:value="0.647727272727">
            <text:p>0.6477272727</text:p>
          </table:table-cell>
          <table:table-cell office:value-type="float" office:value="0.801136363636">
            <text:p>0.8011363636</text:p>
          </table:table-cell>
          <table:table-cell/>
          <table:table-cell office:value-type="string">
            <text:p>AP_PISA</text:p>
          </table:table-cell>
          <table:table-cell office:value-type="float" office:value="0.0681818181818">
            <text:p>0.0681818182</text:p>
          </table:table-cell>
          <table:table-cell office:value-type="float" office:value="0.198863636364">
            <text:p>0.1988636364</text:p>
          </table:table-cell>
          <table:table-cell office:value-type="float" office:value="0.397727272727">
            <text:p>0.3977272727</text:p>
          </table:table-cell>
          <table:table-cell table:number-columns-repeated="5"/>
          <table:table-cell office:value-type="string">
            <text:p>Qm</text:p>
          </table:table-cell>
          <table:table-cell office:value-type="float" office:value="0.0227272727273">
            <text:p>0.0227272727</text:p>
          </table:table-cell>
          <table:table-cell office:value-type="float" office:value="0.102272727273">
            <text:p>0.1022727273</text:p>
          </table:table-cell>
          <table:table-cell office:value-type="float" office:value="0.301136363636">
            <text:p>0.3011363636</text:p>
          </table:table-cell>
          <table:table-cell table:number-columns-repeated="9"/>
        </table:table-row>
        <table:table-row table:style-name="ro3">
          <table:table-cell table:number-columns-repeated="16"/>
          <table:table-cell office:value-type="string">
            <text:p>SKOb</text:p>
          </table:table-cell>
          <table:table-cell office:value-type="float" office:value="0.0340909090909">
            <text:p>0.0340909091</text:p>
          </table:table-cell>
          <table:table-cell office:value-type="float" office:value="0.102272727273">
            <text:p>0.1022727273</text:p>
          </table:table-cell>
          <table:table-cell office:value-type="float" office:value="0.318181818182">
            <text:p>0.3181818182</text:p>
          </table:table-cell>
          <table:table-cell table:number-columns-repeated="9"/>
        </table:table-row>
        <table:table-row table:style-name="ro3">
          <table:table-cell office:value-type="string">
            <text:p>pdb.list.flexibility.1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4">
            <text:p>24</text:p>
          </table:table-cell>
          <table:table-cell table:number-columns-repeated="12"/>
          <table:table-cell office:value-type="string">
            <text:p>CP_RMFCEN2</text:p>
          </table:table-cell>
          <table:table-cell office:value-type="float" office:value="0.0284090909091">
            <text:p>0.0284090909</text:p>
          </table:table-cell>
          <table:table-cell office:value-type="float" office:value="0.107954545455">
            <text:p>0.1079545455</text:p>
          </table:table-cell>
          <table:table-cell office:value-type="float" office:value="0.261363636364">
            <text:p>0.2613636364</text:p>
          </table:table-cell>
          <table:table-cell table:number-columns-repeated="9"/>
        </table:table-row>
        <table:table-row table:style-name="ro2">
          <table:table-cell table:number-columns-repeated="16"/>
          <table:table-cell office:value-type="string">
            <text:p>CP_ZS3DC_MIN</text:p>
          </table:table-cell>
          <table:table-cell office:value-type="float" office:value="0.0340909090909">
            <text:p>0.0340909091</text:p>
          </table:table-cell>
          <table:table-cell office:value-type="float" office:value="0.107954545455">
            <text:p>0.1079545455</text:p>
          </table:table-cell>
          <table:table-cell office:value-type="float" office:value="0.238636363636">
            <text:p>0.2386363636</text:p>
          </table:table-cell>
          <table:table-cell office:value-type="float" office:value="0.607954545455">
            <text:p>0.6079545455</text:p>
          </table:table-cell>
          <table:table-cell office:value-type="float" office:value="0.801136363636">
            <text:p>0.8011363636</text:p>
          </table:table-cell>
          <table:table-cell table:number-columns-repeated="7"/>
        </table:table-row>
        <table:table-row table:style-name="ro2">
          <table:table-cell office:value-type="string">
            <text:p>BFKV</text:p>
          </table:table-cell>
          <table:table-cell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375">
            <text:p>0.375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PROPNSTS</text:p>
          </table:table-cell>
          <table:table-cell table:number-columns-repeated="5" office:value-type="float" office:value="0">
            <text:p>0</text:p>
          </table:table-cell>
          <table:table-cell table:number-columns-repeated="3"/>
          <table:table-cell office:value-type="string">
            <text:p>BFKV</text:p>
          </table:table-cell>
          <table:table-cell office:value-type="float" office:value="0.0340909090909">
            <text:p>0.0340909091</text:p>
          </table:table-cell>
          <table:table-cell office:value-type="float" office:value="0.113636363636">
            <text:p>0.1136363636</text:p>
          </table:table-cell>
          <table:table-cell office:value-type="float" office:value="0.369318181818">
            <text:p>0.3693181818</text:p>
          </table:table-cell>
          <table:table-cell table:number-columns-repeated="9"/>
        </table:table-row>
        <table:table-row table:style-name="ro2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5">
            <text:p>0.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SIPPER</text:p>
          </table:table-cell>
          <table:table-cell table:number-columns-repeated="5" office:value-type="float" office:value="0">
            <text:p>0</text:p>
          </table:table-cell>
          <table:table-cell table:number-columns-repeated="3"/>
          <table:table-cell office:value-type="string">
            <text:p>AP_DCOMPLEX</text:p>
          </table:table-cell>
          <table:table-cell office:value-type="float" office:value="0.0397727272727">
            <text:p>0.0397727273</text:p>
          </table:table-cell>
          <table:table-cell office:value-type="float" office:value="0.119318181818">
            <text:p>0.1193181818</text:p>
          </table:table-cell>
          <table:table-cell office:value-type="float" office:value="0.329545454545">
            <text:p>0.3295454545</text:p>
          </table:table-cell>
          <table:table-cell table:number-columns-repeated="9"/>
        </table:table-row>
        <table:table-row table:style-name="ro2">
          <table:table-cell office:value-type="string">
            <text:p>BT</text:p>
          </table:table-cell>
          <table:table-cell office:value-type="float" office:value="0">
            <text:p>0</text:p>
          </table:table-cell>
          <table:table-cell office:value-type="float" office:value="0.166666666667">
            <text:p>0.1666666667</text:p>
          </table:table-cell>
          <table:table-cell office:value-type="float" office:value="0.458333333333">
            <text:p>0.4583333333</text:p>
          </table:table-cell>
          <table:table-cell office:value-type="float" office:value="0.75">
            <text:p>0.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ZPAIR_CB</text:p>
          </table:table-cell>
          <table:table-cell office:value-type="float" office:value="0">
            <text:p>0</text:p>
          </table:table-cell>
          <table:table-cell office:value-type="float" office:value="0.0178571428571">
            <text:p>0.017857142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string">
            <text:p>AP_T1</text:p>
          </table:table-cell>
          <table:table-cell office:value-type="float" office:value="0.0397727272727">
            <text:p>0.0397727273</text:p>
          </table:table-cell>
          <table:table-cell office:value-type="float" office:value="0.119318181818">
            <text:p>0.1193181818</text:p>
          </table:table-cell>
          <table:table-cell office:value-type="float" office:value="0.386363636364">
            <text:p>0.3863636364</text:p>
          </table:table-cell>
          <table:table-cell table:number-columns-repeated="9"/>
        </table:table-row>
        <table:table-row table:style-name="ro2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375">
            <text:p>0.3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ZS3DC_CB</text:p>
          </table:table-cell>
          <table:table-cell office:value-type="float" office:value="0">
            <text:p>0</text:p>
          </table:table-cell>
          <table:table-cell office:value-type="float" office:value="0.0178571428571">
            <text:p>0.017857142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string">
            <text:p>AP_DARS</text:p>
          </table:table-cell>
          <table:table-cell office:value-type="float" office:value="0.0397727272727">
            <text:p>0.0397727273</text:p>
          </table:table-cell>
          <table:table-cell office:value-type="float" office:value="0.125">
            <text:p>0.125</text:p>
          </table:table-cell>
          <table:table-cell office:value-type="float" office:value="0.329545454545">
            <text:p>0.3295454545</text:p>
          </table:table-cell>
          <table:table-cell table:number-columns-repeated="9"/>
        </table:table-row>
        <table:table-row table:style-name="ro2">
          <table:table-cell office:value-type="string">
            <text:p>HLPL</text:p>
          </table:table-cell>
          <table:table-cell office:value-type="float" office:value="0.0833333333333">
            <text:p>0.0833333333</text:p>
          </table:table-cell>
          <table:table-cell office:value-type="float" office:value="0.333333333333">
            <text:p>0.3333333333</text:p>
          </table:table-cell>
          <table:table-cell office:value-type="float" office:value="0.541666666667">
            <text:p>0.5416666667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EPAIR_CB</text:p>
          </table:table-cell>
          <table:table-cell office:value-type="float" office:value="0.0833333333333">
            <text:p>0.0833333333</text:p>
          </table:table-cell>
          <table:table-cell office:value-type="float" office:value="0.0357142857143">
            <text:p>0.0357142857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string">
            <text:p>TD</text:p>
          </table:table-cell>
          <table:table-cell office:value-type="float" office:value="0.0170454545455">
            <text:p>0.0170454545</text:p>
          </table:table-cell>
          <table:table-cell office:value-type="float" office:value="0.130681818182">
            <text:p>0.1306818182</text:p>
          </table:table-cell>
          <table:table-cell office:value-type="float" office:value="0.363636363636">
            <text:p>0.3636363636</text:p>
          </table:table-cell>
          <table:table-cell table:number-columns-repeated="9"/>
        </table:table-row>
        <table:table-row table:style-name="ro2">
          <table:table-cell office:value-type="string">
            <text:p>MJ1</text:p>
          </table:table-cell>
          <table:table-cell table:number-columns-repeated="3" office:value-type="float" office:value="0">
            <text:p>0</text:p>
          </table:table-cell>
          <table:table-cell office:value-type="float" office:value="0.333333333333">
            <text:p>0.33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E3DC_CB</text:p>
          </table:table-cell>
          <table:table-cell table:number-columns-repeated="5" office:value-type="float" office:value="0">
            <text:p>0</text:p>
          </table:table-cell>
          <table:table-cell table:number-columns-repeated="3"/>
          <table:table-cell office:value-type="string">
            <text:p>CP_RMFCEN1</text:p>
          </table:table-cell>
          <table:table-cell office:value-type="float" office:value="0.0284090909091">
            <text:p>0.0284090909</text:p>
          </table:table-cell>
          <table:table-cell office:value-type="float" office:value="0.130681818182">
            <text:p>0.1306818182</text:p>
          </table:table-cell>
          <table:table-cell office:value-type="float" office:value="0.323863636364">
            <text:p>0.3238636364</text:p>
          </table:table-cell>
          <table:table-cell table:number-columns-repeated="9"/>
        </table:table-row>
        <table:table-row table:style-name="ro2">
          <table:table-cell office:value-type="string">
            <text:p>MJ2h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916666666667">
            <text:p>0.916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ZPAIR_MIN</text:p>
          </table:table-cell>
          <table:table-cell table:number-columns-repeated="5" office:value-type="float" office:value="0">
            <text:p>0</text:p>
          </table:table-cell>
          <table:table-cell table:number-columns-repeated="3"/>
          <table:table-cell office:value-type="string">
            <text:p>ODA</text:p>
          </table:table-cell>
          <table:table-cell office:value-type="float" office:value="0.0340909090909">
            <text:p>0.0340909091</text:p>
          </table:table-cell>
          <table:table-cell office:value-type="float" office:value="0.130681818182">
            <text:p>0.1306818182</text:p>
          </table:table-cell>
          <table:table-cell office:value-type="float" office:value="0.255681818182">
            <text:p>0.2556818182</text:p>
          </table:table-cell>
          <table:table-cell office:value-type="float" office:value="0.596590909091">
            <text:p>0.5965909091</text:p>
          </table:table-cell>
          <table:table-cell office:value-type="float" office:value="0.801136363636">
            <text:p>0.8011363636</text:p>
          </table:table-cell>
          <table:table-cell table:number-columns-repeated="7"/>
        </table:table-row>
        <table:table-row table:style-name="ro2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416666666667">
            <text:p>0.416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GKS</text:p>
          </table:table-cell>
          <table:table-cell office:value-type="float" office:value="0.0416666666667">
            <text:p>0.0416666667</text:p>
          </table:table-cell>
          <table:table-cell office:value-type="float" office:value="0.0178571428571">
            <text:p>0.0178571429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string">
            <text:p>MJ2h</text:p>
          </table:table-cell>
          <table:table-cell office:value-type="float" office:value="0.0340909090909">
            <text:p>0.0340909091</text:p>
          </table:table-cell>
          <table:table-cell office:value-type="float" office:value="0.130681818182">
            <text:p>0.1306818182</text:p>
          </table:table-cell>
          <table:table-cell office:value-type="float" office:value="0.329545454545">
            <text:p>0.3295454545</text:p>
          </table:table-cell>
          <table:table-cell table:number-columns-repeated="9"/>
        </table:table-row>
        <table:table-row table:style-name="ro2">
          <table:table-cell office:value-type="string">
            <text:p>MJ3h</text:p>
          </table:table-cell>
          <table:table-cell office:value-type="float" office:value="0.0833333333333">
            <text:p>0.0833333333</text:p>
          </table:table-cell>
          <table:table-cell office:value-type="float" office:value="0.166666666667">
            <text:p>0.1666666667</text:p>
          </table:table-cell>
          <table:table-cell office:value-type="float" office:value="0.541666666667">
            <text:p>0.5416666667</text:p>
          </table:table-cell>
          <table:table-cell office:value-type="float" office:value="0.916666666667">
            <text:p>0.916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0178571428571">
            <text:p>0.0178571429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string">
            <text:p>BT</text:p>
          </table:table-cell>
          <table:table-cell office:value-type="float" office:value="0.0397727272727">
            <text:p>0.0397727273</text:p>
          </table:table-cell>
          <table:table-cell office:value-type="float" office:value="0.130681818182">
            <text:p>0.1306818182</text:p>
          </table:table-cell>
          <table:table-cell office:value-type="float" office:value="0.363636363636">
            <text:p>0.3636363636</text:p>
          </table:table-cell>
          <table:table-cell table:number-columns-repeated="9"/>
        </table:table-row>
        <table:table-row table:style-name="ro3">
          <table:table-cell office:value-type="string">
            <text:p>MJPL</text:p>
          </table:table-cell>
          <table:table-cell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291666666667">
            <text:p>0.2916666667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MJ2</text:p>
          </table:table-cell>
          <table:table-cell office:value-type="float" office:value="0.0416666666667">
            <text:p>0.0416666667</text:p>
          </table:table-cell>
          <table:table-cell office:value-type="float" office:value="0.0178571428571">
            <text:p>0.0178571429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string">
            <text:p>Qp</text:p>
          </table:table-cell>
          <table:table-cell office:value-type="float" office:value="0.0397727272727">
            <text:p>0.0397727273</text:p>
          </table:table-cell>
          <table:table-cell office:value-type="float" office:value="0.136363636364">
            <text:p>0.1363636364</text:p>
          </table:table-cell>
          <table:table-cell office:value-type="float" office:value="0.3125">
            <text:p>0.3125</text:p>
          </table:table-cell>
          <table:table-cell table:number-columns-repeated="9"/>
        </table:table-row>
        <table:table-row table:style-name="ro2">
          <table:table-cell office:value-type="string">
            <text:p>MSBM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125">
            <text:p>0.125</text:p>
          </table:table-cell>
          <table:table-cell office:value-type="float" office:value="0.583333333333">
            <text:p>0.58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MS</text:p>
          </table:table-cell>
          <table:table-cell office:value-type="float" office:value="0.0416666666667">
            <text:p>0.0416666667</text:p>
          </table:table-cell>
          <table:table-cell office:value-type="float" office:value="0.0178571428571">
            <text:p>0.0178571429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string">
            <text:p>CP_SKOIP</text:p>
          </table:table-cell>
          <table:table-cell office:value-type="float" office:value="0.0511363636364">
            <text:p>0.0511363636</text:p>
          </table:table-cell>
          <table:table-cell office:value-type="float" office:value="0.136363636364">
            <text:p>0.1363636364</text:p>
          </table:table-cell>
          <table:table-cell office:value-type="float" office:value="0.397727272727">
            <text:p>0.3977272727</text:p>
          </table:table-cell>
          <table:table-cell table:number-columns-repeated="9"/>
        </table:table-row>
        <table:table-row table:style-name="ro2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416666666667">
            <text:p>0.416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DOPE_HR</text:p>
          </table:table-cell>
          <table:table-cell office:value-type="float" office:value="0.0416666666667">
            <text:p>0.0416666667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string">
            <text:p>AP_DFIRE2</text:p>
          </table:table-cell>
          <table:table-cell office:value-type="float" office:value="0.0454545454545">
            <text:p>0.0454545455</text:p>
          </table:table-cell>
          <table:table-cell office:value-type="float" office:value="0.142045454545">
            <text:p>0.1420454545</text:p>
          </table:table-cell>
          <table:table-cell office:value-type="float" office:value="0.289772727273">
            <text:p>0.2897727273</text:p>
          </table:table-cell>
          <table:table-cell table:number-columns-repeated="9"/>
        </table:table-row>
        <table:table-row table:style-name="ro3">
          <table:table-cell office:value-type="string">
            <text:p>Qa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458333333333">
            <text:p>0.4583333333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Z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AP_T2</text:p>
          </table:table-cell>
          <table:table-cell office:value-type="float" office:value="0.0284090909091">
            <text:p>0.0284090909</text:p>
          </table:table-cell>
          <table:table-cell office:value-type="float" office:value="0.147727272727">
            <text:p>0.1477272727</text:p>
          </table:table-cell>
          <table:table-cell office:value-type="float" office:value="0.363636363636">
            <text:p>0.3636363636</text:p>
          </table:table-cell>
          <table:table-cell table:number-columns-repeated="9"/>
        </table:table-row>
        <table:table-row table:style-name="ro3">
          <table:table-cell office:value-type="string">
            <text:p>Qm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666666666667">
            <text:p>0.666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ES3DC_CB</text:p>
          </table:table-cell>
          <table:table-cell office:value-type="float" office:value="0.0416666666667">
            <text:p>0.0416666667</text:p>
          </table:table-cell>
          <table:table-cell office:value-type="float" office:value="0.0535714285714">
            <text:p>0.0535714286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AP_dDFIRE</text:p>
          </table:table-cell>
          <table:table-cell office:value-type="float" office:value="0.0454545454545">
            <text:p>0.0454545455</text:p>
          </table:table-cell>
          <table:table-cell office:value-type="float" office:value="0.147727272727">
            <text:p>0.1477272727</text:p>
          </table:table-cell>
          <table:table-cell office:value-type="float" office:value="0.346590909091">
            <text:p>0.3465909091</text:p>
          </table:table-cell>
          <table:table-cell table:number-columns-repeated="9"/>
        </table:table-row>
        <table:table-row table:style-name="ro3">
          <table:table-cell office:value-type="string">
            <text:p>Qp</text:p>
          </table:table-cell>
          <table:table-cell office:value-type="float" office:value="0.0416666666667">
            <text:p>0.0416666667</text:p>
          </table:table-cell>
          <table:table-cell office:value-type="float" office:value="0.291666666667">
            <text:p>0.2916666667</text:p>
          </table:table-cell>
          <table:table-cell office:value-type="float" office:value="0.5">
            <text:p>0.5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ZLOCAL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9491525424">
            <text:p>0.01694915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string">
            <text:p>MJ3h</text:p>
          </table:table-cell>
          <table:table-cell office:value-type="float" office:value="0.0511363636364">
            <text:p>0.0511363636</text:p>
          </table:table-cell>
          <table:table-cell office:value-type="float" office:value="0.147727272727">
            <text:p>0.1477272727</text:p>
          </table:table-cell>
          <table:table-cell office:value-type="float" office:value="0.369318181818">
            <text:p>0.3693181818</text:p>
          </table:table-cell>
          <table:table-cell table:number-columns-repeated="9"/>
        </table:table-row>
        <table:table-row table:style-name="ro2">
          <table:table-cell office:value-type="string">
            <text:p>RO</text:p>
          </table:table-cell>
          <table:table-cell table:number-columns-repeated="2" office:value-type="float" office:value="0.0416666666667">
            <text:p>0.0416666667</text:p>
          </table:table-cell>
          <table:table-cell office:value-type="float" office:value="0.208333333333">
            <text:p>0.2083333333</text:p>
          </table:table-cell>
          <table:table-cell office:value-type="float" office:value="0.625">
            <text:p>0.62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Z3DC_MIN</text:p>
          </table:table-cell>
          <table:table-cell office:value-type="float" office:value="0.0416666666667">
            <text:p>0.0416666667</text:p>
          </table:table-cell>
          <table:table-cell office:value-type="float" office:value="0">
            <text:p>0</text:p>
          </table:table-cell>
          <table:table-cell office:value-type="float" office:value="0.0169491525424">
            <text:p>0.01694915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string">
            <text:p>PROPNSTS</text:p>
          </table:table-cell>
          <table:table-cell office:value-type="float" office:value="0.0340909090909">
            <text:p>0.0340909091</text:p>
          </table:table-cell>
          <table:table-cell office:value-type="float" office:value="0.159090909091">
            <text:p>0.1590909091</text:p>
          </table:table-cell>
          <table:table-cell office:value-type="float" office:value="0.329545454545">
            <text:p>0.3295454545</text:p>
          </table:table-cell>
          <table:table-cell office:value-type="float" office:value="0.517045454545">
            <text:p>0.5170454545</text:p>
          </table:table-cell>
          <table:table-cell office:value-type="float" office:value="0.801136363636">
            <text:p>0.8011363636</text:p>
          </table:table-cell>
          <table:table-cell table:number-columns-repeated="7"/>
        </table:table-row>
        <table:table-row table:style-name="ro2">
          <table:table-cell office:value-type="string">
            <text:p>SJKG</text:p>
          </table:table-cell>
          <table:table-cell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333333333333">
            <text:p>0.3333333333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E3DC_MIN</text:p>
          </table:table-cell>
          <table:table-cell office:value-type="float" office:value="0.0416666666667">
            <text:p>0.0416666667</text:p>
          </table:table-cell>
          <table:table-cell office:value-type="float" office:value="0.0714285714286">
            <text:p>0.0714285714</text:p>
          </table:table-cell>
          <table:table-cell office:value-type="float" office:value="0.0169491525424">
            <text:p>0.01694915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string">
            <text:p>AP_GOAP_DF</text:p>
          </table:table-cell>
          <table:table-cell office:value-type="float" office:value="0.0568181818182">
            <text:p>0.0568181818</text:p>
          </table:table-cell>
          <table:table-cell office:value-type="float" office:value="0.159090909091">
            <text:p>0.1590909091</text:p>
          </table:table-cell>
          <table:table-cell office:value-type="float" office:value="0.3125">
            <text:p>0.3125</text:p>
          </table:table-cell>
          <table:table-cell office:value-type="float" office:value="0.630681818182">
            <text:p>0.6306818182</text:p>
          </table:table-cell>
          <table:table-cell office:value-type="float" office:value="0.801136363636">
            <text:p>0.8011363636</text:p>
          </table:table-cell>
          <table:table-cell table:number-columns-repeated="7"/>
        </table:table-row>
        <table:table-row table:style-name="ro3">
          <table:table-cell office:value-type="string">
            <text:p>SKOa</text:p>
          </table:table-cell>
          <table:table-cell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208333333333">
            <text:p>0.2083333333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VD</text:p>
          </table:table-cell>
          <table:table-cell office:value-type="float" office:value="0.0833333333333">
            <text:p>0.0833333333</text:p>
          </table:table-cell>
          <table:table-cell office:value-type="float" office:value="0.0357142857143">
            <text:p>0.0357142857</text:p>
          </table:table-cell>
          <table:table-cell office:value-type="float" office:value="0.0169491525424">
            <text:p>0.016949152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HLPL</text:p>
          </table:table-cell>
          <table:table-cell office:value-type="float" office:value="0.0738636363636">
            <text:p>0.0738636364</text:p>
          </table:table-cell>
          <table:table-cell office:value-type="float" office:value="0.164772727273">
            <text:p>0.1647727273</text:p>
          </table:table-cell>
          <table:table-cell office:value-type="float" office:value="0.397727272727">
            <text:p>0.3977272727</text:p>
          </table:table-cell>
          <table:table-cell table:number-columns-repeated="9"/>
        </table:table-row>
        <table:table-row table:style-name="ro3">
          <table:table-cell office:value-type="string">
            <text:p>SKOb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WENG</text:p>
          </table:table-cell>
          <table:table-cell office:value-type="float" office:value="0.0416666666667">
            <text:p>0.0416666667</text:p>
          </table:table-cell>
          <table:table-cell office:value-type="float" office:value="0.0178571428571">
            <text:p>0.0178571429</text:p>
          </table:table-cell>
          <table:table-cell office:value-type="float" office:value="0.0169491525424">
            <text:p>0.016949152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SIPPER</text:p>
          </table:table-cell>
          <table:table-cell office:value-type="float" office:value="0.0625">
            <text:p>0.0625</text:p>
          </table:table-cell>
          <table:table-cell office:value-type="float" office:value="0.170454545455">
            <text:p>0.1704545455</text:p>
          </table:table-cell>
          <table:table-cell office:value-type="float" office:value="0.380681818182">
            <text:p>0.3806818182</text:p>
          </table:table-cell>
          <table:table-cell office:value-type="float" office:value="0.659090909091">
            <text:p>0.6590909091</text:p>
          </table:table-cell>
          <table:table-cell office:value-type="float" office:value="0.801136363636">
            <text:p>0.8011363636</text:p>
          </table:table-cell>
          <table:table-cell table:number-columns-repeated="7"/>
        </table:table-row>
        <table:table-row table:style-name="ro2">
          <table:table-cell office:value-type="string">
            <text:p>TD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458333333333">
            <text:p>0.4583333333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URS</text:p>
          </table:table-cell>
          <table:table-cell office:value-type="float" office:value="0.166666666667">
            <text:p>0.1666666667</text:p>
          </table:table-cell>
          <table:table-cell office:value-type="float" office:value="0.142857142857">
            <text:p>0.1428571429</text:p>
          </table:table-cell>
          <table:table-cell office:value-type="float" office:value="0.0169491525424">
            <text:p>0.0169491525</text:p>
          </table:table-cell>
          <table:table-cell office:value-type="float" office:value="0.0384615384615">
            <text:p>0.0384615385</text:p>
          </table:table-cell>
          <table:table-cell table:number-columns-repeated="4"/>
          <table:table-cell office:value-type="string">
            <text:p>CP_TB</text:p>
          </table:table-cell>
          <table:table-cell office:value-type="float" office:value="0.0227272727273">
            <text:p>0.0227272727</text:p>
          </table:table-cell>
          <table:table-cell office:value-type="float" office:value="0.176136363636">
            <text:p>0.1761363636</text:p>
          </table:table-cell>
          <table:table-cell office:value-type="float" office:value="0.414772727273">
            <text:p>0.4147727273</text:p>
          </table:table-cell>
          <table:table-cell table:number-columns-repeated="9"/>
        </table:table-row>
        <table:table-row table:style-name="ro3">
          <table:table-cell office:value-type="string">
            <text:p>TEl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ELOCAL_MIN</text:p>
          </table:table-cell>
          <table:table-cell office:value-type="float" office:value="0.125">
            <text:p>0.125</text:p>
          </table:table-cell>
          <table:table-cell office:value-type="float" office:value="0.0714285714286">
            <text:p>0.0714285714</text:p>
          </table:table-cell>
          <table:table-cell office:value-type="float" office:value="0.0338983050847">
            <text:p>0.033898305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string">
            <text:p>PYDOCK</text:p>
          </table:table-cell>
          <table:table-cell office:value-type="float" office:value="0.0568181818182">
            <text:p>0.0568181818</text:p>
          </table:table-cell>
          <table:table-cell office:value-type="float" office:value="0.176136363636">
            <text:p>0.1761363636</text:p>
          </table:table-cell>
          <table:table-cell office:value-type="float" office:value="0.409090909091">
            <text:p>0.4090909091</text:p>
          </table:table-cell>
          <table:table-cell table:number-columns-repeated="9"/>
        </table:table-row>
        <table:table-row table:style-name="ro3">
          <table:table-cell office:value-type="string">
            <text:p>TEs</text:p>
          </table:table-cell>
          <table:table-cell table:number-columns-repeated="2" office:value-type="float" office:value="0">
            <text:p>0</text:p>
          </table:table-cell>
          <table:table-cell office:value-type="float" office:value="0.458333333333">
            <text:p>0.4583333333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BL</text:p>
          </table:table-cell>
          <table:table-cell office:value-type="float" office:value="0.0416666666667">
            <text:p>0.0416666667</text:p>
          </table:table-cell>
          <table:table-cell office:value-type="float" office:value="0.0178571428571">
            <text:p>0.0178571429</text:p>
          </table:table-cell>
          <table:table-cell office:value-type="float" office:value="0.0338983050847">
            <text:p>0.033898305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P_RMFCA</text:p>
          </table:table-cell>
          <table:table-cell office:value-type="float" office:value="0.0625">
            <text:p>0.0625</text:p>
          </table:table-cell>
          <table:table-cell office:value-type="float" office:value="0.176136363636">
            <text:p>0.1761363636</text:p>
          </table:table-cell>
          <table:table-cell office:value-type="float" office:value="0.369318181818">
            <text:p>0.3693181818</text:p>
          </table:table-cell>
          <table:table-cell table:number-columns-repeated="9"/>
        </table:table-row>
        <table:table-row table:style-name="ro2">
          <table:table-cell office:value-type="string">
            <text:p>TS</text:p>
          </table:table-cell>
          <table:table-cell office:value-type="float" office:value="0.0833333333333">
            <text:p>0.0833333333</text:p>
          </table:table-cell>
          <table:table-cell office:value-type="float" office:value="0.208333333333">
            <text:p>0.2083333333</text:p>
          </table:table-cell>
          <table:table-cell office:value-type="float" office:value="0.541666666667">
            <text:p>0.5416666667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MSBM</text:p>
          </table:table-cell>
          <table:table-cell office:value-type="float" office:value="0.0833333333333">
            <text:p>0.0833333333</text:p>
          </table:table-cell>
          <table:table-cell office:value-type="float" office:value="0.0535714285714">
            <text:p>0.0535714286</text:p>
          </table:table-cell>
          <table:table-cell office:value-type="float" office:value="0.0338983050847">
            <text:p>0.033898305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PYDOCK_TOT</text:p>
          </table:table-cell>
          <table:table-cell office:value-type="float" office:value="0.0568181818182">
            <text:p>0.0568181818</text:p>
          </table:table-cell>
          <table:table-cell office:value-type="float" office:value="0.181818181818">
            <text:p>0.1818181818</text:p>
          </table:table-cell>
          <table:table-cell office:value-type="float" office:value="0.403409090909">
            <text:p>0.4034090909</text:p>
          </table:table-cell>
          <table:table-cell office:value-type="float" office:value="0.642045454545">
            <text:p>0.6420454545</text:p>
          </table:table-cell>
          <table:table-cell office:value-type="float" office:value="0.801136363636">
            <text:p>0.8011363636</text:p>
          </table:table-cell>
          <table:table-cell table:number-columns-repeated="7"/>
        </table:table-row>
        <table:table-row table:style-name="ro2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166666666667">
            <text:p>0.1666666667</text:p>
          </table:table-cell>
          <table:table-cell office:value-type="float" office:value="0.541666666667">
            <text:p>0.54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ELOCAL_CB</text:p>
          </table:table-cell>
          <table:table-cell office:value-type="float" office:value="0.125">
            <text:p>0.125</text:p>
          </table:table-cell>
          <table:table-cell office:value-type="float" office:value="0.0892857142857">
            <text:p>0.0892857143</text:p>
          </table:table-cell>
          <table:table-cell office:value-type="float" office:value="0.0338983050847">
            <text:p>0.0338983051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P_TSC</text:p>
          </table:table-cell>
          <table:table-cell office:value-type="float" office:value="0.0681818181818">
            <text:p>0.0681818182</text:p>
          </table:table-cell>
          <table:table-cell office:value-type="float" office:value="0.181818181818">
            <text:p>0.1818181818</text:p>
          </table:table-cell>
          <table:table-cell office:value-type="float" office:value="0.426136363636">
            <text:p>0.4261363636</text:p>
          </table:table-cell>
          <table:table-cell table:number-columns-repeated="9"/>
        </table:table-row>
        <table:table-row table:style-name="ro2">
          <table:table-cell office:value-type="string">
            <text:p>CP_SKOIP</text:p>
          </table:table-cell>
          <table:table-cell table:number-columns-repeated="2" office:value-type="float" office:value="0.0833333333333">
            <text:p>0.0833333333</text:p>
          </table:table-cell>
          <table:table-cell office:value-type="float" office:value="0.583333333333">
            <text:p>0.5833333333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E3D_CB</text:p>
          </table:table-cell>
          <table:table-cell office:value-type="float" office:value="0.125">
            <text:p>0.125</text:p>
          </table:table-cell>
          <table:table-cell office:value-type="float" office:value="0.0892857142857">
            <text:p>0.0892857143</text:p>
          </table:table-cell>
          <table:table-cell office:value-type="float" office:value="0.0338983050847">
            <text:p>0.0338983051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P_DECK</text:p>
          </table:table-cell>
          <table:table-cell office:value-type="float" office:value="0.102272727273">
            <text:p>0.1022727273</text:p>
          </table:table-cell>
          <table:table-cell office:value-type="float" office:value="0.181818181818">
            <text:p>0.1818181818</text:p>
          </table:table-cell>
          <table:table-cell office:value-type="float" office:value="0.352272727273">
            <text:p>0.3522727273</text:p>
          </table:table-cell>
          <table:table-cell table:number-columns-repeated="9"/>
        </table:table-row>
        <table:table-row table:style-name="ro3">
          <table:table-cell office:value-type="string">
            <text:p>AP_DCOMPLEX</text:p>
          </table:table-cell>
          <table:table-cell office:value-type="float" office:value="0.0416666666667">
            <text:p>0.0416666667</text:p>
          </table:table-cell>
          <table:table-cell office:value-type="float" office:value="0.166666666667">
            <text:p>0.1666666667</text:p>
          </table:table-cell>
          <table:table-cell office:value-type="float" office:value="0.5">
            <text:p>0.5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calRW</text:p>
          </table:table-cell>
          <table:table-cell office:value-type="float" office:value="0.0833333333333">
            <text:p>0.0833333333</text:p>
          </table:table-cell>
          <table:table-cell office:value-type="float" office:value="0.0357142857143">
            <text:p>0.0357142857</text:p>
          </table:table-cell>
          <table:table-cell office:value-type="float" office:value="0.0338983050847">
            <text:p>0.0338983051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AP_PISA</text:p>
          </table:table-cell>
          <table:table-cell office:value-type="float" office:value="0.0681818181818">
            <text:p>0.0681818182</text:p>
          </table:table-cell>
          <table:table-cell office:value-type="float" office:value="0.198863636364">
            <text:p>0.1988636364</text:p>
          </table:table-cell>
          <table:table-cell office:value-type="float" office:value="0.397727272727">
            <text:p>0.3977272727</text:p>
          </table:table-cell>
          <table:table-cell table:number-columns-repeated="9"/>
        </table:table-row>
        <table:table-row table:style-name="ro3">
          <table:table-cell office:value-type="string">
            <text:p>AP_dDFIRE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ELE</text:p>
          </table:table-cell>
          <table:table-cell office:value-type="float" office:value="0.166666666667">
            <text:p>0.1666666667</text:p>
          </table:table-cell>
          <table:table-cell office:value-type="float" office:value="0.0535714285714">
            <text:p>0.0535714286</text:p>
          </table:table-cell>
          <table:table-cell office:value-type="float" office:value="0.0508474576271">
            <text:p>0.0508474576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2">
          <table:table-cell office:value-type="string">
            <text:p>AP_DFIRE2</text:p>
          </table:table-cell>
          <table:table-cell office:value-type="float" office:value="0.0833333333333">
            <text:p>0.0833333333</text:p>
          </table:table-cell>
          <table:table-cell office:value-type="float" office:value="0.166666666667">
            <text:p>0.1666666667</text:p>
          </table:table-cell>
          <table:table-cell office:value-type="float" office:value="0.416666666667">
            <text:p>0.4166666667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VDW</text:p>
          </table:table-cell>
          <table:table-cell office:value-type="float" office:value="0.0416666666667">
            <text:p>0.0416666667</text:p>
          </table:table-cell>
          <table:table-cell office:value-type="float" office:value="0.0357142857143">
            <text:p>0.0357142857</text:p>
          </table:table-cell>
          <table:table-cell office:value-type="float" office:value="0.0508474576271">
            <text:p>0.0508474576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2"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office:value-type="float" office:value="0.166666666667">
            <text:p>0.1666666667</text:p>
          </table:table-cell>
          <table:table-cell office:value-type="float" office:value="0.458333333333">
            <text:p>0.4583333333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ZLOCAL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8474576271">
            <text:p>0.0508474576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2">
          <table:table-cell office:value-type="string">
            <text:p>CP_RMFCEN2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291666666667">
            <text:p>0.2916666667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EPAIR_MIN</text:p>
          </table:table-cell>
          <table:table-cell office:value-type="float" office:value="0.0416666666667">
            <text:p>0.0416666667</text:p>
          </table:table-cell>
          <table:table-cell office:value-type="float" office:value="0.0357142857143">
            <text:p>0.0357142857</text:p>
          </table:table-cell>
          <table:table-cell office:value-type="float" office:value="0.0508474576271">
            <text:p>0.0508474576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2">
          <table:table-cell office:value-type="string">
            <text:p>CP_RMFCA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MJPL</text:p>
          </table:table-cell>
          <table:table-cell office:value-type="float" office:value="0.0833333333333">
            <text:p>0.0833333333</text:p>
          </table:table-cell>
          <table:table-cell office:value-type="float" office:value="0.0714285714286">
            <text:p>0.0714285714</text:p>
          </table:table-cell>
          <table:table-cell office:value-type="float" office:value="0.0508474576271">
            <text:p>0.050847457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CP_TB</text:p>
          </table:table-cell>
          <table:table-cell office:value-type="float" office:value="0.0416666666667">
            <text:p>0.0416666667</text:p>
          </table:table-cell>
          <table:table-cell office:value-type="float" office:value="0.333333333333">
            <text:p>0.3333333333</text:p>
          </table:table-cell>
          <table:table-cell office:value-type="float" office:value="0.666666666667">
            <text:p>0.6666666667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DESOLV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0508474576271">
            <text:p>0.0508474576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office:value-type="string">
            <text:p>CP_TSC</text:p>
          </table:table-cell>
          <table:table-cell office:value-type="float" office:value="0.125">
            <text:p>0.125</text:p>
          </table:table-cell>
          <table:table-cell office:value-type="float" office:value="0.333333333333">
            <text:p>0.3333333333</text:p>
          </table:table-cell>
          <table:table-cell office:value-type="float" office:value="0.583333333333">
            <text:p>0.5833333333</text:p>
          </table:table-cell>
          <table:table-cell office:value-type="float" office:value="0.916666666667">
            <text:p>0.916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E3D_MIN</text:p>
          </table:table-cell>
          <table:table-cell office:value-type="float" office:value="0.0833333333333">
            <text:p>0.0833333333</text:p>
          </table:table-cell>
          <table:table-cell office:value-type="float" office:value="0.0892857142857">
            <text:p>0.0892857143</text:p>
          </table:table-cell>
          <table:table-cell office:value-type="float" office:value="0.0508474576271">
            <text:p>0.0508474576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office:value-type="string">
            <text:p>AP_T1</text:p>
          </table:table-cell>
          <table:table-cell office:value-type="float" office:value="0.125">
            <text:p>0.125</text:p>
          </table:table-cell>
          <table:table-cell office:value-type="float" office:value="0.291666666667">
            <text:p>0.2916666667</text:p>
          </table:table-cell>
          <table:table-cell office:value-type="float" office:value="0.666666666667">
            <text:p>0.6666666667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DOPE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0508474576271">
            <text:p>0.0508474576</text:p>
          </table:table-cell>
          <table:table-cell office:value-type="float" office:value="0.0384615384615">
            <text:p>0.0384615385</text:p>
          </table:table-cell>
          <table:table-cell table:number-columns-repeated="11"/>
          <table:table-cell office:value-type="string">
            <text:p>MJ2h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/>
        </table:table-row>
        <table:table-row table:style-name="ro3">
          <table:table-cell office:value-type="string">
            <text:p>AP_T2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958333333333">
            <text:p>0.9583333333</text:p>
          </table:table-cell>
          <table:table-cell/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office:value-type="float" office:value="0.0535714285714">
            <text:p>0.0535714286</text:p>
          </table:table-cell>
          <table:table-cell office:value-type="float" office:value="0.0677966101695">
            <text:p>0.067796610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AP_dDFIRE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/>
        </table:table-row>
        <table:table-row table:style-name="ro3">
          <table:table-cell office:value-type="string">
            <text:p>AP_DOPE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333333333333">
            <text:p>0.3333333333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calRWp</text:p>
          </table:table-cell>
          <table:table-cell office:value-type="float" office:value="0.0416666666667">
            <text:p>0.0416666667</text:p>
          </table:table-cell>
          <table:table-cell office:value-type="float" office:value="0.0357142857143">
            <text:p>0.0357142857</text:p>
          </table:table-cell>
          <table:table-cell office:value-type="float" office:value="0.0677966101695">
            <text:p>0.0677966102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string">
            <text:p>CP_RMFCA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/>
        </table:table-row>
        <table:table-row table:style-name="ro2">
          <table:table-cell office:value-type="string">
            <text:p>AP_DOPE_HR</text:p>
          </table:table-cell>
          <table:table-cell table:number-columns-repeated="2"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SJKG</text:p>
          </table:table-cell>
          <table:table-cell office:value-type="float" office:value="0.0833333333333">
            <text:p>0.0833333333</text:p>
          </table:table-cell>
          <table:table-cell office:value-type="float" office:value="0.0892857142857">
            <text:p>0.0892857143</text:p>
          </table:table-cell>
          <table:table-cell office:value-type="float" office:value="0.0677966101695">
            <text:p>0.0677966102</text:p>
          </table:table-cell>
          <table:table-cell office:value-type="float" office:value="0.0384615384615">
            <text:p>0.0384615385</text:p>
          </table:table-cell>
          <table:table-cell table:number-columns-repeated="2"/>
          <table:table-cell/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f5</text:p>
          </table:table-cell>
          <table:table-cell table:number-columns-repeated="3"/>
          <table:table-cell office:value-type="string">
            <text:p>AP_T2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/>
        </table:table-row>
        <table:table-row table:style-name="ro2">
          <table:table-cell office:value-type="string">
            <text:p>AP_DARS</text:p>
          </table:table-cell>
          <table:table-cell office:value-type="float" office:value="0.0416666666667">
            <text:p>0.0416666667</text:p>
          </table:table-cell>
          <table:table-cell office:value-type="float" office:value="0.166666666667">
            <text:p>0.1666666667</text:p>
          </table:table-cell>
          <table:table-cell office:value-type="float" office:value="0.25">
            <text:p>0.25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TS</text:p>
          </table:table-cell>
          <table:table-cell office:value-type="float" office:value="0.208333333333">
            <text:p>0.2083333333</text:p>
          </table:table-cell>
          <table:table-cell office:value-type="float" office:value="0.0892857142857">
            <text:p>0.0892857143</text:p>
          </table:table-cell>
          <table:table-cell office:value-type="float" office:value="0.0677966101695">
            <text:p>0.0677966102</text:p>
          </table:table-cell>
          <table:table-cell office:value-type="float" office:value="0.0384615384615">
            <text:p>0.0384615385</text:p>
          </table:table-cell>
          <table:table-cell table:number-columns-repeated="2"/>
          <table:table-cell office:value-type="string">
            <text:p>CP_HLPL</text:p>
          </table:table-cell>
          <table:table-cell office:value-type="float" office:value="0.333333333333">
            <text:p>0.3333333333</text:p>
          </table:table-cell>
          <table:table-cell office:value-type="float" office:value="0.178571428571">
            <text:p>0.1785714286</text:p>
          </table:table-cell>
          <table:table-cell office:value-type="float" office:value="0.118644067797">
            <text:p>0.1186440678</text:p>
          </table:table-cell>
          <table:table-cell office:value-type="float" office:value="0.115384615385">
            <text:p>0.1153846154</text:p>
          </table:table-cell>
          <table:table-cell office:value-type="float" office:value="0.0909090909091">
            <text:p>0.0909090909</text:p>
          </table:table-cell>
          <table:table-cell table:number-columns-repeated="3"/>
          <table:table-cell office:value-type="string">
            <text:p>ODA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458333333333">
            <text:p>0.4583333333</text:p>
          </table:table-cell>
          <table:table-cell/>
          <table:table-cell office:value-type="string">
            <text:p>HLPL</text:p>
          </table:table-cell>
        </table:table-row>
        <table:table-row table:style-name="ro2">
          <table:table-cell office:value-type="string">
            <text:p>AP_URS</text:p>
          </table:table-cell>
          <table:table-cell office:value-type="float" office:value="0.0416666666667">
            <text:p>0.0416666667</text:p>
          </table:table-cell>
          <table:table-cell office:value-type="float" office:value="0.166666666667">
            <text:p>0.1666666667</text:p>
          </table:table-cell>
          <table:table-cell office:value-type="float" office:value="0.291666666667">
            <text:p>0.2916666667</text:p>
          </table:table-cell>
          <table:table-cell office:value-type="float" office:value="0.583333333333">
            <text:p>0.58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RMFCEN2</text:p>
          </table:table-cell>
          <table:table-cell office:value-type="float" office:value="0.0833333333333">
            <text:p>0.0833333333</text:p>
          </table:table-cell>
          <table:table-cell office:value-type="float" office:value="0.214285714286">
            <text:p>0.2142857143</text:p>
          </table:table-cell>
          <table:table-cell office:value-type="float" office:value="0.0677966101695">
            <text:p>0.0677966102</text:p>
          </table:table-cell>
          <table:table-cell office:value-type="float" office:value="0.0384615384615">
            <text:p>0.0384615385</text:p>
          </table:table-cell>
          <table:table-cell table:number-columns-repeated="2"/>
          <table:table-cell office:value-type="string">
            <text:p>CP_RMFCA</text:p>
          </table:table-cell>
          <table:table-cell office:value-type="float" office:value="0.25">
            <text:p>0.25</text:p>
          </table:table-cell>
          <table:table-cell office:value-type="float" office:value="0.196428571429">
            <text:p>0.1964285714</text:p>
          </table:table-cell>
          <table:table-cell office:value-type="float" office:value="0.186440677966">
            <text:p>0.186440678</text:p>
          </table:table-cell>
          <table:table-cell office:value-type="float" office:value="0.0769230769231">
            <text:p>0.0769230769</text:p>
          </table:table-cell>
          <table:table-cell office:value-type="float" office:value="0.0909090909091">
            <text:p>0.0909090909</text:p>
          </table:table-cell>
          <table:table-cell table:number-columns-repeated="3"/>
          <table:table-cell office:value-type="string">
            <text:p>CP_ZS3DC_MIN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/>
          <table:table-cell office:value-type="string">
            <text:p>CP_RMFCA</text:p>
          </table:table-cell>
        </table:table-row>
        <table:table-row table:style-name="ro1">
          <table:table-cell office:value-type="string">
            <text:p>AP_MPS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333333333333">
            <text:p>0.3333333333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Qa</text:p>
          </table:table-cell>
          <table:table-cell office:value-type="float" office:value="0.125">
            <text:p>0.125</text:p>
          </table:table-cell>
          <table:table-cell office:value-type="float" office:value="0.0892857142857">
            <text:p>0.0892857143</text:p>
          </table:table-cell>
          <table:table-cell office:value-type="float" office:value="0.0677966101695">
            <text:p>0.0677966102</text:p>
          </table:table-cell>
          <table:table-cell office:value-type="float" office:value="0.153846153846">
            <text:p>0.1538461538</text:p>
          </table:table-cell>
          <table:table-cell table:number-columns-repeated="2"/>
          <table:table-cell office:value-type="string">
            <text:p>CP_TB</text:p>
          </table:table-cell>
          <table:table-cell office:value-type="float" office:value="0.333333333333">
            <text:p>0.3333333333</text:p>
          </table:table-cell>
          <table:table-cell office:value-type="float" office:value="0.214285714286">
            <text:p>0.2142857143</text:p>
          </table:table-cell>
          <table:table-cell office:value-type="float" office:value="0.101694915254">
            <text:p>0.1016949153</text:p>
          </table:table-cell>
          <table:table-cell office:value-type="float" office:value="0.115384615385">
            <text:p>0.1153846154</text:p>
          </table:table-cell>
          <table:table-cell office:value-type="float" office:value="0.181818181818">
            <text:p>0.1818181818</text:p>
          </table:table-cell>
          <table:table-cell table:number-columns-repeated="3"/>
          <table:table-cell office:value-type="string">
            <text:p>Qp</text:p>
          </table:table-cell>
          <table:table-cell office:value-type="float" office:value="0.0416666666667">
            <text:p>0.0416666667</text:p>
          </table:table-cell>
          <table:table-cell office:value-type="float" office:value="0.291666666667">
            <text:p>0.2916666667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CP_TB</text:p>
          </table:table-cell>
        </table:table-row>
        <table:table-row table:style-name="ro1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table:number-columns-repeated="2" office:value-type="float" office:value="0.0416666666667">
            <text:p>0.0416666667</text:p>
          </table:table-cell>
          <table:table-cell office:value-type="float" office:value="0.5">
            <text:p>0.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SKOb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0677966101695">
            <text:p>0.0677966102</text:p>
          </table:table-cell>
          <table:table-cell office:value-type="float" office:value="0.153846153846">
            <text:p>0.1538461538</text:p>
          </table:table-cell>
          <table:table-cell table:number-columns-repeated="2"/>
          <table:table-cell office:value-type="string">
            <text:p>CP_DECK</text:p>
          </table:table-cell>
          <table:table-cell office:value-type="float" office:value="0.375">
            <text:p>0.375</text:p>
          </table:table-cell>
          <table:table-cell office:value-type="float" office:value="0.214285714286">
            <text:p>0.2142857143</text:p>
          </table:table-cell>
          <table:table-cell office:value-type="float" office:value="0.186440677966">
            <text:p>0.18644067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string">
            <text:p>AP_T1</text:p>
          </table:table-cell>
          <table:table-cell office:value-type="float" office:value="0.125">
            <text:p>0.125</text:p>
          </table:table-cell>
          <table:table-cell office:value-type="float" office:value="0.291666666667">
            <text:p>0.2916666667</text:p>
          </table:table-cell>
          <table:table-cell office:value-type="float" office:value="0.666666666667">
            <text:p>0.6666666667</text:p>
          </table:table-cell>
          <table:table-cell/>
          <table:table-cell office:value-type="string">
            <text:p>pydock</text:p>
          </table:table-cell>
        </table:table-row>
        <table:table-row table:style-name="ro2">
          <table:table-cell office:value-type="string">
            <text:p>CP_DECK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ZS3DC_MIN</text:p>
          </table:table-cell>
          <table:table-cell office:value-type="float" office:value="0.25">
            <text:p>0.25</text:p>
          </table:table-cell>
          <table:table-cell office:value-type="float" office:value="0.125">
            <text:p>0.125</text:p>
          </table:table-cell>
          <table:table-cell office:value-type="float" office:value="0.0847457627119">
            <text:p>0.0847457627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YDOCK</text:p>
          </table:table-cell>
          <table:table-cell office:value-type="float" office:value="0.416666666667">
            <text:p>0.4166666667</text:p>
          </table:table-cell>
          <table:table-cell office:value-type="float" office:value="0.25">
            <text:p>0.25</text:p>
          </table:table-cell>
          <table:table-cell office:value-type="float" office:value="0.101694915254">
            <text:p>0.1016949153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HLPL</text:p>
          </table:table-cell>
          <table:table-cell office:value-type="float" office:value="0.0833333333333">
            <text:p>0.0833333333</text:p>
          </table:table-cell>
          <table:table-cell office:value-type="float" office:value="0.333333333333">
            <text:p>0.3333333333</text:p>
          </table:table-cell>
          <table:table-cell office:value-type="float" office:value="0.541666666667">
            <text:p>0.5416666667</text:p>
          </table:table-cell>
          <table:table-cell/>
          <table:table-cell office:value-type="string">
            <text:p>CP_TSC</text:p>
          </table:table-cell>
        </table:table-row>
        <table:table-row table:style-name="ro2">
          <table:table-cell office:value-type="string">
            <text:p>AP_PISA</text:p>
          </table:table-cell>
          <table:table-cell office:value-type="float" office:value="0.166666666667">
            <text:p>0.1666666667</text:p>
          </table:table-cell>
          <table:table-cell office:value-type="float" office:value="0.416666666667">
            <text:p>0.4166666667</text:p>
          </table:table-cell>
          <table:table-cell office:value-type="float" office:value="0.666666666667">
            <text:p>0.6666666667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ES3DC_MIN</text:p>
          </table:table-cell>
          <table:table-cell office:value-type="float" office:value="0.166666666667">
            <text:p>0.1666666667</text:p>
          </table:table-cell>
          <table:table-cell office:value-type="float" office:value="0.107142857143">
            <text:p>0.1071428571</text:p>
          </table:table-cell>
          <table:table-cell office:value-type="float" office:value="0.0847457627119">
            <text:p>0.0847457627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P_TSC</text:p>
          </table:table-cell>
          <table:table-cell office:value-type="float" office:value="0.333333333333">
            <text:p>0.3333333333</text:p>
          </table:table-cell>
          <table:table-cell office:value-type="float" office:value="0.232142857143">
            <text:p>0.2321428571</text:p>
          </table:table-cell>
          <table:table-cell office:value-type="float" office:value="0.135593220339">
            <text:p>0.1355932203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P_TB</text:p>
          </table:table-cell>
          <table:table-cell office:value-type="float" office:value="0.0416666666667">
            <text:p>0.0416666667</text:p>
          </table:table-cell>
          <table:table-cell office:value-type="float" office:value="0.333333333333">
            <text:p>0.3333333333</text:p>
          </table:table-cell>
          <table:table-cell office:value-type="float" office:value="0.666666666667">
            <text:p>0.6666666667</text:p>
          </table:table-cell>
          <table:table-cell/>
          <table:table-cell office:value-type="string">
            <text:p>CP_DECK</text:p>
          </table:table-cell>
        </table:table-row>
        <table:table-row table:style-name="ro2">
          <table:table-cell office:value-type="string">
            <text:p>PYDOCK</text:p>
          </table:table-cell>
          <table:table-cell office:value-type="float" office:value="0.0416666666667">
            <text:p>0.0416666667</text:p>
          </table:table-cell>
          <table:table-cell office:value-type="float" office:value="0.416666666667">
            <text:p>0.4166666667</text:p>
          </table:table-cell>
          <table:table-cell office:value-type="float" office:value="0.666666666667">
            <text:p>0.6666666667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0847457627119">
            <text:p>0.0847457627</text:p>
          </table:table-cell>
          <table:table-cell office:value-type="float" office:value="0.0384615384615">
            <text:p>0.0384615385</text:p>
          </table:table-cell>
          <table:table-cell office:value-type="float" office:value="0.0909090909091">
            <text:p>0.0909090909</text:p>
          </table:table-cell>
          <table:table-cell/>
          <table:table-cell office:value-type="string">
            <text:p>AP_PISA</text:p>
          </table:table-cell>
          <table:table-cell office:value-type="float" office:value="0.416666666667">
            <text:p>0.4166666667</text:p>
          </table:table-cell>
          <table:table-cell office:value-type="float" office:value="0.214285714286">
            <text:p>0.2142857143</text:p>
          </table:table-cell>
          <table:table-cell office:value-type="float" office:value="0.186440677966">
            <text:p>0.186440678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P_TSC</text:p>
          </table:table-cell>
          <table:table-cell office:value-type="float" office:value="0.125">
            <text:p>0.125</text:p>
          </table:table-cell>
          <table:table-cell office:value-type="float" office:value="0.333333333333">
            <text:p>0.3333333333</text:p>
          </table:table-cell>
          <table:table-cell office:value-type="float" office:value="0.583333333333">
            <text:p>0.5833333333</text:p>
          </table:table-cell>
          <table:table-cell/>
          <table:table-cell office:value-type="string">
            <text:p>AP_PISA</text:p>
          </table:table-cell>
        </table:table-row>
        <table:table-row table:style-name="ro3">
          <table:table-cell table:number-columns-repeated="7"/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0847457627119">
            <text:p>0.0847457627</text:p>
          </table:table-cell>
          <table:table-cell office:value-type="float" office:value="0.0384615384615">
            <text:p>0.0384615385</text:p>
          </table:table-cell>
          <table:table-cell table:number-columns-repeated="11"/>
          <table:table-cell office:value-type="string">
            <text:p>CP_DECK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/>
        </table:table-row>
        <table:table-row table:style-name="ro3">
          <table:table-cell office:value-type="string">
            <text:p>pdb.list.flexibility.2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56">
            <text:p>56</text:p>
          </table:table-cell>
          <table:table-cell table:number-columns-repeated="3"/>
          <table:table-cell office:value-type="string">
            <text:p>SKOa</text:p>
          </table:table-cell>
          <table:table-cell office:value-type="float" office:value="0.0833333333333">
            <text:p>0.0833333333</text:p>
          </table:table-cell>
          <table:table-cell office:value-type="float" office:value="0.0535714285714">
            <text:p>0.0535714286</text:p>
          </table:table-cell>
          <table:table-cell office:value-type="float" office:value="0.0847457627119">
            <text:p>0.0847457627</text:p>
          </table:table-cell>
          <table:table-cell office:value-type="float" office:value="0.0769230769231">
            <text:p>0.0769230769</text:p>
          </table:table-cell>
          <table:table-cell table:number-columns-repeated="11"/>
          <table:table-cell office:value-type="string">
            <text:p>AP_PISA</text:p>
          </table:table-cell>
          <table:table-cell office:value-type="float" office:value="0.166666666667">
            <text:p>0.1666666667</text:p>
          </table:table-cell>
          <table:table-cell office:value-type="float" office:value="0.416666666667">
            <text:p>0.4166666667</text:p>
          </table:table-cell>
          <table:table-cell office:value-type="float" office:value="0.666666666667">
            <text:p>0.6666666667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>
            <text:p>AP_T1</text:p>
          </table:table-cell>
          <table:table-cell office:value-type="float" office:value="0.291666666667">
            <text:p>0.2916666667</text:p>
          </table:table-cell>
          <table:table-cell office:value-type="float" office:value="0.125">
            <text:p>0.125</text:p>
          </table:table-cell>
          <table:table-cell office:value-type="float" office:value="0.0847457627119">
            <text:p>0.0847457627</text:p>
          </table:table-cell>
          <table:table-cell office:value-type="float" office:value="0.0769230769231">
            <text:p>0.0769230769</text:p>
          </table:table-cell>
          <table:table-cell table:number-columns-repeated="11"/>
          <table:table-cell office:value-type="string">
            <text:p>PYDOCK</text:p>
          </table:table-cell>
          <table:table-cell office:value-type="float" office:value="0.0416666666667">
            <text:p>0.0416666667</text:p>
          </table:table-cell>
          <table:table-cell office:value-type="float" office:value="0.416666666667">
            <text:p>0.4166666667</text:p>
          </table:table-cell>
          <table:table-cell office:value-type="float" office:value="0.666666666667">
            <text:p>0.6666666667</text:p>
          </table:table-cell>
          <table:table-cell table:number-columns-repeated="2"/>
        </table:table-row>
        <table:table-row table:style-name="ro3">
          <table:table-cell office:value-type="string">
            <text:p>BFKV</text:p>
          </table:table-cell>
          <table:table-cell office:value-type="float" office:value="0.0535714285714">
            <text:p>0.0535714286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office:value-type="float" office:value="0.714285714286">
            <text:p>0.7142857143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Qm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0847457627119">
            <text:p>0.0847457627</text:p>
          </table:table-cell>
          <table:table-cell office:value-type="float" office:value="0.115384615385">
            <text:p>0.1153846154</text:p>
          </table:table-cell>
          <table:table-cell table:number-columns-repeated="17"/>
        </table:table-row>
        <table:table-row table:style-name="ro2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0178571428571">
            <text:p>0.0178571429</text:p>
          </table:table-cell>
          <table:table-cell office:value-type="float" office:value="0.160714285714">
            <text:p>0.1607142857</text:p>
          </table:table-cell>
          <table:table-cell office:value-type="float" office:value="0.464285714286">
            <text:p>0.4642857143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RO</text:p>
          </table:table-cell>
          <table:table-cell office:value-type="float" office:value="0.0416666666667">
            <text:p>0.0416666667</text:p>
          </table:table-cell>
          <table:table-cell office:value-type="float" office:value="0.0357142857143">
            <text:p>0.0357142857</text:p>
          </table:table-cell>
          <table:table-cell office:value-type="float" office:value="0.101694915254">
            <text:p>0.101694915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string">
            <text:p>BT</text:p>
          </table:table-cell>
          <table:table-cell office:value-type="float" office:value="0.0535714285714">
            <text:p>0.0535714286</text:p>
          </table:table-cell>
          <table:table-cell office:value-type="float" office:value="0.160714285714">
            <text:p>0.1607142857</text:p>
          </table:table-cell>
          <table:table-cell office:value-type="float" office:value="0.428571428571">
            <text:p>0.4285714286</text:p>
          </table:table-cell>
          <table:table-cell office:value-type="float" office:value="0.75">
            <text:p>0.75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dDFIRE</text:p>
          </table:table-cell>
          <table:table-cell office:value-type="float" office:value="0.25">
            <text:p>0.25</text:p>
          </table:table-cell>
          <table:table-cell office:value-type="float" office:value="0.232142857143">
            <text:p>0.2321428571</text:p>
          </table:table-cell>
          <table:table-cell office:value-type="float" office:value="0.101694915254">
            <text:p>0.1016949153</text:p>
          </table:table-cell>
          <table:table-cell office:value-type="float" office:value="0.0384615384615">
            <text:p>0.0384615385</text:p>
          </table:table-cell>
          <table:table-cell table:number-columns-repeated="17"/>
        </table:table-row>
        <table:table-row table:style-name="ro2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0178571428571">
            <text:p>0.0178571429</text:p>
          </table:table-cell>
          <table:table-cell office:value-type="float" office:value="0.0357142857143">
            <text:p>0.0357142857</text:p>
          </table:table-cell>
          <table:table-cell office:value-type="float" office:value="0.357142857143">
            <text:p>0.3571428571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MPS</text:p>
          </table:table-cell>
          <table:table-cell office:value-type="float" office:value="0.0416666666667">
            <text:p>0.0416666667</text:p>
          </table:table-cell>
          <table:table-cell office:value-type="float" office:value="0.0892857142857">
            <text:p>0.0892857143</text:p>
          </table:table-cell>
          <table:table-cell office:value-type="float" office:value="0.101694915254">
            <text:p>0.1016949153</text:p>
          </table:table-cell>
          <table:table-cell office:value-type="float" office:value="0.0384615384615">
            <text:p>0.0384615385</text:p>
          </table:table-cell>
          <table:table-cell table:number-columns-repeated="17"/>
        </table:table-row>
        <table:table-row table:style-name="ro2">
          <table:table-cell office:value-type="string">
            <text:p>HLPL</text:p>
          </table:table-cell>
          <table:table-cell office:value-type="float" office:value="0.0892857142857">
            <text:p>0.0892857143</text:p>
          </table:table-cell>
          <table:table-cell office:value-type="float" office:value="0.178571428571">
            <text:p>0.1785714286</text:p>
          </table:table-cell>
          <table:table-cell office:value-type="float" office:value="0.535714285714">
            <text:p>0.5357142857</text:p>
          </table:table-cell>
          <table:table-cell office:value-type="float" office:value="0.785714285714">
            <text:p>0.7857142857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PYDOCK_TOT</text:p>
          </table:table-cell>
          <table:table-cell office:value-type="float" office:value="0.416666666667">
            <text:p>0.4166666667</text:p>
          </table:table-cell>
          <table:table-cell office:value-type="float" office:value="0.25">
            <text:p>0.25</text:p>
          </table:table-cell>
          <table:table-cell office:value-type="float" office:value="0.101694915254">
            <text:p>0.1016949153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78571428571">
            <text:p>0.0178571429</text:p>
          </table:table-cell>
          <table:table-cell office:value-type="float" office:value="0.25">
            <text:p>0.25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TD</text:p>
          </table:table-cell>
          <table:table-cell office:value-type="float" office:value="0.125">
            <text:p>0.125</text:p>
          </table:table-cell>
          <table:table-cell office:value-type="float" office:value="0.196428571429">
            <text:p>0.1964285714</text:p>
          </table:table-cell>
          <table:table-cell office:value-type="float" office:value="0.101694915254">
            <text:p>0.1016949153</text:p>
          </table:table-cell>
          <table:table-cell office:value-type="float" office:value="0.0769230769231">
            <text:p>0.0769230769</text:p>
          </table:table-cell>
          <table:table-cell table:number-columns-repeated="17"/>
        </table:table-row>
        <table:table-row table:style-name="ro3">
          <table:table-cell office:value-type="string">
            <text:p>MJ2h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446428571429">
            <text:p>0.4464285714</text:p>
          </table:table-cell>
          <table:table-cell office:value-type="float" office:value="0.732142857143">
            <text:p>0.7321428571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TEl</text:p>
          </table:table-cell>
          <table:table-cell office:value-type="float" office:value="0.125">
            <text:p>0.125</text:p>
          </table:table-cell>
          <table:table-cell office:value-type="float" office:value="0.107142857143">
            <text:p>0.1071428571</text:p>
          </table:table-cell>
          <table:table-cell office:value-type="float" office:value="0.101694915254">
            <text:p>0.1016949153</text:p>
          </table:table-cell>
          <table:table-cell office:value-type="float" office:value="0.0769230769231">
            <text:p>0.0769230769</text:p>
          </table:table-cell>
          <table:table-cell table:number-columns-repeated="17"/>
        </table:table-row>
        <table:table-row table:style-name="ro2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178571428571">
            <text:p>0.0178571429</text:p>
          </table:table-cell>
          <table:table-cell office:value-type="float" office:value="0.0535714285714">
            <text:p>0.0535714286</text:p>
          </table:table-cell>
          <table:table-cell office:value-type="float" office:value="0.482142857143">
            <text:p>0.4821428571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DCOMPLEX</text:p>
          </table:table-cell>
          <table:table-cell office:value-type="float" office:value="0.166666666667">
            <text:p>0.1666666667</text:p>
          </table:table-cell>
          <table:table-cell office:value-type="float" office:value="0.160714285714">
            <text:p>0.1607142857</text:p>
          </table:table-cell>
          <table:table-cell office:value-type="float" office:value="0.101694915254">
            <text:p>0.1016949153</text:p>
          </table:table-cell>
          <table:table-cell office:value-type="float" office:value="0.0769230769231">
            <text:p>0.0769230769</text:p>
          </table:table-cell>
          <table:table-cell table:number-columns-repeated="17"/>
        </table:table-row>
        <table:table-row table:style-name="ro2">
          <table:table-cell office:value-type="string">
            <text:p>MJ3h</text:p>
          </table:table-cell>
          <table:table-cell office:value-type="float" office:value="0.0357142857143">
            <text:p>0.0357142857</text:p>
          </table:table-cell>
          <table:table-cell office:value-type="float" office:value="0.160714285714">
            <text:p>0.1607142857</text:p>
          </table:table-cell>
          <table:table-cell office:value-type="float" office:value="0.428571428571">
            <text:p>0.4285714286</text:p>
          </table:table-cell>
          <table:table-cell office:value-type="float" office:value="0.714285714286">
            <text:p>0.7142857143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DARS</text:p>
          </table:table-cell>
          <table:table-cell office:value-type="float" office:value="0.166666666667">
            <text:p>0.1666666667</text:p>
          </table:table-cell>
          <table:table-cell office:value-type="float" office:value="0.160714285714">
            <text:p>0.1607142857</text:p>
          </table:table-cell>
          <table:table-cell office:value-type="float" office:value="0.101694915254">
            <text:p>0.1016949153</text:p>
          </table:table-cell>
          <table:table-cell office:value-type="float" office:value="0.0769230769231">
            <text:p>0.0769230769</text:p>
          </table:table-cell>
          <table:table-cell table:number-columns-repeated="17"/>
        </table:table-row>
        <table:table-row table:style-name="ro2">
          <table:table-cell office:value-type="string">
            <text:p>MJPL</text:p>
          </table:table-cell>
          <table:table-cell office:value-type="float" office:value="0.0178571428571">
            <text:p>0.0178571429</text:p>
          </table:table-cell>
          <table:table-cell office:value-type="float" office:value="0.0714285714286">
            <text:p>0.0714285714</text:p>
          </table:table-cell>
          <table:table-cell office:value-type="float" office:value="0.321428571429">
            <text:p>0.3214285714</text:p>
          </table:table-cell>
          <table:table-cell office:value-type="float" office:value="0.696428571429">
            <text:p>0.696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TB</text:p>
          </table:table-cell>
          <table:table-cell office:value-type="float" office:value="0.333333333333">
            <text:p>0.3333333333</text:p>
          </table:table-cell>
          <table:table-cell office:value-type="float" office:value="0.214285714286">
            <text:p>0.2142857143</text:p>
          </table:table-cell>
          <table:table-cell office:value-type="float" office:value="0.101694915254">
            <text:p>0.1016949153</text:p>
          </table:table-cell>
          <table:table-cell office:value-type="float" office:value="0.115384615385">
            <text:p>0.1153846154</text:p>
          </table:table-cell>
          <table:table-cell office:value-type="float" office:value="0.181818181818">
            <text:p>0.1818181818</text:p>
          </table:table-cell>
          <table:table-cell table:number-columns-repeated="16"/>
        </table:table-row>
        <table:table-row table:style-name="ro2">
          <table:table-cell office:value-type="string">
            <text:p>MSBM</text:p>
          </table:table-cell>
          <table:table-cell office:value-type="float" office:value="0">
            <text:p>0</text:p>
          </table:table-cell>
          <table:table-cell office:value-type="float" office:value="0.0535714285714">
            <text:p>0.0535714286</text:p>
          </table:table-cell>
          <table:table-cell office:value-type="float" office:value="0.214285714286">
            <text:p>0.2142857143</text:p>
          </table:table-cell>
          <table:table-cell office:value-type="float" office:value="0.535714285714">
            <text:p>0.5357142857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BFKV</text:p>
          </table:table-cell>
          <table:table-cell office:value-type="float" office:value="0.0833333333333">
            <text:p>0.0833333333</text:p>
          </table:table-cell>
          <table:table-cell office:value-type="float" office:value="0.142857142857">
            <text:p>0.1428571429</text:p>
          </table:table-cell>
          <table:table-cell office:value-type="float" office:value="0.101694915254">
            <text:p>0.1016949153</text:p>
          </table:table-cell>
          <table:table-cell office:value-type="float" office:value="0.153846153846">
            <text:p>0.1538461538</text:p>
          </table:table-cell>
          <table:table-cell table:number-columns-repeated="17"/>
        </table:table-row>
        <table:table-row table:style-name="ro2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0178571428571">
            <text:p>0.0178571429</text:p>
          </table:table-cell>
          <table:table-cell office:value-type="float" office:value="0.142857142857">
            <text:p>0.1428571429</text:p>
          </table:table-cell>
          <table:table-cell office:value-type="float" office:value="0.517857142857">
            <text:p>0.5178571429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RMFCEN1</text:p>
          </table:table-cell>
          <table:table-cell office:value-type="float" office:value="0.166666666667">
            <text:p>0.1666666667</text:p>
          </table:table-cell>
          <table:table-cell office:value-type="float" office:value="0.214285714286">
            <text:p>0.2142857143</text:p>
          </table:table-cell>
          <table:table-cell office:value-type="float" office:value="0.118644067797">
            <text:p>0.118644067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string">
            <text:p>Qa</text:p>
          </table:table-cell>
          <table:table-cell office:value-type="float" office:value="0.0357142857143">
            <text:p>0.0357142857</text:p>
          </table:table-cell>
          <table:table-cell office:value-type="float" office:value="0.0892857142857">
            <text:p>0.0892857143</text:p>
          </table:table-cell>
          <table:table-cell office:value-type="float" office:value="0.321428571429">
            <text:p>0.3214285714</text:p>
          </table:table-cell>
          <table:table-cell office:value-type="float" office:value="0.714285714286">
            <text:p>0.7142857143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MJ2h</text:p>
          </table:table-cell>
          <table:table-cell office:value-type="float" office:value="0.25">
            <text:p>0.25</text:p>
          </table:table-cell>
          <table:table-cell office:value-type="float" office:value="0.142857142857">
            <text:p>0.1428571429</text:p>
          </table:table-cell>
          <table:table-cell office:value-type="float" office:value="0.118644067797">
            <text:p>0.1186440678</text:p>
          </table:table-cell>
          <table:table-cell office:value-type="float" office:value="0.0384615384615">
            <text:p>0.0384615385</text:p>
          </table:table-cell>
          <table:table-cell table:number-columns-repeated="17"/>
        </table:table-row>
        <table:table-row table:style-name="ro3">
          <table:table-cell office:value-type="string">
            <text:p>Qm</text:p>
          </table:table-cell>
          <table:table-cell office:value-type="float" office:value="0.0357142857143">
            <text:p>0.0357142857</text:p>
          </table:table-cell>
          <table:table-cell office:value-type="float" office:value="0.125">
            <text:p>0.125</text:p>
          </table:table-cell>
          <table:table-cell office:value-type="float" office:value="0.303571428571">
            <text:p>0.3035714286</text:p>
          </table:table-cell>
          <table:table-cell office:value-type="float" office:value="0.642857142857">
            <text:p>0.6428571429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Qp</text:p>
          </table:table-cell>
          <table:table-cell office:value-type="float" office:value="0.291666666667">
            <text:p>0.2916666667</text:p>
          </table:table-cell>
          <table:table-cell office:value-type="float" office:value="0.142857142857">
            <text:p>0.1428571429</text:p>
          </table:table-cell>
          <table:table-cell office:value-type="float" office:value="0.118644067797">
            <text:p>0.1186440678</text:p>
          </table:table-cell>
          <table:table-cell office:value-type="float" office:value="0.0384615384615">
            <text:p>0.0384615385</text:p>
          </table:table-cell>
          <table:table-cell table:number-columns-repeated="17"/>
        </table:table-row>
        <table:table-row table:style-name="ro3">
          <table:table-cell office:value-type="string">
            <text:p>Qp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375">
            <text:p>0.375</text:p>
          </table:table-cell>
          <table:table-cell office:value-type="float" office:value="0.767857142857">
            <text:p>0.7678571429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T2</text:p>
          </table:table-cell>
          <table:table-cell office:value-type="float" office:value="0.25">
            <text:p>0.25</text:p>
          </table:table-cell>
          <table:table-cell office:value-type="float" office:value="0.196428571429">
            <text:p>0.1964285714</text:p>
          </table:table-cell>
          <table:table-cell office:value-type="float" office:value="0.118644067797">
            <text:p>0.1186440678</text:p>
          </table:table-cell>
          <table:table-cell office:value-type="float" office:value="0.0769230769231">
            <text:p>0.0769230769</text:p>
          </table:table-cell>
          <table:table-cell table:number-columns-repeated="17"/>
        </table:table-row>
        <table:table-row table:style-name="ro2">
          <table:table-cell office:value-type="string">
            <text:p>RO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196428571429">
            <text:p>0.1964285714</text:p>
          </table:table-cell>
          <table:table-cell office:value-type="float" office:value="0.571428571429">
            <text:p>0.571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ODA</text:p>
          </table:table-cell>
          <table:table-cell office:value-type="float" office:value="0.25">
            <text:p>0.25</text:p>
          </table:table-cell>
          <table:table-cell office:value-type="float" office:value="0.125">
            <text:p>0.125</text:p>
          </table:table-cell>
          <table:table-cell office:value-type="float" office:value="0.118644067797">
            <text:p>0.1186440678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office:value-type="string">
            <text:p>SJKG</text:p>
          </table:table-cell>
          <table:table-cell office:value-type="float" office:value="0">
            <text:p>0</text:p>
          </table:table-cell>
          <table:table-cell office:value-type="float" office:value="0.0892857142857">
            <text:p>0.0892857143</text:p>
          </table:table-cell>
          <table:table-cell office:value-type="float" office:value="0.285714285714">
            <text:p>0.2857142857</text:p>
          </table:table-cell>
          <table:table-cell office:value-type="float" office:value="0.678571428571">
            <text:p>0.6785714286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HLPL</text:p>
          </table:table-cell>
          <table:table-cell office:value-type="float" office:value="0.333333333333">
            <text:p>0.3333333333</text:p>
          </table:table-cell>
          <table:table-cell office:value-type="float" office:value="0.178571428571">
            <text:p>0.1785714286</text:p>
          </table:table-cell>
          <table:table-cell office:value-type="float" office:value="0.118644067797">
            <text:p>0.1186440678</text:p>
          </table:table-cell>
          <table:table-cell office:value-type="float" office:value="0.115384615385">
            <text:p>0.1153846154</text:p>
          </table:table-cell>
          <table:table-cell table:number-columns-repeated="17"/>
        </table:table-row>
        <table:table-row table:style-name="ro3">
          <table:table-cell office:value-type="string">
            <text:p>SKOa</text:p>
          </table:table-cell>
          <table:table-cell office:value-type="float" office:value="0.0178571428571">
            <text:p>0.0178571429</text:p>
          </table:table-cell>
          <table:table-cell office:value-type="float" office:value="0.0535714285714">
            <text:p>0.0535714286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BT</text:p>
          </table:table-cell>
          <table:table-cell office:value-type="float" office:value="0.166666666667">
            <text:p>0.1666666667</text:p>
          </table:table-cell>
          <table:table-cell office:value-type="float" office:value="0.160714285714">
            <text:p>0.1607142857</text:p>
          </table:table-cell>
          <table:table-cell office:value-type="float" office:value="0.135593220339">
            <text:p>0.1355932203</text:p>
          </table:table-cell>
          <table:table-cell office:value-type="float" office:value="0.0769230769231">
            <text:p>0.0769230769</text:p>
          </table:table-cell>
          <table:table-cell table:number-columns-repeated="17"/>
        </table:table-row>
        <table:table-row table:style-name="ro3">
          <table:table-cell office:value-type="string">
            <text:p>SKOb</text:p>
          </table:table-cell>
          <table:table-cell office:value-type="float" office:value="0.0357142857143">
            <text:p>0.035714285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660714285714">
            <text:p>0.6607142857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TSC</text:p>
          </table:table-cell>
          <table:table-cell office:value-type="float" office:value="0.333333333333">
            <text:p>0.3333333333</text:p>
          </table:table-cell>
          <table:table-cell office:value-type="float" office:value="0.232142857143">
            <text:p>0.2321428571</text:p>
          </table:table-cell>
          <table:table-cell office:value-type="float" office:value="0.135593220339">
            <text:p>0.1355932203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office:value-type="string">
            <text:p>TD</text:p>
          </table:table-cell>
          <table:table-cell office:value-type="float" office:value="0.0178571428571">
            <text:p>0.0178571429</text:p>
          </table:table-cell>
          <table:table-cell office:value-type="float" office:value="0.196428571429">
            <text:p>0.1964285714</text:p>
          </table:table-cell>
          <table:table-cell office:value-type="float" office:value="0.446428571429">
            <text:p>0.4464285714</text:p>
          </table:table-cell>
          <table:table-cell office:value-type="float" office:value="0.785714285714">
            <text:p>0.7857142857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MJ3h</text:p>
          </table:table-cell>
          <table:table-cell office:value-type="float" office:value="0.166666666667">
            <text:p>0.1666666667</text:p>
          </table:table-cell>
          <table:table-cell office:value-type="float" office:value="0.160714285714">
            <text:p>0.1607142857</text:p>
          </table:table-cell>
          <table:table-cell office:value-type="float" office:value="0.135593220339">
            <text:p>0.1355932203</text:p>
          </table:table-cell>
          <table:table-cell office:value-type="float" office:value="0.153846153846">
            <text:p>0.1538461538</text:p>
          </table:table-cell>
          <table:table-cell table:number-columns-repeated="17"/>
        </table:table-row>
        <table:table-row table:style-name="ro3">
          <table:table-cell office:value-type="string">
            <text:p>TEl</text:p>
          </table:table-cell>
          <table:table-cell office:value-type="float" office:value="0.0178571428571">
            <text:p>0.0178571429</text:p>
          </table:table-cell>
          <table:table-cell office:value-type="float" office:value="0.107142857143">
            <text:p>0.1071428571</text:p>
          </table:table-cell>
          <table:table-cell office:value-type="float" office:value="0.446428571429">
            <text:p>0.4464285714</text:p>
          </table:table-cell>
          <table:table-cell office:value-type="float" office:value="0.696428571429">
            <text:p>0.6964285714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GOAP_DF</text:p>
          </table:table-cell>
          <table:table-cell office:value-type="float" office:value="0.208333333333">
            <text:p>0.2083333333</text:p>
          </table:table-cell>
          <table:table-cell office:value-type="float" office:value="0.232142857143">
            <text:p>0.2321428571</text:p>
          </table:table-cell>
          <table:table-cell office:value-type="float" office:value="0.152542372881">
            <text:p>0.1525423729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3">
          <table:table-cell office:value-type="string">
            <text:p>TEs</text:p>
          </table:table-cell>
          <table:table-cell office:value-type="float" office:value="0.0178571428571">
            <text:p>0.0178571429</text:p>
          </table:table-cell>
          <table:table-cell office:value-type="float" office:value="0.0714285714286">
            <text:p>0.0714285714</text:p>
          </table:table-cell>
          <table:table-cell office:value-type="float" office:value="0.321428571429">
            <text:p>0.3214285714</text:p>
          </table:table-cell>
          <table:table-cell office:value-type="float" office:value="0.660714285714">
            <text:p>0.6607142857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DFIRE2</text:p>
          </table:table-cell>
          <table:table-cell office:value-type="float" office:value="0.166666666667">
            <text:p>0.1666666667</text:p>
          </table:table-cell>
          <table:table-cell office:value-type="float" office:value="0.196428571429">
            <text:p>0.1964285714</text:p>
          </table:table-cell>
          <table:table-cell office:value-type="float" office:value="0.152542372881">
            <text:p>0.1525423729</text:p>
          </table:table-cell>
          <table:table-cell office:value-type="float" office:value="0.0384615384615">
            <text:p>0.0384615385</text:p>
          </table:table-cell>
          <table:table-cell table:number-columns-repeated="17"/>
        </table:table-row>
        <table:table-row table:style-name="ro2">
          <table:table-cell office:value-type="string">
            <text:p>TS</text:p>
          </table:table-cell>
          <table:table-cell office:value-type="float" office:value="0.0178571428571">
            <text:p>0.0178571429</text:p>
          </table:table-cell>
          <table:table-cell office:value-type="float" office:value="0.0892857142857">
            <text:p>0.0892857143</text:p>
          </table:table-cell>
          <table:table-cell office:value-type="float" office:value="0.339285714286">
            <text:p>0.3392857143</text:p>
          </table:table-cell>
          <table:table-cell office:value-type="float" office:value="0.678571428571">
            <text:p>0.6785714286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SKOIP</text:p>
          </table:table-cell>
          <table:table-cell office:value-type="float" office:value="0.0833333333333">
            <text:p>0.0833333333</text:p>
          </table:table-cell>
          <table:table-cell office:value-type="float" office:value="0.142857142857">
            <text:p>0.1428571429</text:p>
          </table:table-cell>
          <table:table-cell office:value-type="float" office:value="0.169491525424">
            <text:p>0.1694915254</text:p>
          </table:table-cell>
          <table:table-cell office:value-type="float" office:value="0.153846153846">
            <text:p>0.1538461538</text:p>
          </table:table-cell>
          <table:table-cell table:number-columns-repeated="17"/>
        </table:table-row>
        <table:table-row table:style-name="ro2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678571428571">
            <text:p>0.6785714286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DECK</text:p>
          </table:table-cell>
          <table:table-cell office:value-type="float" office:value="0.375">
            <text:p>0.375</text:p>
          </table:table-cell>
          <table:table-cell office:value-type="float" office:value="0.214285714286">
            <text:p>0.2142857143</text:p>
          </table:table-cell>
          <table:table-cell office:value-type="float" office:value="0.186440677966">
            <text:p>0.186440678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2">
          <table:table-cell office:value-type="string">
            <text:p>CP_SKOIP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410714285714">
            <text:p>0.4107142857</text:p>
          </table:table-cell>
          <table:table-cell office:value-type="float" office:value="0.714285714286">
            <text:p>0.7142857143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AP_PISA</text:p>
          </table:table-cell>
          <table:table-cell office:value-type="float" office:value="0.416666666667">
            <text:p>0.4166666667</text:p>
          </table:table-cell>
          <table:table-cell office:value-type="float" office:value="0.214285714286">
            <text:p>0.2142857143</text:p>
          </table:table-cell>
          <table:table-cell office:value-type="float" office:value="0.186440677966">
            <text:p>0.186440678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office:value-type="string">
            <text:p>AP_DCOMPLEX</text:p>
          </table:table-cell>
          <table:table-cell office:value-type="float" office:value="0.0535714285714">
            <text:p>0.0535714286</text:p>
          </table:table-cell>
          <table:table-cell office:value-type="float" office:value="0.160714285714">
            <text:p>0.1607142857</text:p>
          </table:table-cell>
          <table:table-cell office:value-type="float" office:value="0.392857142857">
            <text:p>0.3928571429</text:p>
          </table:table-cell>
          <table:table-cell office:value-type="float" office:value="0.732142857143">
            <text:p>0.7321428571</text:p>
          </table:table-cell>
          <table:table-cell office:value-type="float" office:value="0.892857142857">
            <text:p>0.8928571429</text:p>
          </table:table-cell>
          <table:table-cell/>
          <table:table-cell office:value-type="string">
            <text:p>CP_RMFCA</text:p>
          </table:table-cell>
          <table:table-cell office:value-type="float" office:value="0.25">
            <text:p>0.25</text:p>
          </table:table-cell>
          <table:table-cell office:value-type="float" office:value="0.196428571429">
            <text:p>0.1964285714</text:p>
          </table:table-cell>
          <table:table-cell office:value-type="float" office:value="0.186440677966">
            <text:p>0.186440678</text:p>
          </table:table-cell>
          <table:table-cell office:value-type="float" office:value="0.0769230769231">
            <text:p>0.0769230769</text:p>
          </table:table-cell>
          <table:table-cell office:value-type="float" office:value="0.0909090909091">
            <text:p>0.0909090909</text:p>
          </table:table-cell>
          <table:table-cell table:number-columns-repeated="16"/>
        </table:table-row>
        <table:table-row table:style-name="ro4">
          <table:table-cell office:value-type="string">
            <text:p>AP_dDFIRE</text:p>
          </table:table-cell>
          <table:table-cell office:value-type="float" office:value="0.0535714285714">
            <text:p>0.0535714286</text:p>
          </table:table-cell>
          <table:table-cell office:value-type="float" office:value="0.232142857143">
            <text:p>0.2321428571</text:p>
          </table:table-cell>
          <table:table-cell office:value-type="float" office:value="0.446428571429">
            <text:p>0.4464285714</text:p>
          </table:table-cell>
          <table:table-cell office:value-type="float" office:value="0.714285714286">
            <text:p>0.7142857143</text:p>
          </table:table-cell>
          <table:table-cell office:value-type="float" office:value="0.892857142857">
            <text:p>0.8928571429</text:p>
          </table:table-cell>
          <table:table-cell table:number-columns-repeated="23"/>
        </table:table-row>
        <table:table-row table:style-name="ro4">
          <table:table-cell office:value-type="string">
            <text:p>AP_DFIRE2</text:p>
          </table:table-cell>
          <table:table-cell office:value-type="float" office:value="0.0535714285714">
            <text:p>0.0535714286</text:p>
          </table:table-cell>
          <table:table-cell office:value-type="float" office:value="0.196428571429">
            <text:p>0.1964285714</text:p>
          </table:table-cell>
          <table:table-cell office:value-type="float" office:value="0.375">
            <text:p>0.375</text:p>
          </table:table-cell>
          <table:table-cell office:value-type="float" office:value="0.696428571429">
            <text:p>0.6964285714</text:p>
          </table:table-cell>
          <table:table-cell office:value-type="float" office:value="0.892857142857">
            <text:p>0.8928571429</text:p>
          </table:table-cell>
          <table:table-cell table:number-columns-repeated="23"/>
        </table:table-row>
        <table:table-row table:style-name="ro4">
          <table:table-cell office:value-type="string">
            <text:p>CP_RMFCEN1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office:value-type="float" office:value="0.803571428571">
            <text:p>0.8035714286</text:p>
          </table:table-cell>
          <table:table-cell office:value-type="float" office:value="0.892857142857">
            <text:p>0.8928571429</text:p>
          </table:table-cell>
          <table:table-cell table:number-columns-repeated="23"/>
        </table:table-row>
        <table:table-row table:style-name="ro4">
          <table:table-cell office:value-type="string">
            <text:p>CP_RMFCEN2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75">
            <text:p>0.75</text:p>
          </table:table-cell>
          <table:table-cell office:value-type="float" office:value="0.892857142857">
            <text:p>0.8928571429</text:p>
          </table:table-cell>
          <table:table-cell table:number-columns-repeated="23"/>
        </table:table-row>
        <table:table-row table:style-name="ro4">
          <table:table-cell office:value-type="string">
            <text:p>CP_RMFCA</text:p>
          </table:table-cell>
          <table:table-cell office:value-type="float" office:value="0.0892857142857">
            <text:p>0.0892857143</text:p>
          </table:table-cell>
          <table:table-cell office:value-type="float" office:value="0.196428571429">
            <text:p>0.1964285714</text:p>
          </table:table-cell>
          <table:table-cell office:value-type="float" office:value="0.446428571429">
            <text:p>0.4464285714</text:p>
          </table:table-cell>
          <table:table-cell office:value-type="float" office:value="0.767857142857">
            <text:p>0.7678571429</text:p>
          </table:table-cell>
          <table:table-cell office:value-type="float" office:value="0.892857142857">
            <text:p>0.8928571429</text:p>
          </table:table-cell>
          <table:table-cell table:number-columns-repeated="23"/>
        </table:table-row>
        <table:table-row table:style-name="ro4">
          <table:table-cell office:value-type="string">
            <text:p>CP_TB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571428571429">
            <text:p>0.5714285714</text:p>
          </table:table-cell>
          <table:table-cell office:value-type="float" office:value="0.839285714286">
            <text:p>0.8392857143</text:p>
          </table:table-cell>
          <table:table-cell office:value-type="float" office:value="0.892857142857">
            <text:p>0.8928571429</text:p>
          </table:table-cell>
          <table:table-cell table:number-columns-repeated="23"/>
        </table:table-row>
        <table:table-row table:style-name="ro4">
          <table:table-cell office:value-type="string">
            <text:p>CP_TSC</text:p>
          </table:table-cell>
          <table:table-cell office:value-type="float" office:value="0.0535714285714">
            <text:p>0.0535714286</text:p>
          </table:table-cell>
          <table:table-cell office:value-type="float" office:value="0.232142857143">
            <text:p>0.2321428571</text:p>
          </table:table-cell>
          <table:table-cell office:value-type="float" office:value="0.5">
            <text:p>0.5</text:p>
          </table:table-cell>
          <table:table-cell office:value-type="float" office:value="0.803571428571">
            <text:p>0.8035714286</text:p>
          </table:table-cell>
          <table:table-cell office:value-type="float" office:value="0.892857142857">
            <text:p>0.8928571429</text:p>
          </table:table-cell>
          <table:table-cell table:number-columns-repeated="23"/>
        </table:table-row>
        <table:table-row table:style-name="ro4">
          <table:table-cell office:value-type="string">
            <text:p>AP_T1</text:p>
          </table:table-cell>
          <table:table-cell office:value-type="float" office:value="0.0178571428571">
            <text:p>0.0178571429</text:p>
          </table:table-cell>
          <table:table-cell office:value-type="float" office:value="0.125">
            <text:p>0.125</text:p>
          </table:table-cell>
          <table:table-cell office:value-type="float" office:value="0.464285714286">
            <text:p>0.4642857143</text:p>
          </table:table-cell>
          <table:table-cell office:value-type="float" office:value="0.767857142857">
            <text:p>0.7678571429</text:p>
          </table:table-cell>
          <table:table-cell office:value-type="float" office:value="0.892857142857">
            <text:p>0.8928571429</text:p>
          </table:table-cell>
          <table:table-cell table:number-columns-repeated="23"/>
        </table:table-row>
        <table:table-row table:style-name="ro4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196428571429">
            <text:p>0.1964285714</text:p>
          </table:table-cell>
          <table:table-cell office:value-type="float" office:value="0.410714285714">
            <text:p>0.4107142857</text:p>
          </table:table-cell>
          <table:table-cell office:value-type="float" office:value="0.732142857143">
            <text:p>0.7321428571</text:p>
          </table:table-cell>
          <table:table-cell office:value-type="float" office:value="0.892857142857">
            <text:p>0.8928571429</text:p>
          </table:table-cell>
          <table:table-cell table:number-columns-repeated="23"/>
        </table:table-row>
        <table:table-row table:style-name="ro4">
          <table:table-cell office:value-type="string">
            <text:p>AP_DOPE</text:p>
          </table:table-cell>
          <table:table-cell office:value-type="float" office:value="0.0357142857143">
            <text:p>0.0357142857</text:p>
          </table:table-cell>
          <table:table-cell office:value-type="float" office:value="0.125">
            <text:p>0.125</text:p>
          </table:table-cell>
          <table:table-cell office:value-type="float" office:value="0.267857142857">
            <text:p>0.2678571429</text:p>
          </table:table-cell>
          <table:table-cell office:value-type="float" office:value="0.660714285714">
            <text:p>0.6607142857</text:p>
          </table:table-cell>
          <table:table-cell office:value-type="float" office:value="0.892857142857">
            <text:p>0.8928571429</text:p>
          </table:table-cell>
          <table:table-cell table:number-columns-repeated="23"/>
        </table:table-row>
        <table:table-row table:style-name="ro4">
          <table:table-cell office:value-type="string">
            <text:p>AP_DOPE_HR</text:p>
          </table:table-cell>
          <table:table-cell table:number-columns-repeated="2" office:value-type="float" office:value="0">
            <text:p>0</text:p>
          </table:table-cell>
          <table:table-cell office:value-type="float" office:value="0.160714285714">
            <text:p>0.1607142857</text:p>
          </table:table-cell>
          <table:table-cell office:value-type="float" office:value="0.625">
            <text:p>0.625</text:p>
          </table:table-cell>
          <table:table-cell office:value-type="float" office:value="0.892857142857">
            <text:p>0.8928571429</text:p>
          </table:table-cell>
          <table:table-cell table:number-columns-repeated="23"/>
        </table:table-row>
        <table:table-row table:style-name="ro4">
          <table:table-cell office:value-type="string">
            <text:p>AP_DARS</text:p>
          </table:table-cell>
          <table:table-cell office:value-type="float" office:value="0.0357142857143">
            <text:p>0.0357142857</text:p>
          </table:table-cell>
          <table:table-cell office:value-type="float" office:value="0.160714285714">
            <text:p>0.1607142857</text:p>
          </table:table-cell>
          <table:table-cell office:value-type="float" office:value="0.410714285714">
            <text:p>0.4107142857</text:p>
          </table:table-cell>
          <table:table-cell office:value-type="float" office:value="0.625">
            <text:p>0.625</text:p>
          </table:table-cell>
          <table:table-cell office:value-type="float" office:value="0.892857142857">
            <text:p>0.8928571429</text:p>
          </table:table-cell>
          <table:table-cell table:number-columns-repeated="23"/>
        </table:table-row>
        <table:table-row table:style-name="ro4">
          <table:table-cell office:value-type="string">
            <text:p>AP_URS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303571428571">
            <text:p>0.3035714286</text:p>
          </table:table-cell>
          <table:table-cell office:value-type="float" office:value="0.553571428571">
            <text:p>0.5535714286</text:p>
          </table:table-cell>
          <table:table-cell office:value-type="float" office:value="0.892857142857">
            <text:p>0.8928571429</text:p>
          </table:table-cell>
          <table:table-cell table:number-columns-repeated="23"/>
        </table:table-row>
        <table:table-row table:style-name="ro4">
          <table:table-cell office:value-type="string">
            <text:p>AP_MPS</text:p>
          </table:table-cell>
          <table:table-cell office:value-type="float" office:value="0.0357142857143">
            <text:p>0.0357142857</text:p>
          </table:table-cell>
          <table:table-cell office:value-type="float" office:value="0.0892857142857">
            <text:p>0.0892857143</text:p>
          </table:table-cell>
          <table:table-cell office:value-type="float" office:value="0.267857142857">
            <text:p>0.2678571429</text:p>
          </table:table-cell>
          <table:table-cell office:value-type="float" office:value="0.642857142857">
            <text:p>0.6428571429</text:p>
          </table:table-cell>
          <table:table-cell office:value-type="float" office:value="0.892857142857">
            <text:p>0.8928571429</text:p>
          </table:table-cell>
          <table:table-cell table:number-columns-repeated="23"/>
        </table:table-row>
        <table:table-row table:style-name="ro4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0178571428571">
            <text:p>0.0178571429</text:p>
          </table:table-cell>
          <table:table-cell office:value-type="float" office:value="0.0892857142857">
            <text:p>0.0892857143</text:p>
          </table:table-cell>
          <table:table-cell office:value-type="float" office:value="0.25">
            <text:p>0.25</text:p>
          </table:table-cell>
          <table:table-cell office:value-type="float" office:value="0.892857142857">
            <text:p>0.8928571429</text:p>
          </table:table-cell>
          <table:table-cell table:number-columns-repeated="23"/>
        </table:table-row>
        <table:table-row table:style-name="ro4">
          <table:table-cell office:value-type="string">
            <text:p>CP_DECK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821428571429">
            <text:p>0.8214285714</text:p>
          </table:table-cell>
          <table:table-cell office:value-type="float" office:value="0.892857142857">
            <text:p>0.8928571429</text:p>
          </table:table-cell>
          <table:table-cell table:number-columns-repeated="23"/>
        </table:table-row>
        <table:table-row table:style-name="ro4">
          <table:table-cell office:value-type="string">
            <text:p>AP_PISA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482142857143">
            <text:p>0.4821428571</text:p>
          </table:table-cell>
          <table:table-cell office:value-type="float" office:value="0.732142857143">
            <text:p>0.7321428571</text:p>
          </table:table-cell>
          <table:table-cell office:value-type="float" office:value="0.892857142857">
            <text:p>0.8928571429</text:p>
          </table:table-cell>
          <table:table-cell table:number-columns-repeated="23"/>
        </table:table-row>
        <table:table-row table:style-name="ro4">
          <table:table-cell office:value-type="string">
            <text:p>PYDOCK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446428571429">
            <text:p>0.4464285714</text:p>
          </table:table-cell>
          <table:table-cell office:value-type="float" office:value="0.696428571429">
            <text:p>0.6964285714</text:p>
          </table:table-cell>
          <table:table-cell office:value-type="float" office:value="0.892857142857">
            <text:p>0.8928571429</text:p>
          </table:table-cell>
          <table:table-cell table:number-columns-repeated="23"/>
        </table:table-row>
        <table:table-row table:style-name="ro4">
          <table:table-cell table:number-columns-repeated="29"/>
        </table:table-row>
        <table:table-row table:style-name="ro4">
          <table:table-cell office:value-type="string">
            <text:p>pdb.list.flexibility.3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59">
            <text:p>59</text:p>
          </table:table-cell>
          <table:table-cell table:number-columns-repeated="25"/>
        </table:table-row>
        <table:table-row table:style-name="ro4">
          <table:table-cell table:number-columns-repeated="29"/>
        </table:table-row>
        <table:table-row table:style-name="ro4">
          <table:table-cell office:value-type="string">
            <text:p>BFKV</text:p>
          </table:table-cell>
          <table:table-cell office:value-type="float" office:value="0.0338983050847">
            <text:p>0.0338983051</text:p>
          </table:table-cell>
          <table:table-cell office:value-type="float" office:value="0.101694915254">
            <text:p>0.1016949153</text:p>
          </table:table-cell>
          <table:table-cell office:value-type="float" office:value="0.423728813559">
            <text:p>0.4237288136</text:p>
          </table:table-cell>
          <table:table-cell office:value-type="float" office:value="0.627118644068">
            <text:p>0.6271186441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0338983050847">
            <text:p>0.0338983051</text:p>
          </table:table-cell>
          <table:table-cell office:value-type="float" office:value="0.135593220339">
            <text:p>0.1355932203</text:p>
          </table:table-cell>
          <table:table-cell office:value-type="float" office:value="0.406779661017">
            <text:p>0.406779661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BT</text:p>
          </table:table-cell>
          <table:table-cell office:value-type="float" office:value="0.0508474576271">
            <text:p>0.0508474576</text:p>
          </table:table-cell>
          <table:table-cell office:value-type="float" office:value="0.135593220339">
            <text:p>0.1355932203</text:p>
          </table:table-cell>
          <table:table-cell office:value-type="float" office:value="0.372881355932">
            <text:p>0.3728813559</text:p>
          </table:table-cell>
          <table:table-cell office:value-type="float" office:value="0.661016949153">
            <text:p>0.6610169492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GKS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8983050847">
            <text:p>0.0338983051</text:p>
          </table:table-cell>
          <table:table-cell office:value-type="float" office:value="0.423728813559">
            <text:p>0.4237288136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HLPL</text:p>
          </table:table-cell>
          <table:table-cell office:value-type="float" office:value="0.0677966101695">
            <text:p>0.0677966102</text:p>
          </table:table-cell>
          <table:table-cell office:value-type="float" office:value="0.118644067797">
            <text:p>0.1186440678</text:p>
          </table:table-cell>
          <table:table-cell office:value-type="float" office:value="0.372881355932">
            <text:p>0.3728813559</text:p>
          </table:table-cell>
          <table:table-cell office:value-type="float" office:value="0.71186440678">
            <text:p>0.7118644068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8474576271">
            <text:p>0.0508474576</text:p>
          </table:table-cell>
          <table:table-cell office:value-type="float" office:value="0.135593220339">
            <text:p>0.1355932203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MJ2h</text:p>
          </table:table-cell>
          <table:table-cell office:value-type="float" office:value="0.0169491525424">
            <text:p>0.0169491525</text:p>
          </table:table-cell>
          <table:table-cell office:value-type="float" office:value="0.118644067797">
            <text:p>0.1186440678</text:p>
          </table:table-cell>
          <table:table-cell office:value-type="float" office:value="0.271186440678">
            <text:p>0.2711864407</text:p>
          </table:table-cell>
          <table:table-cell office:value-type="float" office:value="0.661016949153">
            <text:p>0.6610169492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MJ2</text:p>
          </table:table-cell>
          <table:table-cell table:number-columns-repeated="2" office:value-type="float" office:value="0">
            <text:p>0</text:p>
          </table:table-cell>
          <table:table-cell office:value-type="float" office:value="0.0847457627119">
            <text:p>0.0847457627</text:p>
          </table:table-cell>
          <table:table-cell office:value-type="float" office:value="0.440677966102">
            <text:p>0.4406779661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MJ3h</text:p>
          </table:table-cell>
          <table:table-cell office:value-type="float" office:value="0.0677966101695">
            <text:p>0.0677966102</text:p>
          </table:table-cell>
          <table:table-cell office:value-type="float" office:value="0.135593220339">
            <text:p>0.1355932203</text:p>
          </table:table-cell>
          <table:table-cell office:value-type="float" office:value="0.322033898305">
            <text:p>0.3220338983</text:p>
          </table:table-cell>
          <table:table-cell office:value-type="float" office:value="0.64406779661">
            <text:p>0.6440677966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MJPL</text:p>
          </table:table-cell>
          <table:table-cell office:value-type="float" office:value="0.0338983050847">
            <text:p>0.0338983051</text:p>
          </table:table-cell>
          <table:table-cell office:value-type="float" office:value="0.0508474576271">
            <text:p>0.0508474576</text:p>
          </table:table-cell>
          <table:table-cell office:value-type="float" office:value="0.220338983051">
            <text:p>0.2203389831</text:p>
          </table:table-cell>
          <table:table-cell office:value-type="float" office:value="0.542372881356">
            <text:p>0.5423728814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MSBM</text:p>
          </table:table-cell>
          <table:table-cell office:value-type="float" office:value="0">
            <text:p>0</text:p>
          </table:table-cell>
          <table:table-cell office:value-type="float" office:value="0.0338983050847">
            <text:p>0.0338983051</text:p>
          </table:table-cell>
          <table:table-cell office:value-type="float" office:value="0.118644067797">
            <text:p>0.1186440678</text:p>
          </table:table-cell>
          <table:table-cell office:value-type="float" office:value="0.474576271186">
            <text:p>0.4745762712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MS</text:p>
          </table:table-cell>
          <table:table-cell table:number-columns-repeated="2" office:value-type="float" office:value="0">
            <text:p>0</text:p>
          </table:table-cell>
          <table:table-cell office:value-type="float" office:value="0.0847457627119">
            <text:p>0.0847457627</text:p>
          </table:table-cell>
          <table:table-cell office:value-type="float" office:value="0.423728813559">
            <text:p>0.4237288136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Qa</text:p>
          </table:table-cell>
          <table:table-cell office:value-type="float" office:value="0">
            <text:p>0</text:p>
          </table:table-cell>
          <table:table-cell office:value-type="float" office:value="0.0677966101695">
            <text:p>0.0677966102</text:p>
          </table:table-cell>
          <table:table-cell office:value-type="float" office:value="0.305084745763">
            <text:p>0.3050847458</text:p>
          </table:table-cell>
          <table:table-cell office:value-type="float" office:value="0.576271186441">
            <text:p>0.5762711864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Qm</text:p>
          </table:table-cell>
          <table:table-cell office:value-type="float" office:value="0">
            <text:p>0</text:p>
          </table:table-cell>
          <table:table-cell office:value-type="float" office:value="0.0847457627119">
            <text:p>0.0847457627</text:p>
          </table:table-cell>
          <table:table-cell office:value-type="float" office:value="0.271186440678">
            <text:p>0.2711864407</text:p>
          </table:table-cell>
          <table:table-cell office:value-type="float" office:value="0.576271186441">
            <text:p>0.5762711864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Qp</text:p>
          </table:table-cell>
          <table:table-cell office:value-type="float" office:value="0.0338983050847">
            <text:p>0.0338983051</text:p>
          </table:table-cell>
          <table:table-cell office:value-type="float" office:value="0.118644067797">
            <text:p>0.1186440678</text:p>
          </table:table-cell>
          <table:table-cell office:value-type="float" office:value="0.28813559322">
            <text:p>0.2881355932</text:p>
          </table:table-cell>
          <table:table-cell office:value-type="float" office:value="0.593220338983">
            <text:p>0.593220339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RO</text:p>
          </table:table-cell>
          <table:table-cell office:value-type="float" office:value="0.0338983050847">
            <text:p>0.0338983051</text:p>
          </table:table-cell>
          <table:table-cell office:value-type="float" office:value="0.101694915254">
            <text:p>0.1016949153</text:p>
          </table:table-cell>
          <table:table-cell office:value-type="float" office:value="0.203389830508">
            <text:p>0.2033898305</text:p>
          </table:table-cell>
          <table:table-cell office:value-type="float" office:value="0.406779661017">
            <text:p>0.406779661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SJKG</text:p>
          </table:table-cell>
          <table:table-cell office:value-type="float" office:value="0.0169491525424">
            <text:p>0.0169491525</text:p>
          </table:table-cell>
          <table:table-cell office:value-type="float" office:value="0.0677966101695">
            <text:p>0.0677966102</text:p>
          </table:table-cell>
          <table:table-cell office:value-type="float" office:value="0.338983050847">
            <text:p>0.3389830508</text:p>
          </table:table-cell>
          <table:table-cell office:value-type="float" office:value="0.593220338983">
            <text:p>0.593220339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SKOa</text:p>
          </table:table-cell>
          <table:table-cell office:value-type="float" office:value="0.0169491525424">
            <text:p>0.0169491525</text:p>
          </table:table-cell>
          <table:table-cell office:value-type="float" office:value="0.0847457627119">
            <text:p>0.0847457627</text:p>
          </table:table-cell>
          <table:table-cell office:value-type="float" office:value="0.322033898305">
            <text:p>0.3220338983</text:p>
          </table:table-cell>
          <table:table-cell office:value-type="float" office:value="0.542372881356">
            <text:p>0.5423728814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SKOb</text:p>
          </table:table-cell>
          <table:table-cell office:value-type="float" office:value="0.0338983050847">
            <text:p>0.0338983051</text:p>
          </table:table-cell>
          <table:table-cell office:value-type="float" office:value="0.0677966101695">
            <text:p>0.0677966102</text:p>
          </table:table-cell>
          <table:table-cell office:value-type="float" office:value="0.372881355932">
            <text:p>0.3728813559</text:p>
          </table:table-cell>
          <table:table-cell office:value-type="float" office:value="0.64406779661">
            <text:p>0.6440677966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TD</text:p>
          </table:table-cell>
          <table:table-cell office:value-type="float" office:value="0.0338983050847">
            <text:p>0.0338983051</text:p>
          </table:table-cell>
          <table:table-cell office:value-type="float" office:value="0.101694915254">
            <text:p>0.1016949153</text:p>
          </table:table-cell>
          <table:table-cell office:value-type="float" office:value="0.372881355932">
            <text:p>0.3728813559</text:p>
          </table:table-cell>
          <table:table-cell office:value-type="float" office:value="0.661016949153">
            <text:p>0.6610169492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office:value-type="float" office:value="0.101694915254">
            <text:p>0.1016949153</text:p>
          </table:table-cell>
          <table:table-cell office:value-type="float" office:value="0.271186440678">
            <text:p>0.2711864407</text:p>
          </table:table-cell>
          <table:table-cell office:value-type="float" office:value="0.64406779661">
            <text:p>0.6440677966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TEs</text:p>
          </table:table-cell>
          <table:table-cell office:value-type="float" office:value="0.0169491525424">
            <text:p>0.0169491525</text:p>
          </table:table-cell>
          <table:table-cell office:value-type="float" office:value="0.0847457627119">
            <text:p>0.0847457627</text:p>
          </table:table-cell>
          <table:table-cell office:value-type="float" office:value="0.322033898305">
            <text:p>0.3220338983</text:p>
          </table:table-cell>
          <table:table-cell office:value-type="float" office:value="0.627118644068">
            <text:p>0.6271186441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TS</text:p>
          </table:table-cell>
          <table:table-cell office:value-type="float" office:value="0.0338983050847">
            <text:p>0.0338983051</text:p>
          </table:table-cell>
          <table:table-cell office:value-type="float" office:value="0.0677966101695">
            <text:p>0.0677966102</text:p>
          </table:table-cell>
          <table:table-cell office:value-type="float" office:value="0.237288135593">
            <text:p>0.2372881356</text:p>
          </table:table-cell>
          <table:table-cell office:value-type="float" office:value="0.576271186441">
            <text:p>0.5762711864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VD</text:p>
          </table:table-cell>
          <table:table-cell table:number-columns-repeated="2" office:value-type="float" office:value="0.0169491525424">
            <text:p>0.0169491525</text:p>
          </table:table-cell>
          <table:table-cell office:value-type="float" office:value="0.203389830508">
            <text:p>0.2033898305</text:p>
          </table:table-cell>
          <table:table-cell office:value-type="float" office:value="0.491525423729">
            <text:p>0.4915254237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CP_SKOIP</text:p>
          </table:table-cell>
          <table:table-cell office:value-type="float" office:value="0.0677966101695">
            <text:p>0.0677966102</text:p>
          </table:table-cell>
          <table:table-cell office:value-type="float" office:value="0.169491525424">
            <text:p>0.1694915254</text:p>
          </table:table-cell>
          <table:table-cell office:value-type="float" office:value="0.423728813559">
            <text:p>0.4237288136</text:p>
          </table:table-cell>
          <table:table-cell office:value-type="float" office:value="0.694915254237">
            <text:p>0.6949152542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AP_DCOMPLEX</text:p>
          </table:table-cell>
          <table:table-cell office:value-type="float" office:value="0.0338983050847">
            <text:p>0.0338983051</text:p>
          </table:table-cell>
          <table:table-cell office:value-type="float" office:value="0.101694915254">
            <text:p>0.1016949153</text:p>
          </table:table-cell>
          <table:table-cell office:value-type="float" office:value="0.35593220339">
            <text:p>0.3559322034</text:p>
          </table:table-cell>
          <table:table-cell office:value-type="float" office:value="0.677966101695">
            <text:p>0.6779661017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AP_dDFIRE</text:p>
          </table:table-cell>
          <table:table-cell office:value-type="float" office:value="0.0508474576271">
            <text:p>0.0508474576</text:p>
          </table:table-cell>
          <table:table-cell office:value-type="float" office:value="0.101694915254">
            <text:p>0.1016949153</text:p>
          </table:table-cell>
          <table:table-cell office:value-type="float" office:value="0.322033898305">
            <text:p>0.3220338983</text:p>
          </table:table-cell>
          <table:table-cell office:value-type="float" office:value="0.677966101695">
            <text:p>0.6779661017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AP_DFIRE2</text:p>
          </table:table-cell>
          <table:table-cell office:value-type="float" office:value="0.0508474576271">
            <text:p>0.0508474576</text:p>
          </table:table-cell>
          <table:table-cell office:value-type="float" office:value="0.152542372881">
            <text:p>0.1525423729</text:p>
          </table:table-cell>
          <table:table-cell office:value-type="float" office:value="0.28813559322">
            <text:p>0.2881355932</text:p>
          </table:table-cell>
          <table:table-cell office:value-type="float" office:value="0.661016949153">
            <text:p>0.6610169492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CP_RMFCEN1</text:p>
          </table:table-cell>
          <table:table-cell office:value-type="float" office:value="0.0169491525424">
            <text:p>0.0169491525</text:p>
          </table:table-cell>
          <table:table-cell office:value-type="float" office:value="0.118644067797">
            <text:p>0.1186440678</text:p>
          </table:table-cell>
          <table:table-cell office:value-type="float" office:value="0.305084745763">
            <text:p>0.3050847458</text:p>
          </table:table-cell>
          <table:table-cell office:value-type="float" office:value="0.677966101695">
            <text:p>0.6779661017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CP_RMFCEN2</text:p>
          </table:table-cell>
          <table:table-cell office:value-type="float" office:value="0">
            <text:p>0</text:p>
          </table:table-cell>
          <table:table-cell office:value-type="float" office:value="0.0677966101695">
            <text:p>0.0677966102</text:p>
          </table:table-cell>
          <table:table-cell office:value-type="float" office:value="0.271186440678">
            <text:p>0.2711864407</text:p>
          </table:table-cell>
          <table:table-cell office:value-type="float" office:value="0.661016949153">
            <text:p>0.6610169492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CP_RMFCA</text:p>
          </table:table-cell>
          <table:table-cell office:value-type="float" office:value="0.0508474576271">
            <text:p>0.0508474576</text:p>
          </table:table-cell>
          <table:table-cell office:value-type="float" office:value="0.186440677966">
            <text:p>0.186440678</text:p>
          </table:table-cell>
          <table:table-cell office:value-type="float" office:value="0.372881355932">
            <text:p>0.3728813559</text:p>
          </table:table-cell>
          <table:table-cell office:value-type="float" office:value="0.64406779661">
            <text:p>0.6440677966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CP_TB</text:p>
          </table:table-cell>
          <table:table-cell office:value-type="float" office:value="0.0169491525424">
            <text:p>0.0169491525</text:p>
          </table:table-cell>
          <table:table-cell office:value-type="float" office:value="0.101694915254">
            <text:p>0.1016949153</text:p>
          </table:table-cell>
          <table:table-cell office:value-type="float" office:value="0.322033898305">
            <text:p>0.3220338983</text:p>
          </table:table-cell>
          <table:table-cell office:value-type="float" office:value="0.694915254237">
            <text:p>0.6949152542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CP_TSC</text:p>
          </table:table-cell>
          <table:table-cell office:value-type="float" office:value="0.0847457627119">
            <text:p>0.0847457627</text:p>
          </table:table-cell>
          <table:table-cell office:value-type="float" office:value="0.135593220339">
            <text:p>0.1355932203</text:p>
          </table:table-cell>
          <table:table-cell office:value-type="float" office:value="0.457627118644">
            <text:p>0.4576271186</text:p>
          </table:table-cell>
          <table:table-cell office:value-type="float" office:value="0.677966101695">
            <text:p>0.6779661017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AP_T1</text:p>
          </table:table-cell>
          <table:table-cell office:value-type="float" office:value="0.0508474576271">
            <text:p>0.0508474576</text:p>
          </table:table-cell>
          <table:table-cell office:value-type="float" office:value="0.0847457627119">
            <text:p>0.0847457627</text:p>
          </table:table-cell>
          <table:table-cell office:value-type="float" office:value="0.35593220339">
            <text:p>0.3559322034</text:p>
          </table:table-cell>
          <table:table-cell office:value-type="float" office:value="0.64406779661">
            <text:p>0.6440677966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AP_T2</text:p>
          </table:table-cell>
          <table:table-cell office:value-type="float" office:value="0.0169491525424">
            <text:p>0.0169491525</text:p>
          </table:table-cell>
          <table:table-cell office:value-type="float" office:value="0.118644067797">
            <text:p>0.1186440678</text:p>
          </table:table-cell>
          <table:table-cell office:value-type="float" office:value="0.372881355932">
            <text:p>0.3728813559</text:p>
          </table:table-cell>
          <table:table-cell office:value-type="float" office:value="0.64406779661">
            <text:p>0.6440677966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AP_DOPE</text:p>
          </table:table-cell>
          <table:table-cell office:value-type="float" office:value="0">
            <text:p>0</text:p>
          </table:table-cell>
          <table:table-cell office:value-type="float" office:value="0.0508474576271">
            <text:p>0.0508474576</text:p>
          </table:table-cell>
          <table:table-cell office:value-type="float" office:value="0.169491525424">
            <text:p>0.1694915254</text:p>
          </table:table-cell>
          <table:table-cell office:value-type="float" office:value="0.627118644068">
            <text:p>0.6271186441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AP_DOPE_HR</text:p>
          </table:table-cell>
          <table:table-cell table:number-columns-repeated="2" office:value-type="float" office:value="0">
            <text:p>0</text:p>
          </table:table-cell>
          <table:table-cell office:value-type="float" office:value="0.237288135593">
            <text:p>0.2372881356</text:p>
          </table:table-cell>
          <table:table-cell office:value-type="float" office:value="0.559322033898">
            <text:p>0.5593220339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AP_DARS</text:p>
          </table:table-cell>
          <table:table-cell office:value-type="float" office:value="0.0508474576271">
            <text:p>0.0508474576</text:p>
          </table:table-cell>
          <table:table-cell office:value-type="float" office:value="0.101694915254">
            <text:p>0.1016949153</text:p>
          </table:table-cell>
          <table:table-cell office:value-type="float" office:value="0.372881355932">
            <text:p>0.3728813559</text:p>
          </table:table-cell>
          <table:table-cell office:value-type="float" office:value="0.610169491525">
            <text:p>0.6101694915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AP_URS</text:p>
          </table:table-cell>
          <table:table-cell table:number-columns-repeated="2" office:value-type="float" office:value="0.0169491525424">
            <text:p>0.0169491525</text:p>
          </table:table-cell>
          <table:table-cell office:value-type="float" office:value="0.118644067797">
            <text:p>0.1186440678</text:p>
          </table:table-cell>
          <table:table-cell office:value-type="float" office:value="0.576271186441">
            <text:p>0.5762711864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AP_MPS</text:p>
          </table:table-cell>
          <table:table-cell office:value-type="float" office:value="0.0169491525424">
            <text:p>0.0169491525</text:p>
          </table:table-cell>
          <table:table-cell office:value-type="float" office:value="0.101694915254">
            <text:p>0.1016949153</text:p>
          </table:table-cell>
          <table:table-cell office:value-type="float" office:value="0.237288135593">
            <text:p>0.2372881356</text:p>
          </table:table-cell>
          <table:table-cell office:value-type="float" office:value="0.576271186441">
            <text:p>0.5762711864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0169491525424">
            <text:p>0.0169491525</text:p>
          </table:table-cell>
          <table:table-cell office:value-type="float" office:value="0.101694915254">
            <text:p>0.1016949153</text:p>
          </table:table-cell>
          <table:table-cell office:value-type="float" office:value="0.322033898305">
            <text:p>0.3220338983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CP_DECK</text:p>
          </table:table-cell>
          <table:table-cell office:value-type="float" office:value="0.0847457627119">
            <text:p>0.0847457627</text:p>
          </table:table-cell>
          <table:table-cell office:value-type="float" office:value="0.186440677966">
            <text:p>0.186440678</text:p>
          </table:table-cell>
          <table:table-cell office:value-type="float" office:value="0.338983050847">
            <text:p>0.3389830508</text:p>
          </table:table-cell>
          <table:table-cell office:value-type="float" office:value="0.542372881356">
            <text:p>0.5423728814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AP_PISA</text:p>
          </table:table-cell>
          <table:table-cell office:value-type="float" office:value="0.0508474576271">
            <text:p>0.0508474576</text:p>
          </table:table-cell>
          <table:table-cell office:value-type="float" office:value="0.186440677966">
            <text:p>0.186440678</text:p>
          </table:table-cell>
          <table:table-cell office:value-type="float" office:value="0.389830508475">
            <text:p>0.3898305085</text:p>
          </table:table-cell>
          <table:table-cell office:value-type="float" office:value="0.677966101695">
            <text:p>0.6779661017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office:value-type="string">
            <text:p>PYDOCK</text:p>
          </table:table-cell>
          <table:table-cell office:value-type="float" office:value="0.0338983050847">
            <text:p>0.0338983051</text:p>
          </table:table-cell>
          <table:table-cell office:value-type="float" office:value="0.101694915254">
            <text:p>0.1016949153</text:p>
          </table:table-cell>
          <table:table-cell office:value-type="float" office:value="0.440677966102">
            <text:p>0.4406779661</text:p>
          </table:table-cell>
          <table:table-cell office:value-type="float" office:value="0.71186440678">
            <text:p>0.7118644068</text:p>
          </table:table-cell>
          <table:table-cell office:value-type="float" office:value="0.847457627119">
            <text:p>0.8474576271</text:p>
          </table:table-cell>
          <table:table-cell table:number-columns-repeated="23"/>
        </table:table-row>
        <table:table-row table:style-name="ro4">
          <table:table-cell table:number-columns-repeated="29"/>
        </table:table-row>
        <table:table-row table:style-name="ro4">
          <table:table-cell office:value-type="string">
            <text:p>pdb.list.flexibility.4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6">
            <text:p>26</text:p>
          </table:table-cell>
          <table:table-cell table:number-columns-repeated="25"/>
        </table:table-row>
        <table:table-row table:style-name="ro4">
          <table:table-cell table:number-columns-repeated="29"/>
        </table:table-row>
        <table:table-row table:style-name="ro4">
          <table:table-cell office:value-type="string">
            <text:p>BFKV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192307692308">
            <text:p>0.1923076923</text:p>
          </table:table-cell>
          <table:table-cell office:value-type="float" office:value="0.346153846154">
            <text:p>0.3461538462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BT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230769230769">
            <text:p>0.2307692308</text:p>
          </table:table-cell>
          <table:table-cell office:value-type="float" office:value="0.384615384615">
            <text:p>0.3846153846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GKS</text:p>
          </table:table-cell>
          <table:table-cell table:number-columns-repeated="3"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HLPL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192307692308">
            <text:p>0.1923076923</text:p>
          </table:table-cell>
          <table:table-cell office:value-type="float" office:value="0.346153846154">
            <text:p>0.3461538462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MJ1</text:p>
          </table:table-cell>
          <table:table-cell table:number-columns-repeated="3"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MJ2h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423076923077">
            <text:p>0.4230769231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MJ2</text:p>
          </table:table-cell>
          <table:table-cell table:number-columns-repeated="3"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MJ3h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307692307692">
            <text:p>0.3076923077</text:p>
          </table:table-cell>
          <table:table-cell office:value-type="float" office:value="0.384615384615">
            <text:p>0.3846153846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MJPL</text:p>
          </table:table-cell>
          <table:table-cell table:number-columns-repeated="2"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269230769231">
            <text:p>0.2692307692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MSBM</text:p>
          </table:table-cell>
          <table:table-cell table:number-columns-repeated="3" office:value-type="float" office:value="0">
            <text:p>0</text:p>
          </table:table-cell>
          <table:table-cell office:value-type="float" office:value="0.153846153846">
            <text:p>0.1538461538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MS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Qa</text:p>
          </table:table-cell>
          <table:table-cell office:value-type="float" office:value="0">
            <text:p>0</text:p>
          </table:table-cell>
          <table:table-cell office:value-type="float" office:value="0.153846153846">
            <text:p>0.1538461538</text:p>
          </table:table-cell>
          <table:table-cell office:value-type="float" office:value="0.269230769231">
            <text:p>0.2692307692</text:p>
          </table:table-cell>
          <table:table-cell office:value-type="float" office:value="0.346153846154">
            <text:p>0.3461538462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Qm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269230769231">
            <text:p>0.2692307692</text:p>
          </table:table-cell>
          <table:table-cell office:value-type="float" office:value="0.307692307692">
            <text:p>0.3076923077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Qp</text:p>
          </table:table-cell>
          <table:table-cell table:number-columns-repeated="2"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office:value-type="float" office:value="0.307692307692">
            <text:p>0.3076923077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RO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230769230769">
            <text:p>0.2307692308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SJKG</text:p>
          </table:table-cell>
          <table:table-cell table:number-columns-repeated="2"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office:value-type="float" office:value="0.346153846154">
            <text:p>0.3461538462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SKOa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269230769231">
            <text:p>0.2692307692</text:p>
          </table:table-cell>
          <table:table-cell office:value-type="float" office:value="0.307692307692">
            <text:p>0.3076923077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SKOb</text:p>
          </table:table-cell>
          <table:table-cell office:value-type="float" office:value="0.0769230769231">
            <text:p>0.0769230769</text:p>
          </table:table-cell>
          <table:table-cell table:number-columns-repeated="2" office:value-type="float" office:value="0.153846153846">
            <text:p>0.1538461538</text:p>
          </table:table-cell>
          <table:table-cell office:value-type="float" office:value="0.307692307692">
            <text:p>0.3076923077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TD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230769230769">
            <text:p>0.2307692308</text:p>
          </table:table-cell>
          <table:table-cell office:value-type="float" office:value="0.423076923077">
            <text:p>0.4230769231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307692307692">
            <text:p>0.3076923077</text:p>
          </table:table-cell>
          <table:table-cell office:value-type="float" office:value="0.384615384615">
            <text:p>0.3846153846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office:value-type="float" office:value="0.384615384615">
            <text:p>0.3846153846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TS</text:p>
          </table:table-cell>
          <table:table-cell table:number-columns-repeated="2"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384615384615">
            <text:p>0.3846153846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VD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269230769231">
            <text:p>0.2692307692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CP_SKOIP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269230769231">
            <text:p>0.2692307692</text:p>
          </table:table-cell>
          <table:table-cell office:value-type="float" office:value="0.423076923077">
            <text:p>0.4230769231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AP_DCOMPLEX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153846153846">
            <text:p>0.1538461538</text:p>
          </table:table-cell>
          <table:table-cell office:value-type="float" office:value="0.307692307692">
            <text:p>0.3076923077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AP_dDFIRE</text:p>
          </table:table-cell>
          <table:table-cell table:number-columns-repeated="2"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office:value-type="float" office:value="0.461538461538">
            <text:p>0.4615384615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AP_DFIRE2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461538461538">
            <text:p>0.4615384615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CP_RMFCEN1</text:p>
          </table:table-cell>
          <table:table-cell table:number-columns-repeated="2" office:value-type="float" office:value="0">
            <text:p>0</text:p>
          </table:table-cell>
          <table:table-cell office:value-type="float" office:value="0.153846153846">
            <text:p>0.1538461538</text:p>
          </table:table-cell>
          <table:table-cell office:value-type="float" office:value="0.384615384615">
            <text:p>0.3846153846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CP_RMFCEN2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269230769231">
            <text:p>0.2692307692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CP_RMFCA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192307692308">
            <text:p>0.1923076923</text:p>
          </table:table-cell>
          <table:table-cell office:value-type="float" office:value="0.384615384615">
            <text:p>0.3846153846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CP_TB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153846153846">
            <text:p>0.1538461538</text:p>
          </table:table-cell>
          <table:table-cell office:value-type="float" office:value="0.346153846154">
            <text:p>0.3461538462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CP_TSC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192307692308">
            <text:p>0.1923076923</text:p>
          </table:table-cell>
          <table:table-cell office:value-type="float" office:value="0.346153846154">
            <text:p>0.3461538462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230769230769">
            <text:p>0.2307692308</text:p>
          </table:table-cell>
          <table:table-cell office:value-type="float" office:value="0.384615384615">
            <text:p>0.3846153846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AP_T2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230769230769">
            <text:p>0.2307692308</text:p>
          </table:table-cell>
          <table:table-cell office:value-type="float" office:value="0.307692307692">
            <text:p>0.3076923077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AP_DOPE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423076923077">
            <text:p>0.4230769231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AP_DOPE_HR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346153846154">
            <text:p>0.3461538462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AP_DARS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230769230769">
            <text:p>0.2307692308</text:p>
          </table:table-cell>
          <table:table-cell office:value-type="float" office:value="0.384615384615">
            <text:p>0.3846153846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AP_URS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office:value-type="float" office:value="0.346153846154">
            <text:p>0.3461538462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AP_MPS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269230769231">
            <text:p>0.2692307692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CP_DECK</text:p>
          </table:table-cell>
          <table:table-cell table:number-columns-repeated="2" office:value-type="float" office:value="0">
            <text:p>0</text:p>
          </table:table-cell>
          <table:table-cell office:value-type="float" office:value="0.192307692308">
            <text:p>0.1923076923</text:p>
          </table:table-cell>
          <table:table-cell office:value-type="float" office:value="0.423076923077">
            <text:p>0.4230769231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AP_PISA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192307692308">
            <text:p>0.1923076923</text:p>
          </table:table-cell>
          <table:table-cell office:value-type="float" office:value="0.423076923077">
            <text:p>0.4230769231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office:value-type="string">
            <text:p>PYDOCK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office:value-type="float" office:value="0.461538461538">
            <text:p>0.4615384615</text:p>
          </table:table-cell>
          <table:table-cell office:value-type="float" office:value="0.538461538462">
            <text:p>0.5384615385</text:p>
          </table:table-cell>
          <table:table-cell table:number-columns-repeated="23"/>
        </table:table-row>
        <table:table-row table:style-name="ro4">
          <table:table-cell table:number-columns-repeated="29"/>
        </table:table-row>
        <table:table-row table:style-name="ro4">
          <table:table-cell office:value-type="string">
            <text:p>pdb.list.flexibility.5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5"/>
        </table:table-row>
        <table:table-row table:style-name="ro4">
          <table:table-cell table:number-columns-repeated="29"/>
        </table:table-row>
        <table:table-row table:style-name="ro2">
          <table:table-cell office:value-type="string">
            <text:p>BFKV</text:p>
          </table:table-cell>
          <table:table-cell table:number-columns-repeated="2" office:value-type="float" office:value="0">
            <text:p>0</text:p>
          </table:table-cell>
          <table:table-cell office:value-type="float" office:value="0.272727272727">
            <text:p>0.2727272727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BFKV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BL</text:p>
          </table:table-cell>
          <table:table-cell office:value-type="float" office:value="0.0909090909091">
            <text:p>0.0909090909</text:p>
          </table:table-cell>
          <table:table-cell table:number-columns-repeated="20"/>
        </table:table-row>
        <table:table-row table:style-name="ro2">
          <table:table-cell office:value-type="string">
            <text:p>BT</text:p>
          </table:table-cell>
          <table:table-cell table:number-columns-repeated="2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BT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GKS</text:p>
          </table:table-cell>
          <table:table-cell table:number-columns-repeated="4" office:value-type="float" office:value="0">
            <text:p>0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HLPL</text:p>
          </table:table-cell>
          <table:table-cell table:number-columns-repeated="3" office:value-type="float" office:value="0.0909090909091">
            <text:p>0.0909090909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HLPL</text:p>
          </table:table-cell>
          <table:table-cell office:value-type="float" office:value="0.0909090909091">
            <text:p>0.0909090909</text:p>
          </table:table-cell>
          <table:table-cell table:number-columns-repeated="20"/>
        </table:table-row>
        <table:table-row table:style-name="ro2">
          <table:table-cell office:value-type="string">
            <text:p>MJ1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MJ2h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MJ2h</text:p>
          </table:table-cell>
          <table:table-cell office:value-type="float" office:value="0.0909090909091">
            <text:p>0.0909090909</text:p>
          </table:table-cell>
          <table:table-cell table:number-columns-repeated="20"/>
        </table:table-row>
        <table:table-row table:style-name="ro2">
          <table:table-cell office:value-type="string">
            <text:p>MJ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MJ3h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MJ3h</text:p>
          </table:table-cell>
          <table:table-cell office:value-type="float" office:value="0.0909090909091">
            <text:p>0.0909090909</text:p>
          </table:table-cell>
          <table:table-cell table:number-columns-repeated="20"/>
        </table:table-row>
        <table:table-row table:style-name="ro2">
          <table:table-cell office:value-type="string">
            <text:p>MJPL</text:p>
          </table:table-cell>
          <table:table-cell office:value-type="float" office:value="0">
            <text:p>0</text:p>
          </table:table-cell>
          <table:table-cell table:number-columns-repeated="3"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MJPL</text:p>
          </table:table-cell>
          <table:table-cell office:value-type="float" office:value="0.0909090909091">
            <text:p>0.0909090909</text:p>
          </table:table-cell>
          <table:table-cell table:number-columns-repeated="20"/>
        </table:table-row>
        <table:table-row table:style-name="ro2">
          <table:table-cell office:value-type="string">
            <text:p>MSBM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MSBM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MS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1">
          <table:table-cell office:value-type="string">
            <text:p>Qa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Qa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1">
          <table:table-cell office:value-type="string">
            <text:p>Qm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Qm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1">
          <table:table-cell office:value-type="string">
            <text:p>Qp</text:p>
          </table:table-cell>
          <table:table-cell table:number-columns-repeated="3"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Qp</text:p>
          </table:table-cell>
          <table:table-cell office:value-type="float" office:value="0.0909090909091">
            <text:p>0.0909090909</text:p>
          </table:table-cell>
          <table:table-cell table:number-columns-repeated="20"/>
        </table:table-row>
        <table:table-row table:style-name="ro2">
          <table:table-cell office:value-type="string">
            <text:p>RO</text:p>
          </table:table-cell>
          <table:table-cell table:number-columns-repeated="4" office:value-type="float" office:value="0">
            <text:p>0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RO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SJKG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SJKG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1">
          <table:table-cell office:value-type="string">
            <text:p>SKOa</text:p>
          </table:table-cell>
          <table:table-cell table:number-columns-repeated="2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SKOa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1">
          <table:table-cell office:value-type="string">
            <text:p>SKOb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SKOb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TD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TD</text:p>
          </table:table-cell>
          <table:table-cell office:value-type="float" office:value="0.0909090909091">
            <text:p>0.0909090909</text:p>
          </table:table-cell>
          <table:table-cell table:number-columns-repeated="20"/>
        </table:table-row>
        <table:table-row table:style-name="ro1">
          <table:table-cell office:value-type="string">
            <text:p>TE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1">
          <table:table-cell office:value-type="string">
            <text:p>T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T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TS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VD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CP_SKOIP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SKOIP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AP_DCOMPLEX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AP_DCOMPLEX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1">
          <table:table-cell office:value-type="string">
            <text:p>AP_dDFIRE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AP_dDFIRE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AP_DFIRE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AP_DFIRE2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CP_RMFCEN1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CP_RMFCEN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RMFCEN2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CP_RMFCA</text:p>
          </table:table-cell>
          <table:table-cell table:number-columns-repeated="3"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RMFCA</text:p>
          </table:table-cell>
          <table:table-cell office:value-type="float" office:value="0.0909090909091">
            <text:p>0.0909090909</text:p>
          </table:table-cell>
          <table:table-cell table:number-columns-repeated="20"/>
        </table:table-row>
        <table:table-row table:style-name="ro2">
          <table:table-cell office:value-type="string">
            <text:p>CP_TB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TB</text:p>
          </table:table-cell>
          <table:table-cell office:value-type="float" office:value="0.181818181818">
            <text:p>0.1818181818</text:p>
          </table:table-cell>
          <table:table-cell table:number-columns-repeated="20"/>
        </table:table-row>
        <table:table-row table:style-name="ro2">
          <table:table-cell office:value-type="string">
            <text:p>CP_TSC</text:p>
          </table:table-cell>
          <table:table-cell table:number-columns-repeated="2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AP_T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AP_T2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363636363636">
            <text:p>0.3636363636</text:p>
          </table:table-cell>
          <table:table-cell/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AP_DOPE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AP_DOPE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AP_DOPE_HR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AP_DOPE_HR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HLPL</text:p>
          </table:table-cell>
          <table:table-cell office:value-type="float" office:value="0.0909090909091">
            <text:p>0.0909090909</text:p>
          </table:table-cell>
          <table:table-cell table:number-columns-repeated="15"/>
        </table:table-row>
        <table:table-row table:style-name="ro2">
          <table:table-cell office:value-type="string">
            <text:p>AP_DARS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AP_DARS</text:p>
          </table:table-cell>
          <table:table-cell office:value-type="float" office:value="0.0909090909091">
            <text:p>0.0909090909</text:p>
          </table:table-cell>
          <table:table-cell table:number-columns-repeated="3"/>
          <table:table-cell office:value-type="string">
            <text:p>CP_RMFCA</text:p>
          </table:table-cell>
          <table:table-cell office:value-type="float" office:value="0.0909090909091">
            <text:p>0.0909090909</text:p>
          </table:table-cell>
          <table:table-cell table:number-columns-repeated="15"/>
        </table:table-row>
        <table:table-row table:style-name="ro2">
          <table:table-cell office:value-type="string">
            <text:p>AP_UR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AP_UR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P_TB</text:p>
          </table:table-cell>
          <table:table-cell office:value-type="float" office:value="0.181818181818">
            <text:p>0.1818181818</text:p>
          </table:table-cell>
          <table:table-cell table:number-columns-repeated="15"/>
        </table:table-row>
        <table:table-row table:style-name="ro2">
          <table:table-cell office:value-type="string">
            <text:p>AP_MPS</text:p>
          </table:table-cell>
          <table:table-cell table:number-columns-repeated="2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AP_MP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PYDOCK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string">
            <text:p>AP_WENG</text:p>
          </table:table-cell>
          <table:table-cell table:number-columns-repeated="4" office:value-type="float" office:value="0">
            <text:p>0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string">
            <text:p>CP_DECK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CP_DECK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P_DECK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string">
            <text:p>AP_PISA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AP_PIS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AP_PISA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string">
            <text:p>PYDOCK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/>
          <table:table-cell office:value-type="string">
            <text:p>PYDOCK</text:p>
          </table:table-cell>
          <table:table-cell office:value-type="float" office:value="0">
            <text:p>0</text:p>
          </table:table-cell>
          <table:table-cell table:number-columns-repeated="20"/>
        </table:table-row>
        <table:table-row table:style-name="ro4">
          <table:table-cell table:number-columns-repeated="29"/>
        </table:table-row>
        <table:table-row table:style-name="ro4">
          <table:table-cell office:value-type="string">
            <text:p>pdb.list.medium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41">
            <text:p>41</text:p>
          </table:table-cell>
          <table:table-cell table:number-columns-repeated="25"/>
        </table:table-row>
        <table:table-row table:style-name="ro4">
          <table:table-cell table:number-columns-repeated="8"/>
          <table:table-cell office:value-type="string">
            <text:p>strong </text:p>
          </table:table-cell>
          <table:table-cell office:value-type="string">
            <text:p>medium </text:p>
          </table:table-cell>
          <table:table-cell office:value-type="string">
            <text:p>weak</text:p>
          </table:table-cell>
          <table:table-cell table:number-columns-repeated="18"/>
        </table:table-row>
        <table:table-row table:style-name="ro4">
          <table:table-cell office:value-type="string">
            <text:p>BFKV</text:p>
          </table:table-cell>
          <table:table-cell office:value-type="float" office:value="0">
            <text:p>0</text:p>
          </table:table-cell>
          <table:table-cell office:value-type="float" office:value="0.19512195122">
            <text:p>0.1951219512</text:p>
          </table:table-cell>
          <table:table-cell office:value-type="float" office:value="0.390243902439">
            <text:p>0.3902439024</text:p>
          </table:table-cell>
          <table:table-cell office:value-type="float" office:value="0.658536585366">
            <text:p>0.6585365854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BFKV</text:p>
          </table:table-cell>
          <table:table-cell office:value-type="float" office:value="0.0714285714286">
            <text:p>0.0714285714</text:p>
          </table:table-cell>
          <table:table-cell office:value-type="float" office:value="0.19512195122">
            <text:p>0.1951219512</text:p>
          </table:table-cell>
          <table:table-cell office:value-type="float" office:value="0.1">
            <text:p>0.1</text:p>
          </table:table-cell>
          <table:table-cell table:number-columns-repeated="18"/>
        </table:table-row>
        <table:table-row table:style-name="ro4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121951219512">
            <text:p>0.1219512195</text:p>
          </table:table-cell>
          <table:table-cell office:value-type="float" office:value="0.292682926829">
            <text:p>0.2926829268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4">
          <table:table-cell office:value-type="string">
            <text:p>BT</text:p>
          </table:table-cell>
          <table:table-cell office:value-type="float" office:value="0.0731707317073">
            <text:p>0.0731707317</text:p>
          </table:table-cell>
          <table:table-cell office:value-type="float" office:value="0.19512195122">
            <text:p>0.1951219512</text:p>
          </table:table-cell>
          <table:table-cell office:value-type="float" office:value="0.365853658537">
            <text:p>0.3658536585</text:p>
          </table:table-cell>
          <table:table-cell office:value-type="float" office:value="0.682926829268">
            <text:p>0.6829268293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BT</text:p>
          </table:table-cell>
          <table:table-cell office:value-type="float" office:value="0.107142857143">
            <text:p>0.1071428571</text:p>
          </table:table-cell>
          <table:table-cell office:value-type="float" office:value="0.19512195122">
            <text:p>0.1951219512</text:p>
          </table:table-cell>
          <table:table-cell office:value-type="float" office:value="0.15">
            <text:p>0.15</text:p>
          </table:table-cell>
          <table:table-cell table:number-columns-repeated="18"/>
        </table:table-row>
        <table:table-row table:style-name="ro4">
          <table:table-cell office:value-type="string">
            <text:p>GKS</text:p>
          </table:table-cell>
          <table:table-cell table:number-columns-repeated="2" office:value-type="float" office:value="0">
            <text:p>0</text:p>
          </table:table-cell>
          <table:table-cell office:value-type="float" office:value="0.0487804878049">
            <text:p>0.0487804878</text:p>
          </table:table-cell>
          <table:table-cell office:value-type="float" office:value="0.317073170732">
            <text:p>0.3170731707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GKS</text:p>
          </table:table-cell>
          <table:table-cell office:value-type="float" office:value="0.0357142857143">
            <text:p>0.0357142857</text:p>
          </table:table-cell>
          <table:table-cell table:number-columns-repeated="2" office:value-type="float" office:value="0">
            <text:p>0</text:p>
          </table:table-cell>
          <table:table-cell table:number-columns-repeated="18"/>
        </table:table-row>
        <table:table-row table:style-name="ro4">
          <table:table-cell office:value-type="string">
            <text:p>HLPL</text:p>
          </table:table-cell>
          <table:table-cell office:value-type="float" office:value="0.0731707317073">
            <text:p>0.0731707317</text:p>
          </table:table-cell>
          <table:table-cell office:value-type="float" office:value="0.19512195122">
            <text:p>0.1951219512</text:p>
          </table:table-cell>
          <table:table-cell office:value-type="float" office:value="0.463414634146">
            <text:p>0.4634146341</text:p>
          </table:table-cell>
          <table:table-cell office:value-type="float" office:value="0.707317073171">
            <text:p>0.7073170732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HLPL</text:p>
          </table:table-cell>
          <table:table-cell office:value-type="float" office:value="0.25">
            <text:p>0.25</text:p>
          </table:table-cell>
          <table:table-cell office:value-type="float" office:value="0.19512195122">
            <text:p>0.1951219512</text:p>
          </table:table-cell>
          <table:table-cell office:value-type="float" office:value="0.1">
            <text:p>0.1</text:p>
          </table:table-cell>
          <table:table-cell table:number-columns-repeated="18"/>
        </table:table-row>
        <table:table-row table:style-name="ro4">
          <table:table-cell office:value-type="string">
            <text:p>MJ1</text:p>
          </table:table-cell>
          <table:table-cell table:number-columns-repeated="3" office:value-type="float" office:value="0">
            <text:p>0</text:p>
          </table:table-cell>
          <table:table-cell office:value-type="float" office:value="0.121951219512">
            <text:p>0.1219512195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MJ1</text:p>
          </table:table-cell>
          <table:table-cell table:number-columns-repeated="3" office:value-type="float" office:value="0">
            <text:p>0</text:p>
          </table:table-cell>
          <table:table-cell table:number-columns-repeated="18"/>
        </table:table-row>
        <table:table-row table:style-name="ro4">
          <table:table-cell office:value-type="string">
            <text:p>MJ2h</text:p>
          </table:table-cell>
          <table:table-cell office:value-type="float" office:value="0.0243902439024">
            <text:p>0.0243902439</text:p>
          </table:table-cell>
          <table:table-cell office:value-type="float" office:value="0.0731707317073">
            <text:p>0.0731707317</text:p>
          </table:table-cell>
          <table:table-cell office:value-type="float" office:value="0.292682926829">
            <text:p>0.2926829268</text:p>
          </table:table-cell>
          <table:table-cell office:value-type="float" office:value="0.609756097561">
            <text:p>0.6097560976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MJ2h</text:p>
          </table:table-cell>
          <table:table-cell office:value-type="float" office:value="0.214285714286">
            <text:p>0.2142857143</text:p>
          </table:table-cell>
          <table:table-cell office:value-type="float" office:value="0.0731707317073">
            <text:p>0.0731707317</text:p>
          </table:table-cell>
          <table:table-cell office:value-type="float" office:value="0.05">
            <text:p>0.05</text:p>
          </table:table-cell>
          <table:table-cell table:number-columns-repeated="18"/>
        </table:table-row>
        <table:table-row table:style-name="ro4">
          <table:table-cell office:value-type="string">
            <text:p>MJ2</text:p>
          </table:table-cell>
          <table:table-cell table:number-columns-repeated="2" office:value-type="float" office:value="0">
            <text:p>0</text:p>
          </table:table-cell>
          <table:table-cell office:value-type="float" office:value="0.0731707317073">
            <text:p>0.0731707317</text:p>
          </table:table-cell>
          <table:table-cell office:value-type="float" office:value="0.390243902439">
            <text:p>0.3902439024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MJ2</text:p>
          </table:table-cell>
          <table:table-cell office:value-type="float" office:value="0.0357142857143">
            <text:p>0.0357142857</text:p>
          </table:table-cell>
          <table:table-cell table:number-columns-repeated="2" office:value-type="float" office:value="0">
            <text:p>0</text:p>
          </table:table-cell>
          <table:table-cell table:number-columns-repeated="18"/>
        </table:table-row>
        <table:table-row table:style-name="ro4">
          <table:table-cell office:value-type="string">
            <text:p>MJ3h</text:p>
          </table:table-cell>
          <table:table-cell office:value-type="float" office:value="0.0975609756098">
            <text:p>0.0975609756</text:p>
          </table:table-cell>
          <table:table-cell office:value-type="float" office:value="0.170731707317">
            <text:p>0.1707317073</text:p>
          </table:table-cell>
          <table:table-cell office:value-type="float" office:value="0.365853658537">
            <text:p>0.3658536585</text:p>
          </table:table-cell>
          <table:table-cell office:value-type="float" office:value="0.634146341463">
            <text:p>0.6341463415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MJ3h</text:p>
          </table:table-cell>
          <table:table-cell office:value-type="float" office:value="0.25">
            <text:p>0.25</text:p>
          </table:table-cell>
          <table:table-cell office:value-type="float" office:value="0.170731707317">
            <text:p>0.1707317073</text:p>
          </table:table-cell>
          <table:table-cell office:value-type="float" office:value="0.2">
            <text:p>0.2</text:p>
          </table:table-cell>
          <table:table-cell table:number-columns-repeated="18"/>
        </table:table-row>
        <table:table-row table:style-name="ro4">
          <table:table-cell office:value-type="string">
            <text:p>MJPL</text:p>
          </table:table-cell>
          <table:table-cell table:number-columns-repeated="2" office:value-type="float" office:value="0.0487804878049">
            <text:p>0.0487804878</text:p>
          </table:table-cell>
          <table:table-cell office:value-type="float" office:value="0.19512195122">
            <text:p>0.1951219512</text:p>
          </table:table-cell>
          <table:table-cell office:value-type="float" office:value="0.536585365854">
            <text:p>0.5365853659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MJPL</text:p>
          </table:table-cell>
          <table:table-cell office:value-type="float" office:value="0.0357142857143">
            <text:p>0.0357142857</text:p>
          </table:table-cell>
          <table:table-cell office:value-type="float" office:value="0.0487804878049">
            <text:p>0.0487804878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4">
          <table:table-cell office:value-type="string">
            <text:p>MSBM</text:p>
          </table:table-cell>
          <table:table-cell table:number-columns-repeated="2" office:value-type="float" office:value="0">
            <text:p>0</text:p>
          </table:table-cell>
          <table:table-cell office:value-type="float" office:value="0.146341463415">
            <text:p>0.1463414634</text:p>
          </table:table-cell>
          <table:table-cell office:value-type="float" office:value="0.439024390244">
            <text:p>0.4390243902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MSBM</text:p>
          </table:table-cell>
          <table:table-cell office:value-type="float" office:value="0.107142857143">
            <text:p>0.107142857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18"/>
        </table:table-row>
        <table:table-row table:style-name="ro4">
          <table:table-cell office:value-type="string">
            <text:p>MS</text:p>
          </table:table-cell>
          <table:table-cell table:number-columns-repeated="2" office:value-type="float" office:value="0">
            <text:p>0</text:p>
          </table:table-cell>
          <table:table-cell office:value-type="float" office:value="0.0731707317073">
            <text:p>0.0731707317</text:p>
          </table:table-cell>
          <table:table-cell office:value-type="float" office:value="0.365853658537">
            <text:p>0.3658536585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MS</text:p>
          </table:table-cell>
          <table:table-cell office:value-type="float" office:value="0.0357142857143">
            <text:p>0.0357142857</text:p>
          </table:table-cell>
          <table:table-cell table:number-columns-repeated="2" office:value-type="float" office:value="0">
            <text:p>0</text:p>
          </table:table-cell>
          <table:table-cell table:number-columns-repeated="18"/>
        </table:table-row>
        <table:table-row table:style-name="ro4">
          <table:table-cell office:value-type="string">
            <text:p>Qa</text:p>
          </table:table-cell>
          <table:table-cell office:value-type="float" office:value="0.0243902439024">
            <text:p>0.0243902439</text:p>
          </table:table-cell>
          <table:table-cell office:value-type="float" office:value="0.121951219512">
            <text:p>0.1219512195</text:p>
          </table:table-cell>
          <table:table-cell office:value-type="float" office:value="0.365853658537">
            <text:p>0.3658536585</text:p>
          </table:table-cell>
          <table:table-cell office:value-type="float" office:value="0.585365853659">
            <text:p>0.5853658537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Qa</text:p>
          </table:table-cell>
          <table:table-cell office:value-type="float" office:value="0.0714285714286">
            <text:p>0.0714285714</text:p>
          </table:table-cell>
          <table:table-cell office:value-type="float" office:value="0.121951219512">
            <text:p>0.1219512195</text:p>
          </table:table-cell>
          <table:table-cell office:value-type="float" office:value="0.15">
            <text:p>0.15</text:p>
          </table:table-cell>
          <table:table-cell table:number-columns-repeated="18"/>
        </table:table-row>
        <table:table-row table:style-name="ro4">
          <table:table-cell office:value-type="string">
            <text:p>Qm</text:p>
          </table:table-cell>
          <table:table-cell office:value-type="float" office:value="0">
            <text:p>0</text:p>
          </table:table-cell>
          <table:table-cell office:value-type="float" office:value="0.146341463415">
            <text:p>0.1463414634</text:p>
          </table:table-cell>
          <table:table-cell office:value-type="float" office:value="0.292682926829">
            <text:p>0.2926829268</text:p>
          </table:table-cell>
          <table:table-cell office:value-type="float" office:value="0.585365853659">
            <text:p>0.5853658537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Qm</text:p>
          </table:table-cell>
          <table:table-cell office:value-type="float" office:value="0.142857142857">
            <text:p>0.1428571429</text:p>
          </table:table-cell>
          <table:table-cell office:value-type="float" office:value="0.146341463415">
            <text:p>0.1463414634</text:p>
          </table:table-cell>
          <table:table-cell office:value-type="float" office:value="0.05">
            <text:p>0.05</text:p>
          </table:table-cell>
          <table:table-cell table:number-columns-repeated="18"/>
        </table:table-row>
        <table:table-row table:style-name="ro4">
          <table:table-cell office:value-type="string">
            <text:p>Qp</text:p>
          </table:table-cell>
          <table:table-cell office:value-type="float" office:value="0.0487804878049">
            <text:p>0.0487804878</text:p>
          </table:table-cell>
          <table:table-cell office:value-type="float" office:value="0.0975609756098">
            <text:p>0.0975609756</text:p>
          </table:table-cell>
          <table:table-cell office:value-type="float" office:value="0.317073170732">
            <text:p>0.3170731707</text:p>
          </table:table-cell>
          <table:table-cell office:value-type="float" office:value="0.634146341463">
            <text:p>0.6341463415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Qp</text:p>
          </table:table-cell>
          <table:table-cell office:value-type="float" office:value="0.25">
            <text:p>0.25</text:p>
          </table:table-cell>
          <table:table-cell office:value-type="float" office:value="0.0975609756098">
            <text:p>0.0975609756</text:p>
          </table:table-cell>
          <table:table-cell office:value-type="float" office:value="0.1">
            <text:p>0.1</text:p>
          </table:table-cell>
          <table:table-cell table:number-columns-repeated="18"/>
        </table:table-row>
        <table:table-row table:style-name="ro4">
          <table:table-cell office:value-type="string">
            <text:p>RO</text:p>
          </table:table-cell>
          <table:table-cell office:value-type="float" office:value="0.0243902439024">
            <text:p>0.0243902439</text:p>
          </table:table-cell>
          <table:table-cell office:value-type="float" office:value="0.0731707317073">
            <text:p>0.0731707317</text:p>
          </table:table-cell>
          <table:table-cell office:value-type="float" office:value="0.146341463415">
            <text:p>0.1463414634</text:p>
          </table:table-cell>
          <table:table-cell office:value-type="float" office:value="0.439024390244">
            <text:p>0.4390243902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RO</text:p>
          </table:table-cell>
          <table:table-cell office:value-type="float" office:value="0">
            <text:p>0</text:p>
          </table:table-cell>
          <table:table-cell office:value-type="float" office:value="0.0731707317073">
            <text:p>0.0731707317</text:p>
          </table:table-cell>
          <table:table-cell office:value-type="float" office:value="0.1">
            <text:p>0.1</text:p>
          </table:table-cell>
          <table:table-cell table:number-columns-repeated="18"/>
        </table:table-row>
        <table:table-row table:style-name="ro4">
          <table:table-cell office:value-type="string">
            <text:p>SJKG</text:p>
          </table:table-cell>
          <table:table-cell office:value-type="float" office:value="0.0487804878049">
            <text:p>0.0487804878</text:p>
          </table:table-cell>
          <table:table-cell office:value-type="float" office:value="0.146341463415">
            <text:p>0.1463414634</text:p>
          </table:table-cell>
          <table:table-cell office:value-type="float" office:value="0.390243902439">
            <text:p>0.3902439024</text:p>
          </table:table-cell>
          <table:table-cell office:value-type="float" office:value="0.634146341463">
            <text:p>0.6341463415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SJKG</text:p>
          </table:table-cell>
          <table:table-cell office:value-type="float" office:value="0.0714285714286">
            <text:p>0.0714285714</text:p>
          </table:table-cell>
          <table:table-cell office:value-type="float" office:value="0.146341463415">
            <text:p>0.1463414634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4">
          <table:table-cell office:value-type="string">
            <text:p>SKOa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341463414634">
            <text:p>0.3414634146</text:p>
          </table:table-cell>
          <table:table-cell office:value-type="float" office:value="0.609756097561">
            <text:p>0.6097560976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SKOa</text:p>
          </table:table-cell>
          <table:table-cell office:value-type="float" office:value="0.0714285714286">
            <text:p>0.0714285714</text:p>
          </table:table-cell>
          <table:table-cell office:value-type="float" office:value="0.146341463415">
            <text:p>0.1463414634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4">
          <table:table-cell office:value-type="string">
            <text:p>SKOb</text:p>
          </table:table-cell>
          <table:table-cell office:value-type="float" office:value="0.0487804878049">
            <text:p>0.0487804878</text:p>
          </table:table-cell>
          <table:table-cell office:value-type="float" office:value="0.170731707317">
            <text:p>0.1707317073</text:p>
          </table:table-cell>
          <table:table-cell office:value-type="float" office:value="0.390243902439">
            <text:p>0.3902439024</text:p>
          </table:table-cell>
          <table:table-cell office:value-type="float" office:value="0.609756097561">
            <text:p>0.6097560976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SKOb</text:p>
          </table:table-cell>
          <table:table-cell office:value-type="float" office:value="0.107142857143">
            <text:p>0.1071428571</text:p>
          </table:table-cell>
          <table:table-cell office:value-type="float" office:value="0.170731707317">
            <text:p>0.1707317073</text:p>
          </table:table-cell>
          <table:table-cell office:value-type="float" office:value="0.1">
            <text:p>0.1</text:p>
          </table:table-cell>
          <table:table-cell table:number-columns-repeated="18"/>
        </table:table-row>
        <table:table-row table:style-name="ro4">
          <table:table-cell office:value-type="string">
            <text:p>TD</text:p>
          </table:table-cell>
          <table:table-cell office:value-type="float" office:value="0.0487804878049">
            <text:p>0.0487804878</text:p>
          </table:table-cell>
          <table:table-cell office:value-type="float" office:value="0.146341463415">
            <text:p>0.1463414634</text:p>
          </table:table-cell>
          <table:table-cell office:value-type="float" office:value="0.439024390244">
            <text:p>0.4390243902</text:p>
          </table:table-cell>
          <table:table-cell office:value-type="float" office:value="0.634146341463">
            <text:p>0.6341463415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TD</text:p>
          </table:table-cell>
          <table:table-cell office:value-type="float" office:value="0.178571428571">
            <text:p>0.1785714286</text:p>
          </table:table-cell>
          <table:table-cell office:value-type="float" office:value="0.146341463415">
            <text:p>0.1463414634</text:p>
          </table:table-cell>
          <table:table-cell office:value-type="float" office:value="0.15">
            <text:p>0.15</text:p>
          </table:table-cell>
          <table:table-cell table:number-columns-repeated="18"/>
        </table:table-row>
        <table:table-row table:style-name="ro4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office:value-type="float" office:value="0.170731707317">
            <text:p>0.1707317073</text:p>
          </table:table-cell>
          <table:table-cell office:value-type="float" office:value="0.365853658537">
            <text:p>0.3658536585</text:p>
          </table:table-cell>
          <table:table-cell office:value-type="float" office:value="0.560975609756">
            <text:p>0.5609756098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TEl</text:p>
          </table:table-cell>
          <table:table-cell office:value-type="float" office:value="0.142857142857">
            <text:p>0.1428571429</text:p>
          </table:table-cell>
          <table:table-cell office:value-type="float" office:value="0.170731707317">
            <text:p>0.1707317073</text:p>
          </table:table-cell>
          <table:table-cell office:value-type="float" office:value="0.1">
            <text:p>0.1</text:p>
          </table:table-cell>
          <table:table-cell table:number-columns-repeated="18"/>
        </table:table-row>
        <table:table-row table:style-name="ro4">
          <table:table-cell office:value-type="string">
            <text:p>TEs</text:p>
          </table:table-cell>
          <table:table-cell table:number-columns-repeated="2" office:value-type="float" office:value="0.0243902439024">
            <text:p>0.0243902439</text:p>
          </table:table-cell>
          <table:table-cell office:value-type="float" office:value="0.317073170732">
            <text:p>0.3170731707</text:p>
          </table:table-cell>
          <table:table-cell office:value-type="float" office:value="0.585365853659">
            <text:p>0.5853658537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1">
            <text:p>0.1</text:p>
          </table:table-cell>
          <table:table-cell table:number-columns-repeated="18"/>
        </table:table-row>
        <table:table-row table:style-name="ro4">
          <table:table-cell office:value-type="string">
            <text:p>TS</text:p>
          </table:table-cell>
          <table:table-cell table:number-columns-repeated="2" office:value-type="float" office:value="0.0487804878049">
            <text:p>0.0487804878</text:p>
          </table:table-cell>
          <table:table-cell office:value-type="float" office:value="0.170731707317">
            <text:p>0.1707317073</text:p>
          </table:table-cell>
          <table:table-cell office:value-type="float" office:value="0.560975609756">
            <text:p>0.5609756098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TS</text:p>
          </table:table-cell>
          <table:table-cell office:value-type="float" office:value="0.214285714286">
            <text:p>0.2142857143</text:p>
          </table:table-cell>
          <table:table-cell office:value-type="float" office:value="0.0487804878049">
            <text:p>0.0487804878</text:p>
          </table:table-cell>
          <table:table-cell office:value-type="float" office:value="0.05">
            <text:p>0.05</text:p>
          </table:table-cell>
          <table:table-cell table:number-columns-repeated="18"/>
        </table:table-row>
        <table:table-row table:style-name="ro4">
          <table:table-cell office:value-type="string">
            <text:p>VD</text:p>
          </table:table-cell>
          <table:table-cell table:number-columns-repeated="2" office:value-type="float" office:value="0">
            <text:p>0</text:p>
          </table:table-cell>
          <table:table-cell office:value-type="float" office:value="0.146341463415">
            <text:p>0.1463414634</text:p>
          </table:table-cell>
          <table:table-cell office:value-type="float" office:value="0.463414634146">
            <text:p>0.4634146341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VD</text:p>
          </table:table-cell>
          <table:table-cell office:value-type="float" office:value="0.0357142857143">
            <text:p>0.0357142857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18"/>
        </table:table-row>
        <table:table-row table:style-name="ro4">
          <table:table-cell office:value-type="string">
            <text:p>CP_SKOIP</text:p>
          </table:table-cell>
          <table:table-cell office:value-type="float" office:value="0.0731707317073">
            <text:p>0.0731707317</text:p>
          </table:table-cell>
          <table:table-cell office:value-type="float" office:value="0.170731707317">
            <text:p>0.1707317073</text:p>
          </table:table-cell>
          <table:table-cell office:value-type="float" office:value="0.439024390244">
            <text:p>0.4390243902</text:p>
          </table:table-cell>
          <table:table-cell office:value-type="float" office:value="0.634146341463">
            <text:p>0.6341463415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CP_SKOIP</text:p>
          </table:table-cell>
          <table:table-cell office:value-type="float" office:value="0.178571428571">
            <text:p>0.1785714286</text:p>
          </table:table-cell>
          <table:table-cell office:value-type="float" office:value="0.170731707317">
            <text:p>0.1707317073</text:p>
          </table:table-cell>
          <table:table-cell office:value-type="float" office:value="0.1">
            <text:p>0.1</text:p>
          </table:table-cell>
          <table:table-cell table:number-columns-repeated="18"/>
        </table:table-row>
        <table:table-row table:style-name="ro4">
          <table:table-cell office:value-type="string">
            <text:p>AP_DCOMPLEX</text:p>
          </table:table-cell>
          <table:table-cell office:value-type="float" office:value="0.0487804878049">
            <text:p>0.0487804878</text:p>
          </table:table-cell>
          <table:table-cell office:value-type="float" office:value="0.0975609756098">
            <text:p>0.0975609756</text:p>
          </table:table-cell>
          <table:table-cell office:value-type="float" office:value="0.341463414634">
            <text:p>0.3414634146</text:p>
          </table:table-cell>
          <table:table-cell office:value-type="float" office:value="0.609756097561">
            <text:p>0.6097560976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AP_DCOMPLEX</text:p>
          </table:table-cell>
          <table:table-cell office:value-type="float" office:value="0.107142857143">
            <text:p>0.1071428571</text:p>
          </table:table-cell>
          <table:table-cell office:value-type="float" office:value="0.0975609756098">
            <text:p>0.0975609756</text:p>
          </table:table-cell>
          <table:table-cell office:value-type="float" office:value="0.15">
            <text:p>0.15</text:p>
          </table:table-cell>
          <table:table-cell table:number-columns-repeated="18"/>
        </table:table-row>
        <table:table-row table:style-name="ro4">
          <table:table-cell office:value-type="string">
            <text:p>AP_dDFIRE</text:p>
          </table:table-cell>
          <table:table-cell office:value-type="float" office:value="0.0487804878049">
            <text:p>0.0487804878</text:p>
          </table:table-cell>
          <table:table-cell office:value-type="float" office:value="0.0975609756098">
            <text:p>0.0975609756</text:p>
          </table:table-cell>
          <table:table-cell office:value-type="float" office:value="0.317073170732">
            <text:p>0.3170731707</text:p>
          </table:table-cell>
          <table:table-cell office:value-type="float" office:value="0.658536585366">
            <text:p>0.6585365854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AP_dDFIRE</text:p>
          </table:table-cell>
          <table:table-cell office:value-type="float" office:value="0.178571428571">
            <text:p>0.1785714286</text:p>
          </table:table-cell>
          <table:table-cell office:value-type="float" office:value="0.0975609756098">
            <text:p>0.0975609756</text:p>
          </table:table-cell>
          <table:table-cell office:value-type="float" office:value="0.2">
            <text:p>0.2</text:p>
          </table:table-cell>
          <table:table-cell table:number-columns-repeated="18"/>
        </table:table-row>
        <table:table-row table:style-name="ro4">
          <table:table-cell office:value-type="string">
            <text:p>AP_DFIRE2</text:p>
          </table:table-cell>
          <table:table-cell office:value-type="float" office:value="0.0731707317073">
            <text:p>0.0731707317</text:p>
          </table:table-cell>
          <table:table-cell office:value-type="float" office:value="0.0975609756098">
            <text:p>0.0975609756</text:p>
          </table:table-cell>
          <table:table-cell office:value-type="float" office:value="0.219512195122">
            <text:p>0.2195121951</text:p>
          </table:table-cell>
          <table:table-cell office:value-type="float" office:value="0.658536585366">
            <text:p>0.6585365854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AP_DFIRE2</text:p>
          </table:table-cell>
          <table:table-cell office:value-type="float" office:value="0.285714285714">
            <text:p>0.2857142857</text:p>
          </table:table-cell>
          <table:table-cell office:value-type="float" office:value="0.0975609756098">
            <text:p>0.0975609756</text:p>
          </table:table-cell>
          <table:table-cell office:value-type="float" office:value="0.1">
            <text:p>0.1</text:p>
          </table:table-cell>
          <table:table-cell table:number-columns-repeated="18"/>
        </table:table-row>
        <table:table-row table:style-name="ro4">
          <table:table-cell office:value-type="string">
            <text:p>CP_RMFCEN1</text:p>
          </table:table-cell>
          <table:table-cell office:value-type="float" office:value="0.0243902439024">
            <text:p>0.0243902439</text:p>
          </table:table-cell>
          <table:table-cell office:value-type="float" office:value="0.121951219512">
            <text:p>0.1219512195</text:p>
          </table:table-cell>
          <table:table-cell office:value-type="float" office:value="0.219512195122">
            <text:p>0.2195121951</text:p>
          </table:table-cell>
          <table:table-cell office:value-type="float" office:value="0.707317073171">
            <text:p>0.7073170732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CP_RMFCEN1</text:p>
          </table:table-cell>
          <table:table-cell office:value-type="float" office:value="0.214285714286">
            <text:p>0.2142857143</text:p>
          </table:table-cell>
          <table:table-cell office:value-type="float" office:value="0.121951219512">
            <text:p>0.1219512195</text:p>
          </table:table-cell>
          <table:table-cell office:value-type="float" office:value="0.1">
            <text:p>0.1</text:p>
          </table:table-cell>
          <table:table-cell table:number-columns-repeated="18"/>
        </table:table-row>
        <table:table-row table:style-name="ro4">
          <table:table-cell office:value-type="string">
            <text:p>CP_RMFCEN2</text:p>
          </table:table-cell>
          <table:table-cell office:value-type="float" office:value="0">
            <text:p>0</text:p>
          </table:table-cell>
          <table:table-cell office:value-type="float" office:value="0.0975609756098">
            <text:p>0.0975609756</text:p>
          </table:table-cell>
          <table:table-cell office:value-type="float" office:value="0.146341463415">
            <text:p>0.1463414634</text:p>
          </table:table-cell>
          <table:table-cell office:value-type="float" office:value="0.658536585366">
            <text:p>0.6585365854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CP_RMFCEN2</text:p>
          </table:table-cell>
          <table:table-cell office:value-type="float" office:value="0.178571428571">
            <text:p>0.1785714286</text:p>
          </table:table-cell>
          <table:table-cell office:value-type="float" office:value="0.0975609756098">
            <text:p>0.0975609756</text:p>
          </table:table-cell>
          <table:table-cell office:value-type="float" office:value="0.1">
            <text:p>0.1</text:p>
          </table:table-cell>
          <table:table-cell table:number-columns-repeated="18"/>
        </table:table-row>
        <table:table-row table:style-name="ro4">
          <table:table-cell office:value-type="string">
            <text:p>CP_RMFCA</text:p>
          </table:table-cell>
          <table:table-cell office:value-type="float" office:value="0.0487804878049">
            <text:p>0.0487804878</text:p>
          </table:table-cell>
          <table:table-cell office:value-type="float" office:value="0.170731707317">
            <text:p>0.1707317073</text:p>
          </table:table-cell>
          <table:table-cell office:value-type="float" office:value="0.390243902439">
            <text:p>0.3902439024</text:p>
          </table:table-cell>
          <table:table-cell office:value-type="float" office:value="0.682926829268">
            <text:p>0.6829268293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CP_RMFCA</text:p>
          </table:table-cell>
          <table:table-cell table:number-columns-repeated="21"/>
        </table:table-row>
        <table:table-row table:style-name="ro4">
          <table:table-cell office:value-type="string">
            <text:p>CP_TB</text:p>
          </table:table-cell>
          <table:table-cell office:value-type="float" office:value="0.0487804878049">
            <text:p>0.0487804878</text:p>
          </table:table-cell>
          <table:table-cell office:value-type="float" office:value="0.219512195122">
            <text:p>0.2195121951</text:p>
          </table:table-cell>
          <table:table-cell office:value-type="float" office:value="0.439024390244">
            <text:p>0.4390243902</text:p>
          </table:table-cell>
          <table:table-cell office:value-type="float" office:value="0.731707317073">
            <text:p>0.7317073171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CP_TB</text:p>
          </table:table-cell>
          <table:table-cell table:number-columns-repeated="21"/>
        </table:table-row>
        <table:table-row table:style-name="ro4">
          <table:table-cell office:value-type="string">
            <text:p>CP_TSC</text:p>
          </table:table-cell>
          <table:table-cell office:value-type="float" office:value="0.0975609756098">
            <text:p>0.0975609756</text:p>
          </table:table-cell>
          <table:table-cell office:value-type="float" office:value="0.243902439024">
            <text:p>0.243902439</text:p>
          </table:table-cell>
          <table:table-cell office:value-type="float" office:value="0.487804878049">
            <text:p>0.487804878</text:p>
          </table:table-cell>
          <table:table-cell office:value-type="float" office:value="0.658536585366">
            <text:p>0.6585365854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CP_TSC</text:p>
          </table:table-cell>
          <table:table-cell table:number-columns-repeated="21"/>
        </table:table-row>
        <table:table-row table:style-name="ro4">
          <table:table-cell office:value-type="string">
            <text:p>AP_T1</text:p>
          </table:table-cell>
          <table:table-cell office:value-type="float" office:value="0.0487804878049">
            <text:p>0.0487804878</text:p>
          </table:table-cell>
          <table:table-cell office:value-type="float" office:value="0.0975609756098">
            <text:p>0.0975609756</text:p>
          </table:table-cell>
          <table:table-cell office:value-type="float" office:value="0.317073170732">
            <text:p>0.3170731707</text:p>
          </table:table-cell>
          <table:table-cell office:value-type="float" office:value="0.658536585366">
            <text:p>0.6585365854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AP_T1</text:p>
          </table:table-cell>
          <table:table-cell office:value-type="float" office:value="0.142857142857">
            <text:p>0.1428571429</text:p>
          </table:table-cell>
          <table:table-cell office:value-type="float" office:value="0.0975609756098">
            <text:p>0.0975609756</text:p>
          </table:table-cell>
          <table:table-cell office:value-type="float" office:value="0.2">
            <text:p>0.2</text:p>
          </table:table-cell>
          <table:table-cell table:number-columns-repeated="18"/>
        </table:table-row>
        <table:table-row table:style-name="ro4">
          <table:table-cell office:value-type="string">
            <text:p>AP_T2</text:p>
          </table:table-cell>
          <table:table-cell office:value-type="float" office:value="0.0731707317073">
            <text:p>0.0731707317</text:p>
          </table:table-cell>
          <table:table-cell office:value-type="float" office:value="0.19512195122">
            <text:p>0.1951219512</text:p>
          </table:table-cell>
          <table:table-cell office:value-type="float" office:value="0.341463414634">
            <text:p>0.3414634146</text:p>
          </table:table-cell>
          <table:table-cell office:value-type="float" office:value="0.609756097561">
            <text:p>0.6097560976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AP_T2</text:p>
          </table:table-cell>
          <table:table-cell office:value-type="float" office:value="0.107142857143">
            <text:p>0.1071428571</text:p>
          </table:table-cell>
          <table:table-cell office:value-type="float" office:value="0.19512195122">
            <text:p>0.1951219512</text:p>
          </table:table-cell>
          <table:table-cell office:value-type="float" office:value="0.2">
            <text:p>0.2</text:p>
          </table:table-cell>
          <table:table-cell table:number-columns-repeated="18"/>
        </table:table-row>
        <table:table-row table:style-name="ro4">
          <table:table-cell office:value-type="string">
            <text:p>AP_DOPE</text:p>
          </table:table-cell>
          <table:table-cell office:value-type="float" office:value="0">
            <text:p>0</text:p>
          </table:table-cell>
          <table:table-cell office:value-type="float" office:value="0.0731707317073">
            <text:p>0.0731707317</text:p>
          </table:table-cell>
          <table:table-cell office:value-type="float" office:value="0.170731707317">
            <text:p>0.1707317073</text:p>
          </table:table-cell>
          <table:table-cell office:value-type="float" office:value="0.634146341463">
            <text:p>0.6341463415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AP_DOPE</text:p>
          </table:table-cell>
          <table:table-cell office:value-type="float" office:value="0.142857142857">
            <text:p>0.1428571429</text:p>
          </table:table-cell>
          <table:table-cell office:value-type="float" office:value="0.0731707317073">
            <text:p>0.0731707317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4">
          <table:table-cell office:value-type="string">
            <text:p>AP_DOPE_HR</text:p>
          </table:table-cell>
          <table:table-cell table:number-columns-repeated="2" office:value-type="float" office:value="0">
            <text:p>0</text:p>
          </table:table-cell>
          <table:table-cell office:value-type="float" office:value="0.243902439024">
            <text:p>0.243902439</text:p>
          </table:table-cell>
          <table:table-cell office:value-type="float" office:value="0.536585365854">
            <text:p>0.5365853659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AP_DOPE_HR</text:p>
          </table:table-cell>
          <table:table-cell table:number-columns-repeated="3" office:value-type="float" office:value="0">
            <text:p>0</text:p>
          </table:table-cell>
          <table:table-cell table:number-columns-repeated="18"/>
        </table:table-row>
        <table:table-row table:style-name="ro3">
          <table:table-cell office:value-type="string">
            <text:p>AP_DARS</text:p>
          </table:table-cell>
          <table:table-cell office:value-type="float" office:value="0.0731707317073">
            <text:p>0.0731707317</text:p>
          </table:table-cell>
          <table:table-cell office:value-type="float" office:value="0.170731707317">
            <text:p>0.1707317073</text:p>
          </table:table-cell>
          <table:table-cell office:value-type="float" office:value="0.390243902439">
            <text:p>0.3902439024</text:p>
          </table:table-cell>
          <table:table-cell office:value-type="float" office:value="0.536585365854">
            <text:p>0.5365853659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AP_DARS</text:p>
          </table:table-cell>
          <table:table-cell office:value-type="float" office:value="0.178571428571">
            <text:p>0.1785714286</text:p>
          </table:table-cell>
          <table:table-cell office:value-type="float" office:value="0.170731707317">
            <text:p>0.1707317073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string">
            <text:p>Strong</text:p>
          </table:table-cell>
          <table:table-cell office:value-type="string">
            <text:p>Medium </text:p>
          </table:table-cell>
          <table:table-cell office:value-type="string">
            <text:p>Weak</text:p>
          </table:table-cell>
          <table:table-cell table:number-columns-repeated="13"/>
        </table:table-row>
        <table:table-row table:style-name="ro2">
          <table:table-cell office:value-type="string">
            <text:p>AP_URS</text:p>
          </table:table-cell>
          <table:table-cell office:value-type="float" office:value="0.0243902439024">
            <text:p>0.0243902439</text:p>
          </table:table-cell>
          <table:table-cell office:value-type="float" office:value="0.0487804878049">
            <text:p>0.0487804878</text:p>
          </table:table-cell>
          <table:table-cell office:value-type="float" office:value="0.170731707317">
            <text:p>0.1707317073</text:p>
          </table:table-cell>
          <table:table-cell office:value-type="float" office:value="0.463414634146">
            <text:p>0.4634146341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AP_URS</text:p>
          </table:table-cell>
          <table:table-cell office:value-type="float" office:value="0.142857142857">
            <text:p>0.1428571429</text:p>
          </table:table-cell>
          <table:table-cell office:value-type="float" office:value="0.0487804878049">
            <text:p>0.0487804878</text:p>
          </table:table-cell>
          <table:table-cell office:value-type="float" office:value="0.05">
            <text:p>0.05</text:p>
          </table:table-cell>
          <table:table-cell office:value-type="string">
            <text:p>HLPL</text:p>
          </table:table-cell>
          <table:table-cell office:value-type="string">
            <text:p>CP_HLPL</text:p>
          </table:table-cell>
          <table:table-cell office:value-type="float" office:value="0.25">
            <text:p>0.25</text:p>
          </table:table-cell>
          <table:table-cell office:value-type="float" office:value="0.19512195122">
            <text:p>0.1951219512</text:p>
          </table:table-cell>
          <table:table-cell office:value-type="float" office:value="0.1">
            <text:p>0.1</text:p>
          </table:table-cell>
          <table:table-cell table:number-columns-repeated="13"/>
        </table:table-row>
        <table:table-row table:style-name="ro2">
          <table:table-cell office:value-type="string">
            <text:p>AP_MPS</text:p>
          </table:table-cell>
          <table:table-cell office:value-type="float" office:value="0.0243902439024">
            <text:p>0.0243902439</text:p>
          </table:table-cell>
          <table:table-cell office:value-type="float" office:value="0.0731707317073">
            <text:p>0.0731707317</text:p>
          </table:table-cell>
          <table:table-cell office:value-type="float" office:value="0.243902439024">
            <text:p>0.243902439</text:p>
          </table:table-cell>
          <table:table-cell office:value-type="float" office:value="0.634146341463">
            <text:p>0.6341463415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AP_MPS</text:p>
          </table:table-cell>
          <table:table-cell office:value-type="float" office:value="0.107142857143">
            <text:p>0.1071428571</text:p>
          </table:table-cell>
          <table:table-cell office:value-type="float" office:value="0.0731707317073">
            <text:p>0.073170731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CP_RMFCA</text:p>
          </table:table-cell>
          <table:table-cell office:value-type="float" office:value="0.25">
            <text:p>0.25</text:p>
          </table:table-cell>
          <table:table-cell office:value-type="float" office:value="0.170731707317">
            <text:p>0.1707317073</text:p>
          </table:table-cell>
          <table:table-cell office:value-type="float" office:value="0.15">
            <text:p>0.15</text:p>
          </table:table-cell>
          <table:table-cell table:number-columns-repeated="13"/>
        </table:table-row>
        <table:table-row table:style-name="ro2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0975609756098">
            <text:p>0.0975609756</text:p>
          </table:table-cell>
          <table:table-cell office:value-type="float" office:value="0.341463414634">
            <text:p>0.3414634146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AP_WENG</text:p>
          </table:table-cell>
          <table:table-cell office:value-type="float" office:value="0.0357142857143">
            <text:p>0.0357142857</text:p>
          </table:table-cell>
          <table:table-cell office:value-type="float" office:value="0.0243902439024">
            <text:p>0.024390243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CP_TB</text:p>
          </table:table-cell>
          <table:table-cell office:value-type="float" office:value="0.285714285714">
            <text:p>0.2857142857</text:p>
          </table:table-cell>
          <table:table-cell office:value-type="float" office:value="0.219512195122">
            <text:p>0.2195121951</text:p>
          </table:table-cell>
          <table:table-cell office:value-type="float" office:value="0.15">
            <text:p>0.15</text:p>
          </table:table-cell>
          <table:table-cell table:number-columns-repeated="13"/>
        </table:table-row>
        <table:table-row table:style-name="ro2">
          <table:table-cell office:value-type="string">
            <text:p>CP_DECK</text:p>
          </table:table-cell>
          <table:table-cell office:value-type="float" office:value="0.0487804878049">
            <text:p>0.0487804878</text:p>
          </table:table-cell>
          <table:table-cell office:value-type="float" office:value="0.170731707317">
            <text:p>0.1707317073</text:p>
          </table:table-cell>
          <table:table-cell office:value-type="float" office:value="0.341463414634">
            <text:p>0.3414634146</text:p>
          </table:table-cell>
          <table:table-cell office:value-type="float" office:value="0.682926829268">
            <text:p>0.6829268293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CP_DECK</text:p>
          </table:table-cell>
          <table:table-cell table:number-columns-repeated="3"/>
          <table:table-cell table:number-columns-repeated="2" office:value-type="string">
            <text:p>CP_DECK</text:p>
          </table:table-cell>
          <table:table-cell office:value-type="float" office:value="0.357142857143">
            <text:p>0.3571428571</text:p>
          </table:table-cell>
          <table:table-cell office:value-type="float" office:value="0.170731707317">
            <text:p>0.1707317073</text:p>
          </table:table-cell>
          <table:table-cell office:value-type="float" office:value="0.1">
            <text:p>0.1</text:p>
          </table:table-cell>
          <table:table-cell table:number-columns-repeated="13"/>
        </table:table-row>
        <table:table-row table:style-name="ro2">
          <table:table-cell office:value-type="string">
            <text:p>AP_PISA</text:p>
          </table:table-cell>
          <table:table-cell office:value-type="float" office:value="0.0243902439024">
            <text:p>0.0243902439</text:p>
          </table:table-cell>
          <table:table-cell office:value-type="float" office:value="0.219512195122">
            <text:p>0.2195121951</text:p>
          </table:table-cell>
          <table:table-cell office:value-type="float" office:value="0.317073170732">
            <text:p>0.3170731707</text:p>
          </table:table-cell>
          <table:table-cell office:value-type="float" office:value="0.536585365854">
            <text:p>0.5365853659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AP_PISA</text:p>
          </table:table-cell>
          <table:table-cell table:number-columns-repeated="3"/>
          <table:table-cell table:number-columns-repeated="2" office:value-type="string">
            <text:p>PYDOCK</text:p>
          </table:table-cell>
          <table:table-cell office:value-type="float" office:value="0.321428571429">
            <text:p>0.3214285714</text:p>
          </table:table-cell>
          <table:table-cell office:value-type="float" office:value="0.219512195122">
            <text:p>0.2195121951</text:p>
          </table:table-cell>
          <table:table-cell office:value-type="float" office:value="0.15">
            <text:p>0.15</text:p>
          </table:table-cell>
          <table:table-cell table:number-columns-repeated="13"/>
        </table:table-row>
        <table:table-row table:style-name="ro2">
          <table:table-cell office:value-type="string">
            <text:p>PYDOCK</text:p>
          </table:table-cell>
          <table:table-cell office:value-type="float" office:value="0.0731707317073">
            <text:p>0.0731707317</text:p>
          </table:table-cell>
          <table:table-cell office:value-type="float" office:value="0.219512195122">
            <text:p>0.2195121951</text:p>
          </table:table-cell>
          <table:table-cell office:value-type="float" office:value="0.414634146341">
            <text:p>0.4146341463</text:p>
          </table:table-cell>
          <table:table-cell office:value-type="float" office:value="0.609756097561">
            <text:p>0.6097560976</text:p>
          </table:table-cell>
          <table:table-cell office:value-type="float" office:value="0.780487804878">
            <text:p>0.7804878049</text:p>
          </table:table-cell>
          <table:table-cell/>
          <table:table-cell office:value-type="string">
            <text:p>PYDOCK</text:p>
          </table:table-cell>
          <table:table-cell table:number-columns-repeated="3"/>
          <table:table-cell table:number-columns-repeated="2" office:value-type="string">
            <text:p>CP_TSC</text:p>
          </table:table-cell>
          <table:table-cell office:value-type="float" office:value="0.214285714286">
            <text:p>0.2142857143</text:p>
          </table:table-cell>
          <table:table-cell office:value-type="float" office:value="0.243902439024">
            <text:p>0.243902439</text:p>
          </table:table-cell>
          <table:table-cell office:value-type="float" office:value="0.3">
            <text:p>0.3</text:p>
          </table:table-cell>
          <table:table-cell table:number-columns-repeated="13"/>
        </table:table-row>
        <table:table-row table:style-name="ro2">
          <table:table-cell table:number-columns-repeated="11"/>
          <table:table-cell table:number-columns-repeated="2" office:value-type="string">
            <text:p>AP_PISA</text:p>
          </table:table-cell>
          <table:table-cell office:value-type="float" office:value="0.214285714286">
            <text:p>0.2142857143</text:p>
          </table:table-cell>
          <table:table-cell office:value-type="float" office:value="0.219512195122">
            <text:p>0.2195121951</text:p>
          </table:table-cell>
          <table:table-cell office:value-type="float" office:value="0.3">
            <text:p>0.3</text:p>
          </table:table-cell>
          <table:table-cell table:number-columns-repeated="13"/>
        </table:table-row>
        <table:table-row table:style-name="ro3">
          <table:table-cell office:value-type="string">
            <text:p>pdb.list.strong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8">
            <text:p>28</text:p>
          </table:table-cell>
          <table:table-cell table:number-columns-repeated="25"/>
        </table:table-row>
        <table:table-row table:style-name="ro2">
          <table:table-cell table:number-columns-repeated="29"/>
        </table:table-row>
        <table:table-row table:style-name="ro2">
          <table:table-cell office:value-type="string">
            <text:p>BFKV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BL</text:p>
          </table:table-cell>
          <table:table-cell table:number-columns-repeated="3" office:value-type="float" office:value="0">
            <text:p>0</text:p>
          </table:table-cell>
          <table:table-cell office:value-type="float" office:value="0.392857142857">
            <text:p>0.3928571429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BT</text:p>
          </table:table-cell>
          <table:table-cell office:value-type="float" office:value="0">
            <text:p>0</text:p>
          </table:table-cell>
          <table:table-cell office:value-type="float" office:value="0.107142857143">
            <text:p>0.1071428571</text:p>
          </table:table-cell>
          <table:table-cell office:value-type="float" office:value="0.321428571429">
            <text:p>0.3214285714</text:p>
          </table:table-cell>
          <table:table-cell office:value-type="float" office:value="0.678571428571">
            <text:p>0.6785714286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HLPL</text:p>
          </table:table-cell>
          <table:table-cell office:value-type="float" office:value="0.107142857143">
            <text:p>0.1071428571</text:p>
          </table:table-cell>
          <table:table-cell office:value-type="float" office:value="0.25">
            <text:p>0.25</text:p>
          </table:table-cell>
          <table:table-cell office:value-type="float" office:value="0.464285714286">
            <text:p>0.4642857143</text:p>
          </table:table-cell>
          <table:table-cell office:value-type="float" office:value="0.785714285714">
            <text:p>0.7857142857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321428571429">
            <text:p>0.3214285714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MJ2h</text:p>
          </table:table-cell>
          <table:table-cell office:value-type="float" office:value="0.0357142857143">
            <text:p>0.0357142857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office:value-type="float" office:value="0.75">
            <text:p>0.75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57142857143">
            <text:p>0.0357142857</text:p>
          </table:table-cell>
          <table:table-cell office:value-type="float" office:value="0.357142857143">
            <text:p>0.3571428571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MJ3h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office:value-type="float" office:value="0.357142857143">
            <text:p>0.3571428571</text:p>
          </table:table-cell>
          <table:table-cell office:value-type="float" office:value="0.607142857143">
            <text:p>0.6071428571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MJPL</text:p>
          </table:table-cell>
          <table:table-cell table:number-columns-repeated="2" office:value-type="float" office:value="0.0357142857143">
            <text:p>0.0357142857</text:p>
          </table:table-cell>
          <table:table-cell office:value-type="float" office:value="0.214285714286">
            <text:p>0.2142857143</text:p>
          </table:table-cell>
          <table:table-cell office:value-type="float" office:value="0.607142857143">
            <text:p>0.6071428571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MSBM</text:p>
          </table:table-cell>
          <table:table-cell office:value-type="float" office:value="0.0357142857143">
            <text:p>0.0357142857</text:p>
          </table:table-cell>
          <table:table-cell office:value-type="float" office:value="0.107142857143">
            <text:p>0.1071428571</text:p>
          </table:table-cell>
          <table:table-cell office:value-type="float" office:value="0.142857142857">
            <text:p>0.1428571429</text:p>
          </table:table-cell>
          <table:table-cell office:value-type="float" office:value="0.464285714286">
            <text:p>0.4642857143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3">
          <table:table-cell office:value-type="string">
            <text:p>Qa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3">
          <table:table-cell office:value-type="string">
            <text:p>Qm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392857142857">
            <text:p>0.3928571429</text:p>
          </table:table-cell>
          <table:table-cell office:value-type="float" office:value="0.678571428571">
            <text:p>0.6785714286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3">
          <table:table-cell office:value-type="string">
            <text:p>Qp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office:value-type="float" office:value="0.428571428571">
            <text:p>0.4285714286</text:p>
          </table:table-cell>
          <table:table-cell office:value-type="float" office:value="0.75">
            <text:p>0.75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RO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25">
            <text:p>0.25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SJKG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607142857143">
            <text:p>0.6071428571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3">
          <table:table-cell office:value-type="string">
            <text:p>SKOa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3">
          <table:table-cell office:value-type="string">
            <text:p>SKOb</text:p>
          </table:table-cell>
          <table:table-cell office:value-type="float" office:value="0">
            <text:p>0</text:p>
          </table:table-cell>
          <table:table-cell office:value-type="float" office:value="0.107142857143">
            <text:p>0.1071428571</text:p>
          </table:table-cell>
          <table:table-cell office:value-type="float" office:value="0.428571428571">
            <text:p>0.4285714286</text:p>
          </table:table-cell>
          <table:table-cell office:value-type="float" office:value="0.678571428571">
            <text:p>0.6785714286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TD</text:p>
          </table:table-cell>
          <table:table-cell office:value-type="float" office:value="0">
            <text:p>0</text:p>
          </table:table-cell>
          <table:table-cell office:value-type="float" office:value="0.178571428571">
            <text:p>0.1785714286</text:p>
          </table:table-cell>
          <table:table-cell office:value-type="float" office:value="0.357142857143">
            <text:p>0.3571428571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3">
          <table:table-cell office:value-type="string">
            <text:p>TEl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392857142857">
            <text:p>0.3928571429</text:p>
          </table:table-cell>
          <table:table-cell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3">
          <table:table-cell office:value-type="string">
            <text:p>TEs</text:p>
          </table:table-cell>
          <table:table-cell table:number-columns-repeated="2"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678571428571">
            <text:p>0.6785714286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TS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office:value-type="float" office:value="0.678571428571">
            <text:p>0.6785714286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table:number-columns-repeated="2" office:value-type="float" office:value="0.0357142857143">
            <text:p>0.0357142857</text:p>
          </table:table-cell>
          <table:table-cell office:value-type="float" office:value="0.392857142857">
            <text:p>0.3928571429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CP_SKOIP</text:p>
          </table:table-cell>
          <table:table-cell office:value-type="float" office:value="0.107142857143">
            <text:p>0.1071428571</text:p>
          </table:table-cell>
          <table:table-cell office:value-type="float" office:value="0.178571428571">
            <text:p>0.1785714286</text:p>
          </table:table-cell>
          <table:table-cell office:value-type="float" office:value="0.464285714286">
            <text:p>0.4642857143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DCOMPLEX</text:p>
          </table:table-cell>
          <table:table-cell office:value-type="float" office:value="0">
            <text:p>0</text:p>
          </table:table-cell>
          <table:table-cell office:value-type="float" office:value="0.107142857143">
            <text:p>0.1071428571</text:p>
          </table:table-cell>
          <table:table-cell office:value-type="float" office:value="0.357142857143">
            <text:p>0.3571428571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3">
          <table:table-cell office:value-type="string">
            <text:p>AP_dDFIRE</text:p>
          </table:table-cell>
          <table:table-cell office:value-type="float" office:value="0">
            <text:p>0</text:p>
          </table:table-cell>
          <table:table-cell office:value-type="float" office:value="0.178571428571">
            <text:p>0.1785714286</text:p>
          </table:table-cell>
          <table:table-cell office:value-type="float" office:value="0.464285714286">
            <text:p>0.4642857143</text:p>
          </table:table-cell>
          <table:table-cell office:value-type="float" office:value="0.785714285714">
            <text:p>0.7857142857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DFIRE2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office:value-type="float" office:value="0.392857142857">
            <text:p>0.3928571429</text:p>
          </table:table-cell>
          <table:table-cell office:value-type="float" office:value="0.75">
            <text:p>0.75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CP_RMFCEN1</text:p>
          </table:table-cell>
          <table:table-cell office:value-type="float" office:value="0.0357142857143">
            <text:p>0.0357142857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CP_RMFCEN2</text:p>
          </table:table-cell>
          <table:table-cell office:value-type="float" office:value="0.107142857143">
            <text:p>0.1071428571</text:p>
          </table:table-cell>
          <table:table-cell office:value-type="float" office:value="0.178571428571">
            <text:p>0.1785714286</text:p>
          </table:table-cell>
          <table:table-cell office:value-type="float" office:value="0.357142857143">
            <text:p>0.3571428571</text:p>
          </table:table-cell>
          <table:table-cell office:value-type="float" office:value="0.678571428571">
            <text:p>0.6785714286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CP_RMFCA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office:value-type="float" office:value="0.464285714286">
            <text:p>0.4642857143</text:p>
          </table:table-cell>
          <table:table-cell office:value-type="float" office:value="0.75">
            <text:p>0.75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CP_TB</text:p>
          </table:table-cell>
          <table:table-cell office:value-type="float" office:value="0.0357142857143">
            <text:p>0.0357142857</text:p>
          </table:table-cell>
          <table:table-cell office:value-type="float" office:value="0.285714285714">
            <text:p>0.2857142857</text:p>
          </table:table-cell>
          <table:table-cell office:value-type="float" office:value="0.428571428571">
            <text:p>0.4285714286</text:p>
          </table:table-cell>
          <table:table-cell office:value-type="float" office:value="0.75">
            <text:p>0.75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CP_TSC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464285714286">
            <text:p>0.4642857143</text:p>
          </table:table-cell>
          <table:table-cell office:value-type="float" office:value="0.75">
            <text:p>0.75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T1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464285714286">
            <text:p>0.4642857143</text:p>
          </table:table-cell>
          <table:table-cell office:value-type="float" office:value="0.75">
            <text:p>0.75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T2</text:p>
          </table:table-cell>
          <table:table-cell office:value-type="float" office:value="0.0357142857143">
            <text:p>0.0357142857</text:p>
          </table:table-cell>
          <table:table-cell office:value-type="float" office:value="0.107142857143">
            <text:p>0.1071428571</text:p>
          </table:table-cell>
          <table:table-cell office:value-type="float" office:value="0.428571428571">
            <text:p>0.4285714286</text:p>
          </table:table-cell>
          <table:table-cell office:value-type="float" office:value="0.75">
            <text:p>0.75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DOPE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785714285714">
            <text:p>0.7857142857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DOPE_HR</text:p>
          </table:table-cell>
          <table:table-cell table:number-columns-repeated="2"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607142857143">
            <text:p>0.6071428571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DARS</text:p>
          </table:table-cell>
          <table:table-cell office:value-type="float" office:value="0.0714285714286">
            <text:p>0.0714285714</text:p>
          </table:table-cell>
          <table:table-cell office:value-type="float" office:value="0.178571428571">
            <text:p>0.1785714286</text:p>
          </table:table-cell>
          <table:table-cell office:value-type="float" office:value="0.321428571429">
            <text:p>0.3214285714</text:p>
          </table:table-cell>
          <table:table-cell office:value-type="float" office:value="0.678571428571">
            <text:p>0.6785714286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URS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214285714286">
            <text:p>0.2142857143</text:p>
          </table:table-cell>
          <table:table-cell office:value-type="float" office:value="0.464285714286">
            <text:p>0.4642857143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MPS</text:p>
          </table:table-cell>
          <table:table-cell office:value-type="float" office:value="0.0357142857143">
            <text:p>0.0357142857</text:p>
          </table:table-cell>
          <table:table-cell office:value-type="float" office:value="0.107142857143">
            <text:p>0.1071428571</text:p>
          </table:table-cell>
          <table:table-cell office:value-type="float" office:value="0.357142857143">
            <text:p>0.3571428571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107142857143">
            <text:p>0.1071428571</text:p>
          </table:table-cell>
          <table:table-cell office:value-type="float" office:value="0.392857142857">
            <text:p>0.3928571429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CP_DECK</text:p>
          </table:table-cell>
          <table:table-cell office:value-type="float" office:value="0.285714285714">
            <text:p>0.2857142857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PISA</text:p>
          </table:table-cell>
          <table:table-cell office:value-type="float" office:value="0.178571428571">
            <text:p>0.1785714286</text:p>
          </table:table-cell>
          <table:table-cell office:value-type="float" office:value="0.214285714286">
            <text:p>0.2142857143</text:p>
          </table:table-cell>
          <table:table-cell office:value-type="float" office:value="0.535714285714">
            <text:p>0.5357142857</text:p>
          </table:table-cell>
          <table:table-cell office:value-type="float" office:value="0.75">
            <text:p>0.75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PYDOCK</text:p>
          </table:table-cell>
          <table:table-cell office:value-type="float" office:value="0.0357142857143">
            <text:p>0.0357142857</text:p>
          </table:table-cell>
          <table:table-cell office:value-type="float" office:value="0.321428571429">
            <text:p>0.3214285714</text:p>
          </table:table-cell>
          <table:table-cell office:value-type="float" office:value="0.464285714286">
            <text:p>0.4642857143</text:p>
          </table:table-cell>
          <table:table-cell office:value-type="float" office:value="0.75">
            <text:p>0.75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table:number-columns-repeated="29"/>
        </table:table-row>
        <table:table-row table:style-name="ro3">
          <table:table-cell office:value-type="string">
            <text:p>pdb.list.weak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0">
            <text:p>20</text:p>
          </table:table-cell>
          <table:table-cell table:number-columns-repeated="25"/>
        </table:table-row>
        <table:table-row table:style-name="ro2">
          <table:table-cell table:number-columns-repeated="29"/>
        </table:table-row>
        <table:table-row table:style-name="ro2">
          <table:table-cell office:value-type="string">
            <text:p>BFKV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35">
            <text:p>0.35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BT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GKS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HLPL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65">
            <text:p>0.6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MJ1</text:p>
          </table:table-cell>
          <table:table-cell table:number-columns-repeated="3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MJ2h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5">
            <text:p>0.35</text:p>
          </table:table-cell>
          <table:table-cell office:value-type="float" office:value="0.65">
            <text:p>0.6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MJ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MJ3h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5">
            <text:p>0.45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MJPL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MSBM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MS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3">
          <table:table-cell office:value-type="string">
            <text:p>Qa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65">
            <text:p>0.6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3">
          <table:table-cell office:value-type="string">
            <text:p>Qm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5">
            <text:p>0.35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3">
          <table:table-cell office:value-type="string">
            <text:p>Qp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65">
            <text:p>0.6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RO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35">
            <text:p>0.35</text:p>
          </table:table-cell>
          <table:table-cell office:value-type="float" office:value="0.65">
            <text:p>0.6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SJKG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65">
            <text:p>0.6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3">
          <table:table-cell office:value-type="string">
            <text:p>SKOa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3">
          <table:table-cell office:value-type="string">
            <text:p>SKOb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TD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3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3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TS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5">
            <text:p>0.35</text:p>
          </table:table-cell>
          <table:table-cell office:value-type="float" office:value="0.45">
            <text:p>0.4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65">
            <text:p>0.6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CP_SKOIP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AP_DCOMPLEX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3">
          <table:table-cell office:value-type="string">
            <text:p>AP_dDFIRE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float" office:value="0.45">
            <text:p>0.4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AP_DFIRE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CP_RMFCEN1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CP_RMFCEN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CP_RMFCA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CP_TB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CP_TSC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45">
            <text:p>0.45</text:p>
          </table:table-cell>
          <table:table-cell office:value-type="float" office:value="0.75">
            <text:p>0.7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5">
            <text:p>0.45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AP_DOPE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AP_DOPE_HR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AP_DARS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AP_URS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AP_MPS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CP_DECK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AP_PISA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65">
            <text:p>0.65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office:value-type="string">
            <text:p>PYDOCK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table:number-columns-repeated="23"/>
        </table:table-row>
        <table:table-row table:style-name="ro2">
          <table:table-cell table:number-columns-repeated="29"/>
        </table:table-row>
        <table:table-row table:style-name="ro3">
          <table:table-cell office:value-type="string">
            <text:p>pdb.list.wm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61">
            <text:p>61</text:p>
          </table:table-cell>
          <table:table-cell table:number-columns-repeated="25"/>
        </table:table-row>
        <table:table-row table:style-name="ro2">
          <table:table-cell table:number-columns-repeated="29"/>
        </table:table-row>
        <table:table-row table:style-name="ro2">
          <table:table-cell office:value-type="string">
            <text:p>BFKV</text:p>
          </table:table-cell>
          <table:table-cell office:value-type="float" office:value="0.016393442623">
            <text:p>0.0163934426</text:p>
          </table:table-cell>
          <table:table-cell office:value-type="float" office:value="0.16393442623">
            <text:p>0.1639344262</text:p>
          </table:table-cell>
          <table:table-cell office:value-type="float" office:value="0.377049180328">
            <text:p>0.3770491803</text:p>
          </table:table-cell>
          <table:table-cell office:value-type="float" office:value="0.639344262295">
            <text:p>0.6393442623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016393442623">
            <text:p>0.0163934426</text:p>
          </table:table-cell>
          <table:table-cell office:value-type="float" office:value="0.131147540984">
            <text:p>0.131147541</text:p>
          </table:table-cell>
          <table:table-cell office:value-type="float" office:value="0.377049180328">
            <text:p>0.3770491803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BT</text:p>
          </table:table-cell>
          <table:table-cell office:value-type="float" office:value="0.0491803278689">
            <text:p>0.0491803279</text:p>
          </table:table-cell>
          <table:table-cell office:value-type="float" office:value="0.180327868852">
            <text:p>0.1803278689</text:p>
          </table:table-cell>
          <table:table-cell office:value-type="float" office:value="0.409836065574">
            <text:p>0.4098360656</text:p>
          </table:table-cell>
          <table:table-cell office:value-type="float" office:value="0.688524590164">
            <text:p>0.6885245902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GKS</text:p>
          </table:table-cell>
          <table:table-cell table:number-columns-repeated="2" office:value-type="float" office:value="0">
            <text:p>0</text:p>
          </table:table-cell>
          <table:table-cell office:value-type="float" office:value="0.0327868852459">
            <text:p>0.0327868852</text:p>
          </table:table-cell>
          <table:table-cell office:value-type="float" office:value="0.311475409836">
            <text:p>0.3114754098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HLPL</text:p>
          </table:table-cell>
          <table:table-cell office:value-type="float" office:value="0.0655737704918">
            <text:p>0.0655737705</text:p>
          </table:table-cell>
          <table:table-cell office:value-type="float" office:value="0.16393442623">
            <text:p>0.1639344262</text:p>
          </table:table-cell>
          <table:table-cell office:value-type="float" office:value="0.393442622951">
            <text:p>0.393442623</text:p>
          </table:table-cell>
          <table:table-cell office:value-type="float" office:value="0.688524590164">
            <text:p>0.6885245902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MJ1</text:p>
          </table:table-cell>
          <table:table-cell table:number-columns-repeated="3" office:value-type="float" office:value="0">
            <text:p>0</text:p>
          </table:table-cell>
          <table:table-cell office:value-type="float" office:value="0.131147540984">
            <text:p>0.131147541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MJ2h</text:p>
          </table:table-cell>
          <table:table-cell office:value-type="float" office:value="0.016393442623">
            <text:p>0.0163934426</text:p>
          </table:table-cell>
          <table:table-cell office:value-type="float" office:value="0.0655737704918">
            <text:p>0.0655737705</text:p>
          </table:table-cell>
          <table:table-cell office:value-type="float" office:value="0.311475409836">
            <text:p>0.3114754098</text:p>
          </table:table-cell>
          <table:table-cell office:value-type="float" office:value="0.622950819672">
            <text:p>0.6229508197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MJ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55737704918">
            <text:p>0.0655737705</text:p>
          </table:table-cell>
          <table:table-cell office:value-type="float" office:value="0.426229508197">
            <text:p>0.4262295082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MJ3h</text:p>
          </table:table-cell>
          <table:table-cell office:value-type="float" office:value="0.0983606557377">
            <text:p>0.0983606557</text:p>
          </table:table-cell>
          <table:table-cell office:value-type="float" office:value="0.180327868852">
            <text:p>0.1803278689</text:p>
          </table:table-cell>
          <table:table-cell office:value-type="float" office:value="0.393442622951">
            <text:p>0.393442623</text:p>
          </table:table-cell>
          <table:table-cell office:value-type="float" office:value="0.655737704918">
            <text:p>0.6557377049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MJPL</text:p>
          </table:table-cell>
          <table:table-cell table:number-columns-repeated="2" office:value-type="float" office:value="0.0327868852459">
            <text:p>0.0327868852</text:p>
          </table:table-cell>
          <table:table-cell office:value-type="float" office:value="0.229508196721">
            <text:p>0.2295081967</text:p>
          </table:table-cell>
          <table:table-cell office:value-type="float" office:value="0.55737704918">
            <text:p>0.5573770492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MSBM</text:p>
          </table:table-cell>
          <table:table-cell office:value-type="float" office:value="0">
            <text:p>0</text:p>
          </table:table-cell>
          <table:table-cell office:value-type="float" office:value="0.016393442623">
            <text:p>0.0163934426</text:p>
          </table:table-cell>
          <table:table-cell office:value-type="float" office:value="0.147540983607">
            <text:p>0.1475409836</text:p>
          </table:table-cell>
          <table:table-cell office:value-type="float" office:value="0.491803278689">
            <text:p>0.4918032787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MS</text:p>
          </table:table-cell>
          <table:table-cell table:number-columns-repeated="2" office:value-type="float" office:value="0">
            <text:p>0</text:p>
          </table:table-cell>
          <table:table-cell office:value-type="float" office:value="0.0655737704918">
            <text:p>0.0655737705</text:p>
          </table:table-cell>
          <table:table-cell office:value-type="float" office:value="0.409836065574">
            <text:p>0.4098360656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3">
          <table:table-cell office:value-type="string">
            <text:p>Qa</text:p>
          </table:table-cell>
          <table:table-cell office:value-type="float" office:value="0.016393442623">
            <text:p>0.0163934426</text:p>
          </table:table-cell>
          <table:table-cell office:value-type="float" office:value="0.131147540984">
            <text:p>0.131147541</text:p>
          </table:table-cell>
          <table:table-cell office:value-type="float" office:value="0.360655737705">
            <text:p>0.3606557377</text:p>
          </table:table-cell>
          <table:table-cell office:value-type="float" office:value="0.606557377049">
            <text:p>0.606557377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3">
          <table:table-cell office:value-type="string">
            <text:p>Qm</text:p>
          </table:table-cell>
          <table:table-cell office:value-type="float" office:value="0">
            <text:p>0</text:p>
          </table:table-cell>
          <table:table-cell office:value-type="float" office:value="0.114754098361">
            <text:p>0.1147540984</text:p>
          </table:table-cell>
          <table:table-cell office:value-type="float" office:value="0.311475409836">
            <text:p>0.3114754098</text:p>
          </table:table-cell>
          <table:table-cell office:value-type="float" office:value="0.590163934426">
            <text:p>0.5901639344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3">
          <table:table-cell office:value-type="string">
            <text:p>Qp</text:p>
          </table:table-cell>
          <table:table-cell office:value-type="float" office:value="0.0327868852459">
            <text:p>0.0327868852</text:p>
          </table:table-cell>
          <table:table-cell office:value-type="float" office:value="0.0983606557377">
            <text:p>0.0983606557</text:p>
          </table:table-cell>
          <table:table-cell office:value-type="float" office:value="0.295081967213">
            <text:p>0.2950819672</text:p>
          </table:table-cell>
          <table:table-cell office:value-type="float" office:value="0.639344262295">
            <text:p>0.6393442623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RO</text:p>
          </table:table-cell>
          <table:table-cell office:value-type="float" office:value="0.0491803278689">
            <text:p>0.0491803279</text:p>
          </table:table-cell>
          <table:table-cell office:value-type="float" office:value="0.0819672131148">
            <text:p>0.0819672131</text:p>
          </table:table-cell>
          <table:table-cell office:value-type="float" office:value="0.213114754098">
            <text:p>0.2131147541</text:p>
          </table:table-cell>
          <table:table-cell office:value-type="float" office:value="0.508196721311">
            <text:p>0.5081967213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SJKG</text:p>
          </table:table-cell>
          <table:table-cell office:value-type="float" office:value="0.0327868852459">
            <text:p>0.0327868852</text:p>
          </table:table-cell>
          <table:table-cell office:value-type="float" office:value="0.0983606557377">
            <text:p>0.0983606557</text:p>
          </table:table-cell>
          <table:table-cell office:value-type="float" office:value="0.360655737705">
            <text:p>0.3606557377</text:p>
          </table:table-cell>
          <table:table-cell office:value-type="float" office:value="0.639344262295">
            <text:p>0.6393442623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3">
          <table:table-cell office:value-type="string">
            <text:p>SKOa</text:p>
          </table:table-cell>
          <table:table-cell office:value-type="float" office:value="0.016393442623">
            <text:p>0.0163934426</text:p>
          </table:table-cell>
          <table:table-cell office:value-type="float" office:value="0.0983606557377">
            <text:p>0.0983606557</text:p>
          </table:table-cell>
          <table:table-cell office:value-type="float" office:value="0.311475409836">
            <text:p>0.3114754098</text:p>
          </table:table-cell>
          <table:table-cell office:value-type="float" office:value="0.606557377049">
            <text:p>0.606557377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3">
          <table:table-cell office:value-type="string">
            <text:p>SKOb</text:p>
          </table:table-cell>
          <table:table-cell office:value-type="float" office:value="0.0327868852459">
            <text:p>0.0327868852</text:p>
          </table:table-cell>
          <table:table-cell office:value-type="float" office:value="0.147540983607">
            <text:p>0.1475409836</text:p>
          </table:table-cell>
          <table:table-cell office:value-type="float" office:value="0.327868852459">
            <text:p>0.3278688525</text:p>
          </table:table-cell>
          <table:table-cell office:value-type="float" office:value="0.622950819672">
            <text:p>0.6229508197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TD</text:p>
          </table:table-cell>
          <table:table-cell office:value-type="float" office:value="0.0491803278689">
            <text:p>0.0491803279</text:p>
          </table:table-cell>
          <table:table-cell office:value-type="float" office:value="0.147540983607">
            <text:p>0.1475409836</text:p>
          </table:table-cell>
          <table:table-cell office:value-type="float" office:value="0.393442622951">
            <text:p>0.393442623</text:p>
          </table:table-cell>
          <table:table-cell office:value-type="float" office:value="0.655737704918">
            <text:p>0.6557377049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3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office:value-type="float" office:value="0.147540983607">
            <text:p>0.1475409836</text:p>
          </table:table-cell>
          <table:table-cell office:value-type="float" office:value="0.393442622951">
            <text:p>0.393442623</text:p>
          </table:table-cell>
          <table:table-cell office:value-type="float" office:value="0.590163934426">
            <text:p>0.5901639344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3">
          <table:table-cell office:value-type="string">
            <text:p>TEs</text:p>
          </table:table-cell>
          <table:table-cell office:value-type="float" office:value="0.016393442623">
            <text:p>0.0163934426</text:p>
          </table:table-cell>
          <table:table-cell office:value-type="float" office:value="0.0491803278689">
            <text:p>0.0491803279</text:p>
          </table:table-cell>
          <table:table-cell office:value-type="float" office:value="0.311475409836">
            <text:p>0.3114754098</text:p>
          </table:table-cell>
          <table:table-cell office:value-type="float" office:value="0.573770491803">
            <text:p>0.5737704918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TS</text:p>
          </table:table-cell>
          <table:table-cell office:value-type="float" office:value="0.0327868852459">
            <text:p>0.0327868852</text:p>
          </table:table-cell>
          <table:table-cell office:value-type="float" office:value="0.0491803278689">
            <text:p>0.0491803279</text:p>
          </table:table-cell>
          <table:table-cell office:value-type="float" office:value="0.229508196721">
            <text:p>0.2295081967</text:p>
          </table:table-cell>
          <table:table-cell office:value-type="float" office:value="0.524590163934">
            <text:p>0.5245901639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office:value-type="float" office:value="0.016393442623">
            <text:p>0.0163934426</text:p>
          </table:table-cell>
          <table:table-cell office:value-type="float" office:value="0.147540983607">
            <text:p>0.1475409836</text:p>
          </table:table-cell>
          <table:table-cell office:value-type="float" office:value="0.524590163934">
            <text:p>0.5245901639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CP_SKOIP</text:p>
          </table:table-cell>
          <table:table-cell office:value-type="float" office:value="0.0491803278689">
            <text:p>0.0491803279</text:p>
          </table:table-cell>
          <table:table-cell office:value-type="float" office:value="0.147540983607">
            <text:p>0.1475409836</text:p>
          </table:table-cell>
          <table:table-cell office:value-type="float" office:value="0.44262295082">
            <text:p>0.4426229508</text:p>
          </table:table-cell>
          <table:table-cell office:value-type="float" office:value="0.639344262295">
            <text:p>0.6393442623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AP_DCOMPLEX</text:p>
          </table:table-cell>
          <table:table-cell office:value-type="float" office:value="0.0491803278689">
            <text:p>0.0491803279</text:p>
          </table:table-cell>
          <table:table-cell office:value-type="float" office:value="0.114754098361">
            <text:p>0.1147540984</text:p>
          </table:table-cell>
          <table:table-cell office:value-type="float" office:value="0.311475409836">
            <text:p>0.3114754098</text:p>
          </table:table-cell>
          <table:table-cell office:value-type="float" office:value="0.606557377049">
            <text:p>0.606557377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3">
          <table:table-cell office:value-type="string">
            <text:p>AP_dDFIRE</text:p>
          </table:table-cell>
          <table:table-cell office:value-type="float" office:value="0.0327868852459">
            <text:p>0.0327868852</text:p>
          </table:table-cell>
          <table:table-cell office:value-type="float" office:value="0.131147540984">
            <text:p>0.131147541</text:p>
          </table:table-cell>
          <table:table-cell office:value-type="float" office:value="0.327868852459">
            <text:p>0.3278688525</text:p>
          </table:table-cell>
          <table:table-cell office:value-type="float" office:value="0.590163934426">
            <text:p>0.5901639344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AP_DFIRE2</text:p>
          </table:table-cell>
          <table:table-cell office:value-type="float" office:value="0.0491803278689">
            <text:p>0.0491803279</text:p>
          </table:table-cell>
          <table:table-cell office:value-type="float" office:value="0.0983606557377">
            <text:p>0.0983606557</text:p>
          </table:table-cell>
          <table:table-cell office:value-type="float" office:value="0.245901639344">
            <text:p>0.2459016393</text:p>
          </table:table-cell>
          <table:table-cell office:value-type="float" office:value="0.622950819672">
            <text:p>0.6229508197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CP_RMFCEN1</text:p>
          </table:table-cell>
          <table:table-cell office:value-type="float" office:value="0.0327868852459">
            <text:p>0.0327868852</text:p>
          </table:table-cell>
          <table:table-cell office:value-type="float" office:value="0.114754098361">
            <text:p>0.1147540984</text:p>
          </table:table-cell>
          <table:table-cell office:value-type="float" office:value="0.245901639344">
            <text:p>0.2459016393</text:p>
          </table:table-cell>
          <table:table-cell office:value-type="float" office:value="0.704918032787">
            <text:p>0.7049180328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CP_RMFCEN2</text:p>
          </table:table-cell>
          <table:table-cell office:value-type="float" office:value="0">
            <text:p>0</text:p>
          </table:table-cell>
          <table:table-cell office:value-type="float" office:value="0.0983606557377">
            <text:p>0.0983606557</text:p>
          </table:table-cell>
          <table:table-cell office:value-type="float" office:value="0.180327868852">
            <text:p>0.1803278689</text:p>
          </table:table-cell>
          <table:table-cell office:value-type="float" office:value="0.688524590164">
            <text:p>0.6885245902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CP_RMFCA</text:p>
          </table:table-cell>
          <table:table-cell office:value-type="float" office:value="0.0491803278689">
            <text:p>0.0491803279</text:p>
          </table:table-cell>
          <table:table-cell office:value-type="float" office:value="0.16393442623">
            <text:p>0.1639344262</text:p>
          </table:table-cell>
          <table:table-cell office:value-type="float" office:value="0.360655737705">
            <text:p>0.3606557377</text:p>
          </table:table-cell>
          <table:table-cell office:value-type="float" office:value="0.639344262295">
            <text:p>0.6393442623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CP_TB</text:p>
          </table:table-cell>
          <table:table-cell office:value-type="float" office:value="0.0327868852459">
            <text:p>0.0327868852</text:p>
          </table:table-cell>
          <table:table-cell office:value-type="float" office:value="0.196721311475">
            <text:p>0.1967213115</text:p>
          </table:table-cell>
          <table:table-cell office:value-type="float" office:value="0.459016393443">
            <text:p>0.4590163934</text:p>
          </table:table-cell>
          <table:table-cell office:value-type="float" office:value="0.72131147541">
            <text:p>0.7213114754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CP_TSC</text:p>
          </table:table-cell>
          <table:table-cell office:value-type="float" office:value="0.0983606557377">
            <text:p>0.0983606557</text:p>
          </table:table-cell>
          <table:table-cell office:value-type="float" office:value="0.262295081967">
            <text:p>0.262295082</text:p>
          </table:table-cell>
          <table:table-cell office:value-type="float" office:value="0.475409836066">
            <text:p>0.4754098361</text:p>
          </table:table-cell>
          <table:table-cell office:value-type="float" office:value="0.688524590164">
            <text:p>0.6885245902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AP_T1</text:p>
          </table:table-cell>
          <table:table-cell office:value-type="float" office:value="0.0327868852459">
            <text:p>0.0327868852</text:p>
          </table:table-cell>
          <table:table-cell office:value-type="float" office:value="0.131147540984">
            <text:p>0.131147541</text:p>
          </table:table-cell>
          <table:table-cell office:value-type="float" office:value="0.377049180328">
            <text:p>0.3770491803</text:p>
          </table:table-cell>
          <table:table-cell office:value-type="float" office:value="0.672131147541">
            <text:p>0.6721311475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AP_T2</text:p>
          </table:table-cell>
          <table:table-cell office:value-type="float" office:value="0.0491803278689">
            <text:p>0.0491803279</text:p>
          </table:table-cell>
          <table:table-cell office:value-type="float" office:value="0.196721311475">
            <text:p>0.1967213115</text:p>
          </table:table-cell>
          <table:table-cell office:value-type="float" office:value="0.377049180328">
            <text:p>0.3770491803</text:p>
          </table:table-cell>
          <table:table-cell office:value-type="float" office:value="0.639344262295">
            <text:p>0.6393442623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AP_DOPE</text:p>
          </table:table-cell>
          <table:table-cell office:value-type="float" office:value="0">
            <text:p>0</text:p>
          </table:table-cell>
          <table:table-cell office:value-type="float" office:value="0.0491803278689">
            <text:p>0.0491803279</text:p>
          </table:table-cell>
          <table:table-cell office:value-type="float" office:value="0.16393442623">
            <text:p>0.1639344262</text:p>
          </table:table-cell>
          <table:table-cell office:value-type="float" office:value="0.590163934426">
            <text:p>0.5901639344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AP_DOPE_HR</text:p>
          </table:table-cell>
          <table:table-cell table:number-columns-repeated="2" office:value-type="float" office:value="0">
            <text:p>0</text:p>
          </table:table-cell>
          <table:table-cell office:value-type="float" office:value="0.213114754098">
            <text:p>0.2131147541</text:p>
          </table:table-cell>
          <table:table-cell office:value-type="float" office:value="0.55737704918">
            <text:p>0.5573770492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AP_DARS</text:p>
          </table:table-cell>
          <table:table-cell office:value-type="float" office:value="0.0491803278689">
            <text:p>0.0491803279</text:p>
          </table:table-cell>
          <table:table-cell office:value-type="float" office:value="0.180327868852">
            <text:p>0.1803278689</text:p>
          </table:table-cell>
          <table:table-cell office:value-type="float" office:value="0.393442622951">
            <text:p>0.393442623</text:p>
          </table:table-cell>
          <table:table-cell office:value-type="float" office:value="0.573770491803">
            <text:p>0.5737704918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AP_URS</text:p>
          </table:table-cell>
          <table:table-cell office:value-type="float" office:value="0.016393442623">
            <text:p>0.0163934426</text:p>
          </table:table-cell>
          <table:table-cell office:value-type="float" office:value="0.0491803278689">
            <text:p>0.0491803279</text:p>
          </table:table-cell>
          <table:table-cell office:value-type="float" office:value="0.196721311475">
            <text:p>0.1967213115</text:p>
          </table:table-cell>
          <table:table-cell office:value-type="float" office:value="0.491803278689">
            <text:p>0.4918032787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AP_MPS</text:p>
          </table:table-cell>
          <table:table-cell office:value-type="float" office:value="0.016393442623">
            <text:p>0.0163934426</text:p>
          </table:table-cell>
          <table:table-cell office:value-type="float" office:value="0.0491803278689">
            <text:p>0.0491803279</text:p>
          </table:table-cell>
          <table:table-cell office:value-type="float" office:value="0.213114754098">
            <text:p>0.2131147541</text:p>
          </table:table-cell>
          <table:table-cell office:value-type="float" office:value="0.606557377049">
            <text:p>0.606557377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016393442623">
            <text:p>0.0163934426</text:p>
          </table:table-cell>
          <table:table-cell office:value-type="float" office:value="0.0819672131148">
            <text:p>0.0819672131</text:p>
          </table:table-cell>
          <table:table-cell office:value-type="float" office:value="0.311475409836">
            <text:p>0.3114754098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CP_DECK</text:p>
          </table:table-cell>
          <table:table-cell office:value-type="float" office:value="0.0491803278689">
            <text:p>0.0491803279</text:p>
          </table:table-cell>
          <table:table-cell office:value-type="float" office:value="0.147540983607">
            <text:p>0.1475409836</text:p>
          </table:table-cell>
          <table:table-cell office:value-type="float" office:value="0.327868852459">
            <text:p>0.3278688525</text:p>
          </table:table-cell>
          <table:table-cell office:value-type="float" office:value="0.655737704918">
            <text:p>0.6557377049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AP_PISA</text:p>
          </table:table-cell>
          <table:table-cell office:value-type="float" office:value="0.016393442623">
            <text:p>0.0163934426</text:p>
          </table:table-cell>
          <table:table-cell office:value-type="float" office:value="0.245901639344">
            <text:p>0.2459016393</text:p>
          </table:table-cell>
          <table:table-cell office:value-type="float" office:value="0.377049180328">
            <text:p>0.3770491803</text:p>
          </table:table-cell>
          <table:table-cell office:value-type="float" office:value="0.573770491803">
            <text:p>0.5737704918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office:value-type="string">
            <text:p>PYDOCK</text:p>
          </table:table-cell>
          <table:table-cell office:value-type="float" office:value="0.0655737704918">
            <text:p>0.0655737705</text:p>
          </table:table-cell>
          <table:table-cell office:value-type="float" office:value="0.196721311475">
            <text:p>0.1967213115</text:p>
          </table:table-cell>
          <table:table-cell office:value-type="float" office:value="0.409836065574">
            <text:p>0.4098360656</text:p>
          </table:table-cell>
          <table:table-cell office:value-type="float" office:value="0.606557377049">
            <text:p>0.606557377</text:p>
          </table:table-cell>
          <table:table-cell office:value-type="float" office:value="0.803278688525">
            <text:p>0.8032786885</text:p>
          </table:table-cell>
          <table:table-cell table:number-columns-repeated="23"/>
        </table:table-row>
        <table:table-row table:style-name="ro2">
          <table:table-cell table:number-columns-repeated="29"/>
        </table:table-row>
        <table:table-row table:style-name="ro3">
          <table:table-cell office:value-type="string">
            <text:p>pdb.list.entalpy.nega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9">
            <text:p>19</text:p>
          </table:table-cell>
          <table:table-cell table:number-columns-repeated="25"/>
        </table:table-row>
        <table:table-row table:style-name="ro2">
          <table:table-cell table:number-columns-repeated="29"/>
        </table:table-row>
        <table:table-row table:style-name="ro2">
          <table:table-cell office:value-type="string">
            <text:p>BFKV</text:p>
          </table:table-cell>
          <table:table-cell table:number-columns-repeated="2" office:value-type="float" office:value="0">
            <text:p>0</text:p>
          </table:table-cell>
          <table:table-cell office:value-type="float" office:value="0.315789473684">
            <text:p>0.3157894737</text:p>
          </table:table-cell>
          <table:table-cell office:value-type="float" office:value="0.473684210526">
            <text:p>0.4736842105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BFKV</text:p>
          </table:table-cell>
          <table:table-cell table:number-columns-repeated="3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17"/>
        </table:table-row>
        <table:table-row table:style-name="ro2"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368421052632">
            <text:p>0.3684210526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BL</text:p>
          </table:table-cell>
          <table:table-cell table:number-columns-repeated="4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BT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421052631579">
            <text:p>0.4210526316</text:p>
          </table:table-cell>
          <table:table-cell office:value-type="float" office:value="0.578947368421">
            <text:p>0.5789473684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BT</text:p>
          </table:table-cell>
          <table:table-cell office:value-type="float" office:value="0.157894736842">
            <text:p>0.1578947368</text:p>
          </table:table-cell>
          <table:table-cell office:value-type="float" office:value="0.25">
            <text:p>0.25</text:p>
          </table:table-cell>
          <table:table-cell office:value-type="float" office:value="0.0714285714286">
            <text:p>0.0714285714</text:p>
          </table:table-cell>
          <table:table-cell office:value-type="float" office:value="0.1875">
            <text:p>0.1875</text:p>
          </table:table-cell>
          <table:table-cell table:number-columns-repeated="17"/>
        </table:table-row>
        <table:table-row table:style-name="ro2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GKS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HLPL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631578947368">
            <text:p>0.6315789474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HLPL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1875">
            <text:p>0.1875</text:p>
          </table:table-cell>
          <table:table-cell table:number-columns-repeated="17"/>
        </table:table-row>
        <table:table-row table:style-name="ro2">
          <table:table-cell office:value-type="string">
            <text:p>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MJ1</text:p>
          </table:table-cell>
          <table:table-cell table:number-columns-repeated="4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MJ2h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office:value-type="float" office:value="0.631578947368">
            <text:p>0.6315789474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MJ2h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368421052632">
            <text:p>0.3684210526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MJ2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MJ3h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368421052632">
            <text:p>0.3684210526</text:p>
          </table:table-cell>
          <table:table-cell office:value-type="float" office:value="0.631578947368">
            <text:p>0.6315789474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MJ3h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125">
            <text:p>0.3125</text:p>
          </table:table-cell>
          <table:table-cell table:number-columns-repeated="17"/>
        </table:table-row>
        <table:table-row table:style-name="ro2">
          <table:table-cell office:value-type="string">
            <text:p>MJPL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473684210526">
            <text:p>0.4736842105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MJPL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0625">
            <text:p>0.0625</text:p>
          </table:table-cell>
          <table:table-cell table:number-columns-repeated="17"/>
        </table:table-row>
        <table:table-row table:style-name="ro2">
          <table:table-cell office:value-type="string">
            <text:p>MSBM</text:p>
          </table:table-cell>
          <table:table-cell table:number-columns-repeated="2"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578947368421">
            <text:p>0.5789473684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MSBM</text:p>
          </table:table-cell>
          <table:table-cell table:number-columns-repeated="3" office:value-type="float" office:value="0">
            <text:p>0</text:p>
          </table:table-cell>
          <table:table-cell office:value-type="float" office:value="0.1875">
            <text:p>0.1875</text:p>
          </table:table-cell>
          <table:table-cell table:number-columns-repeated="17"/>
        </table:table-row>
        <table:table-row table:style-name="ro2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368421052632">
            <text:p>0.3684210526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MS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string">
            <text:p>Qa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578947368421">
            <text:p>0.5789473684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Qa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125">
            <text:p>0.125</text:p>
          </table:table-cell>
          <table:table-cell table:number-columns-repeated="17"/>
        </table:table-row>
        <table:table-row table:style-name="ro3">
          <table:table-cell office:value-type="string">
            <text:p>Qm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578947368421">
            <text:p>0.5789473684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Qm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1875">
            <text:p>0.1875</text:p>
          </table:table-cell>
          <table:table-cell table:number-columns-repeated="17"/>
        </table:table-row>
        <table:table-row table:style-name="ro3">
          <table:table-cell office:value-type="string">
            <text:p>Qp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157894736842">
            <text:p>0.1578947368</text:p>
          </table:table-cell>
          <table:table-cell office:value-type="float" office:value="0.526315789474">
            <text:p>0.5263157895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Qp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125">
            <text:p>0.3125</text:p>
          </table:table-cell>
          <table:table-cell table:number-columns-repeated="17"/>
        </table:table-row>
        <table:table-row table:style-name="ro2">
          <table:table-cell office:value-type="string">
            <text:p>RO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473684210526">
            <text:p>0.4736842105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RO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SJKG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315789473684">
            <text:p>0.3157894737</text:p>
          </table:table-cell>
          <table:table-cell office:value-type="float" office:value="0.578947368421">
            <text:p>0.5789473684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SJKG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125">
            <text:p>0.125</text:p>
          </table:table-cell>
          <table:table-cell table:number-columns-repeated="17"/>
        </table:table-row>
        <table:table-row table:style-name="ro3">
          <table:table-cell office:value-type="string">
            <text:p>SKOa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526315789474">
            <text:p>0.5263157895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SKOa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125">
            <text:p>0.125</text:p>
          </table:table-cell>
          <table:table-cell table:number-columns-repeated="17"/>
        </table:table-row>
        <table:table-row table:style-name="ro3">
          <table:table-cell office:value-type="string">
            <text:p>SKOb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578947368421">
            <text:p>0.5789473684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SKOb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1875">
            <text:p>0.1875</text:p>
          </table:table-cell>
          <table:table-cell table:number-columns-repeated="17"/>
        </table:table-row>
        <table:table-row table:style-name="ro2">
          <table:table-cell office:value-type="string">
            <text:p>TD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office:value-type="float" office:value="0.684210526316">
            <text:p>0.6842105263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TD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1875">
            <text:p>0.1875</text:p>
          </table:table-cell>
          <table:table-cell table:number-columns-repeated="17"/>
        </table:table-row>
        <table:table-row table:style-name="ro3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315789473684">
            <text:p>0.3157894737</text:p>
          </table:table-cell>
          <table:table-cell office:value-type="float" office:value="0.526315789474">
            <text:p>0.5263157895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TEl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table:number-columns-repeated="17"/>
        </table:table-row>
        <table:table-row table:style-name="ro3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368421052632">
            <text:p>0.3684210526</text:p>
          </table:table-cell>
          <table:table-cell office:value-type="float" office:value="0.631578947368">
            <text:p>0.6315789474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TEs</text:p>
          </table:table-cell>
          <table:table-cell office:value-type="float" office:value="0.105263157895">
            <text:p>0.1052631579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17"/>
        </table:table-row>
        <table:table-row table:style-name="ro2">
          <table:table-cell office:value-type="string">
            <text:p>TS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315789473684">
            <text:p>0.3157894737</text:p>
          </table:table-cell>
          <table:table-cell office:value-type="float" office:value="0.526315789474">
            <text:p>0.5263157895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TS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473684210526">
            <text:p>0.4736842105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VD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CP_SKOIP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368421052632">
            <text:p>0.3684210526</text:p>
          </table:table-cell>
          <table:table-cell office:value-type="float" office:value="0.631578947368">
            <text:p>0.6315789474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CP_SKOIP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1875">
            <text:p>0.1875</text:p>
          </table:table-cell>
          <table:table-cell table:number-columns-repeated="17"/>
        </table:table-row>
        <table:table-row table:style-name="ro2">
          <table:table-cell office:value-type="string">
            <text:p>AP_DCOMPLEX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631578947368">
            <text:p>0.6315789474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AP_DCOMPLEX</text:p>
          </table:table-cell>
          <table:table-cell office:value-type="float" office:value="0.0526315789474">
            <text:p>0.0526315789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table:number-columns-repeated="17"/>
        </table:table-row>
        <table:table-row table:style-name="ro3">
          <table:table-cell office:value-type="string">
            <text:p>AP_dDFIRE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368421052632">
            <text:p>0.3684210526</text:p>
          </table:table-cell>
          <table:table-cell office:value-type="float" office:value="0.736842105263">
            <text:p>0.7368421053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AP_dDFIRE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3125">
            <text:p>0.3125</text:p>
          </table:table-cell>
          <table:table-cell table:number-columns-repeated="17"/>
        </table:table-row>
        <table:table-row table:style-name="ro2">
          <table:table-cell office:value-type="string">
            <text:p>AP_DFIRE2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736842105263">
            <text:p>0.7368421053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AP_DFIRE2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125">
            <text:p>0.3125</text:p>
          </table:table-cell>
          <table:table-cell table:number-columns-repeated="17"/>
        </table:table-row>
        <table:table-row table:style-name="ro2"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736842105263">
            <text:p>0.7368421053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CP_RMFCEN1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1875">
            <text:p>0.1875</text:p>
          </table:table-cell>
          <table:table-cell table:number-columns-repeated="17"/>
        </table:table-row>
        <table:table-row table:style-name="ro2">
          <table:table-cell office:value-type="string">
            <text:p>CP_RMFCEN2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631578947368">
            <text:p>0.6315789474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CP_RMFCEN2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RMFCA</text:p>
          </table:table-cell>
          <table:table-cell table:number-columns-repeated="2" office:value-type="float" office:value="0">
            <text:p>0</text:p>
          </table:table-cell>
          <table:table-cell office:value-type="float" office:value="0.210526315789">
            <text:p>0.2105263158</text:p>
          </table:table-cell>
          <table:table-cell office:value-type="float" office:value="0.631578947368">
            <text:p>0.6315789474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CP_RMFCA</text:p>
          </table:table-cell>
          <table:table-cell table:number-columns-repeated="21"/>
        </table:table-row>
        <table:table-row table:style-name="ro2">
          <table:table-cell office:value-type="string">
            <text:p>CP_TB</text:p>
          </table:table-cell>
          <table:table-cell office:value-type="float" office:value="0">
            <text:p>0</text:p>
          </table:table-cell>
          <table:table-cell office:value-type="float" office:value="0.210526315789">
            <text:p>0.2105263158</text:p>
          </table:table-cell>
          <table:table-cell office:value-type="float" office:value="0.368421052632">
            <text:p>0.3684210526</text:p>
          </table:table-cell>
          <table:table-cell office:value-type="float" office:value="0.736842105263">
            <text:p>0.7368421053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CP_TB</text:p>
          </table:table-cell>
          <table:table-cell table:number-columns-repeated="21"/>
        </table:table-row>
        <table:table-row table:style-name="ro2">
          <table:table-cell office:value-type="string">
            <text:p>CP_TSC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526315789474">
            <text:p>0.5263157895</text:p>
          </table:table-cell>
          <table:table-cell office:value-type="float" office:value="0.578947368421">
            <text:p>0.5789473684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CP_TSC</text:p>
          </table:table-cell>
          <table:table-cell table:number-columns-repeated="21"/>
        </table:table-row>
        <table:table-row table:style-name="ro2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office:value-type="float" office:value="0.578947368421">
            <text:p>0.5789473684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AP_T1</text:p>
          </table:table-cell>
          <table:table-cell office:value-type="float" office:value="0.0526315789474">
            <text:p>0.0526315789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17"/>
        </table:table-row>
        <table:table-row table:style-name="ro2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631578947368">
            <text:p>0.6315789474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AP_T2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1875">
            <text:p>0.1875</text:p>
          </table:table-cell>
          <table:table-cell table:number-columns-repeated="17"/>
        </table:table-row>
        <table:table-row table:style-name="ro2">
          <table:table-cell office:value-type="string">
            <text:p>AP_DOPE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631578947368">
            <text:p>0.6315789474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AP_DOPE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1875">
            <text:p>0.1875</text:p>
          </table:table-cell>
          <table:table-cell table:number-columns-repeated="17"/>
        </table:table-row>
        <table:table-row table:style-name="ro2">
          <table:table-cell office:value-type="string">
            <text:p>AP_DOPE_HR</text:p>
          </table:table-cell>
          <table:table-cell table:number-columns-repeated="2" office:value-type="float" office:value="0">
            <text:p>0</text:p>
          </table:table-cell>
          <table:table-cell office:value-type="float" office:value="0.210526315789">
            <text:p>0.2105263158</text:p>
          </table:table-cell>
          <table:table-cell office:value-type="float" office:value="0.684210526316">
            <text:p>0.6842105263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AP_DOPE_HR</text:p>
          </table:table-cell>
          <table:table-cell table:number-columns-repeated="4"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AP_DARS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315789473684">
            <text:p>0.3157894737</text:p>
          </table:table-cell>
          <table:table-cell office:value-type="float" office:value="0.578947368421">
            <text:p>0.5789473684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AP_DARS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1875">
            <text:p>0.1875</text:p>
          </table:table-cell>
          <table:table-cell table:number-columns-repeated="17"/>
        </table:table-row>
        <table:table-row table:style-name="ro3">
          <table:table-cell office:value-type="string">
            <text:p>AP_URS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526315789474">
            <text:p>0.5263157895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AP_URS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125">
            <text:p>0.125</text:p>
          </table:table-cell>
          <table:table-cell table:number-columns-repeated="2"/>
          <table:table-cell office:value-type="string">
            <text:p>dH(-)</text:p>
          </table:table-cell>
          <table:table-cell office:value-type="string">
            <text:p>dS(-)</text:p>
          </table:table-cell>
          <table:table-cell office:value-type="string">
            <text:p>dS(+)</text:p>
          </table:table-cell>
          <table:table-cell office:value-type="string">
            <text:p>Koff(low)</text:p>
          </table:table-cell>
          <table:table-cell table:number-columns-repeated="11"/>
        </table:table-row>
        <table:table-row table:style-name="ro2">
          <table:table-cell office:value-type="string">
            <text:p>AP_MPS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631578947368">
            <text:p>0.6315789474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AP_MPS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1875">
            <text:p>0.1875</text:p>
          </table:table-cell>
          <table:table-cell/>
          <table:table-cell office:value-type="string">
            <text:p>CP_RMFCA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2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315789473684">
            <text:p>0.3157894737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AP_WENG</text:p>
          </table:table-cell>
          <table:table-cell office:value-type="float" office:value="0.0526315789474">
            <text:p>0.0526315789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CP_TB</text:p>
          </table:table-cell>
          <table:table-cell office:value-type="float" office:value="0.210526315789">
            <text:p>0.2105263158</text:p>
          </table:table-cell>
          <table:table-cell office:value-type="float" office:value="0.25">
            <text:p>0.25</text:p>
          </table:table-cell>
          <table:table-cell office:value-type="float" office:value="0.214285714286">
            <text:p>0.2142857143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2">
          <table:table-cell office:value-type="string">
            <text:p>CP_DECK</text:p>
          </table:table-cell>
          <table:table-cell office:value-type="float" office:value="0.157894736842">
            <text:p>0.1578947368</text:p>
          </table:table-cell>
          <table:table-cell office:value-type="float" office:value="0.210526315789">
            <text:p>0.2105263158</text:p>
          </table:table-cell>
          <table:table-cell office:value-type="float" office:value="0.421052631579">
            <text:p>0.4210526316</text:p>
          </table:table-cell>
          <table:table-cell office:value-type="float" office:value="0.684210526316">
            <text:p>0.6842105263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CP_DECK</text:p>
          </table:table-cell>
          <table:table-cell table:number-columns-repeated="5"/>
          <table:table-cell office:value-type="string">
            <text:p>PYDOCK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2">
          <table:table-cell office:value-type="string">
            <text:p>AP_PISA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368421052632">
            <text:p>0.3684210526</text:p>
          </table:table-cell>
          <table:table-cell office:value-type="float" office:value="0.684210526316">
            <text:p>0.6842105263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AP_PISA</text:p>
          </table:table-cell>
          <table:table-cell table:number-columns-repeated="5"/>
          <table:table-cell office:value-type="string">
            <text:p>CP_TSC</text:p>
          </table:table-cell>
          <table:table-cell office:value-type="float" office:value="0.263157894737">
            <text:p>0.2631578947</text:p>
          </table:table-cell>
          <table:table-cell office:value-type="float" office:value="0.25">
            <text:p>0.25</text:p>
          </table:table-cell>
          <table:table-cell office:value-type="float" office:value="0.285714285714">
            <text:p>0.2857142857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2">
          <table:table-cell office:value-type="string">
            <text:p>PYDOCK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421052631579">
            <text:p>0.4210526316</text:p>
          </table:table-cell>
          <table:table-cell office:value-type="float" office:value="0.736842105263">
            <text:p>0.7368421053</text:p>
          </table:table-cell>
          <table:table-cell office:value-type="float" office:value="0.842105263158">
            <text:p>0.8421052632</text:p>
          </table:table-cell>
          <table:table-cell/>
          <table:table-cell office:value-type="string">
            <text:p>PYDOCK</text:p>
          </table:table-cell>
          <table:table-cell table:number-columns-repeated="5"/>
          <table:table-cell office:value-type="string">
            <text:p>CP_DECK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5625">
            <text:p>0.5625</text:p>
          </table:table-cell>
          <table:table-cell table:number-columns-repeated="11"/>
        </table:table-row>
        <table:table-row table:style-name="ro2">
          <table:table-cell table:number-columns-repeated="13"/>
          <table:table-cell office:value-type="string">
            <text:p>AP_PISA</text:p>
          </table:table-cell>
          <table:table-cell office:value-type="float" office:value="0.0526315789474">
            <text:p>0.0526315789</text:p>
          </table:table-cell>
          <table:table-cell office:value-type="float" office:value="0.125">
            <text:p>0.125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3">
          <table:table-cell office:value-type="string">
            <text:p>pdb.list.entropy.nega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table:number-columns-repeated="25"/>
        </table:table-row>
        <table:table-row table:style-name="ro2">
          <table:table-cell table:number-columns-repeated="29"/>
        </table:table-row>
        <table:table-row table:style-name="ro2">
          <table:table-cell office:value-type="string">
            <text:p>BFKV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BT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GKS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HLPL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MJ2h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MJ2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MJ3h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MJPL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MSBM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MS</text:p>
          </table:table-cell>
          <table:table-cell table:number-columns-repeated="3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3">
          <table:table-cell office:value-type="string">
            <text:p>Qa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3">
          <table:table-cell office:value-type="string">
            <text:p>Qm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3">
          <table:table-cell office:value-type="string">
            <text:p>Qp</text:p>
          </table:table-cell>
          <table:table-cell table:number-columns-repeated="3" office:value-type="float" office:value="0">
            <text:p>0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RO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SJKG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3">
          <table:table-cell office:value-type="string">
            <text:p>SKOa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3">
          <table:table-cell office:value-type="string">
            <text:p>SKOb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TD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3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3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TS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VD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CP_SKOIP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AP_DCOMPLEX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3">
          <table:table-cell office:value-type="string">
            <text:p>AP_dDFIRE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AP_DFIRE2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CP_RMFCEN1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CP_RMFCEN2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CP_RMFCA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CP_TB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AP_T2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AP_DOPE</text:p>
          </table:table-cell>
          <table:table-cell table:number-columns-repeated="3" office:value-type="float" office:value="0">
            <text:p>0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AP_DOPE_HR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AP_DARS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AP_URS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AP_MPS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CP_DECK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AP_PISA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office:value-type="string">
            <text:p>PYDOCK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3"/>
        </table:table-row>
        <table:table-row table:style-name="ro2">
          <table:table-cell table:number-columns-repeated="29"/>
        </table:table-row>
        <table:table-row table:style-name="ro3">
          <table:table-cell office:value-type="string">
            <text:p>pdb.list.entropy.pos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4">
            <text:p>14</text:p>
          </table:table-cell>
          <table:table-cell table:number-columns-repeated="25"/>
        </table:table-row>
        <table:table-row table:style-name="ro2">
          <table:table-cell table:number-columns-repeated="29"/>
        </table:table-row>
        <table:table-row table:style-name="ro2">
          <table:table-cell office:value-type="string">
            <text:p>BFKV</text:p>
          </table:table-cell>
          <table:table-cell table:number-columns-repeated="2"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BL</text:p>
          </table:table-cell>
          <table:table-cell table:number-columns-repeated="3" office:value-type="float" office:value="0">
            <text:p>0</text:p>
          </table:table-cell>
          <table:table-cell office:value-type="float" office:value="0.357142857143">
            <text:p>0.3571428571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BT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HLPL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MJ1</text:p>
          </table:table-cell>
          <table:table-cell table:number-columns-repeated="3"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MJ2h</text:p>
          </table:table-cell>
          <table:table-cell table:number-columns-repeated="2"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785714285714">
            <text:p>0.7857142857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MJ3h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MJPL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4285714286">
            <text:p>0.0714285714</text:p>
          </table:table-cell>
          <table:table-cell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MSBM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5">
            <text:p>0.5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4285714286">
            <text:p>0.0714285714</text:p>
          </table:table-cell>
          <table:table-cell office:value-type="float" office:value="0.428571428571">
            <text:p>0.4285714286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3">
          <table:table-cell office:value-type="string">
            <text:p>Qa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3">
          <table:table-cell office:value-type="string">
            <text:p>Qm</text:p>
          </table:table-cell>
          <table:table-cell table:number-columns-repeated="2"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3">
          <table:table-cell office:value-type="string">
            <text:p>Qp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RO</text:p>
          </table:table-cell>
          <table:table-cell table:number-columns-repeated="2"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SJKG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214285714286">
            <text:p>0.2142857143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3">
          <table:table-cell office:value-type="string">
            <text:p>SKOa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3">
          <table:table-cell office:value-type="string">
            <text:p>SKOb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TD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3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3">
          <table:table-cell office:value-type="string">
            <text:p>TEs</text:p>
          </table:table-cell>
          <table:table-cell table:number-columns-repeated="2"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TS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CP_SKOIP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DCOMPLEX</text:p>
          </table:table-cell>
          <table:table-cell table:number-columns-repeated="2"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3">
          <table:table-cell office:value-type="string">
            <text:p>AP_dDFIRE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DFIRE2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785714285714">
            <text:p>0.7857142857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CP_RMFCEN2</text:p>
          </table:table-cell>
          <table:table-cell table:number-columns-repeated="2"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CP_RMFCA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CP_TB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285714285714">
            <text:p>0.2857142857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CP_TSC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T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DOPE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214285714286">
            <text:p>0.2142857143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DOPE_HR</text:p>
          </table:table-cell>
          <table:table-cell table:number-columns-repeated="2"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DARS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URS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MPS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CP_DECK</text:p>
          </table:table-cell>
          <table:table-cell table:number-columns-repeated="2"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AP_PISA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785714285714">
            <text:p>0.7857142857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office:value-type="string">
            <text:p>PYDOCK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office:value-type="float" office:value="0.785714285714">
            <text:p>0.7857142857</text:p>
          </table:table-cell>
          <table:table-cell office:value-type="float" office:value="0.857142857143">
            <text:p>0.8571428571</text:p>
          </table:table-cell>
          <table:table-cell table:number-columns-repeated="23"/>
        </table:table-row>
        <table:table-row table:style-name="ro2">
          <table:table-cell table:number-columns-repeated="29"/>
        </table:table-row>
        <table:table-row table:style-name="ro3">
          <table:table-cell office:value-type="string">
            <text:p>pdb.list.reallytight.kofflow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6">
            <text:p>16</text:p>
          </table:table-cell>
          <table:table-cell table:number-columns-repeated="25"/>
        </table:table-row>
        <table:table-row table:style-name="ro2">
          <table:table-cell table:number-columns-repeated="29"/>
        </table:table-row>
        <table:table-row table:style-name="ro2">
          <table:table-cell office:value-type="string">
            <text:p>BFKV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BL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BT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0.4375">
            <text:p>0.4375</text:p>
          </table:table-cell>
          <table:table-cell office:value-type="float" office:value="0.6875">
            <text:p>0.68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GKS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HLPL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MJ2h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4375">
            <text:p>0.4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MJ2</text:p>
          </table:table-cell>
          <table:table-cell table:number-columns-repeated="3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MJ3h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MJPL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25">
            <text:p>0.25</text:p>
          </table:table-cell>
          <table:table-cell office:value-type="float" office:value="0.6875">
            <text:p>0.68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MSBM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MS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3">
          <table:table-cell office:value-type="string">
            <text:p>Qa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6875">
            <text:p>0.68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3">
          <table:table-cell office:value-type="string">
            <text:p>Qm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3">
          <table:table-cell office:value-type="string">
            <text:p>Qp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RO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SJKG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3">
          <table:table-cell office:value-type="string">
            <text:p>SKOa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3">
          <table:table-cell office:value-type="string">
            <text:p>SKOb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0.4375">
            <text:p>0.4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TD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0.4375">
            <text:p>0.4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3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625">
            <text:p>0.5625</text:p>
          </table:table-cell>
          <table:table-cell office:value-type="float" office:value="0.6875">
            <text:p>0.68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3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875">
            <text:p>0.68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TS</text:p>
          </table:table-cell>
          <table:table-cell office:value-type="float" office:value="0.0625">
            <text:p>0.0625</text:p>
          </table:table-cell>
          <table:table-cell office:value-type="float" office:value="0.25">
            <text:p>0.25</text:p>
          </table:table-cell>
          <table:table-cell office:value-type="float" office:value="0.4375">
            <text:p>0.4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VD</text:p>
          </table:table-cell>
          <table:table-cell table:number-columns-repeated="2"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CP_SKOIP</text:p>
          </table:table-cell>
          <table:table-cell office:value-type="float" office:value="0.125">
            <text:p>0.125</text:p>
          </table:table-cell>
          <table:table-cell office:value-type="float" office:value="0.1875">
            <text:p>0.1875</text:p>
          </table:table-cell>
          <table:table-cell office:value-type="float" office:value="0.4375">
            <text:p>0.4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AP_DCOMPLEX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0.4375">
            <text:p>0.4375</text:p>
          </table:table-cell>
          <table:table-cell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3">
          <table:table-cell office:value-type="string">
            <text:p>AP_dDFIRE</text:p>
          </table:table-cell>
          <table:table-cell office:value-type="float" office:value="0">
            <text:p>0</text:p>
          </table:table-cell>
          <table:table-cell table:number-columns-repeated="2" office:value-type="float" office:value="0.3125">
            <text:p>0.3125</text:p>
          </table:table-cell>
          <table:table-cell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AP_DFIRE2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375">
            <text:p>0.375</text:p>
          </table:table-cell>
          <table:table-cell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0.5">
            <text:p>0.5</text:p>
          </table:table-cell>
          <table:table-cell office:value-type="float" office:value="0.6875">
            <text:p>0.68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CP_RMFCEN2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4375">
            <text:p>0.4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CP_RMFCA</text:p>
          </table:table-cell>
          <table:table-cell office:value-type="float" office:value="0.0625">
            <text:p>0.06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CP_TB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6875">
            <text:p>0.68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CP_TSC</text:p>
          </table:table-cell>
          <table:table-cell office:value-type="float" office:value="0.0625">
            <text:p>0.0625</text:p>
          </table:table-cell>
          <table:table-cell office:value-type="float" office:value="0.25">
            <text:p>0.25</text:p>
          </table:table-cell>
          <table:table-cell office:value-type="float" office:value="0.5625">
            <text:p>0.5625</text:p>
          </table:table-cell>
          <table:table-cell office:value-type="float" office:value="0.6875">
            <text:p>0.68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AP_T1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AP_T2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5625">
            <text:p>0.5625</text:p>
          </table:table-cell>
          <table:table-cell office:value-type="float" office:value="0.6875">
            <text:p>0.68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AP_DOPE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4375">
            <text:p>0.4375</text:p>
          </table:table-cell>
          <table:table-cell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AP_DOPE_HR</text:p>
          </table:table-cell>
          <table:table-cell table:number-columns-repeated="2"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AP_DARS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4375">
            <text:p>0.4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AP_URS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AP_MPS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0.5625">
            <text:p>0.562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CP_DECK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5625">
            <text:p>0.562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AP_PISA</text:p>
          </table:table-cell>
          <table:table-cell office:value-type="float" office:value="0.1875">
            <text:p>0.1875</text:p>
          </table:table-cell>
          <table:table-cell office:value-type="float" office:value="0.25">
            <text:p>0.25</text:p>
          </table:table-cell>
          <table:table-cell office:value-type="float" office:value="0.5625">
            <text:p>0.5625</text:p>
          </table:table-cell>
          <table:table-cell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>
          <table:table-cell office:value-type="string">
            <text:p>PYDOCK</text:p>
          </table:table-cell>
          <table:table-cell office:value-type="float" office:value="0">
            <text:p>0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table:number-columns-repeated="23"/>
        </table:table-row>
        <table:table-row table:style-name="ro2" table:number-rows-repeated="1047918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Sheet2" table:style-name="ta1">
        <table:table-column table:style-name="co7" table:default-cell-style-name="Default"/>
        <table:table-column table:style-name="co3" table:number-columns-repeated="13" table:default-cell-style-name="Default"/>
        <table:table-row table:style-name="ro3">
          <table:table-cell office:value-type="string">
            <text:p>/gpfs/scratch/bsc54/bsc54563/Analisys_MI_BM4_byRMSD</text:p>
          </table:table-cell>
          <table:table-cell office:value-type="string">
            <text:p>pydock</text:p>
          </table:table-cell>
          <table:table-cell table:number-columns-repeated="6"/>
          <table:table-cell office:value-type="string">
            <text:p>MJ1</text:p>
          </table:table-cell>
          <table:table-cell table:number-columns-repeated="3" office:value-type="float" office:value="0">
            <text:p>0</text:p>
          </table:table-cell>
          <table:table-cell office:value-type="float" office:value="0.333333333333">
            <text:p>0.3333333333</text:p>
          </table:table-cell>
          <table:table-cell office:value-type="float" office:value="0.958333333333">
            <text:p>0.9583333333</text:p>
          </table:table-cell>
        </table:table-row>
        <table:table-row table:style-name="ro3">
          <table:table-cell table:number-columns-repeated="8"/>
          <table:table-cell office:value-type="string">
            <text:p>TEs</text:p>
          </table:table-cell>
          <table:table-cell table:number-columns-repeated="2" office:value-type="float" office:value="0">
            <text:p>0</text:p>
          </table:table-cell>
          <table:table-cell office:value-type="float" office:value="0.458333333333">
            <text:p>0.4583333333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</table:table-row>
        <table:table-row table:style-name="ro3">
          <table:table-cell office:value-type="string">
            <text:p>pdb.list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76">
            <text:p>176</text:p>
          </table:table-cell>
          <table:table-cell table:number-columns-repeated="4"/>
          <table:table-cell office:value-type="string">
            <text:p>PROPNSTS</text:p>
          </table:table-cell>
          <table:table-cell table:number-columns-repeated="3"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SIPPER</text:p>
          </table:table-cell>
          <table:table-cell table:number-columns-repeated="3"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CP_ZPAIR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CP_ZLOCAL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208333333333">
            <text:p>0.2083333333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CP_Z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66666666667">
            <text:p>0.1666666667</text:p>
          </table:table-cell>
          <table:table-cell office:value-type="float" office:value="0.541666666667">
            <text:p>0.5416666667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CP_E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583333333333">
            <text:p>0.5833333333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CP_ZLOCAL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375">
            <text:p>0.37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AP_GOAP_ALL</text:p>
          </table:table-cell>
          <table:table-cell table:number-columns-repeated="2" office:value-type="float" office:value="0">
            <text:p>0</text:p>
          </table:table-cell>
          <table:table-cell office:value-type="float" office:value="0.166666666667">
            <text:p>0.1666666667</text:p>
          </table:table-cell>
          <table:table-cell office:value-type="float" office:value="0.625">
            <text:p>0.62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AP_GOAP_G</text:p>
          </table:table-cell>
          <table:table-cell table:number-columns-repeated="3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5">
            <text:p>0.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375">
            <text:p>0.37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416666666667">
            <text:p>0.4166666667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416666666667">
            <text:p>0.4166666667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RO</text:p>
          </table:table-cell>
          <table:table-cell table:number-columns-repeated="2" office:value-type="float" office:value="0.0416666666667">
            <text:p>0.0416666667</text:p>
          </table:table-cell>
          <table:table-cell office:value-type="float" office:value="0.208333333333">
            <text:p>0.2083333333</text:p>
          </table:table-cell>
          <table:table-cell office:value-type="float" office:value="0.625">
            <text:p>0.62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AP_DOPE_HR</text:p>
          </table:table-cell>
          <table:table-cell table:number-columns-repeated="2"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AP_MPS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333333333333">
            <text:p>0.3333333333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table:number-columns-repeated="2" office:value-type="float" office:value="0.0416666666667">
            <text:p>0.0416666667</text:p>
          </table:table-cell>
          <table:table-cell office:value-type="float" office:value="0.5">
            <text:p>0.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VDW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CP_ES3DC_CB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166666666667">
            <text:p>0.1666666667</text:p>
          </table:table-cell>
          <table:table-cell office:value-type="float" office:value="0.541666666667">
            <text:p>0.5416666667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CP_Z3DC_MIN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458333333333">
            <text:p>0.4583333333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CP_EPAIR_MIN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CP_E3DC_MIN</text:p>
          </table:table-cell>
          <table:table-cell table:number-columns-repeated="2"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958333333333">
            <text:p>0.9583333333</text:p>
          </table:table-cell>
        </table:table-row>
        <table:table-row table:style-name="ro3">
          <table:table-cell table:number-columns-repeated="8"/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BFKV</text:p>
          </table:table-cell>
          <table:table-cell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375">
            <text:p>0.375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MJPL</text:p>
          </table:table-cell>
          <table:table-cell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291666666667">
            <text:p>0.2916666667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MSBM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125">
            <text:p>0.125</text:p>
          </table:table-cell>
          <table:table-cell office:value-type="float" office:value="0.583333333333">
            <text:p>0.5833333333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SJKG</text:p>
          </table:table-cell>
          <table:table-cell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333333333333">
            <text:p>0.3333333333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</table:table-row>
        <table:table-row table:style-name="ro3">
          <table:table-cell table:number-columns-repeated="8"/>
          <table:table-cell office:value-type="string">
            <text:p>SKOa</text:p>
          </table:table-cell>
          <table:table-cell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208333333333">
            <text:p>0.2083333333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166666666667">
            <text:p>0.1666666667</text:p>
          </table:table-cell>
          <table:table-cell office:value-type="float" office:value="0.541666666667">
            <text:p>0.5416666667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CP_SKOIP</text:p>
          </table:table-cell>
          <table:table-cell table:number-columns-repeated="2" office:value-type="float" office:value="0.0833333333333">
            <text:p>0.0833333333</text:p>
          </table:table-cell>
          <table:table-cell office:value-type="float" office:value="0.583333333333">
            <text:p>0.5833333333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CP_RMFCEN2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291666666667">
            <text:p>0.2916666667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</table:table-row>
        <table:table-row table:style-name="ro3">
          <table:table-cell office:value-type="string">
            <text:p>/gpfs/scratch/bsc54/bsc54563/Analisys_MI_BM4_byRMSD</text:p>
          </table:table-cell>
          <table:table-cell office:value-type="string">
            <text:p>pydock</text:p>
          </table:table-cell>
          <table:table-cell table:number-columns-repeated="6"/>
          <table:table-cell office:value-type="string">
            <text:p>CP_EPAIR_CB</text:p>
          </table:table-cell>
          <table:table-cell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166666666667">
            <text:p>0.1666666667</text:p>
          </table:table-cell>
          <table:table-cell office:value-type="float" office:value="0.458333333333">
            <text:p>0.4583333333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CP_E3D_MIN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416666666667">
            <text:p>0.4166666667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</table:table-row>
        <table:table-row table:style-name="ro3">
          <table:table-cell office:value-type="string">
            <text:p>pdb.list.flexibility.1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166666666667">
            <text:p>0.1666666667</text:p>
          </table:table-cell>
          <table:table-cell office:value-type="float" office:value="0.916666666667">
            <text:p>0.9166666667</text:p>
          </table:table-cell>
          <table:table-cell office:value-type="float" office:value="0.958333333333">
            <text:p>0.9583333333</text:p>
          </table:table-cell>
        </table:table-row>
        <table:table-row table:style-name="ro3">
          <table:table-cell office:value-type="string">
            <text:p>ELE</text:p>
          </table:table-cell>
          <table:table-cell office:value-type="float" office:value="0">
            <text:p>0</text:p>
          </table:table-cell>
          <table:table-cell office:value-type="float" office:value="0.166666666667">
            <text:p>0.1666666667</text:p>
          </table:table-cell>
          <table:table-cell office:value-type="float" office:value="0.375">
            <text:p>0.375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Qa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458333333333">
            <text:p>0.4583333333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</table:table-row>
        <table:table-row table:style-name="ro3">
          <table:table-cell office:value-type="string">
            <text:p>DESOLV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Qm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666666666667">
            <text:p>0.6666666667</text:p>
          </table:table-cell>
          <table:table-cell office:value-type="float" office:value="0.958333333333">
            <text:p>0.9583333333</text:p>
          </table:table-cell>
        </table:table-row>
        <table:table-row table:style-name="ro3">
          <table:table-cell office:value-type="string">
            <text:p>VDW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SKOb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PYDOCK_TOT</text:p>
          </table:table-cell>
          <table:table-cell office:value-type="float" office:value="0.0416666666667">
            <text:p>0.0416666667</text:p>
          </table:table-cell>
          <table:table-cell office:value-type="float" office:value="0.416666666667">
            <text:p>0.4166666667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TD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458333333333">
            <text:p>0.4583333333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</table:table-row>
        <table:table-row table:style-name="ro3">
          <table:table-cell office:value-type="string">
            <text:p>ODA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458333333333">
            <text:p>0.4583333333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TEl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PROPNSTS</text:p>
          </table:table-cell>
          <table:table-cell table:number-columns-repeated="3"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AP_DOPE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333333333333">
            <text:p>0.3333333333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SIPPER</text:p>
          </table:table-cell>
          <table:table-cell table:number-columns-repeated="3"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DESOLV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CP_ZPAIR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CP_ELOCAL_CB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333333333333">
            <text:p>0.3333333333</text:p>
          </table:table-cell>
          <table:table-cell office:value-type="float" office:value="0.541666666667">
            <text:p>0.5416666667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CP_ZLOCAL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208333333333">
            <text:p>0.2083333333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CP_E3D_CB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291666666667">
            <text:p>0.2916666667</text:p>
          </table:table-cell>
          <table:table-cell office:value-type="float" office:value="0.625">
            <text:p>0.62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CP_Z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66666666667">
            <text:p>0.1666666667</text:p>
          </table:table-cell>
          <table:table-cell office:value-type="float" office:value="0.541666666667">
            <text:p>0.5416666667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CP_ELOCAL_MIN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291666666667">
            <text:p>0.2916666667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BT</text:p>
          </table:table-cell>
          <table:table-cell office:value-type="float" office:value="0">
            <text:p>0</text:p>
          </table:table-cell>
          <table:table-cell office:value-type="float" office:value="0.166666666667">
            <text:p>0.1666666667</text:p>
          </table:table-cell>
          <table:table-cell office:value-type="float" office:value="0.458333333333">
            <text:p>0.4583333333</text:p>
          </table:table-cell>
          <table:table-cell office:value-type="float" office:value="0.75">
            <text:p>0.7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CP_EPAIR_CB</text:p>
          </table:table-cell>
          <table:table-cell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166666666667">
            <text:p>0.1666666667</text:p>
          </table:table-cell>
          <table:table-cell office:value-type="float" office:value="0.458333333333">
            <text:p>0.4583333333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MJ3h</text:p>
          </table:table-cell>
          <table:table-cell office:value-type="float" office:value="0.0833333333333">
            <text:p>0.0833333333</text:p>
          </table:table-cell>
          <table:table-cell office:value-type="float" office:value="0.166666666667">
            <text:p>0.1666666667</text:p>
          </table:table-cell>
          <table:table-cell office:value-type="float" office:value="0.541666666667">
            <text:p>0.5416666667</text:p>
          </table:table-cell>
          <table:table-cell office:value-type="float" office:value="0.916666666667">
            <text:p>0.9166666667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CP_ELOCAL_CB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333333333333">
            <text:p>0.3333333333</text:p>
          </table:table-cell>
          <table:table-cell office:value-type="float" office:value="0.541666666667">
            <text:p>0.5416666667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AP_DCOMPLEX</text:p>
          </table:table-cell>
          <table:table-cell office:value-type="float" office:value="0.0416666666667">
            <text:p>0.0416666667</text:p>
          </table:table-cell>
          <table:table-cell office:value-type="float" office:value="0.166666666667">
            <text:p>0.1666666667</text:p>
          </table:table-cell>
          <table:table-cell office:value-type="float" office:value="0.5">
            <text:p>0.5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CP_ES3DC_CB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166666666667">
            <text:p>0.1666666667</text:p>
          </table:table-cell>
          <table:table-cell office:value-type="float" office:value="0.541666666667">
            <text:p>0.5416666667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AP_DFIRE2</text:p>
          </table:table-cell>
          <table:table-cell office:value-type="float" office:value="0.0833333333333">
            <text:p>0.0833333333</text:p>
          </table:table-cell>
          <table:table-cell office:value-type="float" office:value="0.166666666667">
            <text:p>0.1666666667</text:p>
          </table:table-cell>
          <table:table-cell office:value-type="float" office:value="0.416666666667">
            <text:p>0.4166666667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CP_E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office:value-type="float" office:value="0.166666666667">
            <text:p>0.1666666667</text:p>
          </table:table-cell>
          <table:table-cell office:value-type="float" office:value="0.458333333333">
            <text:p>0.4583333333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CP_E3D_CB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291666666667">
            <text:p>0.2916666667</text:p>
          </table:table-cell>
          <table:table-cell office:value-type="float" office:value="0.625">
            <text:p>0.625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AP_DARS</text:p>
          </table:table-cell>
          <table:table-cell office:value-type="float" office:value="0.0416666666667">
            <text:p>0.0416666667</text:p>
          </table:table-cell>
          <table:table-cell office:value-type="float" office:value="0.166666666667">
            <text:p>0.1666666667</text:p>
          </table:table-cell>
          <table:table-cell office:value-type="float" office:value="0.25">
            <text:p>0.25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583333333333">
            <text:p>0.5833333333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AP_URS</text:p>
          </table:table-cell>
          <table:table-cell office:value-type="float" office:value="0.0416666666667">
            <text:p>0.0416666667</text:p>
          </table:table-cell>
          <table:table-cell office:value-type="float" office:value="0.166666666667">
            <text:p>0.1666666667</text:p>
          </table:table-cell>
          <table:table-cell office:value-type="float" office:value="0.291666666667">
            <text:p>0.2916666667</text:p>
          </table:table-cell>
          <table:table-cell office:value-type="float" office:value="0.583333333333">
            <text:p>0.5833333333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CP_ZLOCAL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375">
            <text:p>0.375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ELE</text:p>
          </table:table-cell>
          <table:table-cell office:value-type="float" office:value="0">
            <text:p>0</text:p>
          </table:table-cell>
          <table:table-cell office:value-type="float" office:value="0.166666666667">
            <text:p>0.1666666667</text:p>
          </table:table-cell>
          <table:table-cell office:value-type="float" office:value="0.375">
            <text:p>0.375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CP_ZS3DC_MIN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916666666667">
            <text:p>0.9166666667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CP_ES3DC_MIN</text:p>
          </table:table-cell>
          <table:table-cell office:value-type="float" office:value="0.0416666666667">
            <text:p>0.0416666667</text:p>
          </table:table-cell>
          <table:table-cell office:value-type="float" office:value="0.166666666667">
            <text:p>0.1666666667</text:p>
          </table:table-cell>
          <table:table-cell office:value-type="float" office:value="0.333333333333">
            <text:p>0.3333333333</text:p>
          </table:table-cell>
          <table:table-cell office:value-type="float" office:value="0.75">
            <text:p>0.7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CP_Z3DC_MIN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458333333333">
            <text:p>0.4583333333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TS</text:p>
          </table:table-cell>
          <table:table-cell office:value-type="float" office:value="0.0833333333333">
            <text:p>0.0833333333</text:p>
          </table:table-cell>
          <table:table-cell office:value-type="float" office:value="0.208333333333">
            <text:p>0.2083333333</text:p>
          </table:table-cell>
          <table:table-cell office:value-type="float" office:value="0.541666666667">
            <text:p>0.5416666667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CP_EPAIR_MIN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AP_GOAP_DF</text:p>
          </table:table-cell>
          <table:table-cell office:value-type="float" office:value="0.0833333333333">
            <text:p>0.0833333333</text:p>
          </table:table-cell>
          <table:table-cell office:value-type="float" office:value="0.208333333333">
            <text:p>0.2083333333</text:p>
          </table:table-cell>
          <table:table-cell office:value-type="float" office:value="0.5">
            <text:p>0.5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CP_ELOCAL_MIN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291666666667">
            <text:p>0.2916666667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MJ2h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916666666667">
            <text:p>0.9166666667</text:p>
          </table:table-cell>
          <table:table-cell office:value-type="float" office:value="0.958333333333">
            <text:p>0.9583333333</text:p>
          </table:table-cell>
        </table:table-row>
        <table:table-row table:style-name="ro3">
          <table:table-cell office:value-type="string">
            <text:p>CP_ES3DC_MIN</text:p>
          </table:table-cell>
          <table:table-cell office:value-type="float" office:value="0.0416666666667">
            <text:p>0.0416666667</text:p>
          </table:table-cell>
          <table:table-cell office:value-type="float" office:value="0.166666666667">
            <text:p>0.1666666667</text:p>
          </table:table-cell>
          <table:table-cell office:value-type="float" office:value="0.333333333333">
            <text:p>0.3333333333</text:p>
          </table:table-cell>
          <table:table-cell office:value-type="float" office:value="0.75">
            <text:p>0.75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AP_dDFIRE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CP_E3DC_MIN</text:p>
          </table:table-cell>
          <table:table-cell table:number-columns-repeated="2"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CP_RMFCA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CP_E3D_MIN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416666666667">
            <text:p>0.4166666667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AP_T2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166666666667">
            <text:p>0.1666666667</text:p>
          </table:table-cell>
          <table:table-cell office:value-type="float" office:value="0.916666666667">
            <text:p>0.9166666667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ODA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458333333333">
            <text:p>0.4583333333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CP_ZS3DC_MIN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916666666667">
            <text:p>0.9166666667</text:p>
          </table:table-cell>
          <table:table-cell office:value-type="float" office:value="0.958333333333">
            <text:p>0.9583333333</text:p>
          </table:table-cell>
        </table:table-row>
        <table:table-row table:style-name="ro3">
          <table:table-cell office:value-type="string">
            <text:p>AP_GOAP_ALL</text:p>
          </table:table-cell>
          <table:table-cell table:number-columns-repeated="2" office:value-type="float" office:value="0">
            <text:p>0</text:p>
          </table:table-cell>
          <table:table-cell office:value-type="float" office:value="0.166666666667">
            <text:p>0.1666666667</text:p>
          </table:table-cell>
          <table:table-cell office:value-type="float" office:value="0.625">
            <text:p>0.625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Qp</text:p>
          </table:table-cell>
          <table:table-cell office:value-type="float" office:value="0.0416666666667">
            <text:p>0.0416666667</text:p>
          </table:table-cell>
          <table:table-cell office:value-type="float" office:value="0.291666666667">
            <text:p>0.2916666667</text:p>
          </table:table-cell>
          <table:table-cell office:value-type="float" office:value="0.5">
            <text:p>0.5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AP_GOAP_DF</text:p>
          </table:table-cell>
          <table:table-cell office:value-type="float" office:value="0.0833333333333">
            <text:p>0.0833333333</text:p>
          </table:table-cell>
          <table:table-cell office:value-type="float" office:value="0.208333333333">
            <text:p>0.2083333333</text:p>
          </table:table-cell>
          <table:table-cell office:value-type="float" office:value="0.5">
            <text:p>0.5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AP_T1</text:p>
          </table:table-cell>
          <table:table-cell office:value-type="float" office:value="0.125">
            <text:p>0.125</text:p>
          </table:table-cell>
          <table:table-cell office:value-type="float" office:value="0.291666666667">
            <text:p>0.2916666667</text:p>
          </table:table-cell>
          <table:table-cell office:value-type="float" office:value="0.666666666667">
            <text:p>0.6666666667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AP_GOAP_G</text:p>
          </table:table-cell>
          <table:table-cell table:number-columns-repeated="3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958333333333">
            <text:p>0.9583333333</text:p>
          </table:table-cell>
          <table:table-cell table:number-columns-repeated="2"/>
          <table:table-cell office:value-type="string">
            <text:p>HLPL</text:p>
          </table:table-cell>
          <table:table-cell office:value-type="float" office:value="0.0833333333333">
            <text:p>0.0833333333</text:p>
          </table:table-cell>
          <table:table-cell office:value-type="float" office:value="0.333333333333">
            <text:p>0.3333333333</text:p>
          </table:table-cell>
          <table:table-cell office:value-type="float" office:value="0.541666666667">
            <text:p>0.5416666667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CP_TB</text:p>
          </table:table-cell>
          <table:table-cell office:value-type="float" office:value="0.0416666666667">
            <text:p>0.0416666667</text:p>
          </table:table-cell>
          <table:table-cell office:value-type="float" office:value="0.333333333333">
            <text:p>0.3333333333</text:p>
          </table:table-cell>
          <table:table-cell office:value-type="float" office:value="0.666666666667">
            <text:p>0.6666666667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CP_TSC</text:p>
          </table:table-cell>
          <table:table-cell office:value-type="float" office:value="0.125">
            <text:p>0.125</text:p>
          </table:table-cell>
          <table:table-cell office:value-type="float" office:value="0.333333333333">
            <text:p>0.3333333333</text:p>
          </table:table-cell>
          <table:table-cell office:value-type="float" office:value="0.583333333333">
            <text:p>0.5833333333</text:p>
          </table:table-cell>
          <table:table-cell office:value-type="float" office:value="0.916666666667">
            <text:p>0.9166666667</text:p>
          </table:table-cell>
          <table:table-cell office:value-type="float" office:value="0.958333333333">
            <text:p>0.9583333333</text:p>
          </table:table-cell>
        </table:table-row>
        <table:table-row table:style-name="ro3">
          <table:table-cell office:value-type="string">
            <text:p>/gpfs/scratch/bsc54/bsc54563/Analisys_MI_BM4_byRMSD</text:p>
          </table:table-cell>
          <table:table-cell office:value-type="string">
            <text:p>pydock</text:p>
          </table:table-cell>
          <table:table-cell table:number-columns-repeated="6"/>
          <table:table-cell office:value-type="string">
            <text:p>CP_DECK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AP_PISA</text:p>
          </table:table-cell>
          <table:table-cell office:value-type="float" office:value="0.166666666667">
            <text:p>0.1666666667</text:p>
          </table:table-cell>
          <table:table-cell office:value-type="float" office:value="0.416666666667">
            <text:p>0.4166666667</text:p>
          </table:table-cell>
          <table:table-cell office:value-type="float" office:value="0.666666666667">
            <text:p>0.6666666667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</table:table-row>
        <table:table-row table:style-name="ro3">
          <table:table-cell office:value-type="string">
            <text:p>pdb.list.flexibility.2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56">
            <text:p>56</text:p>
          </table:table-cell>
          <table:table-cell table:number-columns-repeated="4"/>
          <table:table-cell office:value-type="string">
            <text:p>pydock1</text:p>
          </table:table-cell>
          <table:table-cell office:value-type="float" office:value="0.0416666666667">
            <text:p>0.0416666667</text:p>
          </table:table-cell>
          <table:table-cell office:value-type="float" office:value="0.416666666667">
            <text:p>0.4166666667</text:p>
          </table:table-cell>
          <table:table-cell office:value-type="float" office:value="0.666666666667">
            <text:p>0.6666666667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table:number-columns-repeated="8"/>
          <table:table-cell office:value-type="string">
            <text:p>PYDOCK_TOT</text:p>
          </table:table-cell>
          <table:table-cell office:value-type="float" office:value="0.0416666666667">
            <text:p>0.0416666667</text:p>
          </table:table-cell>
          <table:table-cell office:value-type="float" office:value="0.416666666667">
            <text:p>0.4166666667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</table:table-row>
        <table:table-row table:style-name="ro2">
          <table:table-cell office:value-type="string">
            <text:p>ELE</text:p>
          </table:table-cell>
          <table:table-cell office:value-type="float" office:value="0.0357142857143">
            <text:p>0.0357142857</text:p>
          </table:table-cell>
          <table:table-cell office:value-type="float" office:value="0.0535714285714">
            <text:p>0.0535714286</text:p>
          </table:table-cell>
          <table:table-cell office:value-type="float" office:value="0.232142857143">
            <text:p>0.2321428571</text:p>
          </table:table-cell>
          <table:table-cell office:value-type="float" office:value="0.642857142857">
            <text:p>0.6428571429</text:p>
          </table:table-cell>
          <table:table-cell office:value-type="float" office:value="0.892857142857">
            <text:p>0.8928571429</text:p>
          </table:table-cell>
          <table:table-cell table:number-columns-repeated="8"/>
        </table:table-row>
        <table:table-row table:style-name="ro2">
          <table:table-cell office:value-type="string">
            <text:p>DESOLV</text:p>
          </table:table-cell>
          <table:table-cell office:value-type="float" office:value="0.0178571428571">
            <text:p>0.0178571429</text:p>
          </table:table-cell>
          <table:table-cell office:value-type="float" office:value="0.142857142857">
            <text:p>0.1428571429</text:p>
          </table:table-cell>
          <table:table-cell office:value-type="float" office:value="0.375">
            <text:p>0.375</text:p>
          </table:table-cell>
          <table:table-cell office:value-type="float" office:value="0.607142857143">
            <text:p>0.6071428571</text:p>
          </table:table-cell>
          <table:table-cell office:value-type="float" office:value="0.892857142857">
            <text:p>0.8928571429</text:p>
          </table:table-cell>
          <table:table-cell table:number-columns-repeated="8"/>
        </table:table-row>
        <table:table-row table:style-name="ro2">
          <table:table-cell office:value-type="string">
            <text:p>VDW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160714285714">
            <text:p>0.1607142857</text:p>
          </table:table-cell>
          <table:table-cell office:value-type="float" office:value="0.5">
            <text:p>0.5</text:p>
          </table:table-cell>
          <table:table-cell office:value-type="float" office:value="0.892857142857">
            <text:p>0.8928571429</text:p>
          </table:table-cell>
          <table:table-cell table:number-columns-repeated="3"/>
          <table:table-cell office:value-type="string">
            <text:p>f1 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f5 </text:p>
          </table:table-cell>
        </table:table-row>
        <table:table-row table:style-name="ro2">
          <table:table-cell office:value-type="string">
            <text:p>PYDOCK_TOT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464285714286">
            <text:p>0.4642857143</text:p>
          </table:table-cell>
          <table:table-cell office:value-type="float" office:value="0.696428571429">
            <text:p>0.6964285714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ELE</text:p>
          </table:table-cell>
          <table:table-cell office:value-type="float" office:value="0.166666666667">
            <text:p>0.1666666667</text:p>
          </table:table-cell>
          <table:table-cell office:value-type="float" office:value="0.0535714285714">
            <text:p>0.0535714286</text:p>
          </table:table-cell>
          <table:table-cell office:value-type="float" office:value="0.0508474576271">
            <text:p>0.05084745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DA</text:p>
          </table:table-cell>
          <table:table-cell office:value-type="float" office:value="0.0535714285714">
            <text:p>0.0535714286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678571428571">
            <text:p>0.6785714286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DESOLV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0508474576271">
            <text:p>0.0508474576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ROPNSTS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8571428571">
            <text:p>0.0178571429</text:p>
          </table:table-cell>
          <table:table-cell office:value-type="float" office:value="0.160714285714">
            <text:p>0.1607142857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VDW</text:p>
          </table:table-cell>
          <table:table-cell office:value-type="float" office:value="0.0416666666667">
            <text:p>0.0416666667</text:p>
          </table:table-cell>
          <table:table-cell office:value-type="float" office:value="0.0357142857143">
            <text:p>0.0357142857</text:p>
          </table:table-cell>
          <table:table-cell office:value-type="float" office:value="0.0508474576271">
            <text:p>0.05084745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IPPER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2857142857">
            <text:p>0.0892857143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PYDOCK_TOT</text:p>
          </table:table-cell>
          <table:table-cell office:value-type="float" office:value="0.416666666667">
            <text:p>0.4166666667</text:p>
          </table:table-cell>
          <table:table-cell office:value-type="float" office:value="0.25">
            <text:p>0.25</text:p>
          </table:table-cell>
          <table:table-cell office:value-type="float" office:value="0.101694915254">
            <text:p>0.1016949153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P_ZPAIR_CB</text:p>
          </table:table-cell>
          <table:table-cell table:number-columns-repeated="2" office:value-type="float" office:value="0.0178571428571">
            <text:p>0.0178571429</text:p>
          </table:table-cell>
          <table:table-cell office:value-type="float" office:value="0.0535714285714">
            <text:p>0.0535714286</text:p>
          </table:table-cell>
          <table:table-cell office:value-type="float" office:value="0.25">
            <text:p>0.25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ODA</text:p>
          </table:table-cell>
          <table:table-cell office:value-type="float" office:value="0.25">
            <text:p>0.25</text:p>
          </table:table-cell>
          <table:table-cell office:value-type="float" office:value="0.125">
            <text:p>0.125</text:p>
          </table:table-cell>
          <table:table-cell office:value-type="float" office:value="0.118644067797">
            <text:p>0.1186440678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P_ZLOCAL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375">
            <text:p>0.375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PROPNST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CP_ZS3DC_CB</text:p>
          </table:table-cell>
          <table:table-cell office:value-type="float" office:value="0">
            <text:p>0</text:p>
          </table:table-cell>
          <table:table-cell office:value-type="float" office:value="0.0178571428571">
            <text:p>0.0178571429</text:p>
          </table:table-cell>
          <table:table-cell office:value-type="float" office:value="0.160714285714">
            <text:p>0.1607142857</text:p>
          </table:table-cell>
          <table:table-cell office:value-type="float" office:value="0.553571428571">
            <text:p>0.5535714286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SIPPER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535714285714">
            <text:p>0.0535714286</text:p>
          </table:table-cell>
          <table:table-cell office:value-type="float" office:value="0.232142857143">
            <text:p>0.2321428571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CP_ZPAIR_CB</text:p>
          </table:table-cell>
          <table:table-cell office:value-type="float" office:value="0">
            <text:p>0</text:p>
          </table:table-cell>
          <table:table-cell office:value-type="float" office:value="0.0178571428571">
            <text:p>0.01785714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CP_EPAIR_CB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0892857142857">
            <text:p>0.0892857143</text:p>
          </table:table-cell>
          <table:table-cell office:value-type="float" office:value="0.410714285714">
            <text:p>0.4107142857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CP_ZLOCAL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9491525424">
            <text:p>0.01694915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P_ELOCAL_CB</text:p>
          </table:table-cell>
          <table:table-cell office:value-type="float" office:value="0.0178571428571">
            <text:p>0.0178571429</text:p>
          </table:table-cell>
          <table:table-cell office:value-type="float" office:value="0.0892857142857">
            <text:p>0.0892857143</text:p>
          </table:table-cell>
          <table:table-cell office:value-type="float" office:value="0.267857142857">
            <text:p>0.2678571429</text:p>
          </table:table-cell>
          <table:table-cell office:value-type="float" office:value="0.517857142857">
            <text:p>0.5178571429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CP_ZS3DC_CB</text:p>
          </table:table-cell>
          <table:table-cell office:value-type="float" office:value="0">
            <text:p>0</text:p>
          </table:table-cell>
          <table:table-cell office:value-type="float" office:value="0.0178571428571">
            <text:p>0.01785714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CP_ES3DC_CB</text:p>
          </table:table-cell>
          <table:table-cell office:value-type="float" office:value="0">
            <text:p>0</text:p>
          </table:table-cell>
          <table:table-cell office:value-type="float" office:value="0.0535714285714">
            <text:p>0.0535714286</text:p>
          </table:table-cell>
          <table:table-cell office:value-type="float" office:value="0.142857142857">
            <text:p>0.1428571429</text:p>
          </table:table-cell>
          <table:table-cell office:value-type="float" office:value="0.535714285714">
            <text:p>0.5357142857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CP_Z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P_E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7142857143">
            <text:p>0.1071428571</text:p>
          </table:table-cell>
          <table:table-cell office:value-type="float" office:value="0.232142857143">
            <text:p>0.2321428571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CP_EPAIR_CB</text:p>
          </table:table-cell>
          <table:table-cell office:value-type="float" office:value="0.0833333333333">
            <text:p>0.0833333333</text:p>
          </table:table-cell>
          <table:table-cell office:value-type="float" office:value="0.0357142857143">
            <text:p>0.03571428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CP_E3D_CB</text:p>
          </table:table-cell>
          <table:table-cell office:value-type="float" office:value="0.0178571428571">
            <text:p>0.0178571429</text:p>
          </table:table-cell>
          <table:table-cell office:value-type="float" office:value="0.0892857142857">
            <text:p>0.0892857143</text:p>
          </table:table-cell>
          <table:table-cell office:value-type="float" office:value="0.339285714286">
            <text:p>0.3392857143</text:p>
          </table:table-cell>
          <table:table-cell office:value-type="float" office:value="0.517857142857">
            <text:p>0.5178571429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CP_ELOCAL_CB</text:p>
          </table:table-cell>
          <table:table-cell office:value-type="float" office:value="0.125">
            <text:p>0.125</text:p>
          </table:table-cell>
          <table:table-cell office:value-type="float" office:value="0.0892857142857">
            <text:p>0.0892857143</text:p>
          </table:table-cell>
          <table:table-cell office:value-type="float" office:value="0.0338983050847">
            <text:p>0.0338983051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07142857143">
            <text:p>0.1071428571</text:p>
          </table:table-cell>
          <table:table-cell office:value-type="float" office:value="0.375">
            <text:p>0.375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CP_ES3DC_CB</text:p>
          </table:table-cell>
          <table:table-cell office:value-type="float" office:value="0.0416666666667">
            <text:p>0.0416666667</text:p>
          </table:table-cell>
          <table:table-cell office:value-type="float" office:value="0.0535714285714">
            <text:p>0.0535714286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P_ZLOCAL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07142857143">
            <text:p>0.1071428571</text:p>
          </table:table-cell>
          <table:table-cell office:value-type="float" office:value="0.357142857143">
            <text:p>0.3571428571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CP_E3DC_CB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CP_ZS3DC_MIN</text:p>
          </table:table-cell>
          <table:table-cell office:value-type="float" office:value="0.0357142857143">
            <text:p>0.0357142857</text:p>
          </table:table-cell>
          <table:table-cell office:value-type="float" office:value="0.125">
            <text:p>0.125</text:p>
          </table:table-cell>
          <table:table-cell office:value-type="float" office:value="0.339285714286">
            <text:p>0.3392857143</text:p>
          </table:table-cell>
          <table:table-cell office:value-type="float" office:value="0.696428571429">
            <text:p>0.6964285714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CP_E3D_CB</text:p>
          </table:table-cell>
          <table:table-cell office:value-type="float" office:value="0.125">
            <text:p>0.125</text:p>
          </table:table-cell>
          <table:table-cell office:value-type="float" office:value="0.0892857142857">
            <text:p>0.0892857143</text:p>
          </table:table-cell>
          <table:table-cell office:value-type="float" office:value="0.0338983050847">
            <text:p>0.0338983051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P_Z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CP_ZPAIR_MIN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CP_EPAIR_MIN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196428571429">
            <text:p>0.1964285714</text:p>
          </table:table-cell>
          <table:table-cell office:value-type="float" office:value="0.5">
            <text:p>0.5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CP_ZLOCAL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8474576271">
            <text:p>0.05084745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P_ELOCAL_MIN</text:p>
          </table:table-cell>
          <table:table-cell office:value-type="float" office:value="0.0178571428571">
            <text:p>0.0178571429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625">
            <text:p>0.625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CP_ZS3DC_MIN</text:p>
          </table:table-cell>
          <table:table-cell office:value-type="float" office:value="0.25">
            <text:p>0.25</text:p>
          </table:table-cell>
          <table:table-cell office:value-type="float" office:value="0.125">
            <text:p>0.125</text:p>
          </table:table-cell>
          <table:table-cell office:value-type="float" office:value="0.0847457627119">
            <text:p>0.0847457627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P_ES3DC_MIN</text:p>
          </table:table-cell>
          <table:table-cell office:value-type="float" office:value="0.0714285714286">
            <text:p>0.0714285714</text:p>
          </table:table-cell>
          <table:table-cell office:value-type="float" office:value="0.107142857143">
            <text:p>0.1071428571</text:p>
          </table:table-cell>
          <table:table-cell office:value-type="float" office:value="0.321428571429">
            <text:p>0.3214285714</text:p>
          </table:table-cell>
          <table:table-cell office:value-type="float" office:value="0.678571428571">
            <text:p>0.6785714286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CP_Z3DC_MIN</text:p>
          </table:table-cell>
          <table:table-cell office:value-type="float" office:value="0.0416666666667">
            <text:p>0.0416666667</text:p>
          </table:table-cell>
          <table:table-cell office:value-type="float" office:value="0">
            <text:p>0</text:p>
          </table:table-cell>
          <table:table-cell office:value-type="float" office:value="0.0169491525424">
            <text:p>0.01694915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P_E3DC_MIN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178571428571">
            <text:p>0.1785714286</text:p>
          </table:table-cell>
          <table:table-cell office:value-type="float" office:value="0.535714285714">
            <text:p>0.5357142857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CP_EPAIR_MIN</text:p>
          </table:table-cell>
          <table:table-cell office:value-type="float" office:value="0.0416666666667">
            <text:p>0.0416666667</text:p>
          </table:table-cell>
          <table:table-cell office:value-type="float" office:value="0.0357142857143">
            <text:p>0.0357142857</text:p>
          </table:table-cell>
          <table:table-cell office:value-type="float" office:value="0.0508474576271">
            <text:p>0.05084745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P_E3D_MIN</text:p>
          </table:table-cell>
          <table:table-cell office:value-type="float" office:value="0.0357142857143">
            <text:p>0.0357142857</text:p>
          </table:table-cell>
          <table:table-cell office:value-type="float" office:value="0.0892857142857">
            <text:p>0.0892857143</text:p>
          </table:table-cell>
          <table:table-cell office:value-type="float" office:value="0.321428571429">
            <text:p>0.3214285714</text:p>
          </table:table-cell>
          <table:table-cell office:value-type="float" office:value="0.660714285714">
            <text:p>0.6607142857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CP_ELOCAL_MIN</text:p>
          </table:table-cell>
          <table:table-cell office:value-type="float" office:value="0.125">
            <text:p>0.125</text:p>
          </table:table-cell>
          <table:table-cell office:value-type="float" office:value="0.0714285714286">
            <text:p>0.0714285714</text:p>
          </table:table-cell>
          <table:table-cell office:value-type="float" office:value="0.0338983050847">
            <text:p>0.03389830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125">
            <text:p>0.125</text:p>
          </table:table-cell>
          <table:table-cell office:value-type="float" office:value="0.732142857143">
            <text:p>0.7321428571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CP_ES3DC_MIN</text:p>
          </table:table-cell>
          <table:table-cell office:value-type="float" office:value="0.166666666667">
            <text:p>0.1666666667</text:p>
          </table:table-cell>
          <table:table-cell office:value-type="float" office:value="0.107142857143">
            <text:p>0.1071428571</text:p>
          </table:table-cell>
          <table:table-cell office:value-type="float" office:value="0.0847457627119">
            <text:p>0.0847457627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125">
            <text:p>0.125</text:p>
          </table:table-cell>
          <table:table-cell office:value-type="float" office:value="0.714285714286">
            <text:p>0.7142857143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CP_E3DC_MIN</text:p>
          </table:table-cell>
          <table:table-cell office:value-type="float" office:value="0.0416666666667">
            <text:p>0.0416666667</text:p>
          </table:table-cell>
          <table:table-cell office:value-type="float" office:value="0.0714285714286">
            <text:p>0.0714285714</text:p>
          </table:table-cell>
          <table:table-cell office:value-type="float" office:value="0.0169491525424">
            <text:p>0.01694915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P_GOAP_ALL</text:p>
          </table:table-cell>
          <table:table-cell office:value-type="float" office:value="0.0714285714286">
            <text:p>0.0714285714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CP_E3D_MIN</text:p>
          </table:table-cell>
          <table:table-cell office:value-type="float" office:value="0.0833333333333">
            <text:p>0.0833333333</text:p>
          </table:table-cell>
          <table:table-cell office:value-type="float" office:value="0.0892857142857">
            <text:p>0.0892857143</text:p>
          </table:table-cell>
          <table:table-cell office:value-type="float" office:value="0.0508474576271">
            <text:p>0.0508474576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P_GOAP_DF</text:p>
          </table:table-cell>
          <table:table-cell office:value-type="float" office:value="0.0892857142857">
            <text:p>0.0892857143</text:p>
          </table:table-cell>
          <table:table-cell office:value-type="float" office:value="0.232142857143">
            <text:p>0.2321428571</text:p>
          </table:table-cell>
          <table:table-cell office:value-type="float" office:value="0.392857142857">
            <text:p>0.3928571429</text:p>
          </table:table-cell>
          <table:table-cell office:value-type="float" office:value="0.732142857143">
            <text:p>0.7321428571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AP_calRW</text:p>
          </table:table-cell>
          <table:table-cell office:value-type="float" office:value="0.0833333333333">
            <text:p>0.0833333333</text:p>
          </table:table-cell>
          <table:table-cell office:value-type="float" office:value="0.0357142857143">
            <text:p>0.0357142857</text:p>
          </table:table-cell>
          <table:table-cell office:value-type="float" office:value="0.0338983050847">
            <text:p>0.0338983051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office:value-type="float" office:value="0.0535714285714">
            <text:p>0.0535714286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892857142857">
            <text:p>0.8928571429</text:p>
          </table:table-cell>
          <table:table-cell table:number-columns-repeated="2"/>
          <table:table-cell office:value-type="string">
            <text:p>AP_calRWp</text:p>
          </table:table-cell>
          <table:table-cell office:value-type="float" office:value="0.0416666666667">
            <text:p>0.0416666667</text:p>
          </table:table-cell>
          <table:table-cell office:value-type="float" office:value="0.0357142857143">
            <text:p>0.0357142857</text:p>
          </table:table-cell>
          <table:table-cell office:value-type="float" office:value="0.0677966101695">
            <text:p>0.0677966102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8"/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0847457627119">
            <text:p>0.0847457627</text:p>
          </table:table-cell>
          <table:table-cell office:value-type="float" office:value="0.0384615384615">
            <text:p>0.0384615385</text:p>
          </table:table-cell>
          <table:table-cell office:value-type="float" office:value="0.0909090909091">
            <text:p>0.0909090909</text:p>
          </table:table-cell>
        </table:table-row>
        <table:table-row table:style-name="ro1">
          <table:table-cell office:value-type="string">
            <text:p>/gpfs/scratch/bsc54/bsc54563/Analisys_MI_BM4_byRMSD</text:p>
          </table:table-cell>
          <table:table-cell office:value-type="string">
            <text:p>pydock</text:p>
          </table:table-cell>
          <table:table-cell table:number-columns-repeated="6"/>
          <table:table-cell office:value-type="string">
            <text:p>AP_GOAP_DF</text:p>
          </table:table-cell>
          <table:table-cell office:value-type="float" office:value="0.208333333333">
            <text:p>0.2083333333</text:p>
          </table:table-cell>
          <table:table-cell office:value-type="float" office:value="0.232142857143">
            <text:p>0.2321428571</text:p>
          </table:table-cell>
          <table:table-cell office:value-type="float" office:value="0.152542372881">
            <text:p>0.1525423729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8"/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office:value-type="float" office:value="0.0535714285714">
            <text:p>0.0535714286</text:p>
          </table:table-cell>
          <table:table-cell office:value-type="float" office:value="0.0677966101695">
            <text:p>0.06779661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pdb.list.flexibility.3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59">
            <text:p>59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ELE</text:p>
          </table:table-cell>
          <table:table-cell office:value-type="float" office:value="0">
            <text:p>0</text:p>
          </table:table-cell>
          <table:table-cell office:value-type="float" office:value="0.0508474576271">
            <text:p>0.0508474576</text:p>
          </table:table-cell>
          <table:table-cell office:value-type="float" office:value="0.305084745763">
            <text:p>0.3050847458</text:p>
          </table:table-cell>
          <table:table-cell office:value-type="float" office:value="0.542372881356">
            <text:p>0.5423728814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DESOLV</text:p>
          </table:table-cell>
          <table:table-cell office:value-type="float" office:value="0.0338983050847">
            <text:p>0.0338983051</text:p>
          </table:table-cell>
          <table:table-cell office:value-type="float" office:value="0.0508474576271">
            <text:p>0.0508474576</text:p>
          </table:table-cell>
          <table:table-cell office:value-type="float" office:value="0.237288135593">
            <text:p>0.2372881356</text:p>
          </table:table-cell>
          <table:table-cell office:value-type="float" office:value="0.576271186441">
            <text:p>0.5762711864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VDW</text:p>
          </table:table-cell>
          <table:table-cell office:value-type="float" office:value="0">
            <text:p>0</text:p>
          </table:table-cell>
          <table:table-cell office:value-type="float" office:value="0.0508474576271">
            <text:p>0.0508474576</text:p>
          </table:table-cell>
          <table:table-cell office:value-type="float" office:value="0.135593220339">
            <text:p>0.1355932203</text:p>
          </table:table-cell>
          <table:table-cell office:value-type="float" office:value="0.440677966102">
            <text:p>0.4406779661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PYDOCK_TOT</text:p>
          </table:table-cell>
          <table:table-cell office:value-type="float" office:value="0.0338983050847">
            <text:p>0.0338983051</text:p>
          </table:table-cell>
          <table:table-cell office:value-type="float" office:value="0.101694915254">
            <text:p>0.1016949153</text:p>
          </table:table-cell>
          <table:table-cell office:value-type="float" office:value="0.423728813559">
            <text:p>0.4237288136</text:p>
          </table:table-cell>
          <table:table-cell office:value-type="float" office:value="0.71186440678">
            <text:p>0.7118644068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ODA</text:p>
          </table:table-cell>
          <table:table-cell office:value-type="float" office:value="0.0338983050847">
            <text:p>0.0338983051</text:p>
          </table:table-cell>
          <table:table-cell office:value-type="float" office:value="0.118644067797">
            <text:p>0.1186440678</text:p>
          </table:table-cell>
          <table:table-cell office:value-type="float" office:value="0.203389830508">
            <text:p>0.2033898305</text:p>
          </table:table-cell>
          <table:table-cell office:value-type="float" office:value="0.593220338983">
            <text:p>0.593220339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PROPNSTS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8983050847">
            <text:p>0.0338983051</text:p>
          </table:table-cell>
          <table:table-cell office:value-type="float" office:value="0.152542372881">
            <text:p>0.1525423729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SIPPER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9491525424">
            <text:p>0.0169491525</text:p>
          </table:table-cell>
          <table:table-cell office:value-type="float" office:value="0.0847457627119">
            <text:p>0.0847457627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CP_ZPAIR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677966101695">
            <text:p>0.0677966102</text:p>
          </table:table-cell>
          <table:table-cell office:value-type="float" office:value="0.186440677966">
            <text:p>0.186440678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169491525424">
            <text:p>0.0169491525</text:p>
          </table:table-cell>
          <table:table-cell office:value-type="float" office:value="0.0677966101695">
            <text:p>0.0677966102</text:p>
          </table:table-cell>
          <table:table-cell office:value-type="float" office:value="0.28813559322">
            <text:p>0.2881355932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CP_Z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677966101695">
            <text:p>0.0677966102</text:p>
          </table:table-cell>
          <table:table-cell office:value-type="float" office:value="0.389830508475">
            <text:p>0.3898305085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9491525424">
            <text:p>0.0169491525</text:p>
          </table:table-cell>
          <table:table-cell office:value-type="float" office:value="0.152542372881">
            <text:p>0.1525423729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CP_EPAIR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677966101695">
            <text:p>0.0677966102</text:p>
          </table:table-cell>
          <table:table-cell office:value-type="float" office:value="0.28813559322">
            <text:p>0.2881355932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0338983050847">
            <text:p>0.0338983051</text:p>
          </table:table-cell>
          <table:table-cell office:value-type="float" office:value="0.186440677966">
            <text:p>0.186440678</text:p>
          </table:table-cell>
          <table:table-cell office:value-type="float" office:value="0.491525423729">
            <text:p>0.4915254237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CP_E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18644067797">
            <text:p>0.1186440678</text:p>
          </table:table-cell>
          <table:table-cell office:value-type="float" office:value="0.35593220339">
            <text:p>0.3559322034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CP_E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9491525424">
            <text:p>0.0169491525</text:p>
          </table:table-cell>
          <table:table-cell office:value-type="float" office:value="0.186440677966">
            <text:p>0.186440678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0338983050847">
            <text:p>0.0338983051</text:p>
          </table:table-cell>
          <table:table-cell office:value-type="float" office:value="0.203389830508">
            <text:p>0.2033898305</text:p>
          </table:table-cell>
          <table:table-cell office:value-type="float" office:value="0.491525423729">
            <text:p>0.4915254237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8983050847">
            <text:p>0.0338983051</text:p>
          </table:table-cell>
          <table:table-cell office:value-type="float" office:value="0.322033898305">
            <text:p>0.3220338983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0508474576271">
            <text:p>0.0508474576</text:p>
          </table:table-cell>
          <table:table-cell office:value-type="float" office:value="0.0677966101695">
            <text:p>0.0677966102</text:p>
          </table:table-cell>
          <table:table-cell office:value-type="float" office:value="0.28813559322">
            <text:p>0.2881355932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CP_ZS3DC_MIN</text:p>
          </table:table-cell>
          <table:table-cell office:value-type="float" office:value="0.0508474576271">
            <text:p>0.0508474576</text:p>
          </table:table-cell>
          <table:table-cell office:value-type="float" office:value="0.0847457627119">
            <text:p>0.0847457627</text:p>
          </table:table-cell>
          <table:table-cell office:value-type="float" office:value="0.169491525424">
            <text:p>0.1694915254</text:p>
          </table:table-cell>
          <table:table-cell office:value-type="float" office:value="0.593220338983">
            <text:p>0.593220339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CP_Z3DC_MIN</text:p>
          </table:table-cell>
          <table:table-cell office:value-type="float" office:value="0">
            <text:p>0</text:p>
          </table:table-cell>
          <table:table-cell office:value-type="float" office:value="0.0169491525424">
            <text:p>0.0169491525</text:p>
          </table:table-cell>
          <table:table-cell office:value-type="float" office:value="0.101694915254">
            <text:p>0.1016949153</text:p>
          </table:table-cell>
          <table:table-cell office:value-type="float" office:value="0.389830508475">
            <text:p>0.3898305085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CP_EPAIR_MIN</text:p>
          </table:table-cell>
          <table:table-cell office:value-type="float" office:value="0">
            <text:p>0</text:p>
          </table:table-cell>
          <table:table-cell office:value-type="float" office:value="0.0508474576271">
            <text:p>0.0508474576</text:p>
          </table:table-cell>
          <table:table-cell office:value-type="float" office:value="0.186440677966">
            <text:p>0.186440678</text:p>
          </table:table-cell>
          <table:table-cell office:value-type="float" office:value="0.423728813559">
            <text:p>0.4237288136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0338983050847">
            <text:p>0.0338983051</text:p>
          </table:table-cell>
          <table:table-cell office:value-type="float" office:value="0.186440677966">
            <text:p>0.186440678</text:p>
          </table:table-cell>
          <table:table-cell office:value-type="float" office:value="0.593220338983">
            <text:p>0.593220339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CP_ES3DC_MIN</text:p>
          </table:table-cell>
          <table:table-cell office:value-type="float" office:value="0.0508474576271">
            <text:p>0.0508474576</text:p>
          </table:table-cell>
          <table:table-cell office:value-type="float" office:value="0.0847457627119">
            <text:p>0.0847457627</text:p>
          </table:table-cell>
          <table:table-cell office:value-type="float" office:value="0.169491525424">
            <text:p>0.1694915254</text:p>
          </table:table-cell>
          <table:table-cell office:value-type="float" office:value="0.576271186441">
            <text:p>0.5762711864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CP_E3DC_MIN</text:p>
          </table:table-cell>
          <table:table-cell office:value-type="float" office:value="0">
            <text:p>0</text:p>
          </table:table-cell>
          <table:table-cell office:value-type="float" office:value="0.0169491525424">
            <text:p>0.0169491525</text:p>
          </table:table-cell>
          <table:table-cell office:value-type="float" office:value="0.118644067797">
            <text:p>0.1186440678</text:p>
          </table:table-cell>
          <table:table-cell office:value-type="float" office:value="0.389830508475">
            <text:p>0.3898305085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office:value-type="float" office:value="0.0508474576271">
            <text:p>0.0508474576</text:p>
          </table:table-cell>
          <table:table-cell office:value-type="float" office:value="0.203389830508">
            <text:p>0.2033898305</text:p>
          </table:table-cell>
          <table:table-cell office:value-type="float" office:value="0.64406779661">
            <text:p>0.6440677966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0338983050847">
            <text:p>0.0338983051</text:p>
          </table:table-cell>
          <table:table-cell office:value-type="float" office:value="0.118644067797">
            <text:p>0.1186440678</text:p>
          </table:table-cell>
          <table:table-cell office:value-type="float" office:value="0.661016949153">
            <text:p>0.6610169492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AP_calRWp</text:p>
          </table:table-cell>
          <table:table-cell office:value-type="float" office:value="0.0338983050847">
            <text:p>0.0338983051</text:p>
          </table:table-cell>
          <table:table-cell office:value-type="float" office:value="0.0677966101695">
            <text:p>0.0677966102</text:p>
          </table:table-cell>
          <table:table-cell office:value-type="float" office:value="0.186440677966">
            <text:p>0.186440678</text:p>
          </table:table-cell>
          <table:table-cell office:value-type="float" office:value="0.593220338983">
            <text:p>0.593220339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AP_GOAP_ALL</text:p>
          </table:table-cell>
          <table:table-cell office:value-type="float" office:value="0.0677966101695">
            <text:p>0.0677966102</text:p>
          </table:table-cell>
          <table:table-cell office:value-type="float" office:value="0.0847457627119">
            <text:p>0.0847457627</text:p>
          </table:table-cell>
          <table:table-cell office:value-type="float" office:value="0.152542372881">
            <text:p>0.1525423729</text:p>
          </table:table-cell>
          <table:table-cell office:value-type="float" office:value="0.423728813559">
            <text:p>0.4237288136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AP_GOAP_DF</text:p>
          </table:table-cell>
          <table:table-cell office:value-type="float" office:value="0.0508474576271">
            <text:p>0.0508474576</text:p>
          </table:table-cell>
          <table:table-cell office:value-type="float" office:value="0.152542372881">
            <text:p>0.1525423729</text:p>
          </table:table-cell>
          <table:table-cell office:value-type="float" office:value="0.28813559322">
            <text:p>0.2881355932</text:p>
          </table:table-cell>
          <table:table-cell office:value-type="float" office:value="0.64406779661">
            <text:p>0.6440677966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office:value-type="string">
            <text:p>AP_GOAP_G</text:p>
          </table:table-cell>
          <table:table-cell office:value-type="float" office:value="0.0169491525424">
            <text:p>0.0169491525</text:p>
          </table:table-cell>
          <table:table-cell office:value-type="float" office:value="0.0677966101695">
            <text:p>0.0677966102</text:p>
          </table:table-cell>
          <table:table-cell office:value-type="float" office:value="0.0847457627119">
            <text:p>0.0847457627</text:p>
          </table:table-cell>
          <table:table-cell office:value-type="float" office:value="0.254237288136">
            <text:p>0.2542372881</text:p>
          </table:table-cell>
          <table:table-cell office:value-type="float" office:value="0.847457627119">
            <text:p>0.8474576271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/gpfs/scratch/bsc54/bsc54563/Analisys_MI_BM4_byRMSD</text:p>
          </table:table-cell>
          <table:table-cell office:value-type="string">
            <text:p>pydock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db.list.flexibility.4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6">
            <text:p>26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ELE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DESOLV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office:value-type="float" office:value="0.384615384615">
            <text:p>0.3846153846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VDW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PYDOCK_TOT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230769230769">
            <text:p>0.2307692308</text:p>
          </table:table-cell>
          <table:table-cell office:value-type="float" office:value="0.423076923077">
            <text:p>0.4230769231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ODA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269230769231">
            <text:p>0.2692307692</text:p>
          </table:table-cell>
          <table:table-cell office:value-type="float" office:value="0.423076923077">
            <text:p>0.4230769231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PROPNSTS</text:p>
          </table:table-cell>
          <table:table-cell table:number-columns-repeated="3"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SIPPER</text:p>
          </table:table-cell>
          <table:table-cell table:number-columns-repeated="3"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CP_ZPAIR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CP_ZLOCAL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CP_Z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346153846154">
            <text:p>0.3461538462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CP_Z3DC_CB</text:p>
          </table:table-cell>
          <table:table-cell table:number-columns-repeated="3"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CP_EPAIR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307692307692">
            <text:p>0.3076923077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CP_ES3DC_CB</text:p>
          </table:table-cell>
          <table:table-cell table:number-columns-repeated="3" office:value-type="float" office:value="0.0384615384615">
            <text:p>0.0384615385</text:p>
          </table:table-cell>
          <table:table-cell office:value-type="float" office:value="0.307692307692">
            <text:p>0.3076923077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CP_E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307692307692">
            <text:p>0.3076923077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CP_ZPAIR_MIN</text:p>
          </table:table-cell>
          <table:table-cell table:number-columns-repeated="3"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CP_ZLOCAL_MIN</text:p>
          </table:table-cell>
          <table:table-cell table:number-columns-repeated="3" office:value-type="float" office:value="0">
            <text:p>0</text:p>
          </table:table-cell>
          <table:table-cell office:value-type="float" office:value="0.192307692308">
            <text:p>0.1923076923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CP_ZS3DC_MIN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346153846154">
            <text:p>0.3461538462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CP_Z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CP_E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CP_ELOCAL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CP_ES3DC_MIN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office:value-type="float" office:value="0.269230769231">
            <text:p>0.2692307692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CP_E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346153846154">
            <text:p>0.3461538462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table:number-columns-repeated="2"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384615384615">
            <text:p>0.3846153846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423076923077">
            <text:p>0.4230769231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346153846154">
            <text:p>0.3461538462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AP_GOAP_DF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office:value-type="float" office:value="0.423076923077">
            <text:p>0.4230769231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office:value-type="string">
            <text:p>AP_GOAP_G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153846153846">
            <text:p>0.1538461538</text:p>
          </table:table-cell>
          <table:table-cell office:value-type="float" office:value="0.538461538462">
            <text:p>0.5384615385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/gpfs/scratch/bsc54/bsc54563/Analisys_MI_BM4_byRMSD</text:p>
          </table:table-cell>
          <table:table-cell office:value-type="string">
            <text:p>pydock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db.list.flexibility.5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ELE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DESOLV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VDW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PYDOCK_TOT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ODA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PROPNSTS</text:p>
          </table:table-cell>
          <table:table-cell table:number-columns-repeated="4" office:value-type="float" office:value="0">
            <text:p>0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SIPPER</text:p>
          </table:table-cell>
          <table:table-cell table:number-columns-repeated="4" office:value-type="float" office:value="0">
            <text:p>0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CP_ZPAIR_CB</text:p>
          </table:table-cell>
          <table:table-cell table:number-columns-repeated="4" office:value-type="float" office:value="0">
            <text:p>0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CP_ZLOCAL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CP_ZS3DC_CB</text:p>
          </table:table-cell>
          <table:table-cell table:number-columns-repeated="4" office:value-type="float" office:value="0">
            <text:p>0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CP_Z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CP_EPAIR_CB</text:p>
          </table:table-cell>
          <table:table-cell table:number-columns-repeated="4" office:value-type="float" office:value="0">
            <text:p>0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CP_ELOCAL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CP_ES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CP_E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CP_E3D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CP_ZPAIR_MIN</text:p>
          </table:table-cell>
          <table:table-cell table:number-columns-repeated="4" office:value-type="float" office:value="0">
            <text:p>0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CP_ZLOCAL_MIN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CP_ZS3DC_MI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CP_Z3DC_MIN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CP_EPAIR_MIN</text:p>
          </table:table-cell>
          <table:table-cell table:number-columns-repeated="4" office:value-type="float" office:value="0">
            <text:p>0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CP_ELOCAL_MI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CP_ES3DC_MI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CP_E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CP_E3D_MI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AP_calRW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AP_calRWp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AP_GOAP_DF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office:value-type="string">
            <text:p>AP_GOAP_G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/gpfs/scratch/bsc54/bsc54563/Analisys_MI_BM4_byRMSD</text:p>
          </table:table-cell>
          <table:table-cell office:value-type="string">
            <text:p>pydock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db.list.strong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8">
            <text:p>28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ELE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321428571429">
            <text:p>0.3214285714</text:p>
          </table:table-cell>
          <table:table-cell office:value-type="float" office:value="0.607142857143">
            <text:p>0.6071428571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DESOLV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25">
            <text:p>0.25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VDW</text:p>
          </table:table-cell>
          <table:table-cell table:number-columns-repeated="2" office:value-type="float" office:value="0">
            <text:p>0</text:p>
          </table:table-cell>
          <table:table-cell office:value-type="float" office:value="0.178571428571">
            <text:p>0.1785714286</text:p>
          </table:table-cell>
          <table:table-cell office:value-type="float" office:value="0.607142857143">
            <text:p>0.6071428571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PYDOCK_TOT</text:p>
          </table:table-cell>
          <table:table-cell office:value-type="float" office:value="0.0357142857143">
            <text:p>0.0357142857</text:p>
          </table:table-cell>
          <table:table-cell office:value-type="float" office:value="0.285714285714">
            <text:p>0.2857142857</text:p>
          </table:table-cell>
          <table:table-cell office:value-type="float" office:value="0.464285714286">
            <text:p>0.4642857143</text:p>
          </table:table-cell>
          <table:table-cell office:value-type="float" office:value="0.75">
            <text:p>0.75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ODA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office:value-type="float" office:value="0.464285714286">
            <text:p>0.4642857143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PROPNSTS</text:p>
          </table:table-cell>
          <table:table-cell table:number-columns-repeated="4" office:value-type="float" office:value="0">
            <text:p>0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SIPPER</text:p>
          </table:table-cell>
          <table:table-cell table:number-columns-repeated="4" office:value-type="float" office:value="0">
            <text:p>0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ZPAIR_CB</text:p>
          </table:table-cell>
          <table:table-cell table:number-columns-repeated="3" office:value-type="float" office:value="0.0357142857143">
            <text:p>0.0357142857</text:p>
          </table:table-cell>
          <table:table-cell office:value-type="float" office:value="0.214285714286">
            <text:p>0.2142857143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ZLOCAL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214285714286">
            <text:p>0.2142857143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Z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92857142857">
            <text:p>0.3928571429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EPAIR_CB</text:p>
          </table:table-cell>
          <table:table-cell office:value-type="float" office:value="0">
            <text:p>0</text:p>
          </table:table-cell>
          <table:table-cell office:value-type="float" office:value="0.107142857143">
            <text:p>0.1071428571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ELOCAL_CB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office:value-type="float" office:value="0.464285714286">
            <text:p>0.4642857143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ES3DC_CB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107142857143">
            <text:p>0.1071428571</text:p>
          </table:table-cell>
          <table:table-cell office:value-type="float" office:value="0.392857142857">
            <text:p>0.3928571429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E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107142857143">
            <text:p>0.1071428571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E3D_CB</text:p>
          </table:table-cell>
          <table:table-cell office:value-type="float" office:value="0.0714285714286">
            <text:p>0.0714285714</text:p>
          </table:table-cell>
          <table:table-cell office:value-type="float" office:value="0.178571428571">
            <text:p>0.1785714286</text:p>
          </table:table-cell>
          <table:table-cell office:value-type="float" office:value="0.25">
            <text:p>0.25</text:p>
          </table:table-cell>
          <table:table-cell office:value-type="float" office:value="0.535714285714">
            <text:p>0.5357142857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464285714286">
            <text:p>0.4642857143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table:number-columns-repeated="2" office:value-type="float" office:value="0.0357142857143">
            <text:p>0.0357142857</text:p>
          </table:table-cell>
          <table:table-cell office:value-type="float" office:value="0.25">
            <text:p>0.25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ZS3DC_MIN</text:p>
          </table:table-cell>
          <table:table-cell office:value-type="float" office:value="0.107142857143">
            <text:p>0.1071428571</text:p>
          </table:table-cell>
          <table:table-cell office:value-type="float" office:value="0.25">
            <text:p>0.25</text:p>
          </table:table-cell>
          <table:table-cell office:value-type="float" office:value="0.357142857143">
            <text:p>0.3571428571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Z3DC_MIN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428571428571">
            <text:p>0.4285714286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EPAIR_MIN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ELOCAL_MIN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607142857143">
            <text:p>0.6071428571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ES3DC_MIN</text:p>
          </table:table-cell>
          <table:table-cell office:value-type="float" office:value="0.107142857143">
            <text:p>0.1071428571</text:p>
          </table:table-cell>
          <table:table-cell office:value-type="float" office:value="0.178571428571">
            <text:p>0.1785714286</text:p>
          </table:table-cell>
          <table:table-cell office:value-type="float" office:value="0.321428571429">
            <text:p>0.3214285714</text:p>
          </table:table-cell>
          <table:table-cell office:value-type="float" office:value="0.607142857143">
            <text:p>0.6071428571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E3DC_MIN</text:p>
          </table:table-cell>
          <table:table-cell table:number-columns-repeated="2" office:value-type="float" office:value="0.0357142857143">
            <text:p>0.0357142857</text:p>
          </table:table-cell>
          <table:table-cell office:value-type="float" office:value="0.107142857143">
            <text:p>0.1071428571</text:p>
          </table:table-cell>
          <table:table-cell office:value-type="float" office:value="0.464285714286">
            <text:p>0.4642857143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E3D_MIN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321428571429">
            <text:p>0.3214285714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107142857143">
            <text:p>0.1071428571</text:p>
          </table:table-cell>
          <table:table-cell office:value-type="float" office:value="0.75">
            <text:p>0.75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AP_calRWp</text:p>
          </table:table-cell>
          <table:table-cell table:number-columns-repeated="2" office:value-type="float" office:value="0.0357142857143">
            <text:p>0.0357142857</text:p>
          </table:table-cell>
          <table:table-cell office:value-type="float" office:value="0.178571428571">
            <text:p>0.1785714286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392857142857">
            <text:p>0.3928571429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AP_GOAP_DF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office:value-type="float" office:value="0.428571428571">
            <text:p>0.4285714286</text:p>
          </table:table-cell>
          <table:table-cell office:value-type="float" office:value="0.75">
            <text:p>0.75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AP_GOAP_G</text:p>
          </table:table-cell>
          <table:table-cell table:number-columns-repeated="3" office:value-type="float" office:value="0">
            <text:p>0</text:p>
          </table:table-cell>
          <table:table-cell office:value-type="float" office:value="0.178571428571">
            <text:p>0.1785714286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/gpfs/scratch/bsc54/bsc54563/Analisys_MI_BM4_byRMSD</text:p>
          </table:table-cell>
          <table:table-cell office:value-type="string">
            <text:p>pydock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db.list.medium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41">
            <text:p>41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ELE</text:p>
          </table:table-cell>
          <table:table-cell office:value-type="float" office:value="0">
            <text:p>0</text:p>
          </table:table-cell>
          <table:table-cell office:value-type="float" office:value="0.121951219512">
            <text:p>0.1219512195</text:p>
          </table:table-cell>
          <table:table-cell office:value-type="float" office:value="0.268292682927">
            <text:p>0.2682926829</text:p>
          </table:table-cell>
          <table:table-cell office:value-type="float" office:value="0.536585365854">
            <text:p>0.5365853659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DESOLV</text:p>
          </table:table-cell>
          <table:table-cell office:value-type="float" office:value="0.0731707317073">
            <text:p>0.0731707317</text:p>
          </table:table-cell>
          <table:table-cell office:value-type="float" office:value="0.121951219512">
            <text:p>0.1219512195</text:p>
          </table:table-cell>
          <table:table-cell office:value-type="float" office:value="0.317073170732">
            <text:p>0.3170731707</text:p>
          </table:table-cell>
          <table:table-cell office:value-type="float" office:value="0.560975609756">
            <text:p>0.5609756098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VDW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170731707317">
            <text:p>0.1707317073</text:p>
          </table:table-cell>
          <table:table-cell office:value-type="float" office:value="0.414634146341">
            <text:p>0.4146341463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PYDOCK_TOT</text:p>
          </table:table-cell>
          <table:table-cell office:value-type="float" office:value="0.0975609756098">
            <text:p>0.0975609756</text:p>
          </table:table-cell>
          <table:table-cell office:value-type="float" office:value="0.219512195122">
            <text:p>0.2195121951</text:p>
          </table:table-cell>
          <table:table-cell office:value-type="float" office:value="0.414634146341">
            <text:p>0.4146341463</text:p>
          </table:table-cell>
          <table:table-cell office:value-type="float" office:value="0.609756097561">
            <text:p>0.6097560976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ODA</text:p>
          </table:table-cell>
          <table:table-cell office:value-type="float" office:value="0.0243902439024">
            <text:p>0.0243902439</text:p>
          </table:table-cell>
          <table:table-cell office:value-type="float" office:value="0.0975609756098">
            <text:p>0.0975609756</text:p>
          </table:table-cell>
          <table:table-cell office:value-type="float" office:value="0.268292682927">
            <text:p>0.2682926829</text:p>
          </table:table-cell>
          <table:table-cell office:value-type="float" office:value="0.707317073171">
            <text:p>0.7073170732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PROPNSTS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0975609756098">
            <text:p>0.0975609756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SIPPER</text:p>
          </table:table-cell>
          <table:table-cell table:number-columns-repeated="3"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CP_ZPAIR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19512195122">
            <text:p>0.1951219512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0487804878049">
            <text:p>0.0487804878</text:p>
          </table:table-cell>
          <table:table-cell office:value-type="float" office:value="0.292682926829">
            <text:p>0.2926829268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CP_Z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731707317073">
            <text:p>0.0731707317</text:p>
          </table:table-cell>
          <table:table-cell office:value-type="float" office:value="0.439024390244">
            <text:p>0.4390243902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487804878049">
            <text:p>0.0487804878</text:p>
          </table:table-cell>
          <table:table-cell office:value-type="float" office:value="0.146341463415">
            <text:p>0.1463414634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CP_EPAIR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219512195122">
            <text:p>0.2195121951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0487804878049">
            <text:p>0.0487804878</text:p>
          </table:table-cell>
          <table:table-cell office:value-type="float" office:value="0.146341463415">
            <text:p>0.1463414634</text:p>
          </table:table-cell>
          <table:table-cell office:value-type="float" office:value="0.414634146341">
            <text:p>0.4146341463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CP_E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975609756098">
            <text:p>0.0975609756</text:p>
          </table:table-cell>
          <table:table-cell office:value-type="float" office:value="0.390243902439">
            <text:p>0.3902439024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CP_E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487804878049">
            <text:p>0.0487804878</text:p>
          </table:table-cell>
          <table:table-cell office:value-type="float" office:value="0.146341463415">
            <text:p>0.1463414634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0487804878049">
            <text:p>0.0487804878</text:p>
          </table:table-cell>
          <table:table-cell office:value-type="float" office:value="0.219512195122">
            <text:p>0.2195121951</text:p>
          </table:table-cell>
          <table:table-cell office:value-type="float" office:value="0.439024390244">
            <text:p>0.4390243902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975609756098">
            <text:p>0.0975609756</text:p>
          </table:table-cell>
          <table:table-cell office:value-type="float" office:value="0.365853658537">
            <text:p>0.3658536585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table:number-columns-repeated="2" office:value-type="float" office:value="0.0487804878049">
            <text:p>0.0487804878</text:p>
          </table:table-cell>
          <table:table-cell office:value-type="float" office:value="0.19512195122">
            <text:p>0.1951219512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CP_ZS3DC_MIN</text:p>
          </table:table-cell>
          <table:table-cell office:value-type="float" office:value="0">
            <text:p>0</text:p>
          </table:table-cell>
          <table:table-cell office:value-type="float" office:value="0.0975609756098">
            <text:p>0.0975609756</text:p>
          </table:table-cell>
          <table:table-cell office:value-type="float" office:value="0.268292682927">
            <text:p>0.2682926829</text:p>
          </table:table-cell>
          <table:table-cell office:value-type="float" office:value="0.682926829268">
            <text:p>0.6829268293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CP_Z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21951219512">
            <text:p>0.1219512195</text:p>
          </table:table-cell>
          <table:table-cell office:value-type="float" office:value="0.292682926829">
            <text:p>0.2926829268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CP_EPAIR_MIN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439024390244">
            <text:p>0.4390243902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19512195122">
            <text:p>0.1951219512</text:p>
          </table:table-cell>
          <table:table-cell office:value-type="float" office:value="0.609756097561">
            <text:p>0.6097560976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CP_ES3DC_MIN</text:p>
          </table:table-cell>
          <table:table-cell office:value-type="float" office:value="0.0487804878049">
            <text:p>0.0487804878</text:p>
          </table:table-cell>
          <table:table-cell office:value-type="float" office:value="0.0731707317073">
            <text:p>0.0731707317</text:p>
          </table:table-cell>
          <table:table-cell office:value-type="float" office:value="0.219512195122">
            <text:p>0.2195121951</text:p>
          </table:table-cell>
          <table:table-cell office:value-type="float" office:value="0.609756097561">
            <text:p>0.6097560976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CP_E3DC_MIN</text:p>
          </table:table-cell>
          <table:table-cell table:number-columns-repeated="2" office:value-type="float" office:value="0.0243902439024">
            <text:p>0.0243902439</text:p>
          </table:table-cell>
          <table:table-cell office:value-type="float" office:value="0.0975609756098">
            <text:p>0.0975609756</text:p>
          </table:table-cell>
          <table:table-cell office:value-type="float" office:value="0.390243902439">
            <text:p>0.3902439024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office:value-type="float" office:value="0.0487804878049">
            <text:p>0.0487804878</text:p>
          </table:table-cell>
          <table:table-cell office:value-type="float" office:value="0.146341463415">
            <text:p>0.1463414634</text:p>
          </table:table-cell>
          <table:table-cell office:value-type="float" office:value="0.609756097561">
            <text:p>0.6097560976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0975609756098">
            <text:p>0.0975609756</text:p>
          </table:table-cell>
          <table:table-cell office:value-type="float" office:value="0.121951219512">
            <text:p>0.1219512195</text:p>
          </table:table-cell>
          <table:table-cell office:value-type="float" office:value="0.634146341463">
            <text:p>0.6341463415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609756097561">
            <text:p>0.6097560976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AP_GOAP_ALL</text:p>
          </table:table-cell>
          <table:table-cell office:value-type="float" office:value="0.0487804878049">
            <text:p>0.0487804878</text:p>
          </table:table-cell>
          <table:table-cell office:value-type="float" office:value="0.0731707317073">
            <text:p>0.0731707317</text:p>
          </table:table-cell>
          <table:table-cell office:value-type="float" office:value="0.146341463415">
            <text:p>0.1463414634</text:p>
          </table:table-cell>
          <table:table-cell office:value-type="float" office:value="0.365853658537">
            <text:p>0.3658536585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AP_GOAP_DF</text:p>
          </table:table-cell>
          <table:table-cell table:number-columns-repeated="2" office:value-type="float" office:value="0.0975609756098">
            <text:p>0.0975609756</text:p>
          </table:table-cell>
          <table:table-cell office:value-type="float" office:value="0.243902439024">
            <text:p>0.243902439</text:p>
          </table:table-cell>
          <table:table-cell office:value-type="float" office:value="0.658536585366">
            <text:p>0.6585365854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office:value-type="float" office:value="0.0487804878049">
            <text:p>0.0487804878</text:p>
          </table:table-cell>
          <table:table-cell office:value-type="float" office:value="0.0731707317073">
            <text:p>0.0731707317</text:p>
          </table:table-cell>
          <table:table-cell office:value-type="float" office:value="0.19512195122">
            <text:p>0.1951219512</text:p>
          </table:table-cell>
          <table:table-cell office:value-type="float" office:value="0.780487804878">
            <text:p>0.7804878049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/gpfs/scratch/bsc54/bsc54563/Analisys_MI_BM4_byRMSD</text:p>
          </table:table-cell>
          <table:table-cell office:value-type="string">
            <text:p>pydock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db.list.weak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ELE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DESOLV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VDW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5">
            <text:p>0.3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PYDOCK_TOT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ODA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PROPNSTS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SIPPER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CP_ZPAIR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CP_ZLOCAL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CP_Z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CP_EPAIR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CP_E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CP_E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5">
            <text:p>0.3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CP_E3D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CP_ZLOCAL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45">
            <text:p>0.4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CP_ZS3DC_MIN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CP_Z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CP_E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CP_ES3DC_MIN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CP_E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CP_E3D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45">
            <text:p>0.4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AP_calRW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AP_calRWp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AP_GOAP_ALL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AP_GOAP_DF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/gpfs/scratch/bsc54/bsc54563/Analisys_MI_BM4_byRMSD</text:p>
          </table:table-cell>
          <table:table-cell office:value-type="string">
            <text:p>pydock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db.list.wm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61">
            <text:p>61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ELE</text:p>
          </table:table-cell>
          <table:table-cell office:value-type="float" office:value="0">
            <text:p>0</text:p>
          </table:table-cell>
          <table:table-cell office:value-type="float" office:value="0.0983606557377">
            <text:p>0.0983606557</text:p>
          </table:table-cell>
          <table:table-cell office:value-type="float" office:value="0.27868852459">
            <text:p>0.2786885246</text:p>
          </table:table-cell>
          <table:table-cell office:value-type="float" office:value="0.540983606557">
            <text:p>0.5409836066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DESOLV</text:p>
          </table:table-cell>
          <table:table-cell office:value-type="float" office:value="0.0491803278689">
            <text:p>0.0491803279</text:p>
          </table:table-cell>
          <table:table-cell office:value-type="float" office:value="0.114754098361">
            <text:p>0.1147540984</text:p>
          </table:table-cell>
          <table:table-cell office:value-type="float" office:value="0.311475409836">
            <text:p>0.3114754098</text:p>
          </table:table-cell>
          <table:table-cell office:value-type="float" office:value="0.55737704918">
            <text:p>0.5573770492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VDW</text:p>
          </table:table-cell>
          <table:table-cell office:value-type="float" office:value="0">
            <text:p>0</text:p>
          </table:table-cell>
          <table:table-cell office:value-type="float" office:value="0.016393442623">
            <text:p>0.0163934426</text:p>
          </table:table-cell>
          <table:table-cell office:value-type="float" office:value="0.131147540984">
            <text:p>0.131147541</text:p>
          </table:table-cell>
          <table:table-cell office:value-type="float" office:value="0.393442622951">
            <text:p>0.393442623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PYDOCK_TOT</text:p>
          </table:table-cell>
          <table:table-cell office:value-type="float" office:value="0.0819672131148">
            <text:p>0.0819672131</text:p>
          </table:table-cell>
          <table:table-cell office:value-type="float" office:value="0.196721311475">
            <text:p>0.1967213115</text:p>
          </table:table-cell>
          <table:table-cell office:value-type="float" office:value="0.409836065574">
            <text:p>0.4098360656</text:p>
          </table:table-cell>
          <table:table-cell office:value-type="float" office:value="0.606557377049">
            <text:p>0.606557377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ODA</text:p>
          </table:table-cell>
          <table:table-cell office:value-type="float" office:value="0.0327868852459">
            <text:p>0.0327868852</text:p>
          </table:table-cell>
          <table:table-cell office:value-type="float" office:value="0.0983606557377">
            <text:p>0.0983606557</text:p>
          </table:table-cell>
          <table:table-cell office:value-type="float" office:value="0.213114754098">
            <text:p>0.2131147541</text:p>
          </table:table-cell>
          <table:table-cell office:value-type="float" office:value="0.639344262295">
            <text:p>0.6393442623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PROPNSTS</text:p>
          </table:table-cell>
          <table:table-cell table:number-columns-repeated="2" office:value-type="float" office:value="0">
            <text:p>0</text:p>
          </table:table-cell>
          <table:table-cell office:value-type="float" office:value="0.0327868852459">
            <text:p>0.0327868852</text:p>
          </table:table-cell>
          <table:table-cell office:value-type="float" office:value="0.114754098361">
            <text:p>0.1147540984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SIPPER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393442623">
            <text:p>0.0163934426</text:p>
          </table:table-cell>
          <table:table-cell office:value-type="float" office:value="0.0655737704918">
            <text:p>0.0655737705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CP_ZPAIR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393442623">
            <text:p>0.0163934426</text:p>
          </table:table-cell>
          <table:table-cell office:value-type="float" office:value="0.180327868852">
            <text:p>0.1803278689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16393442623">
            <text:p>0.0163934426</text:p>
          </table:table-cell>
          <table:table-cell office:value-type="float" office:value="0.0327868852459">
            <text:p>0.0327868852</text:p>
          </table:table-cell>
          <table:table-cell office:value-type="float" office:value="0.311475409836">
            <text:p>0.3114754098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CP_Z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819672131148">
            <text:p>0.0819672131</text:p>
          </table:table-cell>
          <table:table-cell office:value-type="float" office:value="0.491803278689">
            <text:p>0.4918032787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491803278689">
            <text:p>0.0491803279</text:p>
          </table:table-cell>
          <table:table-cell office:value-type="float" office:value="0.180327868852">
            <text:p>0.1803278689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CP_EPAIR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327868852459">
            <text:p>0.0327868852</text:p>
          </table:table-cell>
          <table:table-cell office:value-type="float" office:value="0.196721311475">
            <text:p>0.1967213115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0491803278689">
            <text:p>0.0491803279</text:p>
          </table:table-cell>
          <table:table-cell office:value-type="float" office:value="0.180327868852">
            <text:p>0.1803278689</text:p>
          </table:table-cell>
          <table:table-cell office:value-type="float" office:value="0.459016393443">
            <text:p>0.4590163934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CP_E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14754098361">
            <text:p>0.1147540984</text:p>
          </table:table-cell>
          <table:table-cell office:value-type="float" office:value="0.459016393443">
            <text:p>0.4590163934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CP_E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491803278689">
            <text:p>0.0491803279</text:p>
          </table:table-cell>
          <table:table-cell office:value-type="float" office:value="0.213114754098">
            <text:p>0.2131147541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0327868852459">
            <text:p>0.0327868852</text:p>
          </table:table-cell>
          <table:table-cell office:value-type="float" office:value="0.245901639344">
            <text:p>0.2459016393</text:p>
          </table:table-cell>
          <table:table-cell office:value-type="float" office:value="0.459016393443">
            <text:p>0.4590163934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819672131148">
            <text:p>0.0819672131</text:p>
          </table:table-cell>
          <table:table-cell office:value-type="float" office:value="0.295081967213">
            <text:p>0.2950819672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0327868852459">
            <text:p>0.0327868852</text:p>
          </table:table-cell>
          <table:table-cell office:value-type="float" office:value="0.0491803278689">
            <text:p>0.0491803279</text:p>
          </table:table-cell>
          <table:table-cell office:value-type="float" office:value="0.27868852459">
            <text:p>0.2786885246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CP_ZS3DC_MIN</text:p>
          </table:table-cell>
          <table:table-cell office:value-type="float" office:value="0">
            <text:p>0</text:p>
          </table:table-cell>
          <table:table-cell office:value-type="float" office:value="0.0819672131148">
            <text:p>0.0819672131</text:p>
          </table:table-cell>
          <table:table-cell office:value-type="float" office:value="0.213114754098">
            <text:p>0.2131147541</text:p>
          </table:table-cell>
          <table:table-cell office:value-type="float" office:value="0.672131147541">
            <text:p>0.6721311475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CP_Z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31147540984">
            <text:p>0.131147541</text:p>
          </table:table-cell>
          <table:table-cell office:value-type="float" office:value="0.377049180328">
            <text:p>0.3770491803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CP_EPAIR_MIN</text:p>
          </table:table-cell>
          <table:table-cell office:value-type="float" office:value="0">
            <text:p>0</text:p>
          </table:table-cell>
          <table:table-cell office:value-type="float" office:value="0.016393442623">
            <text:p>0.0163934426</text:p>
          </table:table-cell>
          <table:table-cell office:value-type="float" office:value="0.114754098361">
            <text:p>0.1147540984</text:p>
          </table:table-cell>
          <table:table-cell office:value-type="float" office:value="0.393442622951">
            <text:p>0.393442623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0327868852459">
            <text:p>0.0327868852</text:p>
          </table:table-cell>
          <table:table-cell office:value-type="float" office:value="0.213114754098">
            <text:p>0.2131147541</text:p>
          </table:table-cell>
          <table:table-cell office:value-type="float" office:value="0.590163934426">
            <text:p>0.5901639344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CP_ES3DC_MIN</text:p>
          </table:table-cell>
          <table:table-cell office:value-type="float" office:value="0.0491803278689">
            <text:p>0.0491803279</text:p>
          </table:table-cell>
          <table:table-cell office:value-type="float" office:value="0.0655737704918">
            <text:p>0.0655737705</text:p>
          </table:table-cell>
          <table:table-cell office:value-type="float" office:value="0.213114754098">
            <text:p>0.2131147541</text:p>
          </table:table-cell>
          <table:table-cell office:value-type="float" office:value="0.622950819672">
            <text:p>0.6229508197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CP_E3DC_MIN</text:p>
          </table:table-cell>
          <table:table-cell table:number-columns-repeated="2" office:value-type="float" office:value="0.016393442623">
            <text:p>0.0163934426</text:p>
          </table:table-cell>
          <table:table-cell office:value-type="float" office:value="0.114754098361">
            <text:p>0.1147540984</text:p>
          </table:table-cell>
          <table:table-cell office:value-type="float" office:value="0.409836065574">
            <text:p>0.4098360656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office:value-type="float" office:value="0.0327868852459">
            <text:p>0.0327868852</text:p>
          </table:table-cell>
          <table:table-cell office:value-type="float" office:value="0.196721311475">
            <text:p>0.1967213115</text:p>
          </table:table-cell>
          <table:table-cell office:value-type="float" office:value="0.55737704918">
            <text:p>0.5573770492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0655737704918">
            <text:p>0.0655737705</text:p>
          </table:table-cell>
          <table:table-cell office:value-type="float" office:value="0.0983606557377">
            <text:p>0.0983606557</text:p>
          </table:table-cell>
          <table:table-cell office:value-type="float" office:value="0.622950819672">
            <text:p>0.6229508197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office:value-type="float" office:value="0.016393442623">
            <text:p>0.0163934426</text:p>
          </table:table-cell>
          <table:table-cell office:value-type="float" office:value="0.131147540984">
            <text:p>0.131147541</text:p>
          </table:table-cell>
          <table:table-cell office:value-type="float" office:value="0.55737704918">
            <text:p>0.5573770492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AP_GOAP_ALL</text:p>
          </table:table-cell>
          <table:table-cell office:value-type="float" office:value="0.0819672131148">
            <text:p>0.0819672131</text:p>
          </table:table-cell>
          <table:table-cell office:value-type="float" office:value="0.0983606557377">
            <text:p>0.0983606557</text:p>
          </table:table-cell>
          <table:table-cell office:value-type="float" office:value="0.180327868852">
            <text:p>0.1803278689</text:p>
          </table:table-cell>
          <table:table-cell office:value-type="float" office:value="0.409836065574">
            <text:p>0.4098360656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AP_GOAP_DF</text:p>
          </table:table-cell>
          <table:table-cell office:value-type="float" office:value="0.0655737704918">
            <text:p>0.0655737705</text:p>
          </table:table-cell>
          <table:table-cell office:value-type="float" office:value="0.114754098361">
            <text:p>0.1147540984</text:p>
          </table:table-cell>
          <table:table-cell office:value-type="float" office:value="0.262295081967">
            <text:p>0.262295082</text:p>
          </table:table-cell>
          <table:table-cell office:value-type="float" office:value="0.622950819672">
            <text:p>0.6229508197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office:value-type="float" office:value="0.0655737704918">
            <text:p>0.0655737705</text:p>
          </table:table-cell>
          <table:table-cell office:value-type="float" office:value="0.131147540984">
            <text:p>0.131147541</text:p>
          </table:table-cell>
          <table:table-cell office:value-type="float" office:value="0.229508196721">
            <text:p>0.2295081967</text:p>
          </table:table-cell>
          <table:table-cell office:value-type="float" office:value="0.803278688525">
            <text:p>0.8032786885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/gpfs/scratch/bsc54/bsc54563/Analisys_MI_BM4_byRMSD</text:p>
          </table:table-cell>
          <table:table-cell office:value-type="string">
            <text:p>pydock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db.list.entalpy.nega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9">
            <text:p>19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ELE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526315789474">
            <text:p>0.5263157895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DESOLV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631578947368">
            <text:p>0.6315789474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VDW</text:p>
          </table:table-cell>
          <table:table-cell table:number-columns-repeated="3" office:value-type="float" office:value="0">
            <text:p>0</text:p>
          </table:table-cell>
          <table:table-cell office:value-type="float" office:value="0.526315789474">
            <text:p>0.5263157895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PYDOCK_TOT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421052631579">
            <text:p>0.4210526316</text:p>
          </table:table-cell>
          <table:table-cell office:value-type="float" office:value="0.736842105263">
            <text:p>0.7368421053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ODA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684210526316">
            <text:p>0.6842105263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PROPNSTS</text:p>
          </table:table-cell>
          <table:table-cell table:number-columns-repeated="3"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SIPPER</text:p>
          </table:table-cell>
          <table:table-cell table:number-columns-repeated="3"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CP_ZPAIR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CP_ZLOCAL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368421052632">
            <text:p>0.3684210526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CP_Z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578947368421">
            <text:p>0.5789473684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CP_Z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CP_EPAIR_CB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578947368421">
            <text:p>0.5789473684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CP_ES3DC_CB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421052631579">
            <text:p>0.4210526316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CP_E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210526315789">
            <text:p>0.2105263158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office:value-type="float" office:value="0.526315789474">
            <text:p>0.5263157895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421052631579">
            <text:p>0.4210526316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CP_ZLOCAL_MIN</text:p>
          </table:table-cell>
          <table:table-cell table:number-columns-repeated="3" office:value-type="float" office:value="0">
            <text:p>0</text:p>
          </table:table-cell>
          <table:table-cell office:value-type="float" office:value="0.368421052632">
            <text:p>0.3684210526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CP_ZS3DC_MIN</text:p>
          </table:table-cell>
          <table:table-cell office:value-type="float" office:value="0.105263157895">
            <text:p>0.1052631579</text:p>
          </table:table-cell>
          <table:table-cell table:number-columns-repeated="2" office:value-type="float" office:value="0.157894736842">
            <text:p>0.1578947368</text:p>
          </table:table-cell>
          <table:table-cell office:value-type="float" office:value="0.631578947368">
            <text:p>0.6315789474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CP_Z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473684210526">
            <text:p>0.4736842105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CP_E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473684210526">
            <text:p>0.4736842105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631578947368">
            <text:p>0.6315789474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CP_ES3DC_MIN</text:p>
          </table:table-cell>
          <table:table-cell table:number-columns-repeated="2" office:value-type="float" office:value="0.105263157895">
            <text:p>0.1052631579</text:p>
          </table:table-cell>
          <table:table-cell office:value-type="float" office:value="0.157894736842">
            <text:p>0.1578947368</text:p>
          </table:table-cell>
          <table:table-cell office:value-type="float" office:value="0.578947368421">
            <text:p>0.5789473684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CP_E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421052631579">
            <text:p>0.4210526316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684210526316">
            <text:p>0.6842105263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AP_calRW</text:p>
          </table:table-cell>
          <table:table-cell table:number-columns-repeated="2"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578947368421">
            <text:p>0.5789473684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157894736842">
            <text:p>0.1578947368</text:p>
          </table:table-cell>
          <table:table-cell office:value-type="float" office:value="0.631578947368">
            <text:p>0.6315789474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AP_GOAP_ALL</text:p>
          </table:table-cell>
          <table:table-cell table:number-columns-repeated="2"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473684210526">
            <text:p>0.4736842105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AP_GOAP_DF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736842105263">
            <text:p>0.7368421053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office:value-type="string">
            <text:p>AP_GOAP_G</text:p>
          </table:table-cell>
          <table:table-cell table:number-columns-repeated="2"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315789473684">
            <text:p>0.3157894737</text:p>
          </table:table-cell>
          <table:table-cell office:value-type="float" office:value="0.842105263158">
            <text:p>0.8421052632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/gpfs/scratch/bsc54/bsc54563/Analisys_MI_BM4_byRMSD</text:p>
          </table:table-cell>
          <table:table-cell office:value-type="string">
            <text:p>pydock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db.list.entropy.nega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ELE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DESOLV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VDW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PYDOCK_TOT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ODA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PROPNSTS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SIPPER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CP_ZPAIR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CP_ZLOCAL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CP_ZS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CP_Z3DC_CB</text:p>
          </table:table-cell>
          <table:table-cell table:number-columns-repeated="4" office:value-type="float" office:value="0">
            <text:p>0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CP_EPAIR_CB</text:p>
          </table:table-cell>
          <table:table-cell table:number-columns-repeated="4" office:value-type="float" office:value="0">
            <text:p>0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CP_ELOCAL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CP_ES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CP_E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CP_E3D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CP_ZPAIR_MIN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CP_ZLOCAL_MIN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CP_ZS3DC_MIN</text:p>
          </table:table-cell>
          <table:table-cell table:number-columns-repeated="3"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CP_Z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CP_E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CP_ES3DC_MIN</text:p>
          </table:table-cell>
          <table:table-cell table:number-columns-repeated="3"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CP_E3DC_MIN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CP_E3D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AP_calRW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AP_GOAP_ALL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AP_GOAP_DF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office:value-type="string">
            <text:p>AP_GOAP_G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/gpfs/scratch/bsc54/bsc54563/Analisys_MI_BM4_byRMSD</text:p>
          </table:table-cell>
          <table:table-cell office:value-type="string">
            <text:p>pydock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db.list.entropy.pos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ELE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table:number-columns-repeated="2" office:value-type="float" office:value="0.428571428571">
            <text:p>0.4285714286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DESOLV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VDW</text:p>
          </table:table-cell>
          <table:table-cell table:number-columns-repeated="3" office:value-type="float" office:value="0">
            <text:p>0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PYDOCK_TOT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office:value-type="float" office:value="0.785714285714">
            <text:p>0.7857142857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ODA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785714285714">
            <text:p>0.7857142857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PROPNSTS</text:p>
          </table:table-cell>
          <table:table-cell table:number-columns-repeated="3"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SIPPER</text:p>
          </table:table-cell>
          <table:table-cell table:number-columns-repeated="4" office:value-type="float" office:value="0">
            <text:p>0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ZPAIR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ZLOCAL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357142857143">
            <text:p>0.3571428571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Z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Z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EPAIR_CB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ES3DC_CB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E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428571428571">
            <text:p>0.4285714286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ZLOCAL_MIN</text:p>
          </table:table-cell>
          <table:table-cell table:number-columns-repeated="3" office:value-type="float" office:value="0">
            <text:p>0</text:p>
          </table:table-cell>
          <table:table-cell office:value-type="float" office:value="0.428571428571">
            <text:p>0.4285714286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ZS3DC_MIN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Z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428571428571">
            <text:p>0.4285714286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E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ES3DC_MIN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E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AP_calRW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AP_GOAP_ALL</text:p>
          </table:table-cell>
          <table:table-cell table:number-columns-repeated="2"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AP_GOAP_DF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office:value-type="string">
            <text:p>AP_GOAP_G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857142857143">
            <text:p>0.8571428571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/gpfs/scratch/bsc54/bsc54563/Analisys_MI_BM4_byRMSD</text:p>
          </table:table-cell>
          <table:table-cell office:value-type="string">
            <text:p>pydock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db.list.reallytight.kofflow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6">
            <text:p>16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ELE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DESOLV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VDW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PYDOCK_TOT</text:p>
          </table:table-cell>
          <table:table-cell office:value-type="float" office:value="0">
            <text:p>0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ODA</text:p>
          </table:table-cell>
          <table:table-cell office:value-type="float" office:value="0.0625">
            <text:p>0.0625</text:p>
          </table:table-cell>
          <table:table-cell office:value-type="float" office:value="0.25">
            <text:p>0.25</text:p>
          </table:table-cell>
          <table:table-cell office:value-type="float" office:value="0.5625">
            <text:p>0.5625</text:p>
          </table:table-cell>
          <table:table-cell office:value-type="float" office:value="0.6875">
            <text:p>0.687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PROPNSTS</text:p>
          </table:table-cell>
          <table:table-cell table:number-columns-repeated="3"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SIPPER</text:p>
          </table:table-cell>
          <table:table-cell table:number-columns-repeated="3"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CP_ZPAIR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CP_ZLOCAL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CP_Z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CP_Z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CP_EPAIR_CB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CP_ELOCAL_CB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4375">
            <text:p>0.437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CP_E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4375">
            <text:p>0.437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CP_E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CP_E3D_CB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CP_ZS3DC_MIN</text:p>
          </table:table-cell>
          <table:table-cell office:value-type="float" office:value="0.125">
            <text:p>0.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CP_Z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625">
            <text:p>0.562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CP_EPAIR_MIN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CP_ELOCAL_MIN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CP_ES3DC_MIN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625">
            <text:p>0.562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CP_E3DC_MIN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CP_E3D_MIN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1875">
            <text:p>0.1875</text:p>
          </table:table-cell>
          <table:table-cell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AP_GOAP_ALL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AP_GOAP_DF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375">
            <text:p>0.375</text:p>
          </table:table-cell>
          <table:table-cell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table:number-columns-repeated="8"/>
        </table:table-row>
        <table:table-row table:style-name="ro2"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Hoja1.Q2:Hoja1.V75" table:contains-header="false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Sheet2.I1:Sheet2.N7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1T17:10:48</dc:date>
    <meta:generator>LibreOffice/3.5$Linux_x86 LibreOffice_project/350m1$Build-2</meta:generator>
    <meta:editing-duration>PT25M48S</meta:editing-duration>
    <meta:editing-cycles>5</meta:editing-cycles>
    <dc:creator>Protein Group</dc:creator>
    <meta:document-statistic meta:table-count="2" meta:cell-count="848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78cm" svg:y="0.316cm" chart:style-name="ch2">
          <text:p>Succes rate FTdock Top 10</text:p>
        </chart:title>
        <chart:subtitle svg:x="0.453cm" svg:y="1.14cm" chart:style-name="ch3">
          <text:p>BM4 flexibility </text:p>
        </chart:subtitle>
        <chart:legend svg:x="12.368cm" svg:y="0.844cm" style:legend-expansion="custom" chartooo:width="3.344cm" chartooo:height="0.598cm" style:legend-expansion-aspect-ratio="5.59197324414716" chart:style-name="ch4"/>
        <chart:plot-area chart:style-name="ch5" table:cell-range-address="Hoja1.O86:Hoja1.T93" chart:data-source-has-labels="both" svg:x="0.307cm" svg:y="1.821cm" svg:width="15.206cm" svg:height="6.988cm">
          <chartooo:coordinate-region svg:x="1.219cm" svg:y="2.021cm" svg:width="14.294cm" svg:height="6.141cm"/>
          <chart:axis chart:dimension="x" chart:name="primary-x" chart:style-name="ch6" chartooo:axis-type="auto">
            <chartooo:date-scale/>
            <chart:categories table:cell-range-address="Hoja1.O87:Hoja1.O9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P87:Hoja1.P93" chart:label-cell-address="Hoja1.P86:Hoja1.P86" chart:class="chart:bar">
            <chart:data-point chart:repeated="7"/>
          </chart:series>
          <chart:series chart:style-name="ch10" chart:values-cell-range-address="Hoja1.Q87:Hoja1.Q93" chart:label-cell-address="Hoja1.Q86:Hoja1.Q86" chart:class="chart:bar">
            <chart:data-point chart:repeated="7"/>
          </chart:series>
          <chart:series chart:style-name="ch11" chart:values-cell-range-address="Hoja1.R87:Hoja1.R93" chart:label-cell-address="Hoja1.R86:Hoja1.R86" chart:class="chart:bar">
            <chart:data-point chart:repeated="7"/>
          </chart:series>
          <chart:series chart:style-name="ch12" chart:values-cell-range-address="Hoja1.S87:Hoja1.S93" chart:label-cell-address="Hoja1.S86:Hoja1.S86" chart:class="chart:bar">
            <chart:data-point chart:repeated="7"/>
          </chart:series>
          <chart:series chart:style-name="ch13" chart:values-cell-range-address="Hoja1.T87:Hoja1.T93" chart:label-cell-address="Hoja1.T86:Hoja1.T86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Hoja1.P86:Hoja1.P86</svg:desc>
                </draw:g>
              </table:table-cell>
              <table:table-cell office:value-type="string">
                <text:p>f2</text:p>
                <draw:g>
                  <svg:desc>Hoja1.Q86:Hoja1.Q86</svg:desc>
                </draw:g>
              </table:table-cell>
              <table:table-cell office:value-type="string">
                <text:p>f3</text:p>
                <draw:g>
                  <svg:desc>Hoja1.R86:Hoja1.R86</svg:desc>
                </draw:g>
              </table:table-cell>
              <table:table-cell office:value-type="string">
                <text:p>f4</text:p>
                <draw:g>
                  <svg:desc>Hoja1.S86:Hoja1.S86</svg:desc>
                </draw:g>
              </table:table-cell>
              <table:table-cell office:value-type="string">
                <text:p>f5</text:p>
                <draw:g>
                  <svg:desc>Hoja1.T86:Hoja1.T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HLPL</text:p>
                <draw:g>
                  <svg:desc>Hoja1.O87:Hoja1.O93</svg:desc>
                </draw:g>
              </table:table-cell>
              <table:table-cell office:value-type="float" office:value="0.333333333333">
                <text:p>0.333333333333</text:p>
                <draw:g>
                  <svg:desc>Hoja1.P87:Hoja1.P93</svg:desc>
                </draw:g>
              </table:table-cell>
              <table:table-cell office:value-type="float" office:value="0.178571428571">
                <text:p>0.178571428571</text:p>
                <draw:g>
                  <svg:desc>Hoja1.Q87:Hoja1.Q93</svg:desc>
                </draw:g>
              </table:table-cell>
              <table:table-cell office:value-type="float" office:value="0.118644067797">
                <text:p>0.118644067797</text:p>
                <draw:g>
                  <svg:desc>Hoja1.R87:Hoja1.R93</svg:desc>
                </draw:g>
              </table:table-cell>
              <table:table-cell office:value-type="float" office:value="0.115384615385">
                <text:p>0.115384615385</text:p>
                <draw:g>
                  <svg:desc>Hoja1.S87:Hoja1.S93</svg:desc>
                </draw:g>
              </table:table-cell>
              <table:table-cell office:value-type="float" office:value="0.0909090909091">
                <text:p>0.0909090909091</text:p>
                <draw:g>
                  <svg:desc>Hoja1.T87:Hoja1.T93</svg:desc>
                </draw:g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0.25">
                <text:p>0.25</text:p>
              </table:table-cell>
              <table:table-cell office:value-type="float" office:value="0.196428571429">
                <text:p>0.196428571429</text:p>
              </table:table-cell>
              <table:table-cell office:value-type="float" office:value="0.186440677966">
                <text:p>0.186440677966</text:p>
              </table:table-cell>
              <table:table-cell office:value-type="float" office:value="0.0769230769231">
                <text:p>0.0769230769231</text:p>
              </table:table-cell>
              <table:table-cell office:value-type="float" office:value="0.0909090909091">
                <text:p>0.0909090909091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101694915254">
                <text:p>0.101694915254</text:p>
              </table:table-cell>
              <table:table-cell office:value-type="float" office:value="0.115384615385">
                <text:p>0.115384615385</text:p>
              </table:table-cell>
              <table:table-cell office:value-type="float" office:value="0.181818181818">
                <text:p>0.181818181818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0.375">
                <text:p>0.375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186440677966">
                <text:p>0.186440677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25">
                <text:p>0.25</text:p>
              </table:table-cell>
              <table:table-cell office:value-type="float" office:value="0.101694915254">
                <text:p>0.101694915254</text:p>
              </table:table-cell>
              <table:table-cell office:value-type="float" office:value="0.0769230769231">
                <text:p>0.07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232142857143">
                <text:p>0.232142857143</text:p>
              </table:table-cell>
              <table:table-cell office:value-type="float" office:value="0.135593220339">
                <text:p>0.135593220339</text:p>
              </table:table-cell>
              <table:table-cell office:value-type="float" office:value="0.115384615385">
                <text:p>0.11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186440677966">
                <text:p>0.186440677966</text:p>
              </table:table-cell>
              <table:table-cell office:value-type="float" office:value="0.0769230769231">
                <text:p>0.07692307692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78cm" svg:y="0.316cm" chart:style-name="ch2">
          <text:p>Succes rate FTdock Top 10</text:p>
        </chart:title>
        <chart:subtitle svg:x="0.327cm" svg:y="1.075cm" chart:style-name="ch3">
          <text:p>Affinity Benchmark</text:p>
        </chart:subtitle>
        <chart:legend svg:x="11.022cm" svg:y="0.942cm" style:legend-expansion="custom" chartooo:width="4.81cm" chartooo:height="0.598cm" style:legend-expansion-aspect-ratio="8.04347826086956" chart:style-name="ch4"/>
        <chart:plot-area chart:style-name="ch5" table:cell-range-address="Hoja1.M322:Hoja1.P329" chart:data-source-has-labels="both" svg:x="0.212cm" svg:y="1.697cm" svg:width="15.334cm" svg:height="7.049cm">
          <chartooo:coordinate-region svg:x="1.124cm" svg:y="1.897cm" svg:width="14.422cm" svg:height="6.202cm"/>
          <chart:axis chart:dimension="x" chart:name="primary-x" chart:style-name="ch6" chartooo:axis-type="auto">
            <chartooo:date-scale/>
            <chart:categories table:cell-range-address="Hoja1.M323:Hoja1.M3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N323:Hoja1.N329" chart:label-cell-address="Hoja1.N322:Hoja1.N322" chart:class="chart:bar">
            <chart:data-point chart:repeated="7"/>
          </chart:series>
          <chart:series chart:style-name="ch10" chart:values-cell-range-address="Hoja1.O323:Hoja1.O329" chart:label-cell-address="Hoja1.O322:Hoja1.O322" chart:class="chart:bar">
            <chart:data-point chart:repeated="7"/>
          </chart:series>
          <chart:series chart:style-name="ch11" chart:values-cell-range-address="Hoja1.P323:Hoja1.P329" chart:label-cell-address="Hoja1.P322:Hoja1.P32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  <draw:g>
                  <svg:desc>Hoja1.N322:Hoja1.N322</svg:desc>
                </draw:g>
              </table:table-cell>
              <table:table-cell office:value-type="string">
                <text:p>Medium </text:p>
                <draw:g>
                  <svg:desc>Hoja1.O322:Hoja1.O322</svg:desc>
                </draw:g>
              </table:table-cell>
              <table:table-cell office:value-type="string">
                <text:p>Weak</text:p>
                <draw:g>
                  <svg:desc>Hoja1.P322:Hoja1.P3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HLPL</text:p>
                <draw:g>
                  <svg:desc>Hoja1.M323:Hoja1.M329</svg:desc>
                </draw:g>
              </table:table-cell>
              <table:table-cell office:value-type="float" office:value="0.25">
                <text:p>0.25</text:p>
                <draw:g>
                  <svg:desc>Hoja1.N323:Hoja1.N329</svg:desc>
                </draw:g>
              </table:table-cell>
              <table:table-cell office:value-type="float" office:value="0.19512195122">
                <text:p>0.19512195122</text:p>
                <draw:g>
                  <svg:desc>Hoja1.O323:Hoja1.O329</svg:desc>
                </draw:g>
              </table:table-cell>
              <table:table-cell office:value-type="float" office:value="0.1">
                <text:p>0.1</text:p>
                <draw:g>
                  <svg:desc>Hoja1.P323:Hoja1.P329</svg:desc>
                </draw:g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0.25">
                <text:p>0.25</text:p>
              </table:table-cell>
              <table:table-cell office:value-type="float" office:value="0.170731707317">
                <text:p>0.1707317073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170731707317">
                <text:p>0.17073170731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0.321428571429">
                <text:p>0.321428571429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243902439024">
                <text:p>0.2439024390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Succes rate FTdock top 10</text:p>
        </chart:title>
        <chart:subtitle svg:x="0.725cm" svg:y="1.108cm" chart:style-name="ch3">
          <text:p>Energy Benchmak</text:p>
        </chart:subtitle>
        <chart:legend svg:x="9.871cm" svg:y="1.07cm" style:legend-expansion="custom" chartooo:width="5.832cm" chartooo:height="0.598cm" style:legend-expansion-aspect-ratio="9.75250836120401" chart:style-name="ch4"/>
        <chart:plot-area chart:style-name="ch5" table:cell-range-address="Hoja1.N511:Hoja1.R517" chart:data-source-has-labels="both" svg:x="0.299cm" svg:y="1.821cm" svg:width="15.214cm" svg:height="6.859cm">
          <chartooo:coordinate-region svg:x="1.026cm" svg:y="2.021cm" svg:width="14.487cm" svg:height="6.012cm"/>
          <chart:axis chart:dimension="x" chart:name="primary-x" chart:style-name="ch6" chartooo:axis-type="auto">
            <chartooo:date-scale/>
            <chart:categories table:cell-range-address="Hoja1.N512:Hoja1.N5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O512:Hoja1.O517" chart:label-cell-address="Hoja1.O511:Hoja1.O511" chart:class="chart:bar">
            <chart:data-point chart:repeated="6"/>
          </chart:series>
          <chart:series chart:style-name="ch10" chart:values-cell-range-address="Hoja1.P512:Hoja1.P517" chart:label-cell-address="Hoja1.P511:Hoja1.P511" chart:class="chart:bar">
            <chart:data-point chart:repeated="6"/>
          </chart:series>
          <chart:series chart:style-name="ch11" chart:values-cell-range-address="Hoja1.Q512:Hoja1.Q517" chart:label-cell-address="Hoja1.Q511:Hoja1.Q511" chart:class="chart:bar">
            <chart:data-point chart:repeated="6"/>
          </chart:series>
          <chart:series chart:style-name="ch12" chart:values-cell-range-address="Hoja1.R512:Hoja1.R517" chart:label-cell-address="Hoja1.R511:Hoja1.R51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H(-)</text:p>
                <draw:g>
                  <svg:desc>Hoja1.O511:Hoja1.O511</svg:desc>
                </draw:g>
              </table:table-cell>
              <table:table-cell office:value-type="string">
                <text:p>dS(-)</text:p>
                <draw:g>
                  <svg:desc>Hoja1.P511:Hoja1.P511</svg:desc>
                </draw:g>
              </table:table-cell>
              <table:table-cell office:value-type="string">
                <text:p>dS(+)</text:p>
                <draw:g>
                  <svg:desc>Hoja1.Q511:Hoja1.Q511</svg:desc>
                </draw:g>
              </table:table-cell>
              <table:table-cell office:value-type="string">
                <text:p>Koff(low)</text:p>
                <draw:g>
                  <svg:desc>Hoja1.R511:Hoja1.R5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RMFCA</text:p>
                <draw:g>
                  <svg:desc>Hoja1.N512:Hoja1.N517</svg:desc>
                </draw:g>
              </table:table-cell>
              <table:table-cell office:value-type="float" office:value="0">
                <text:p>0</text:p>
                <draw:g>
                  <svg:desc>Hoja1.O512:Hoja1.O517</svg:desc>
                </draw:g>
              </table:table-cell>
              <table:table-cell office:value-type="float" office:value="0">
                <text:p>0</text:p>
                <draw:g>
                  <svg:desc>Hoja1.P512:Hoja1.P517</svg:desc>
                </draw:g>
              </table:table-cell>
              <table:table-cell office:value-type="float" office:value="0.0714285714286">
                <text:p>0.0714285714286</text:p>
                <draw:g>
                  <svg:desc>Hoja1.Q512:Hoja1.Q517</svg:desc>
                </draw:g>
              </table:table-cell>
              <table:table-cell office:value-type="float" office:value="0.25">
                <text:p>0.25</text:p>
                <draw:g>
                  <svg:desc>Hoja1.R512:Hoja1.R517</svg:desc>
                </draw:g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0.210526315789">
                <text:p>0.210526315789</text:p>
              </table:table-cell>
              <table:table-cell office:value-type="float" office:value="0.25">
                <text:p>0.25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0.157894736842">
                <text:p>0.157894736842</text:p>
              </table:table-cell>
              <table:table-cell office:value-type="float" office:value="0.125">
                <text:p>0.125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263157894737">
                <text:p>0.263157894737</text:p>
              </table:table-cell>
              <table:table-cell office:value-type="float" office:value="0.25">
                <text:p>0.25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0.210526315789">
                <text:p>0.210526315789</text:p>
              </table:table-cell>
              <table:table-cell office:value-type="float" office:value="0.125">
                <text:p>0.125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0526315789474">
                <text:p>0.0526315789474</text:p>
              </table:table-cell>
              <table:table-cell office:value-type="float" office:value="0.125">
                <text:p>0.125</text:p>
              </table:table-cell>
              <table:table-cell office:value-type="float" office:value="0.0714285714286">
                <text:p>0.0714285714286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cm" svg:y="0.316cm" chart:style-name="ch2">
          <text:p>Succes rate FTDOCK</text:p>
        </chart:title>
        <chart:subtitle svg:x="0.794cm" svg:y="0.986cm" chart:style-name="ch3">
          <text:p>BM4</text:p>
        </chart:subtitle>
        <chart:legend svg:x="11.194cm" svg:y="0.92cm" style:legend-expansion="custom" chartooo:width="4.493cm" chartooo:height="0.598cm" style:legend-expansion-aspect-ratio="7.51337792642141" chart:style-name="ch4"/>
        <chart:plot-area chart:style-name="ch5" table:cell-range-address="Hoja1.Y29:Hoja1.AB35 Hoja1.Z28:Hoja1.AB28" chart:data-source-has-labels="both" svg:x="0.767cm" svg:y="1.471cm" svg:width="14.588cm" svg:height="6.925cm">
          <chartooo:coordinate-region svg:x="1.679cm" svg:y="1.671cm" svg:width="13.676cm" svg:height="6.078cm"/>
          <chart:axis chart:dimension="x" chart:name="primary-x" chart:style-name="ch6" chartooo:axis-type="auto">
            <chartooo:date-scale/>
            <chart:categories table:cell-range-address="Hoja1.Y29:Hoja1.Y3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Z29:Hoja1.Z35" chart:label-cell-address="Hoja1.Z28:Hoja1.Z28" chart:class="chart:bar">
            <chart:data-point chart:repeated="7"/>
          </chart:series>
          <chart:series chart:style-name="ch10" chart:values-cell-range-address="Hoja1.AA29:Hoja1.AA35" chart:label-cell-address="Hoja1.AA28:Hoja1.AA28" chart:class="chart:bar">
            <chart:data-point chart:repeated="7"/>
          </chart:series>
          <chart:series chart:style-name="ch11" chart:values-cell-range-address="Hoja1.AB29:Hoja1.AB35" chart:label-cell-address="Hoja1.AB28:Hoja1.AB28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Hoja1.Z28:Hoja1.Z28</svg:desc>
                </draw:g>
              </table:table-cell>
              <table:table-cell office:value-type="string">
                <text:p>Top10</text:p>
                <draw:g>
                  <svg:desc>Hoja1.AA28:Hoja1.AA28</svg:desc>
                </draw:g>
              </table:table-cell>
              <table:table-cell office:value-type="string">
                <text:p>Top100</text:p>
                <draw:g>
                  <svg:desc>Hoja1.AB28:Hoja1.AB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HLPL</text:p>
                <draw:g>
                  <svg:desc>Hoja1.Y29:Hoja1.Y35</svg:desc>
                </draw:g>
              </table:table-cell>
              <table:table-cell office:value-type="float" office:value="0.0738636363636">
                <text:p>0.0738636363636</text:p>
                <draw:g>
                  <svg:desc>Hoja1.Z29:Hoja1.Z35</svg:desc>
                </draw:g>
              </table:table-cell>
              <table:table-cell office:value-type="float" office:value="0.164772727273">
                <text:p>0.164772727273</text:p>
                <draw:g>
                  <svg:desc>Hoja1.AA29:Hoja1.AA35</svg:desc>
                </draw:g>
              </table:table-cell>
              <table:table-cell office:value-type="float" office:value="0.397727272727">
                <text:p>0.397727272727</text:p>
                <draw:g>
                  <svg:desc>Hoja1.AB29:Hoja1.AB35</svg:desc>
                </draw:g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0.0625">
                <text:p>0.0625</text:p>
              </table:table-cell>
              <table:table-cell office:value-type="float" office:value="0.176136363636">
                <text:p>0.176136363636</text:p>
              </table:table-cell>
              <table:table-cell office:value-type="float" office:value="0.369318181818">
                <text:p>0.369318181818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0.0227272727273">
                <text:p>0.0227272727273</text:p>
              </table:table-cell>
              <table:table-cell office:value-type="float" office:value="0.176136363636">
                <text:p>0.176136363636</text:p>
              </table:table-cell>
              <table:table-cell office:value-type="float" office:value="0.414772727273">
                <text:p>0.414772727273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0.102272727273">
                <text:p>0.102272727273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352272727273">
                <text:p>0.352272727273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0.0568181818182">
                <text:p>0.0568181818182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403409090909">
                <text:p>0.403409090909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0681818181818">
                <text:p>0.0681818181818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426136363636">
                <text:p>0.426136363636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0681818181818">
                <text:p>0.0681818181818</text:p>
              </table:table-cell>
              <table:table-cell office:value-type="float" office:value="0.198863636364">
                <text:p>0.198863636364</text:p>
              </table:table-cell>
              <table:table-cell office:value-type="float" office:value="0.397727272727">
                <text:p>0.3977272727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